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179cm"/>
    </style:style>
    <style:style style:name="co2" style:family="table-column">
      <style:table-column-properties fo:break-before="auto" style:column-width="4.096cm"/>
    </style:style>
    <style:style style:name="co3" style:family="table-column">
      <style:table-column-properties fo:break-before="auto" style:column-width="4.953cm"/>
    </style:style>
    <style:style style:name="co4" style:family="table-column">
      <style:table-column-properties fo:break-before="auto" style:column-width="2.625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0.635cm"/>
    </style:style>
    <style:style style:name="co7" style:family="table-column">
      <style:table-column-properties fo:break-before="auto" style:column-width="1.961cm"/>
    </style:style>
    <style:style style:name="co8" style:family="table-column">
      <style:table-column-properties fo:break-before="auto" style:column-width="0.607cm"/>
    </style:style>
    <style:style style:name="co9" style:family="table-column">
      <style:table-column-properties fo:break-before="auto" style:column-width="0.552cm"/>
    </style:style>
    <style:style style:name="co10" style:family="table-column">
      <style:table-column-properties fo:break-before="auto" style:column-width="2.902cm"/>
    </style:style>
    <style:style style:name="co11" style:family="table-column">
      <style:table-column-properties fo:break-before="auto" style:column-width="0.469cm"/>
    </style:style>
    <style:style style:name="co12" style:family="table-column">
      <style:table-column-properties fo:break-before="auto" style:column-width="5.39cm"/>
    </style:style>
    <style:style style:name="co13" style:family="table-column">
      <style:table-column-properties fo:break-before="auto" style:column-width="0.441cm"/>
    </style:style>
    <style:style style:name="co14" style:family="table-column">
      <style:table-column-properties fo:break-before="auto" style:column-width="5.23cm"/>
    </style:style>
    <style:style style:name="co15" style:family="table-column">
      <style:table-column-properties fo:break-before="auto" style:column-width="0.386cm"/>
    </style:style>
    <style:style style:name="co16" style:family="table-column">
      <style:table-column-properties fo:break-before="auto" style:column-width="0.332cm"/>
    </style:style>
    <style:style style:name="co17" style:family="table-column">
      <style:table-column-properties fo:break-before="auto" style:column-width="3.93cm"/>
    </style:style>
    <style:style style:name="co18" style:family="table-column">
      <style:table-column-properties fo:break-before="auto" style:column-width="0.358cm"/>
    </style:style>
    <style:style style:name="co19" style:family="table-column">
      <style:table-column-properties fo:break-before="auto" style:column-width="1.438cm"/>
    </style:style>
    <style:style style:name="co20" style:family="table-column">
      <style:table-column-properties fo:break-before="auto" style:column-width="3.903cm"/>
    </style:style>
    <style:style style:name="co21" style:family="table-column">
      <style:table-column-properties fo:break-before="auto" style:column-width="3.627cm"/>
    </style:style>
    <style:style style:name="co22" style:family="table-column">
      <style:table-column-properties fo:break-before="auto" style:column-width="3.764cm"/>
    </style:style>
    <style:style style:name="co23" style:family="table-column">
      <style:table-column-properties fo:break-before="auto" style:column-width="5.258cm"/>
    </style:style>
    <style:style style:name="co24" style:family="table-column">
      <style:table-column-properties fo:break-before="auto" style:column-width="4.893cm"/>
    </style:style>
    <style:style style:name="co25" style:family="table-column">
      <style:table-column-properties fo:break-before="auto" style:column-width="4.284cm"/>
    </style:style>
    <style:style style:name="co26" style:family="table-column">
      <style:table-column-properties fo:break-before="auto" style:column-width="5.533cm"/>
    </style:style>
    <style:style style:name="co27" style:family="table-column">
      <style:table-column-properties fo:break-before="auto" style:column-width="2.819cm"/>
    </style:style>
    <style:style style:name="co28" style:family="table-column">
      <style:table-column-properties fo:break-before="auto" style:column-width="2.598cm"/>
    </style:style>
    <style:style style:name="co29" style:family="table-column">
      <style:table-column-properties fo:break-before="auto" style:column-width="2.681cm"/>
    </style:style>
    <style:style style:name="co30" style:family="table-column">
      <style:table-column-properties fo:break-before="auto" style:column-width="3.538cm"/>
    </style:style>
    <style:style style:name="co31" style:family="table-column">
      <style:table-column-properties fo:break-before="auto" style:column-width="5.833cm"/>
    </style:style>
    <style:style style:name="co32" style:family="table-column">
      <style:table-column-properties fo:break-before="auto" style:column-width="5.341cm"/>
    </style:style>
    <style:style style:name="co33" style:family="table-column">
      <style:table-column-properties fo:break-before="auto" style:column-width="2.852cm"/>
    </style:style>
    <style:style style:name="co34" style:family="table-column">
      <style:table-column-properties fo:break-before="auto" style:column-width="4.616cm"/>
    </style:style>
    <style:style style:name="co35" style:family="table-column">
      <style:table-column-properties fo:break-before="auto" style:column-width="2.875cm"/>
    </style:style>
    <style:style style:name="co36" style:family="table-column">
      <style:table-column-properties fo:break-before="auto" style:column-width="2.492cm"/>
    </style:style>
    <style:style style:name="co37" style:family="table-column">
      <style:table-column-properties fo:break-before="auto" style:column-width="3.814cm"/>
    </style:style>
    <style:style style:name="co38" style:family="table-column">
      <style:table-column-properties fo:break-before="auto" style:column-width="6.087cm"/>
    </style:style>
    <style:style style:name="co39" style:family="table-column">
      <style:table-column-properties fo:break-before="auto" style:column-width="2.632cm"/>
    </style:style>
    <style:style style:name="co40" style:family="table-column">
      <style:table-column-properties fo:break-before="auto" style:column-width="1.774cm"/>
    </style:style>
    <style:style style:name="co41" style:family="table-column">
      <style:table-column-properties fo:break-before="auto" style:column-width="3.842cm"/>
    </style:style>
    <style:style style:name="co42" style:family="table-column">
      <style:table-column-properties fo:break-before="auto" style:column-width="2.023cm"/>
    </style:style>
    <style:style style:name="co43" style:family="table-column">
      <style:table-column-properties fo:break-before="auto" style:column-width="1.552cm"/>
    </style:style>
    <style:style style:name="co44" style:family="table-column">
      <style:table-column-properties fo:break-before="auto" style:column-width="2.327cm"/>
    </style:style>
    <style:style style:name="co45" style:family="table-column">
      <style:table-column-properties fo:break-before="auto" style:column-width="3.406cm"/>
    </style:style>
    <style:style style:name="co46" style:family="table-column">
      <style:table-column-properties fo:break-before="auto" style:column-width="3.323cm"/>
    </style:style>
    <style:style style:name="co47" style:family="table-column">
      <style:table-column-properties fo:break-before="auto" style:column-width="3.82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able-cell-properties fo:border="none"/>
    </style:style>
    <style:style style:name="ce3" style:family="table-cell" style:parent-style-name="Default" style:data-style-name="N100">
      <style:text-properties fo:color="#000000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Monospace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color="#000000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Monospace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0">
      <style:table-cell-properties fo:border="none"/>
    </style:style>
    <style:style style:name="ce6" style:family="table-cell" style:parent-style-name="Default" style:data-style-name="N100">
      <style:text-properties fo:color="#2a00ff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Monospace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text-outline="false" style:text-line-through-style="none" style:font-name="Monospace" fo:font-size="10pt" fo:language="en" fo:country="US" fo:font-style="normal" fo:text-shadow="none" style:text-underline-style="none" style:text-underline-mode="continuous" style:text-overline-mode="continuous" style:text-line-through-mode="continuous" style:font-size-asian="10pt" style:language-asian="en" style:country-asian="US" style:font-style-asian="normal" style:font-name-complex="Monospace" style:font-size-complex="10pt" style:language-complex="en" style:country-complex="US" style:font-style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06pt solid #000000" fo:background-color="#000000" fo:border-left="0.06pt solid #000000" fo:border-right="none" fo:border-top="0.06pt solid #000000"/>
      <style:text-properties style:text-outline="false" style:text-line-through-styl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Consolas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none" fo:border-left="0.06pt solid #000000" fo:border-right="none" fo:border-top="0.06pt solid #000000"/>
    </style:style>
    <style:style style:name="ce10" style:family="table-cell" style:parent-style-name="Default">
      <style:table-cell-properties fo:border-bottom="none" fo:border-left="0.06pt solid #000000" fo:border-right="none" fo:border-top="none"/>
    </style:style>
    <style:style style:name="ce11" style:family="table-cell" style:parent-style-name="Default">
      <style:table-cell-properties fo:border-bottom="0.06pt solid #000000" fo:border-left="0.06pt solid #000000" fo:border-right="none" fo:border-top="none"/>
    </style:style>
    <style:style style:name="ce12" style:family="table-cell" style:parent-style-name="Default">
      <style:table-cell-properties fo:border-bottom="0.06pt solid #000000" fo:background-color="#000000" fo:border-left="none" fo:border-right="none" fo:border-top="0.06pt solid #000000"/>
    </style:style>
    <style:style style:name="ce13" style:family="table-cell" style:parent-style-name="Default">
      <style:table-cell-properties fo:border-bottom="none" fo:border-left="none" fo:border-right="none" fo:border-top="0.06pt solid #000000"/>
    </style:style>
    <style:style style:name="ce14" style:family="table-cell" style:parent-style-name="Default">
      <style:table-cell-properties fo:border-bottom="0.06pt solid #000000" fo:border-left="none" fo:border-right="none" fo:border-top="none"/>
    </style:style>
    <style:style style:name="ce15" style:family="table-cell" style:parent-style-name="Default" style:data-style-name="N100">
      <style:table-cell-properties fo:border-bottom="0.06pt solid #000000" fo:background-color="#000000" fo:border-left="none" fo:border-right="none" fo:border-top="0.06pt solid #000000"/>
    </style:style>
    <style:style style:name="ce16" style:family="table-cell" style:parent-style-name="Default" style:data-style-name="N100">
      <style:table-cell-properties fo:border-bottom="0.06pt solid #000000" fo:background-color="#000000" fo:border-left="none" fo:border-right="0.06pt solid #000000" fo:border-top="0.06pt solid #000000"/>
    </style:style>
    <style:style style:name="ce17" style:family="table-cell" style:parent-style-name="Default" style:data-style-name="N100">
      <style:table-cell-properties fo:border-bottom="none" fo:border-left="none" fo:border-right="0.06pt solid #000000" fo:border-top="0.06pt solid #000000"/>
    </style:style>
    <style:style style:name="ce18" style:family="table-cell" style:parent-style-name="Default" style:data-style-name="N100">
      <style:table-cell-properties fo:border-bottom="none" fo:border-left="none" fo:border-right="0.06pt solid #000000" fo:border-top="none"/>
    </style:style>
    <style:style style:name="ce19" style:family="table-cell" style:parent-style-name="Default">
      <style:table-cell-properties fo:border-bottom="none" fo:border-left="none" fo:border-right="0.06pt solid #000000" fo:border-top="none"/>
    </style:style>
    <style:style style:name="ce20" style:family="table-cell" style:parent-style-name="Default" style:data-style-name="N100">
      <style:table-cell-properties fo:border-bottom="0.06pt solid #000000" fo:border-left="none" fo:border-right="0.06pt solid #000000" fo:border-top="none"/>
    </style:style>
    <style:style style:name="ce21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22" style:family="table-cell" style:parent-style-name="Default">
      <style:table-cell-properties fo:border-bottom="none" fo:border-left="none" fo:border-right="0.06pt solid #000000" fo:border-top="0.06pt solid #000000"/>
    </style:style>
    <style:style style:name="ce23" style:family="table-cell" style:parent-style-name="Default">
      <style:table-cell-properties fo:border-bottom="0.06pt solid #000000" fo:border-left="0.06pt solid #000000" fo:border-right="none" fo:border-top="0.06pt solid #000000"/>
      <style:text-properties fo:color="#000000" style:text-outline="false" style:text-line-through-styl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en" style:country-asian="US" style:font-style-asian="normal" style:font-weight-asian="normal" style:font-name-complex="Consolas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order-bottom="0.06pt solid #000000" fo:border-left="0.06pt solid #000000" fo:border-right="none" fo:border-top="0.06pt solid #000000"/>
      <style:text-properties fo:color="#000000" style:text-outline="false" style:text-line-through-styl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Consolas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order-bottom="none" fo:border-left="0.06pt solid #000000" fo:border-right="none" fo:border-top="0.06pt solid #000000"/>
      <style:text-properties style:text-outline="false" style:text-line-through-styl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Consolas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order-bottom="0.06pt solid #000000" fo:border-left="0.06pt solid #000000" fo:border-right="none" fo:border-top="none"/>
      <style:text-properties style:text-outline="false" style:text-line-through-styl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Consolas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order-bottom="0.06pt solid #000000" fo:border-left="0.06pt solid #000000" fo:border-right="none" fo:border-top="0.06pt solid #000000"/>
      <style:text-properties style:text-outline="false" style:text-line-through-styl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Consolas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order-bottom="none" fo:border-left="0.06pt solid #000000" fo:border-right="none" fo:border-top="none"/>
      <style:text-properties style:text-outline="false" style:text-line-through-styl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Consolas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order-bottom="0.06pt solid #000000" fo:border-left="none" fo:border-right="none" fo:border-top="0.06pt solid #000000"/>
    </style:style>
    <style:style style:name="ce30" style:family="table-cell" style:parent-style-name="Default" style:data-style-name="N100">
      <style:table-cell-properties fo:border-bottom="0.06pt solid #000000" fo:border-left="none" fo:border-right="none" fo:border-top="0.06pt solid #000000"/>
    </style:style>
    <style:style style:name="ce31" style:family="table-cell" style:parent-style-name="Default" style:data-style-name="N100">
      <style:table-cell-properties fo:border-bottom="none" fo:border-left="none" fo:border-right="none" fo:border-top="0.06pt solid #000000"/>
    </style:style>
    <style:style style:name="ce32" style:family="table-cell" style:parent-style-name="Default" style:data-style-name="N100">
      <style:table-cell-properties fo:border-bottom="0.06pt solid #000000" fo:border-left="none" fo:border-right="none" fo:border-top="none"/>
    </style:style>
    <style:style style:name="ce33" style:family="table-cell" style:parent-style-name="Default" style:data-style-name="N100">
      <style:table-cell-properties fo:border-bottom="0.06pt solid #000000" fo:border-left="none" fo:border-right="0.06pt solid #000000" fo:border-top="0.06pt solid #000000"/>
    </style:style>
    <style:style style:name="ce34" style:family="table-cell" style:parent-style-name="Default">
      <style:table-cell-properties fo:border-bottom="0.06pt solid #000000" fo:border-left="none" fo:border-right="0.06pt solid #000000" fo:border-top="none"/>
    </style:style>
    <style:style style:name="ce35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36" style:family="table-cell" style:parent-style-name="Default">
      <style:table-cell-properties fo:border-bottom="0.06pt solid #000000" fo:border-left="none" fo:border-right="0.06pt solid #000000" fo:border-top="none"/>
      <style:text-properties style:font-name="Consolas" fo:language="en" fo:country="US" style:language-asian="en" style:country-asian="US" style:font-name-complex="Consolas" style:language-complex="en" style:country-complex="US"/>
    </style:style>
    <style:style style:name="ce37" style:family="table-cell" style:parent-style-name="Default">
      <style:table-cell-properties fo:border-bottom="none" fo:border-left="0.06pt solid #000000" fo:border-right="none" fo:border-top="0.06pt solid #000000"/>
      <style:text-properties style:text-outline="false" style:text-line-through-style="none" style:font-name="Consolas" fo:font-size="10pt" fo:language="en" fo:country="US" fo:font-style="normal" fo:text-shadow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Consolas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order-bottom="none" fo:border-left="0.06pt solid #000000" fo:border-right="none" fo:border-top="none"/>
      <style:text-properties style:text-outline="false" style:text-line-through-style="none" style:font-name="Consolas" fo:font-size="10pt" fo:language="en" fo:country="US" fo:font-style="normal" fo:text-shadow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Consolas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order-bottom="0.06pt solid #000000" fo:border-left="0.06pt solid #000000" fo:border-right="none" fo:border-top="none"/>
      <style:text-properties style:text-outline="false" style:text-line-through-style="none" style:font-name="Consolas" fo:font-size="10pt" fo:language="en" fo:country="US" fo:font-style="normal" fo:text-shadow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Consolas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order-bottom="none" fo:border-left="0.06pt solid #000000" fo:border-right="none" fo:border-top="0.06pt solid #000000"/>
      <style:text-properties fo:color="#000000" style:text-outline="false" style:text-line-through-styl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Consolas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fo:border-bottom="none" fo:border-left="0.06pt solid #000000" fo:border-right="none" fo:border-top="0.06pt solid #000000"/>
      <style:text-properties style:text-outline="false" style:text-line-through-style="none" style:font-name="Liberation Sans" fo:font-size="10pt" fo:language="fr" fo:country="FR" fo:font-style="normal" fo:text-shadow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7f0055" style:font-name="Monospace" fo:font-size="10pt" fo:font-weight="bold" style:font-name-asian="Monospace" style:font-size-asian="10pt" style:font-weight-asian="bold" style:font-name-complex="Monospace" style:font-size-complex="10pt" style:font-weight-complex="bold"/>
    </style:style>
    <style:style style:name="T2" style:family="text">
      <style:text-properties fo:color="#1a1a1a" style:font-name="Monospace" fo:font-size="10pt" style:font-name-asian="Monospace" style:font-size-asian="10pt" style:font-name-complex="Monospace" style:font-size-complex="10pt"/>
    </style:style>
    <style:style style:name="T3" style:family="text">
      <style:text-properties fo:color="#000000" style:font-name="Monospace" fo:font-size="10pt" style:font-name-asian="Monospace" style:font-size-asian="10pt" style:font-name-complex="Monospace" style:font-size-complex="10pt"/>
    </style:style>
    <style:style style:name="T4" style:family="text">
      <style:text-properties fo:color="#0000ff" style:font-name="Monospace" fo:font-size="10pt" style:font-name-asian="Monospace" style:font-size-asian="10pt" style:font-name-complex="Monospace" style:font-size-complex="10pt"/>
    </style:style>
    <style:style style:name="T5" style:family="text">
      <style:text-properties fo:language="fr" fo:country="FR" style:language-asian="zh" style:country-asian="CN" style:font-name-complex="DejaVu Sans" style:language-complex="hi" style:country-complex="IN"/>
    </style:style>
  </office:automatic-styles>
  <office:body>
    <office:spreadsheet>
      <table:table table:name="Personnage" table:style-name="ta1">
        <table:table-column table:style-name="co1" table:number-columns-repeated="2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5" table:default-cell-style-name="Default"/>
        <table:table-column table:style-name="co5" table:number-columns-repeated="2" table:default-cell-style-name="ce1"/>
        <table:table-row table:style-name="ro1">
          <table:table-cell office:value-type="string">
            <text:p>Nom :</text:p>
          </table:table-cell>
          <table:table-cell table:style-name="ce1" office:value-type="string">
            <text:p>Ocho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string">
            <text:p>Joueur :</text:p>
          </table:table-cell>
          <table:table-cell table:style-name="ce1" office:value-type="string">
            <text:p>Bruno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string">
            <text:p>ID perso :</text:p>
          </table:table-cell>
          <table:table-cell table:style-name="ce1" office:value-type="string">
            <text:p>2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string">
            <text:p>ID premier edit :</text:p>
          </table:table-cell>
          <table:table-cell table:style-name="ce1" office:value-type="string">
            <text:p>3</text:p>
          </table:table-cell>
          <table:table-cell table:style-name="Default"/>
          <table:table-cell table:number-columns-repeated="6"/>
        </table:table-row>
        <table:table-row table:style-name="ro1" table:number-rows-repeated="7">
          <table:table-cell table:number-columns-repeated="9"/>
        </table:table-row>
        <table:table-row table:style-name="ro1">
          <table:table-cell office:value-type="string">
            <text:p>EDITS</text:p>
          </table:table-cell>
          <table:table-cell table:number-columns-repeated="8"/>
        </table:table-row>
        <table:table-row table:style-name="ro1">
          <table:table-cell office:value-type="string">
            <text:p>ID</text:p>
          </table:table-cell>
          <table:table-cell office:value-type="string">
            <text:p>Cause</text:p>
          </table:table-cell>
          <table:table-cell office:value-type="string">
            <text:p>Clé générale</text:p>
          </table:table-cell>
          <table:table-cell office:value-type="string">
            <text:p>Sous-clé 1</text:p>
          </table:table-cell>
          <table:table-cell office:value-type="string">
            <text:p>Sous-clé 2</text:p>
          </table:table-cell>
          <table:table-cell office:value-type="string">
            <text:p>Sous-clé 3</text:p>
          </table:table-cell>
          <table:table-cell office:value-type="string">
            <text:p>Amount</text:p>
          </table:table-cell>
          <table:table-cell office:value-type="string">
            <text:p>AmountType</text:p>
          </table:table-cell>
          <table:table-cell office:value-type="string">
            <text:p>Valeur chaîne</text:p>
          </table:table-cell>
        </table:table-row>
        <table:table-row table:style-name="ro1">
          <table:table-cell table:formula="of:=[.B4]" office:value-type="string" office:string-value="3">
            <text:p>3</text:p>
          </table:table-cell>
          <table:table-cell table:style-name="ce2"/>
          <table:table-cell table:style-name="ce2" office:value-type="string">
            <text:p>FACTION</text:p>
          </table:table-cell>
          <table:table-cell table:number-columns-repeated="5" table:style-name="ce2"/>
          <table:table-cell table:style-name="ce2" office:value-type="string">
            <text:p>FC_HYPERCORP</text:p>
          </table:table-cell>
        </table:table-row>
        <table:table-row table:style-name="ro1">
          <table:table-cell table:formula="of:=[.A14]+1" office:value-type="float" office:value="4">
            <text:p>4</text:p>
          </table:table-cell>
          <table:table-cell table:formula="of:=[.$A$14]" office:value-type="string" office:string-value="3">
            <text:p>3</text:p>
          </table:table-cell>
          <table:table-cell table:style-name="Default" office:value-type="string">
            <text:p>ASK</text:p>
          </table:table-cell>
          <table:table-cell table:style-name="Default" office:value-type="string">
            <text:p>PROTOCOL</text:p>
          </table:table-cell>
          <table:table-cell table:number-columns-repeated="2" table:style-name="Default"/>
          <table:table-cell office:value-type="float" office:value="10">
            <text:p>10</text:p>
          </table:table-cell>
          <table:table-cell table:style-name="Default" office:value-type="string">
            <text:p>FREE</text:p>
          </table:table-cell>
          <table:table-cell table:style-name="ce2"/>
        </table:table-row>
        <table:table-row table:style-name="ro1">
          <table:table-cell table:formula="of:=[.A15]+1" office:value-type="float" office:value="5">
            <text:p>5</text:p>
          </table:table-cell>
          <table:table-cell table:formula="of:=[.$A$14]" office:value-type="string" office:string-value="3">
            <text:p>3</text:p>
          </table:table-cell>
          <table:table-cell table:style-name="ce2" office:value-type="string">
            <text:p>ASK</text:p>
          </table:table-cell>
          <table:table-cell table:style-name="ce2" office:value-type="string">
            <text:p>NW:C-rep</text:p>
          </table:table-cell>
          <table:table-cell table:number-columns-repeated="2" table:style-name="ce2"/>
          <table:table-cell table:style-name="ce2" office:value-type="float" office:value="20">
            <text:p>20</text:p>
          </table:table-cell>
          <table:table-cell table:style-name="ce2" office:value-type="string">
            <text:p>FREE</text:p>
          </table:table-cell>
          <table:table-cell table:style-name="ce2"/>
        </table:table-row>
        <table:table-row table:style-name="ro1">
          <table:table-cell table:formula="of:=[.A16]+1" office:value-type="float" office:value="6">
            <text:p>6</text:p>
          </table:table-cell>
          <table:table-cell table:formula="of:=[.$A$14]" office:value-type="string" office:string-value="3">
            <text:p>3</text:p>
          </table:table-cell>
          <table:table-cell table:style-name="ce2" office:value-type="string">
            <text:p>ASK</text:p>
          </table:table-cell>
          <table:table-cell table:style-name="ce2" office:value-type="string">
            <text:p>NW:C-rep</text:p>
          </table:table-cell>
          <table:table-cell table:number-columns-repeated="2" table:style-name="ce2"/>
          <table:table-cell table:style-name="ce2" office:value-type="float" office:value="10">
            <text:p>10</text:p>
          </table:table-cell>
          <table:table-cell table:style-name="ce2" office:value-type="string">
            <text:p>FREE</text:p>
          </table:table-cell>
          <table:table-cell table:style-name="ce2"/>
        </table:table-row>
        <table:table-row table:style-name="ro1">
          <table:table-cell table:formula="of:=[.A17]+1" office:value-type="float" office:value="7">
            <text:p>7</text:p>
          </table:table-cell>
          <table:table-cell/>
          <table:table-cell office:value-type="string">
            <text:p>GENDER</text:p>
          </table:table-cell>
          <table:table-cell table:number-columns-repeated="5"/>
          <table:table-cell table:style-name="Default" office:value-type="string">
            <text:p>Masculin</text:p>
          </table:table-cell>
        </table:table-row>
        <table:table-row table:style-name="ro1">
          <table:table-cell table:formula="of:=[.A18]+1" office:value-type="float" office:value="8">
            <text:p>8</text:p>
          </table:table-cell>
          <table:table-cell table:style-name="ce2"/>
          <table:table-cell table:style-name="ce2" office:value-type="string">
            <text:p>BACKGROUND</text:p>
          </table:table-cell>
          <table:table-cell table:number-columns-repeated="5" table:style-name="ce2"/>
          <table:table-cell table:style-name="ce2" office:value-type="string">
            <text:p>BG_FALL_EVACUEE</text:p>
          </table:table-cell>
        </table:table-row>
        <table:table-row table:style-name="ro1">
          <table:table-cell table:formula="of:=[.A19]+1" office:value-type="float" office:value="9">
            <text:p>9</text:p>
          </table:table-cell>
          <table:table-cell table:style-name="ce2"/>
          <table:table-cell table:style-name="ce2" office:value-type="string">
            <text:p>MOTIVATION</text:p>
          </table:table-cell>
          <table:table-cell table:style-name="Default"/>
          <table:table-cell table:number-columns-repeated="4" table:style-name="ce2"/>
          <table:table-cell table:style-name="ce2" office:value-type="string">
            <text:p>Sécurité</text:p>
          </table:table-cell>
        </table:table-row>
        <table:table-row table:style-name="ro1">
          <table:table-cell table:formula="of:=[.A20]+1" office:value-type="float" office:value="10">
            <text:p>10</text:p>
          </table:table-cell>
          <table:table-cell table:style-name="ce2"/>
          <table:table-cell table:style-name="ce2" office:value-type="string">
            <text:p>MOTIVATION</text:p>
          </table:table-cell>
          <table:table-cell table:style-name="Default"/>
          <table:table-cell table:number-columns-repeated="4" table:style-name="ce2"/>
          <table:table-cell table:style-name="ce2" office:value-type="string">
            <text:p>Immortalité</text:p>
          </table:table-cell>
        </table:table-row>
        <table:table-row table:style-name="ro1">
          <table:table-cell table:formula="of:=[.A21]+1" office:value-type="float" office:value="11">
            <text:p>11</text:p>
          </table:table-cell>
          <table:table-cell table:style-name="ce2"/>
          <table:table-cell table:style-name="ce2" office:value-type="string">
            <text:p>MOTIVATION</text:p>
          </table:table-cell>
          <table:table-cell table:style-name="Default"/>
          <table:table-cell table:number-columns-repeated="4" table:style-name="ce2"/>
          <table:table-cell table:style-name="ce2" office:value-type="string">
            <text:p>Droits des Infugiés</text:p>
          </table:table-cell>
        </table:table-row>
        <table:table-row table:style-name="ro1">
          <table:table-cell table:formula="of:=[.A22]+1" office:value-type="float" office:value="12">
            <text:p>12</text:p>
          </table:table-cell>
          <table:table-cell table:formula="of:=[.$A$19]" office:value-type="float" office:value="8">
            <text:p>8</text:p>
          </table:table-cell>
          <table:table-cell table:style-name="Default" office:value-type="string">
            <text:p>ASK</text:p>
          </table:table-cell>
          <table:table-cell table:style-name="Default" office:value-type="string">
            <text:p>PL:V. Terrestres</text:p>
          </table:table-cell>
          <table:table-cell table:number-columns-repeated="2" table:style-name="Default"/>
          <table:table-cell office:value-type="float" office:value="10">
            <text:p>10</text:p>
          </table:table-cell>
          <table:table-cell table:style-name="Default" office:value-type="string">
            <text:p>FREE</text:p>
          </table:table-cell>
          <table:table-cell table:style-name="ce2"/>
        </table:table-row>
        <table:table-row table:style-name="ro1">
          <table:table-cell table:formula="of:=[.A23]+1" office:value-type="float" office:value="13">
            <text:p>13</text:p>
          </table:table-cell>
          <table:table-cell table:formula="of:=[.$A$19]" office:value-type="float" office:value="8">
            <text:p>8</text:p>
          </table:table-cell>
          <table:table-cell table:style-name="Default" office:value-type="string">
            <text:p>ASK</text:p>
          </table:table-cell>
          <table:table-cell table:style-name="Default" office:value-type="string">
            <text:p>NW:I-rep</text:p>
          </table:table-cell>
          <table:table-cell table:number-columns-repeated="2" table:style-name="Default"/>
          <table:table-cell office:value-type="float" office:value="10">
            <text:p>10</text:p>
          </table:table-cell>
          <table:table-cell table:style-name="Default" office:value-type="string">
            <text:p>FREE</text:p>
          </table:table-cell>
          <table:table-cell table:style-name="ce2"/>
        </table:table-row>
        <table:table-row table:style-name="ro1">
          <table:table-cell table:formula="of:=[.A24]+1" office:value-type="float" office:value="14">
            <text:p>14</text:p>
          </table:table-cell>
          <table:table-cell table:formula="of:=[.$A$19]" office:value-type="float" office:value="8">
            <text:p>8</text:p>
          </table:table-cell>
          <table:table-cell table:style-name="Default" office:value-type="string">
            <text:p>MOXIE</text:p>
          </table:table-cell>
          <table:table-cell table:number-columns-repeated="3" table:style-name="Default"/>
          <table:table-cell office:value-type="float" office:value="15">
            <text:p>15</text:p>
          </table:table-cell>
          <table:table-cell table:style-name="Default" office:value-type="string">
            <text:p>FREE</text:p>
          </table:table-cell>
          <table:table-cell table:style-name="ce2"/>
        </table:table-row>
        <table:table-row table:style-name="ro1">
          <table:table-cell table:formula="of:=[.A25]+1" office:value-type="float" office:value="15">
            <text:p>15</text:p>
          </table:table-cell>
          <table:table-cell table:formula="of:=[.$A$19]" office:value-type="float" office:value="8">
            <text:p>8</text:p>
          </table:table-cell>
          <table:table-cell table:style-name="ce2" office:value-type="string">
            <text:p>CREDITS</text:p>
          </table:table-cell>
          <table:table-cell table:number-columns-repeated="3" table:style-name="ce2"/>
          <table:table-cell table:style-name="ce2" office:value-type="float" office:value="-2500">
            <text:p>-2500</text:p>
          </table:table-cell>
          <table:table-cell table:style-name="ce2" office:value-type="string">
            <text:p>FREE</text:p>
          </table:table-cell>
          <table:table-cell table:style-name="ce2"/>
        </table:table-row>
        <table:table-row table:style-name="ro1">
          <table:table-cell table:formula="of:=[.A26]+1" office:value-type="float" office:value="16">
            <text:p>16</text:p>
          </table:table-cell>
          <table:table-cell/>
          <table:table-cell office:value-type="string">
            <text:p>ACTUAL_AGE</text:p>
          </table:table-cell>
          <table:table-cell table:number-columns-repeated="3"/>
          <table:table-cell office:value-type="float" office:value="40">
            <text:p>40</text:p>
          </table:table-cell>
          <table:table-cell table:number-columns-repeated="2"/>
        </table:table-row>
        <table:table-row table:style-name="ro1">
          <table:table-cell table:formula="of:=[.A27]+1" office:value-type="float" office:value="17">
            <text:p>17</text:p>
          </table:table-cell>
          <table:table-cell/>
          <table:table-cell office:value-type="string">
            <text:p>TRAIT</text:p>
          </table:table-cell>
          <table:table-cell table:style-name="ce3" office:value-type="string">
            <text:p>SITUATIONAL_AWARENESS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FREEBIE</text:p>
          </table:table-cell>
          <table:table-cell/>
        </table:table-row>
        <table:table-row table:style-name="ro1">
          <table:table-cell table:formula="of:=[.A28]+1" office:value-type="float" office:value="18">
            <text:p>18</text:p>
          </table:table-cell>
          <table:table-cell/>
          <table:table-cell office:value-type="string">
            <text:p>TRAIT</text:p>
          </table:table-cell>
          <table:table-cell table:style-name="ce3" office:value-type="string">
            <text:p>EDITED_MEMORIES</text:p>
          </table:table-cell>
          <table:table-cell table:number-columns-repeated="2"/>
          <table:table-cell office:value-type="float" office:value="-10">
            <text:p>-10</text:p>
          </table:table-cell>
          <table:table-cell office:value-type="string">
            <text:p>FREEBIE</text:p>
          </table:table-cell>
          <table:table-cell/>
        </table:table-row>
        <table:table-row table:style-name="ro1">
          <table:table-cell table:formula="of:=[.A29]+1" office:value-type="float" office:value="19">
            <text:p>19</text:p>
          </table:table-cell>
          <table:table-cell/>
          <table:table-cell office:value-type="string">
            <text:p>TRAIT</text:p>
          </table:table-cell>
          <table:table-cell table:style-name="ce3" office:value-type="string">
            <text:p>RIGHT_AT_HOME</text:p>
          </table:table-cell>
          <table:table-cell/>
          <table:table-cell office:value-type="string">
            <text:p>MT_FURY</text:p>
          </table:table-cell>
          <table:table-cell office:value-type="float" office:value="10">
            <text:p>10</text:p>
          </table:table-cell>
          <table:table-cell office:value-type="string">
            <text:p>FREEBIE</text:p>
          </table:table-cell>
          <table:table-cell/>
        </table:table-row>
        <table:table-row table:style-name="ro1">
          <table:table-cell table:formula="of:=[.A30]+1" office:value-type="float" office:value="20">
            <text:p>20</text:p>
          </table:table-cell>
          <table:table-cell/>
          <table:table-cell office:value-type="string">
            <text:p>TRAIT</text:p>
          </table:table-cell>
          <table:table-cell table:style-name="ce3" office:value-type="string">
            <text:p>DANGER_SENSE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FREEBIE</text:p>
          </table:table-cell>
          <table:table-cell/>
        </table:table-row>
        <table:table-row table:style-name="ro1">
          <table:table-cell table:formula="of:=[.A31]+1" office:value-type="float" office:value="21">
            <text:p>21</text:p>
          </table:table-cell>
          <table:table-cell table:style-name="ce2"/>
          <table:table-cell table:style-name="ce2" office:value-type="string">
            <text:p>MORPH_TYPE</text:p>
          </table:table-cell>
          <table:table-cell table:number-columns-repeated="3" table:style-name="ce2"/>
          <table:table-cell table:style-name="ce2" office:value-type="float" office:value="75">
            <text:p>75</text:p>
          </table:table-cell>
          <table:table-cell table:style-name="ce2" office:value-type="string">
            <text:p>FREEBIE</text:p>
          </table:table-cell>
          <table:table-cell table:style-name="ce5" office:value-type="string">
            <text:p>MT_FURY</text:p>
          </table:table-cell>
        </table:table-row>
        <table:table-row table:style-name="ro1">
          <table:table-cell table:formula="of:=[.A32]+1" office:value-type="float" office:value="22">
            <text:p>22</text:p>
          </table:table-cell>
          <table:table-cell table:formula="of:=[.$A$32]" office:value-type="float" office:value="21">
            <text:p>21</text:p>
          </table:table-cell>
          <table:table-cell table:style-name="Default" office:value-type="string">
            <text:p>MORPH_ORIGIN</text:p>
          </table:table-cell>
          <table:table-cell table:number-columns-repeated="3" table:style-name="Default"/>
          <table:table-cell/>
          <table:table-cell table:style-name="Default"/>
          <table:table-cell table:style-name="ce5" office:value-type="string">
            <text:p>BIO</text:p>
          </table:table-cell>
        </table:table-row>
        <table:table-row table:style-name="ro1">
          <table:table-cell table:formula="of:=[.A33]+1" office:value-type="float" office:value="23">
            <text:p>23</text:p>
          </table:table-cell>
          <table:table-cell table:formula="of:=[.$A$32]" office:value-type="float" office:value="21">
            <text:p>21</text:p>
          </table:table-cell>
          <table:table-cell table:style-name="Default" office:value-type="string">
            <text:p>MORPH_MOVEMENT</text:p>
          </table:table-cell>
          <table:table-cell table:number-columns-repeated="3" table:style-name="Default"/>
          <table:table-cell/>
          <table:table-cell table:style-name="Default"/>
          <table:table-cell table:style-name="ce5" office:value-type="string">
            <text:p>4 / 20</text:p>
          </table:table-cell>
        </table:table-row>
        <table:table-row table:style-name="ro1">
          <table:table-cell table:formula="of:=[.A34]+1" office:value-type="float" office:value="24">
            <text:p>24</text:p>
          </table:table-cell>
          <table:table-cell table:formula="of:=[.$A$32]" office:value-type="float" office:value="21">
            <text:p>21</text:p>
          </table:table-cell>
          <table:table-cell table:style-name="Default" office:value-type="string">
            <text:p>MORPH_DURABILITY</text:p>
          </table:table-cell>
          <table:table-cell table:number-columns-repeated="3" table:style-name="Default"/>
          <table:table-cell office:value-type="float" office:value="50">
            <text:p>50</text:p>
          </table:table-cell>
          <table:table-cell table:style-name="Default" office:value-type="string">
            <text:p>FREE</text:p>
          </table:table-cell>
          <table:table-cell table:style-name="ce5"/>
        </table:table-row>
        <table:table-row table:style-name="ro1">
          <table:table-cell table:formula="of:=[.A35]+1" office:value-type="float" office:value="25">
            <text:p>25</text:p>
          </table:table-cell>
          <table:table-cell table:formula="of:=[.$A$32]" office:value-type="float" office:value="21">
            <text:p>21</text:p>
          </table:table-cell>
          <table:table-cell table:style-name="Default" office:value-type="string">
            <text:p>MORPH_APT_MAX</text:p>
          </table:table-cell>
          <table:table-cell table:number-columns-repeated="3" table:style-name="Default"/>
          <table:table-cell office:value-type="float" office:value="30">
            <text:p>30</text:p>
          </table:table-cell>
          <table:table-cell table:style-name="Default"/>
          <table:table-cell table:style-name="ce5"/>
        </table:table-row>
        <table:table-row table:style-name="ro1">
          <table:table-cell table:formula="of:=[.A36]+1" office:value-type="float" office:value="26">
            <text:p>26</text:p>
          </table:table-cell>
          <table:table-cell table:formula="of:=[.$A$32]" office:value-type="float" office:value="21">
            <text:p>21</text:p>
          </table:table-cell>
          <table:table-cell table:style-name="Default" office:value-type="string">
            <text:p>APT</text:p>
          </table:table-cell>
          <table:table-cell table:style-name="ce2" office:value-type="string">
            <text:p>COO</text:p>
          </table:table-cell>
          <table:table-cell table:number-columns-repeated="2" table:style-name="Default"/>
          <table:table-cell office:value-type="float" office:value="30">
            <text:p>30</text:p>
          </table:table-cell>
          <table:table-cell table:style-name="Default" office:value-type="string">
            <text:p>MORPH_BASE_MAX</text:p>
          </table:table-cell>
          <table:table-cell table:style-name="ce5"/>
        </table:table-row>
        <table:table-row table:style-name="ro1">
          <table:table-cell table:formula="of:=[.A37]+1" office:value-type="float" office:value="27">
            <text:p>27</text:p>
          </table:table-cell>
          <table:table-cell table:formula="of:=[.$A$32]" office:value-type="float" office:value="21">
            <text:p>21</text:p>
          </table:table-cell>
          <table:table-cell table:style-name="Default" office:value-type="string">
            <text:p>APT</text:p>
          </table:table-cell>
          <table:table-cell table:style-name="ce2" office:value-type="string">
            <text:p>REF</text:p>
          </table:table-cell>
          <table:table-cell table:number-columns-repeated="2" table:style-name="Default"/>
          <table:table-cell office:value-type="float" office:value="30">
            <text:p>30</text:p>
          </table:table-cell>
          <table:table-cell table:style-name="Default" office:value-type="string">
            <text:p>MORPH_BASE_MAX</text:p>
          </table:table-cell>
          <table:table-cell table:style-name="ce5"/>
        </table:table-row>
        <table:table-row table:style-name="ro1">
          <table:table-cell table:formula="of:=[.A38]+1" office:value-type="float" office:value="28">
            <text:p>28</text:p>
          </table:table-cell>
          <table:table-cell table:formula="of:=[.$A$32]" office:value-type="float" office:value="21">
            <text:p>21</text:p>
          </table:table-cell>
          <table:table-cell table:style-name="Default" office:value-type="string">
            <text:p>APT</text:p>
          </table:table-cell>
          <table:table-cell table:style-name="ce2" office:value-type="string">
            <text:p>SOM</text:p>
          </table:table-cell>
          <table:table-cell table:number-columns-repeated="2" table:style-name="Default"/>
          <table:table-cell office:value-type="float" office:value="30">
            <text:p>30</text:p>
          </table:table-cell>
          <table:table-cell table:style-name="Default" office:value-type="string">
            <text:p>MORPH_BASE_MAX</text:p>
          </table:table-cell>
          <table:table-cell table:style-name="ce5"/>
        </table:table-row>
        <table:table-row table:style-name="ro1">
          <table:table-cell table:formula="of:=[.A39]+1" office:value-type="float" office:value="29">
            <text:p>29</text:p>
          </table:table-cell>
          <table:table-cell table:formula="of:=[.$A$32]" office:value-type="float" office:value="21">
            <text:p>21</text:p>
          </table:table-cell>
          <table:table-cell table:style-name="Default" office:value-type="string">
            <text:p>APT</text:p>
          </table:table-cell>
          <table:table-cell table:style-name="ce2" office:value-type="string">
            <text:p>SAV</text:p>
          </table:table-cell>
          <table:table-cell table:number-columns-repeated="2" table:style-name="Default"/>
          <table:table-cell office:value-type="float" office:value="30">
            <text:p>30</text:p>
          </table:table-cell>
          <table:table-cell table:style-name="Default" office:value-type="string">
            <text:p>MORPH_BASE_MAX</text:p>
          </table:table-cell>
          <table:table-cell table:style-name="ce5"/>
        </table:table-row>
        <table:table-row table:style-name="ro1">
          <table:table-cell table:formula="of:=[.A40]+1" office:value-type="float" office:value="30">
            <text:p>30</text:p>
          </table:table-cell>
          <table:table-cell table:formula="of:=[.$A$32]" office:value-type="float" office:value="21">
            <text:p>21</text:p>
          </table:table-cell>
          <table:table-cell table:style-name="Default" office:value-type="string">
            <text:p>APT</text:p>
          </table:table-cell>
          <table:table-cell table:style-name="ce2" office:value-type="string">
            <text:p>WIL</text:p>
          </table:table-cell>
          <table:table-cell table:number-columns-repeated="2" table:style-name="Default"/>
          <table:table-cell office:value-type="float" office:value="30">
            <text:p>30</text:p>
          </table:table-cell>
          <table:table-cell table:style-name="Default" office:value-type="string">
            <text:p>MORPH_BASE_MAX</text:p>
          </table:table-cell>
          <table:table-cell table:style-name="ce5"/>
        </table:table-row>
        <table:table-row table:style-name="ro1">
          <table:table-cell table:formula="of:=[.A41]+1" office:value-type="float" office:value="31">
            <text:p>31</text:p>
          </table:table-cell>
          <table:table-cell table:formula="of:=[.$A$32]" office:value-type="float" office:value="21">
            <text:p>21</text:p>
          </table:table-cell>
          <table:table-cell table:style-name="Default" office:value-type="string">
            <text:p>APT</text:p>
          </table:table-cell>
          <table:table-cell table:style-name="ce2" office:value-type="string">
            <text:p>INT</text:p>
          </table:table-cell>
          <table:table-cell table:number-columns-repeated="2" table:style-name="Default"/>
          <table:table-cell office:value-type="float" office:value="30">
            <text:p>30</text:p>
          </table:table-cell>
          <table:table-cell table:style-name="Default" office:value-type="string">
            <text:p>MORPH_BASE_MAX</text:p>
          </table:table-cell>
          <table:table-cell table:style-name="ce5"/>
        </table:table-row>
        <table:table-row table:style-name="ro1">
          <table:table-cell table:formula="of:=[.A42]+1" office:value-type="float" office:value="32">
            <text:p>32</text:p>
          </table:table-cell>
          <table:table-cell table:formula="of:=[.$A$32]" office:value-type="float" office:value="21">
            <text:p>21</text:p>
          </table:table-cell>
          <table:table-cell table:style-name="Default" office:value-type="string">
            <text:p>APT</text:p>
          </table:table-cell>
          <table:table-cell table:style-name="ce2" office:value-type="string">
            <text:p>COG</text:p>
          </table:table-cell>
          <table:table-cell table:number-columns-repeated="2" table:style-name="Default"/>
          <table:table-cell office:value-type="float" office:value="30">
            <text:p>30</text:p>
          </table:table-cell>
          <table:table-cell table:style-name="Default" office:value-type="string">
            <text:p>MORPH_BASE_MAX</text:p>
          </table:table-cell>
          <table:table-cell table:style-name="ce5"/>
        </table:table-row>
        <table:table-row table:style-name="ro1">
          <table:table-cell table:formula="of:=[.A43]+1" office:value-type="float" office:value="33">
            <text:p>33</text:p>
          </table:table-cell>
          <table:table-cell table:formula="of:=[.$A$32]" office:value-type="float" office:value="21">
            <text:p>21</text:p>
          </table:table-cell>
          <table:table-cell table:style-name="Default" office:value-type="string">
            <text:p>APT</text:p>
          </table:table-cell>
          <table:table-cell table:style-name="ce2" office:value-type="string">
            <text:p>COO</text:p>
          </table:table-cell>
          <table:table-cell table:number-columns-repeated="2" table:style-name="Default"/>
          <table:table-cell office:value-type="float" office:value="5">
            <text:p>5</text:p>
          </table:table-cell>
          <table:table-cell table:style-name="Default" office:value-type="string">
            <text:p>MORPH</text:p>
          </table:table-cell>
          <table:table-cell table:style-name="ce5"/>
        </table:table-row>
        <table:table-row table:style-name="ro1">
          <table:table-cell table:formula="of:=[.A44]+1" office:value-type="float" office:value="34">
            <text:p>34</text:p>
          </table:table-cell>
          <table:table-cell table:formula="of:=[.$A$32]" office:value-type="float" office:value="21">
            <text:p>21</text:p>
          </table:table-cell>
          <table:table-cell table:style-name="Default" office:value-type="string">
            <text:p>APT</text:p>
          </table:table-cell>
          <table:table-cell table:style-name="ce2" office:value-type="string">
            <text:p>REF</text:p>
          </table:table-cell>
          <table:table-cell table:number-columns-repeated="2" table:style-name="Default"/>
          <table:table-cell office:value-type="float" office:value="5">
            <text:p>5</text:p>
          </table:table-cell>
          <table:table-cell table:style-name="Default" office:value-type="string">
            <text:p>MORPH</text:p>
          </table:table-cell>
          <table:table-cell table:style-name="ce5"/>
        </table:table-row>
        <table:table-row table:style-name="ro1">
          <table:table-cell table:formula="of:=[.A45]+1" office:value-type="float" office:value="35">
            <text:p>35</text:p>
          </table:table-cell>
          <table:table-cell table:formula="of:=[.A65]" office:value-type="float" office:value="54">
            <text:p>54</text:p>
          </table:table-cell>
          <table:table-cell table:style-name="Default" office:value-type="string">
            <text:p>APT</text:p>
          </table:table-cell>
          <table:table-cell table:style-name="ce2" office:value-type="string">
            <text:p>REF</text:p>
          </table:table-cell>
          <table:table-cell table:number-columns-repeated="2" table:style-name="Default"/>
          <table:table-cell office:value-type="float" office:value="10">
            <text:p>10</text:p>
          </table:table-cell>
          <table:table-cell table:style-name="Default" office:value-type="string">
            <text:p>MORPH</text:p>
          </table:table-cell>
          <table:table-cell table:style-name="ce5"/>
        </table:table-row>
        <table:table-row table:style-name="ro1">
          <table:table-cell table:formula="of:=[.A46]+1" office:value-type="float" office:value="36">
            <text:p>36</text:p>
          </table:table-cell>
          <table:table-cell table:formula="of:=[.$A$32]" office:value-type="float" office:value="21">
            <text:p>21</text:p>
          </table:table-cell>
          <table:table-cell table:style-name="Default" office:value-type="string">
            <text:p>APT</text:p>
          </table:table-cell>
          <table:table-cell table:style-name="ce2" office:value-type="string">
            <text:p>SOM</text:p>
          </table:table-cell>
          <table:table-cell table:number-columns-repeated="2" table:style-name="Default"/>
          <table:table-cell office:value-type="float" office:value="10">
            <text:p>10</text:p>
          </table:table-cell>
          <table:table-cell table:style-name="Default" office:value-type="string">
            <text:p>MORPH</text:p>
          </table:table-cell>
          <table:table-cell table:style-name="ce5"/>
        </table:table-row>
        <table:table-row table:style-name="ro1">
          <table:table-cell table:formula="of:=[.A47]+1" office:value-type="float" office:value="37">
            <text:p>37</text:p>
          </table:table-cell>
          <table:table-cell table:formula="of:=[.$A$32]" office:value-type="float" office:value="21">
            <text:p>21</text:p>
          </table:table-cell>
          <table:table-cell table:style-name="Default" office:value-type="string">
            <text:p>APT</text:p>
          </table:table-cell>
          <table:table-cell table:style-name="ce2" office:value-type="string">
            <text:p>WIL</text:p>
          </table:table-cell>
          <table:table-cell table:number-columns-repeated="2" table:style-name="Default"/>
          <table:table-cell office:value-type="float" office:value="5">
            <text:p>5</text:p>
          </table:table-cell>
          <table:table-cell table:style-name="Default" office:value-type="string">
            <text:p>MORPH</text:p>
          </table:table-cell>
          <table:table-cell table:style-name="ce5"/>
        </table:table-row>
        <table:table-row table:style-name="ro1">
          <table:table-cell table:formula="of:=[.A48]+1" office:value-type="float" office:value="38">
            <text:p>38</text:p>
          </table:table-cell>
          <table:table-cell table:formula="of:=[.$A$32]" office:value-type="float" office:value="21">
            <text:p>21</text:p>
          </table:table-cell>
          <table:table-cell table:style-name="Default" office:value-type="string">
            <text:p>APT</text:p>
          </table:table-cell>
          <table:table-cell table:style-name="ce2" office:value-type="string">
            <text:p>INT</text:p>
          </table:table-cell>
          <table:table-cell table:number-columns-repeated="2" table:style-name="Default"/>
          <table:table-cell office:value-type="float" office:value="5">
            <text:p>5</text:p>
          </table:table-cell>
          <table:table-cell table:style-name="Default" office:value-type="string">
            <text:p>MORPH</text:p>
          </table:table-cell>
          <table:table-cell table:style-name="ce5"/>
        </table:table-row>
        <table:table-row table:style-name="ro1">
          <table:table-cell table:formula="of:=[.A49]+1" office:value-type="float" office:value="39">
            <text:p>39</text:p>
          </table:table-cell>
          <table:table-cell table:formula="of:=[.$A$32]" office:value-type="float" office:value="21">
            <text:p>21</text:p>
          </table:table-cell>
          <table:table-cell table:style-name="Default" office:value-type="string">
            <text:p>MORPH_SPEED_MOD</text:p>
          </table:table-cell>
          <table:table-cell table:number-columns-repeated="3" table:style-name="Default"/>
          <table:table-cell office:value-type="float" office:value="1">
            <text:p>1</text:p>
          </table:table-cell>
          <table:table-cell table:style-name="Default"/>
          <table:table-cell table:style-name="ce2"/>
        </table:table-row>
        <table:table-row table:style-name="ro1">
          <table:table-cell table:formula="of:=[.A50]+1" office:value-type="float" office:value="40">
            <text:p>40</text:p>
          </table:table-cell>
          <table:table-cell table:formula="of:=[.$A$32]" office:value-type="float" office:value="21">
            <text:p>21</text:p>
          </table:table-cell>
          <table:table-cell table:style-name="Default" office:value-type="string">
            <text:p>MORPH_ENH</text:p>
          </table:table-cell>
          <table:table-cell table:number-columns-repeated="3" table:style-name="Default"/>
          <table:table-cell/>
          <table:table-cell table:style-name="Default"/>
          <table:table-cell table:style-name="ce5" office:value-type="string">
            <text:p>Bio-modes Basiques</text:p>
          </table:table-cell>
        </table:table-row>
        <table:table-row table:style-name="ro1">
          <table:table-cell table:formula="of:=[.A51]+1" office:value-type="float" office:value="41">
            <text:p>41</text:p>
          </table:table-cell>
          <table:table-cell table:formula="of:=[.$A$32]" office:value-type="float" office:value="21">
            <text:p>21</text:p>
          </table:table-cell>
          <table:table-cell table:style-name="Default" office:value-type="string">
            <text:p>MORPH_ENH</text:p>
          </table:table-cell>
          <table:table-cell table:number-columns-repeated="3" table:style-name="Default"/>
          <table:table-cell/>
          <table:table-cell table:style-name="Default"/>
          <table:table-cell table:style-name="ce5" office:value-type="string">
            <text:p>Implants Réseau de Base</text:p>
          </table:table-cell>
        </table:table-row>
        <table:table-row table:style-name="ro1">
          <table:table-cell table:formula="of:=[.A52]+1" office:value-type="float" office:value="42">
            <text:p>42</text:p>
          </table:table-cell>
          <table:table-cell table:formula="of:=[.$A$32]" office:value-type="float" office:value="21">
            <text:p>21</text:p>
          </table:table-cell>
          <table:table-cell table:style-name="Default" office:value-type="string">
            <text:p>MORPH_ENH</text:p>
          </table:table-cell>
          <table:table-cell table:number-columns-repeated="3" table:style-name="Default"/>
          <table:table-cell/>
          <table:table-cell table:style-name="Default"/>
          <table:table-cell table:style-name="ce5" office:value-type="string">
            <text:p>Armure Biotissée (légère)</text:p>
          </table:table-cell>
        </table:table-row>
        <table:table-row table:style-name="ro1">
          <table:table-cell table:formula="of:=[.A53]+1" office:value-type="float" office:value="43">
            <text:p>43</text:p>
          </table:table-cell>
          <table:table-cell table:formula="of:=[.$A$32]" office:value-type="float" office:value="21">
            <text:p>21</text:p>
          </table:table-cell>
          <table:table-cell table:style-name="Default" office:value-type="string">
            <text:p>MORPH_ENH</text:p>
          </table:table-cell>
          <table:table-cell table:number-columns-repeated="3" table:style-name="Default"/>
          <table:table-cell/>
          <table:table-cell table:style-name="Default"/>
          <table:table-cell table:style-name="ce5" office:value-type="string">
            <text:p>Pile Corticale</text:p>
          </table:table-cell>
        </table:table-row>
        <table:table-row table:style-name="ro1">
          <table:table-cell table:formula="of:=[.A54]+1" office:value-type="float" office:value="44">
            <text:p>44</text:p>
          </table:table-cell>
          <table:table-cell table:formula="of:=[.$A$32]" office:value-type="float" office:value="21">
            <text:p>21</text:p>
          </table:table-cell>
          <table:table-cell table:style-name="Default" office:value-type="string">
            <text:p>MORPH_ENH</text:p>
          </table:table-cell>
          <table:table-cell table:number-columns-repeated="3" table:style-name="Default"/>
          <table:table-cell/>
          <table:table-cell table:style-name="Default"/>
          <table:table-cell table:style-name="ce5" office:value-type="string">
            <text:p>Vision Améliorée</text:p>
          </table:table-cell>
        </table:table-row>
        <table:table-row table:style-name="ro1">
          <table:table-cell table:formula="of:=[.A55]+1" office:value-type="float" office:value="45">
            <text:p>45</text:p>
          </table:table-cell>
          <table:table-cell table:formula="of:=[.$A$32]" office:value-type="float" office:value="21">
            <text:p>21</text:p>
          </table:table-cell>
          <table:table-cell table:style-name="Default" office:value-type="string">
            <text:p>MORPH_ENH</text:p>
          </table:table-cell>
          <table:table-cell table:number-columns-repeated="3" table:style-name="Default"/>
          <table:table-cell/>
          <table:table-cell table:style-name="Default"/>
          <table:table-cell table:style-name="ce5" office:value-type="string">
            <text:p>Neurachem (Niveau 1)</text:p>
          </table:table-cell>
        </table:table-row>
        <table:table-row table:style-name="ro1">
          <table:table-cell table:formula="of:=[.A56]+1" office:value-type="float" office:value="46">
            <text:p>46</text:p>
          </table:table-cell>
          <table:table-cell table:formula="of:=[.$A$32]" office:value-type="float" office:value="21">
            <text:p>21</text:p>
          </table:table-cell>
          <table:table-cell table:style-name="ce2" office:value-type="string">
            <text:p>MORPH_ENH</text:p>
          </table:table-cell>
          <table:table-cell table:number-columns-repeated="5" table:style-name="ce2"/>
          <table:table-cell table:style-name="ce5" office:value-type="string">
            <text:p>Filtres Toxémiques</text:p>
          </table:table-cell>
        </table:table-row>
        <table:table-row table:style-name="ro1">
          <table:table-cell table:formula="of:=[.A57]+1" office:value-type="float" office:value="47">
            <text:p>47</text:p>
          </table:table-cell>
          <table:table-cell table:formula="of:=[.$A$32]" office:value-type="float" office:value="21">
            <text:p>21</text:p>
          </table:table-cell>
          <table:table-cell table:style-name="ce2" office:value-type="string">
            <text:p>MORPH_ENH</text:p>
          </table:table-cell>
          <table:table-cell table:number-columns-repeated="5" table:style-name="ce2"/>
          <table:table-cell table:style-name="ce5" office:value-type="string">
            <text:p>Hyperlinguiste</text:p>
          </table:table-cell>
        </table:table-row>
        <table:table-row table:style-name="ro1">
          <table:table-cell table:formula="of:=[.A58]+1" office:value-type="float" office:value="48">
            <text:p>48</text:p>
          </table:table-cell>
          <table:table-cell table:formula="of:=[.$A$32]" office:value-type="float" office:value="21">
            <text:p>21</text:p>
          </table:table-cell>
          <table:table-cell table:style-name="ce2" office:value-type="string">
            <text:p>MORPH_ENH</text:p>
          </table:table-cell>
          <table:table-cell table:number-columns-repeated="5" table:style-name="ce2"/>
          <table:table-cell table:style-name="ce5" office:value-type="string">
            <text:p>Augmentation Mnémonique</text:p>
          </table:table-cell>
        </table:table-row>
        <table:table-row table:style-name="ro1">
          <table:table-cell table:formula="of:=[.A59]+1" office:value-type="float" office:value="49">
            <text:p>49</text:p>
          </table:table-cell>
          <table:table-cell table:formula="of:=[.$A$32]" office:value-type="float" office:value="21">
            <text:p>21</text:p>
          </table:table-cell>
          <table:table-cell table:style-name="ce2" office:value-type="string">
            <text:p>MORPH_ENH</text:p>
          </table:table-cell>
          <table:table-cell table:number-columns-repeated="5" table:style-name="ce2"/>
          <table:table-cell table:style-name="ce5" office:value-type="string">
            <text:p>Ouïe Améliorée</text:p>
          </table:table-cell>
        </table:table-row>
        <table:table-row table:style-name="ro1">
          <table:table-cell table:formula="of:=[.A60]+1" office:value-type="float" office:value="50">
            <text:p>50</text:p>
          </table:table-cell>
          <table:table-cell table:formula="of:=[.$A$32]" office:value-type="float" office:value="21">
            <text:p>21</text:p>
          </table:table-cell>
          <table:table-cell table:style-name="ce2" office:value-type="string">
            <text:p>MORPH_ENH</text:p>
          </table:table-cell>
          <table:table-cell table:number-columns-repeated="5" table:style-name="ce2"/>
          <table:table-cell table:style-name="ce5" office:value-type="string">
            <text:p>Émetteur Térahertz</text:p>
          </table:table-cell>
        </table:table-row>
        <table:table-row table:style-name="ro1">
          <table:table-cell table:formula="of:=[.A61]+1" office:value-type="float" office:value="51">
            <text:p>51</text:p>
          </table:table-cell>
          <table:table-cell table:formula="of:=[.$A$32]" office:value-type="float" office:value="21">
            <text:p>21</text:p>
          </table:table-cell>
          <table:table-cell table:style-name="ce2" office:value-type="string">
            <text:p>MORPH_ENH</text:p>
          </table:table-cell>
          <table:table-cell table:number-columns-repeated="5" table:style-name="ce2"/>
          <table:table-cell table:style-name="ce5" office:value-type="string">
            <text:p>Médicachines</text:p>
          </table:table-cell>
        </table:table-row>
        <table:table-row table:style-name="ro1">
          <table:table-cell table:formula="of:=[.A62]+1" office:value-type="float" office:value="52">
            <text:p>52</text:p>
          </table:table-cell>
          <table:table-cell table:formula="of:=[.$A$32]" office:value-type="float" office:value="21">
            <text:p>21</text:p>
          </table:table-cell>
          <table:table-cell table:style-name="ce2" office:value-type="string">
            <text:p>MORPH_ENH</text:p>
          </table:table-cell>
          <table:table-cell table:number-columns-repeated="5" table:style-name="ce2"/>
          <table:table-cell table:style-name="ce5" office:value-type="string">
            <text:p>Nanophages</text:p>
          </table:table-cell>
        </table:table-row>
        <table:table-row table:style-name="ro1">
          <table:table-cell table:formula="of:=[.A63]+1" office:value-type="float" office:value="53">
            <text:p>53</text:p>
          </table:table-cell>
          <table:table-cell table:formula="of:=[.$A$32]" office:value-type="float" office:value="21">
            <text:p>21</text:p>
          </table:table-cell>
          <table:table-cell table:style-name="ce2" office:value-type="string">
            <text:p>MORPH_ENH</text:p>
          </table:table-cell>
          <table:table-cell table:number-columns-repeated="5" table:style-name="ce2"/>
          <table:table-cell table:style-name="ce5" office:value-type="string">
            <text:p>Contrôle Endocrinien</text:p>
          </table:table-cell>
        </table:table-row>
        <table:table-row table:style-name="ro1">
          <table:table-cell table:formula="of:=[.A64]+1" office:value-type="float" office:value="54">
            <text:p>54</text:p>
          </table:table-cell>
          <table:table-cell table:formula="of:=[.$A$32]" office:value-type="float" office:value="21">
            <text:p>21</text:p>
          </table:table-cell>
          <table:table-cell table:style-name="ce2" office:value-type="string">
            <text:p>MORPH_ENH</text:p>
          </table:table-cell>
          <table:table-cell table:number-columns-repeated="5" table:style-name="ce2"/>
          <table:table-cell table:style-name="ce5" office:value-type="string">
            <text:p>Stimulation Surrénale</text:p>
          </table:table-cell>
        </table:table-row>
        <table:table-row table:style-name="ro1">
          <table:table-cell table:formula="of:=[.A65]+1" office:value-type="float" office:value="55">
            <text:p>55</text:p>
          </table:table-cell>
          <table:table-cell table:formula="of:=[.$A$32]" office:value-type="float" office:value="21">
            <text:p>21</text:p>
          </table:table-cell>
          <table:table-cell table:style-name="ce2" office:value-type="string">
            <text:p>MORPH_ENH</text:p>
          </table:table-cell>
          <table:table-cell table:number-columns-repeated="5" table:style-name="ce2"/>
          <table:table-cell table:style-name="ce5" office:value-type="string">
            <text:p>Régulation Thermique</text:p>
          </table:table-cell>
        </table:table-row>
        <table:table-row table:style-name="ro1">
          <table:table-cell table:formula="of:=[.A66]+1" office:value-type="float" office:value="56">
            <text:p>56</text:p>
          </table:table-cell>
          <table:table-cell table:formula="of:=[.$A$32]" office:value-type="float" office:value="21">
            <text:p>21</text:p>
          </table:table-cell>
          <table:table-cell office:value-type="string">
            <text:p>MORPH_ENH</text:p>
          </table:table-cell>
          <table:table-cell table:number-columns-repeated="5"/>
          <table:table-cell office:value-type="string">
            <text:p>Respiration Améliorée</text:p>
          </table:table-cell>
        </table:table-row>
        <table:table-row table:style-name="ro1">
          <table:table-cell table:formula="of:=[.A67]+1" office:value-type="float" office:value="57">
            <text:p>57</text:p>
          </table:table-cell>
          <table:table-cell table:formula="of:=[.$A$32]" office:value-type="float" office:value="21">
            <text:p>21</text:p>
          </table:table-cell>
          <table:table-cell office:value-type="string">
            <text:p>MORPH_TRAIT</text:p>
          </table:table-cell>
          <table:table-cell office:value-type="string">
            <text:p>HYPER_LINGUIST</text:p>
          </table:table-cell>
          <table:table-cell table:number-columns-repeated="5"/>
        </table:table-row>
        <table:table-row table:style-name="ro1">
          <table:table-cell table:formula="of:=[.A68]+1" office:value-type="float" office:value="58">
            <text:p>58</text:p>
          </table:table-cell>
          <table:table-cell/>
          <table:table-cell office:value-type="string">
            <text:p>APT</text:p>
          </table:table-cell>
          <table:table-cell office:value-type="string">
            <text:p>COG</text:p>
          </table:table-cell>
          <table:table-cell table:number-columns-repeated="2"/>
          <table:table-cell office:value-type="float" office:value="15">
            <text:p>15</text:p>
          </table:table-cell>
          <table:table-cell office:value-type="string">
            <text:p>CREATION</text:p>
          </table:table-cell>
          <table:table-cell/>
        </table:table-row>
        <table:table-row table:style-name="ro1">
          <table:table-cell table:formula="of:=[.A69]+1" office:value-type="float" office:value="59">
            <text:p>59</text:p>
          </table:table-cell>
          <table:table-cell/>
          <table:table-cell office:value-type="string">
            <text:p>APT</text:p>
          </table:table-cell>
          <table:table-cell office:value-type="string">
            <text:p>COG</text:p>
          </table:table-cell>
          <table:table-cell table:number-columns-repeated="2"/>
          <table:table-cell office:value-type="float" office:value="50">
            <text:p>50</text:p>
          </table:table-cell>
          <table:table-cell office:value-type="string">
            <text:p>FREEBIE</text:p>
          </table:table-cell>
          <table:table-cell/>
        </table:table-row>
        <table:table-row table:style-name="ro1">
          <table:table-cell table:formula="of:=[.A70]+1" office:value-type="float" office:value="60">
            <text:p>60</text:p>
          </table:table-cell>
          <table:table-cell/>
          <table:table-cell office:value-type="string">
            <text:p>APT</text:p>
          </table:table-cell>
          <table:table-cell office:value-type="string">
            <text:p>COO</text:p>
          </table:table-cell>
          <table:table-cell table:number-columns-repeated="2"/>
          <table:table-cell office:value-type="float" office:value="15">
            <text:p>15</text:p>
          </table:table-cell>
          <table:table-cell office:value-type="string">
            <text:p>CREATION</text:p>
          </table:table-cell>
          <table:table-cell/>
        </table:table-row>
        <table:table-row table:style-name="ro1">
          <table:table-cell table:formula="of:=[.A71]+1" office:value-type="float" office:value="61">
            <text:p>61</text:p>
          </table:table-cell>
          <table:table-cell/>
          <table:table-cell office:value-type="string">
            <text:p>APT</text:p>
          </table:table-cell>
          <table:table-cell office:value-type="string">
            <text:p>COO</text:p>
          </table:table-cell>
          <table:table-cell table:number-columns-repeated="3"/>
          <table:table-cell office:value-type="string">
            <text:p>FREEBIE</text:p>
          </table:table-cell>
          <table:table-cell/>
        </table:table-row>
        <table:table-row table:style-name="ro1">
          <table:table-cell table:formula="of:=[.A72]+1" office:value-type="float" office:value="62">
            <text:p>62</text:p>
          </table:table-cell>
          <table:table-cell/>
          <table:table-cell office:value-type="string">
            <text:p>APT</text:p>
          </table:table-cell>
          <table:table-cell office:value-type="string">
            <text:p>INT</text:p>
          </table:table-cell>
          <table:table-cell table:number-columns-repeated="2"/>
          <table:table-cell office:value-type="float" office:value="15">
            <text:p>15</text:p>
          </table:table-cell>
          <table:table-cell office:value-type="string">
            <text:p>CREATION</text:p>
          </table:table-cell>
          <table:table-cell/>
        </table:table-row>
        <table:table-row table:style-name="ro1">
          <table:table-cell table:formula="of:=[.A73]+1" office:value-type="float" office:value="63">
            <text:p>63</text:p>
          </table:table-cell>
          <table:table-cell/>
          <table:table-cell office:value-type="string">
            <text:p>APT</text:p>
          </table:table-cell>
          <table:table-cell office:value-type="string">
            <text:p>INT</text:p>
          </table:table-cell>
          <table:table-cell table:number-columns-repeated="3"/>
          <table:table-cell office:value-type="string">
            <text:p>FREEBIE</text:p>
          </table:table-cell>
          <table:table-cell/>
        </table:table-row>
        <table:table-row table:style-name="ro1">
          <table:table-cell table:formula="of:=[.A74]+1" office:value-type="float" office:value="64">
            <text:p>64</text:p>
          </table:table-cell>
          <table:table-cell/>
          <table:table-cell office:value-type="string">
            <text:p>APT</text:p>
          </table:table-cell>
          <table:table-cell office:value-type="string">
            <text:p>REF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CREATION</text:p>
          </table:table-cell>
          <table:table-cell/>
        </table:table-row>
        <table:table-row table:style-name="ro1">
          <table:table-cell table:formula="of:=[.A75]+1" office:value-type="float" office:value="65">
            <text:p>65</text:p>
          </table:table-cell>
          <table:table-cell/>
          <table:table-cell office:value-type="string">
            <text:p>APT</text:p>
          </table:table-cell>
          <table:table-cell office:value-type="string">
            <text:p>REF</text:p>
          </table:table-cell>
          <table:table-cell table:number-columns-repeated="3"/>
          <table:table-cell office:value-type="string">
            <text:p>FREEBIE</text:p>
          </table:table-cell>
          <table:table-cell/>
        </table:table-row>
        <table:table-row table:style-name="ro1">
          <table:table-cell table:formula="of:=[.A76]+1" office:value-type="float" office:value="66">
            <text:p>66</text:p>
          </table:table-cell>
          <table:table-cell/>
          <table:table-cell office:value-type="string">
            <text:p>APT</text:p>
          </table:table-cell>
          <table:table-cell office:value-type="string">
            <text:p>SAV</text:p>
          </table:table-cell>
          <table:table-cell table:number-columns-repeated="2"/>
          <table:table-cell office:value-type="float" office:value="15">
            <text:p>15</text:p>
          </table:table-cell>
          <table:table-cell office:value-type="string">
            <text:p>CREATION</text:p>
          </table:table-cell>
          <table:table-cell/>
        </table:table-row>
        <table:table-row table:style-name="ro1">
          <table:table-cell table:formula="of:=[.A77]+1" office:value-type="float" office:value="67">
            <text:p>67</text:p>
          </table:table-cell>
          <table:table-cell/>
          <table:table-cell office:value-type="string">
            <text:p>APT</text:p>
          </table:table-cell>
          <table:table-cell office:value-type="string">
            <text:p>SAV</text:p>
          </table:table-cell>
          <table:table-cell table:number-columns-repeated="3"/>
          <table:table-cell office:value-type="string">
            <text:p>FREEBIE</text:p>
          </table:table-cell>
          <table:table-cell/>
        </table:table-row>
        <table:table-row table:style-name="ro1">
          <table:table-cell table:formula="of:=[.A78]+1" office:value-type="float" office:value="68">
            <text:p>68</text:p>
          </table:table-cell>
          <table:table-cell/>
          <table:table-cell office:value-type="string">
            <text:p>APT</text:p>
          </table:table-cell>
          <table:table-cell office:value-type="string">
            <text:p>SOM</text:p>
          </table:table-cell>
          <table:table-cell table:number-columns-repeated="2"/>
          <table:table-cell office:value-type="float" office:value="15">
            <text:p>15</text:p>
          </table:table-cell>
          <table:table-cell office:value-type="string">
            <text:p>CREATION</text:p>
          </table:table-cell>
          <table:table-cell/>
        </table:table-row>
        <table:table-row table:style-name="ro1">
          <table:table-cell table:formula="of:=[.A79]+1" office:value-type="float" office:value="69">
            <text:p>69</text:p>
          </table:table-cell>
          <table:table-cell/>
          <table:table-cell office:value-type="string">
            <text:p>APT</text:p>
          </table:table-cell>
          <table:table-cell office:value-type="string">
            <text:p>SOM</text:p>
          </table:table-cell>
          <table:table-cell table:number-columns-repeated="2"/>
          <table:table-cell office:value-type="float" office:value="50">
            <text:p>50</text:p>
          </table:table-cell>
          <table:table-cell office:value-type="string">
            <text:p>FREEBIE</text:p>
          </table:table-cell>
          <table:table-cell/>
        </table:table-row>
        <table:table-row table:style-name="ro1">
          <table:table-cell table:formula="of:=[.A80]+1" office:value-type="float" office:value="70">
            <text:p>70</text:p>
          </table:table-cell>
          <table:table-cell/>
          <table:table-cell office:value-type="string">
            <text:p>APT</text:p>
          </table:table-cell>
          <table:table-cell office:value-type="string">
            <text:p>WIL</text:p>
          </table:table-cell>
          <table:table-cell table:style-name="Default"/>
          <table:table-cell/>
          <table:table-cell office:value-type="float" office:value="20">
            <text:p>20</text:p>
          </table:table-cell>
          <table:table-cell office:value-type="string">
            <text:p>CREATION</text:p>
          </table:table-cell>
          <table:table-cell/>
        </table:table-row>
        <table:table-row table:style-name="ro1">
          <table:table-cell table:formula="of:=[.A81]+1" office:value-type="float" office:value="71">
            <text:p>71</text:p>
          </table:table-cell>
          <table:table-cell/>
          <table:table-cell office:value-type="string">
            <text:p>APT</text:p>
          </table:table-cell>
          <table:table-cell office:value-type="string">
            <text:p>WIL</text:p>
          </table:table-cell>
          <table:table-cell table:style-name="Default"/>
          <table:table-cell/>
          <table:table-cell office:value-type="float" office:value="50">
            <text:p>50</text:p>
          </table:table-cell>
          <table:table-cell office:value-type="string">
            <text:p>FREEBIE</text:p>
          </table:table-cell>
          <table:table-cell/>
        </table:table-row>
        <table:table-row table:style-name="ro1">
          <table:table-cell table:formula="of:=[.A82]+1" office:value-type="float" office:value="72">
            <text:p>72</text:p>
          </table:table-cell>
          <table:table-cell/>
          <table:table-cell office:value-type="string">
            <text:p>MOXIE</text:p>
          </table:table-cell>
          <table:table-cell/>
          <table:table-cell table:style-name="Default"/>
          <table:table-cell table:number-columns-repeated="2"/>
          <table:table-cell office:value-type="string">
            <text:p>FREEBIE</text:p>
          </table:table-cell>
          <table:table-cell/>
        </table:table-row>
        <table:table-row table:style-name="ro1">
          <table:table-cell table:formula="of:=[.A83]+1" office:value-type="float" office:value="73">
            <text:p>73</text:p>
          </table:table-cell>
          <table:table-cell/>
          <table:table-cell office:value-type="string">
            <text:p>ASK</text:p>
          </table:table-cell>
          <table:table-cell table:style-name="ce4" office:value-type="string">
            <text:p>DECEPTION</text:p>
          </table:table-cell>
          <table:table-cell table:number-columns-repeated="2"/>
          <table:table-cell office:value-type="float" office:value="15">
            <text:p>15</text:p>
          </table:table-cell>
          <table:table-cell office:value-type="string">
            <text:p>FREEBIE</text:p>
          </table:table-cell>
          <table:table-cell/>
        </table:table-row>
        <table:table-row table:style-name="ro1">
          <table:table-cell table:formula="of:=[.A84]+1" office:value-type="float" office:value="74">
            <text:p>74</text:p>
          </table:table-cell>
          <table:table-cell/>
          <table:table-cell office:value-type="string">
            <text:p>ASK</text:p>
          </table:table-cell>
          <table:table-cell table:style-name="ce4" office:value-type="string">
            <text:p>DECEPTION</text:p>
          </table:table-cell>
          <table:table-cell table:number-columns-repeated="2"/>
          <table:table-cell office:value-type="float" office:value="20">
            <text:p>20</text:p>
          </table:table-cell>
          <table:table-cell office:value-type="string">
            <text:p>MORPH</text:p>
          </table:table-cell>
          <table:table-cell office:value-type="string">
            <text:p>Contrôle Endocrinien</text:p>
          </table:table-cell>
        </table:table-row>
        <table:table-row table:style-name="ro1">
          <table:table-cell table:formula="of:=[.A85]+1" office:value-type="float" office:value="75">
            <text:p>75</text:p>
          </table:table-cell>
          <table:table-cell/>
          <table:table-cell office:value-type="string">
            <text:p>ASK</text:p>
          </table:table-cell>
          <table:table-cell table:style-name="ce4" office:value-type="string">
            <text:p>DECEPTION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FREEBIE</text:p>
          </table:table-cell>
          <table:table-cell office:value-type="string">
            <text:p>Sp :Aplomb</text:p>
          </table:table-cell>
        </table:table-row>
        <table:table-row table:style-name="ro1">
          <table:table-cell table:formula="of:=[.A86]+1" office:value-type="float" office:value="76">
            <text:p>76</text:p>
          </table:table-cell>
          <table:table-cell/>
          <table:table-cell office:value-type="string">
            <text:p>ASK</text:p>
          </table:table-cell>
          <table:table-cell table:style-name="ce4" office:value-type="string">
            <text:p>DEMOLITIONS</text:p>
          </table:table-cell>
          <table:table-cell table:number-columns-repeated="2"/>
          <table:table-cell office:value-type="float" office:value="40">
            <text:p>40</text:p>
          </table:table-cell>
          <table:table-cell office:value-type="string">
            <text:p>FREEBIE</text:p>
          </table:table-cell>
          <table:table-cell/>
        </table:table-row>
        <table:table-row table:style-name="ro1">
          <table:table-cell table:formula="of:=[.A87]+1" office:value-type="float" office:value="77">
            <text:p>77</text:p>
          </table:table-cell>
          <table:table-cell/>
          <table:table-cell office:value-type="string">
            <text:p>ASK</text:p>
          </table:table-cell>
          <table:table-cell table:style-name="ce4" office:value-type="string">
            <text:p>FRAY</text:p>
          </table:table-cell>
          <table:table-cell table:number-columns-repeated="2"/>
          <table:table-cell office:value-type="float" office:value="50">
            <text:p>50</text:p>
          </table:table-cell>
          <table:table-cell office:value-type="string">
            <text:p>FREEBIE</text:p>
          </table:table-cell>
          <table:table-cell/>
        </table:table-row>
        <table:table-row table:style-name="ro1">
          <table:table-cell table:formula="of:=[.A88]+1" office:value-type="float" office:value="78">
            <text:p>78</text:p>
          </table:table-cell>
          <table:table-cell/>
          <table:table-cell office:value-type="string">
            <text:p>ASK</text:p>
          </table:table-cell>
          <table:table-cell table:style-name="ce4" office:value-type="string">
            <text:p>FREERUNNING</text:p>
          </table:table-cell>
          <table:table-cell table:number-columns-repeated="2"/>
          <table:table-cell office:value-type="float" office:value="15">
            <text:p>15</text:p>
          </table:table-cell>
          <table:table-cell office:value-type="string">
            <text:p>FREEBIE</text:p>
          </table:table-cell>
          <table:table-cell/>
        </table:table-row>
        <table:table-row table:style-name="ro1">
          <table:table-cell table:formula="of:=[.A89]+1" office:value-type="float" office:value="79">
            <text:p>79</text:p>
          </table:table-cell>
          <table:table-cell/>
          <table:table-cell office:value-type="string">
            <text:p>ASK</text:p>
          </table:table-cell>
          <table:table-cell table:style-name="ce4" office:value-type="string">
            <text:p>INFILTRATION</text:p>
          </table:table-cell>
          <table:table-cell table:number-columns-repeated="2"/>
          <table:table-cell office:value-type="float" office:value="45">
            <text:p>45</text:p>
          </table:table-cell>
          <table:table-cell office:value-type="string">
            <text:p>FREEBIE</text:p>
          </table:table-cell>
          <table:table-cell/>
        </table:table-row>
        <table:table-row table:style-name="ro1">
          <table:table-cell table:formula="of:=[.A90]+1" office:value-type="float" office:value="80">
            <text:p>80</text:p>
          </table:table-cell>
          <table:table-cell/>
          <table:table-cell office:value-type="string">
            <text:p>ASK</text:p>
          </table:table-cell>
          <table:table-cell table:style-name="ce4" office:value-type="string">
            <text:p>INTIMIDATION</text:p>
          </table:table-cell>
          <table:table-cell table:number-columns-repeated="2"/>
          <table:table-cell office:value-type="float" office:value="33">
            <text:p>33</text:p>
          </table:table-cell>
          <table:table-cell office:value-type="string">
            <text:p>FREEBIE</text:p>
          </table:table-cell>
          <table:table-cell/>
        </table:table-row>
        <table:table-row table:style-name="ro1">
          <table:table-cell table:formula="of:=[.A91]+1" office:value-type="float" office:value="81">
            <text:p>81</text:p>
          </table:table-cell>
          <table:table-cell/>
          <table:table-cell office:value-type="string">
            <text:p>ASK</text:p>
          </table:table-cell>
          <table:table-cell table:style-name="ce4" office:value-type="string">
            <text:p>INTIMIDATION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FREEBIE</text:p>
          </table:table-cell>
          <table:table-cell office:value-type="string">
            <text:p>Sp : Physique</text:p>
          </table:table-cell>
        </table:table-row>
        <table:table-row table:style-name="ro1">
          <table:table-cell table:formula="of:=[.A92]+1" office:value-type="float" office:value="82">
            <text:p>82</text:p>
          </table:table-cell>
          <table:table-cell/>
          <table:table-cell office:value-type="string">
            <text:p>ASK</text:p>
          </table:table-cell>
          <table:table-cell table:style-name="ce4" office:value-type="string">
            <text:p>INVESTIGATION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FREEBIE</text:p>
          </table:table-cell>
          <table:table-cell/>
        </table:table-row>
        <table:table-row table:style-name="ro1">
          <table:table-cell table:formula="of:=[.A93]+1" office:value-type="float" office:value="83">
            <text:p>83</text:p>
          </table:table-cell>
          <table:table-cell/>
          <table:table-cell office:value-type="string">
            <text:p>ASK</text:p>
          </table:table-cell>
          <table:table-cell table:style-name="ce4" office:value-type="string">
            <text:p>KINESICS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FREEBIE</text:p>
          </table:table-cell>
          <table:table-cell/>
        </table:table-row>
        <table:table-row table:style-name="ro1">
          <table:table-cell table:formula="of:=[.A94]+1" office:value-type="float" office:value="84">
            <text:p>84</text:p>
          </table:table-cell>
          <table:table-cell/>
          <table:table-cell office:value-type="string">
            <text:p>ASK</text:p>
          </table:table-cell>
          <table:table-cell table:style-name="ce4" office:value-type="string">
            <text:p>KINETIC_WEAPONS</text:p>
          </table:table-cell>
          <table:table-cell table:number-columns-repeated="2"/>
          <table:table-cell office:value-type="float" office:value="85">
            <text:p>85</text:p>
          </table:table-cell>
          <table:table-cell office:value-type="string">
            <text:p>FREEBIE</text:p>
          </table:table-cell>
          <table:table-cell/>
        </table:table-row>
        <table:table-row table:style-name="ro1">
          <table:table-cell table:formula="of:=[.A95]+1" office:value-type="float" office:value="85">
            <text:p>85</text:p>
          </table:table-cell>
          <table:table-cell/>
          <table:table-cell office:value-type="string">
            <text:p>ASK</text:p>
          </table:table-cell>
          <table:table-cell table:style-name="ce4" office:value-type="string">
            <text:p>KINETIC_WEAPONS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FREEBIE</text:p>
          </table:table-cell>
          <table:table-cell office:value-type="string">
            <text:p>Sp : Pistolets</text:p>
          </table:table-cell>
        </table:table-row>
        <table:table-row table:style-name="ro1">
          <table:table-cell table:formula="of:=[.A96]+1" office:value-type="float" office:value="86">
            <text:p>86</text:p>
          </table:table-cell>
          <table:table-cell/>
          <table:table-cell office:value-type="string">
            <text:p>ASK</text:p>
          </table:table-cell>
          <table:table-cell table:style-name="ce4" office:value-type="string">
            <text:p>PERCEPTION</text:p>
          </table:table-cell>
          <table:table-cell table:number-columns-repeated="2"/>
          <table:table-cell office:value-type="float" office:value="45">
            <text:p>45</text:p>
          </table:table-cell>
          <table:table-cell office:value-type="string">
            <text:p>FREEBIE</text:p>
          </table:table-cell>
          <table:table-cell/>
        </table:table-row>
        <table:table-row table:style-name="ro1">
          <table:table-cell table:formula="of:=[.A97]+1" office:value-type="float" office:value="87">
            <text:p>87</text:p>
          </table:table-cell>
          <table:table-cell/>
          <table:table-cell office:value-type="string">
            <text:p>ASK</text:p>
          </table:table-cell>
          <table:table-cell table:style-name="ce4" office:value-type="string">
            <text:p>THROWING_WEAPONS</text:p>
          </table:table-cell>
          <table:table-cell table:number-columns-repeated="2"/>
          <table:table-cell office:value-type="float" office:value="45">
            <text:p>45</text:p>
          </table:table-cell>
          <table:table-cell office:value-type="string">
            <text:p>FREEBIE</text:p>
          </table:table-cell>
          <table:table-cell/>
        </table:table-row>
        <table:table-row table:style-name="ro1">
          <table:table-cell table:formula="of:=[.A98]+1" office:value-type="float" office:value="88">
            <text:p>88</text:p>
          </table:table-cell>
          <table:table-cell/>
          <table:table-cell office:value-type="string">
            <text:p>ASK</text:p>
          </table:table-cell>
          <table:table-cell table:style-name="ce4" office:value-type="string">
            <text:p>THROWING_WEAPONS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FREEBIE</text:p>
          </table:table-cell>
          <table:table-cell office:value-type="string">
            <text:p>Sp : Grenades</text:p>
          </table:table-cell>
        </table:table-row>
        <table:table-row table:style-name="ro1">
          <table:table-cell table:formula="of:=[.A99]+1" office:value-type="float" office:value="89">
            <text:p>89</text:p>
          </table:table-cell>
          <table:table-cell/>
          <table:table-cell office:value-type="string">
            <text:p>ASK</text:p>
          </table:table-cell>
          <table:table-cell table:style-name="ce4" office:value-type="string">
            <text:p>UNARMED</text:p>
          </table:table-cell>
          <table:table-cell table:number-columns-repeated="2"/>
          <table:table-cell office:value-type="float" office:value="40">
            <text:p>40</text:p>
          </table:table-cell>
          <table:table-cell office:value-type="string">
            <text:p>FREEBIE</text:p>
          </table:table-cell>
          <table:table-cell/>
        </table:table-row>
        <table:table-row table:style-name="ro1">
          <table:table-cell table:formula="of:=[.A100]+1" office:value-type="float" office:value="90">
            <text:p>90</text:p>
          </table:table-cell>
          <table:table-cell/>
          <table:table-cell office:value-type="string">
            <text:p>ASK</text:p>
          </table:table-cell>
          <table:table-cell table:style-name="ce4" office:value-type="string">
            <text:p>UNARMED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FREEBIE</text:p>
          </table:table-cell>
          <table:table-cell office:value-type="string">
            <text:p>SP : Poings</text:p>
          </table:table-cell>
        </table:table-row>
        <table:table-row table:style-name="ro2">
          <table:table-cell table:formula="of:=[.A101]+1" office:value-type="float" office:value="91">
            <text:p>91</text:p>
          </table:table-cell>
          <table:table-cell/>
          <table:table-cell office:value-type="string">
            <text:p>KSK</text:p>
          </table:table-cell>
          <table:table-cell table:style-name="ce4" office:value-type="string">
            <text:p>AC:Astrophysique</text:p>
          </table:table-cell>
          <table:table-cell table:number-columns-repeated="2"/>
          <table:table-cell office:value-type="float" office:value="20">
            <text:p>20</text:p>
          </table:table-cell>
          <table:table-cell office:value-type="string">
            <text:p>FREEBIE</text:p>
          </table:table-cell>
          <table:table-cell/>
        </table:table-row>
        <table:table-row table:style-name="ro2">
          <table:table-cell table:formula="of:=[.A102]+1" office:value-type="float" office:value="92">
            <text:p>92</text:p>
          </table:table-cell>
          <table:table-cell/>
          <table:table-cell office:value-type="string">
            <text:p>KSK</text:p>
          </table:table-cell>
          <table:table-cell table:style-name="ce4" office:value-type="string">
            <text:p>AC:Astronomie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FREEBIE</text:p>
          </table:table-cell>
          <table:table-cell/>
        </table:table-row>
        <table:table-row table:style-name="ro2">
          <table:table-cell table:formula="of:=[.A103]+1" office:value-type="float" office:value="93">
            <text:p>93</text:p>
          </table:table-cell>
          <table:table-cell/>
          <table:table-cell office:value-type="string">
            <text:p>KSK</text:p>
          </table:table-cell>
          <table:table-cell table:style-name="ce4" office:value-type="string">
            <text:p>AC:Philosophie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FREEBIE</text:p>
          </table:table-cell>
          <table:table-cell/>
        </table:table-row>
        <table:table-row table:style-name="ro1">
          <table:table-cell table:formula="of:=[.A104]+1" office:value-type="float" office:value="94">
            <text:p>94</text:p>
          </table:table-cell>
          <table:table-cell/>
          <table:table-cell office:value-type="string">
            <text:p>KSK</text:p>
          </table:table-cell>
          <table:table-cell table:style-name="ce4" office:value-type="string">
            <text:p>AR:Cuisine</text:p>
          </table:table-cell>
          <table:table-cell table:number-columns-repeated="2"/>
          <table:table-cell office:value-type="float" office:value="45">
            <text:p>45</text:p>
          </table:table-cell>
          <table:table-cell office:value-type="string">
            <text:p>FREEBIE</text:p>
          </table:table-cell>
          <table:table-cell/>
        </table:table-row>
        <table:table-row table:style-name="ro2">
          <table:table-cell table:formula="of:=[.A105]+1" office:value-type="float" office:value="95">
            <text:p>95</text:p>
          </table:table-cell>
          <table:table-cell/>
          <table:table-cell office:value-type="string">
            <text:p>KSK</text:p>
          </table:table-cell>
          <table:table-cell table:style-name="ce4" office:value-type="string">
            <text:p>IN:Gastronomie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FREEBIE</text:p>
          </table:table-cell>
          <table:table-cell/>
        </table:table-row>
        <table:table-row table:style-name="ro1">
          <table:table-cell table:formula="of:=[.A106]+1" office:value-type="float" office:value="96">
            <text:p>96</text:p>
          </table:table-cell>
          <table:table-cell/>
          <table:table-cell office:value-type="string">
            <text:p>KSK</text:p>
          </table:table-cell>
          <table:table-cell table:style-name="ce4" office:value-type="string">
            <text:p>IN:Bible</text:p>
          </table:table-cell>
          <table:table-cell table:number-columns-repeated="2"/>
          <table:table-cell office:value-type="float" office:value="20">
            <text:p>20</text:p>
          </table:table-cell>
          <table:table-cell office:value-type="string">
            <text:p>FREEBIE</text:p>
          </table:table-cell>
          <table:table-cell/>
        </table:table-row>
        <table:table-row table:style-name="ro2">
          <table:table-cell table:formula="of:=[.A107]+1" office:value-type="float" office:value="97">
            <text:p>97</text:p>
          </table:table-cell>
          <table:table-cell/>
          <table:table-cell office:value-type="string">
            <text:p>KSK</text:p>
          </table:table-cell>
          <table:table-cell table:style-name="ce4" office:value-type="string">
            <text:p>LA:Espagnol</text:p>
          </table:table-cell>
          <table:table-cell table:number-columns-repeated="2"/>
          <table:table-cell office:value-type="float" office:value="95">
            <text:p>95</text:p>
          </table:table-cell>
          <table:table-cell office:value-type="string">
            <text:p>FREE</text:p>
          </table:table-cell>
          <table:table-cell table:style-name="Default"/>
        </table:table-row>
        <table:table-row table:style-name="ro2">
          <table:table-cell table:formula="of:=[.A108]+1" office:value-type="float" office:value="98">
            <text:p>98</text:p>
          </table:table-cell>
          <table:table-cell/>
          <table:table-cell office:value-type="string">
            <text:p>KSK</text:p>
          </table:table-cell>
          <table:table-cell table:style-name="ce4" office:value-type="string">
            <text:p>LA:Portugais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DISCOUNT</text:p>
          </table:table-cell>
          <table:table-cell/>
        </table:table-row>
        <table:table-row table:style-name="ro1">
          <table:table-cell table:formula="of:=[.A109]+1" office:value-type="float" office:value="99">
            <text:p>99</text:p>
          </table:table-cell>
          <table:table-cell/>
          <table:table-cell office:value-type="string">
            <text:p>KSK</text:p>
          </table:table-cell>
          <table:table-cell table:style-name="ce4" office:value-type="string">
            <text:p>LA:Mandarin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DISCOUNT</text:p>
          </table:table-cell>
          <table:table-cell/>
        </table:table-row>
        <table:table-row table:style-name="ro2">
          <table:table-cell table:formula="of:=[.A110]+1" office:value-type="float" office:value="100">
            <text:p>100</text:p>
          </table:table-cell>
          <table:table-cell/>
          <table:table-cell office:value-type="string">
            <text:p>KSK</text:p>
          </table:table-cell>
          <table:table-cell table:style-name="ce4" office:value-type="string">
            <text:p>LA:Anglais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DISCOUNT</text:p>
          </table:table-cell>
          <table:table-cell/>
        </table:table-row>
        <table:table-row table:style-name="ro2">
          <table:table-cell table:formula="of:=[.A111]+1" office:value-type="float" office:value="101">
            <text:p>101</text:p>
          </table:table-cell>
          <table:table-cell/>
          <table:table-cell office:value-type="string">
            <text:p>KSK</text:p>
          </table:table-cell>
          <table:table-cell table:style-name="ce4" office:value-type="string">
            <text:p>LA:Français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DISCOUNT</text:p>
          </table:table-cell>
          <table:table-cell/>
        </table:table-row>
        <table:table-row table:style-name="ro1">
          <table:table-cell table:formula="of:=[.A112]+1" office:value-type="float" office:value="102">
            <text:p>102</text:p>
          </table:table-cell>
          <table:table-cell/>
          <table:table-cell office:value-type="string">
            <text:p>KSK</text:p>
          </table:table-cell>
          <table:table-cell table:style-name="ce4" office:value-type="string">
            <text:p>PR:Commando</text:p>
          </table:table-cell>
          <table:table-cell table:number-columns-repeated="2"/>
          <table:table-cell office:value-type="float" office:value="40">
            <text:p>40</text:p>
          </table:table-cell>
          <table:table-cell office:value-type="string">
            <text:p>FREEBIE</text:p>
          </table:table-cell>
          <table:table-cell/>
        </table:table-row>
        <table:table-row table:style-name="ro2">
          <table:table-cell table:formula="of:=[.A113]+1" office:value-type="float" office:value="103">
            <text:p>103</text:p>
          </table:table-cell>
          <table:table-cell/>
          <table:table-cell office:value-type="string">
            <text:p>KSK</text:p>
          </table:table-cell>
          <table:table-cell table:style-name="ce4" office:value-type="string">
            <text:p>PR:Sécurité</text:p>
          </table:table-cell>
          <table:table-cell table:number-columns-repeated="2"/>
          <table:table-cell office:value-type="float" office:value="60">
            <text:p>60</text:p>
          </table:table-cell>
          <table:table-cell office:value-type="string">
            <text:p>FREEBIE</text:p>
          </table:table-cell>
          <table:table-cell/>
        </table:table-row>
        <table:table-row table:style-name="ro1">
          <table:table-cell table:formula="of:=[.A114]+1" office:value-type="float" office:value="104">
            <text:p>104</text:p>
          </table:table-cell>
          <table:table-cell/>
          <table:table-cell office:value-type="string">
            <text:p>IDENTITY</text:p>
          </table:table-cell>
          <table:table-cell office:value-type="string">
            <text:p>1</text:p>
          </table:table-cell>
          <table:table-cell office:value-type="string">
            <text:p>NAME</text:p>
          </table:table-cell>
          <table:table-cell table:number-columns-repeated="3"/>
          <table:table-cell office:value-type="string">
            <text:p>Estevan Valdez</text:p>
          </table:table-cell>
        </table:table-row>
        <table:table-row table:style-name="ro1">
          <table:table-cell table:formula="of:=[.A115]+1" office:value-type="float" office:value="105">
            <text:p>105</text:p>
          </table:table-cell>
          <table:table-cell/>
          <table:table-cell office:value-type="string">
            <text:p>IDENTITY</text:p>
          </table:table-cell>
          <table:table-cell office:value-type="string">
            <text:p>1</text:p>
          </table:table-cell>
          <table:table-cell office:value-type="string">
            <text:p>NOTES</text:p>
          </table:table-cell>
          <table:table-cell table:number-columns-repeated="3"/>
          <table:table-cell office:value-type="string">
            <text:p>Officier de Sécurité</text:p>
          </table:table-cell>
        </table:table-row>
        <table:table-row table:style-name="ro1">
          <table:table-cell table:formula="of:=[.A116]+1" office:value-type="float" office:value="106">
            <text:p>106</text:p>
          </table:table-cell>
          <table:table-cell/>
          <table:table-cell office:value-type="string">
            <text:p>IDENTITY</text:p>
          </table:table-cell>
          <table:table-cell office:value-type="string">
            <text:p>1</text:p>
          </table:table-cell>
          <table:table-cell office:value-type="string">
            <text:p>REPUTATION</text:p>
          </table:table-cell>
          <table:table-cell office:value-type="string">
            <text:p>C-rep</text:p>
          </table:table-cell>
          <table:table-cell office:value-type="float" office:value="40">
            <text:p>40</text:p>
          </table:table-cell>
          <table:table-cell office:value-type="string">
            <text:p>CREATION</text:p>
          </table:table-cell>
          <table:table-cell/>
        </table:table-row>
        <table:table-row table:style-name="ro1">
          <table:table-cell table:formula="of:=[.A117]+1" office:value-type="float" office:value="107">
            <text:p>107</text:p>
          </table:table-cell>
          <table:table-cell/>
          <table:table-cell office:value-type="string">
            <text:p>IDENTITY</text:p>
          </table:table-cell>
          <table:table-cell office:value-type="string">
            <text:p>1</text:p>
          </table:table-cell>
          <table:table-cell office:value-type="string">
            <text:p>REPUTATION</text:p>
          </table:table-cell>
          <table:table-cell office:value-type="string">
            <text:p>R-rep</text:p>
          </table:table-cell>
          <table:table-cell office:value-type="float" office:value="10">
            <text:p>10</text:p>
          </table:table-cell>
          <table:table-cell office:value-type="string">
            <text:p>CREATION</text:p>
          </table:table-cell>
          <table:table-cell/>
        </table:table-row>
        <table:table-row table:style-name="ro1">
          <table:table-cell table:formula="of:=[.A118]+1" office:value-type="float" office:value="108">
            <text:p>108</text:p>
          </table:table-cell>
          <table:table-cell/>
          <table:table-cell office:value-type="string">
            <text:p>IDENTITY</text:p>
          </table:table-cell>
          <table:table-cell office:value-type="string">
            <text:p>2</text:p>
          </table:table-cell>
          <table:table-cell office:value-type="string">
            <text:p>NAME</text:p>
          </table:table-cell>
          <table:table-cell table:number-columns-repeated="3"/>
          <table:table-cell office:value-type="string">
            <text:p>Ocho</text:p>
          </table:table-cell>
        </table:table-row>
        <table:table-row table:style-name="ro1">
          <table:table-cell table:formula="of:=[.A119]+1" office:value-type="float" office:value="109">
            <text:p>109</text:p>
          </table:table-cell>
          <table:table-cell/>
          <table:table-cell office:value-type="string">
            <text:p>IDENTITY</text:p>
          </table:table-cell>
          <table:table-cell office:value-type="string">
            <text:p>2</text:p>
          </table:table-cell>
          <table:table-cell office:value-type="string">
            <text:p>NOTES</text:p>
          </table:table-cell>
          <table:table-cell table:number-columns-repeated="3"/>
          <table:table-cell office:value-type="string">
            <text:p>Garde du Corps</text:p>
          </table:table-cell>
        </table:table-row>
        <table:table-row table:style-name="ro1">
          <table:table-cell table:formula="of:=[.A120]+1" office:value-type="float" office:value="110">
            <text:p>110</text:p>
          </table:table-cell>
          <table:table-cell/>
          <table:table-cell office:value-type="string">
            <text:p>MUSE_NAME</text:p>
          </table:table-cell>
          <table:table-cell table:number-columns-repeated="5"/>
          <table:table-cell office:value-type="string">
            <text:p>Carmen</text:p>
          </table:table-cell>
        </table:table-row>
        <table:table-row table:style-name="ro1">
          <table:table-cell table:formula="of:=[.A121]+1" office:value-type="float" office:value="111">
            <text:p>111</text:p>
          </table:table-cell>
          <table:table-cell/>
          <table:table-cell office:value-type="string">
            <text:p>MUSE_APT</text:p>
          </table:table-cell>
          <table:table-cell table:style-name="ce2" office:value-type="string">
            <text:p>COO</text:p>
          </table:table-cell>
          <table:table-cell table:style-name="Default"/>
          <table:table-cell/>
          <table:table-cell table:style-name="ce1" office:value-type="string">
            <text:p>10</text:p>
          </table:table-cell>
          <table:table-cell office:value-type="string">
            <text:p>FREE</text:p>
          </table:table-cell>
          <table:table-cell/>
        </table:table-row>
        <table:table-row table:style-name="ro1">
          <table:table-cell table:formula="of:=[.A122]+1" office:value-type="float" office:value="112">
            <text:p>112</text:p>
          </table:table-cell>
          <table:table-cell/>
          <table:table-cell office:value-type="string">
            <text:p>MUSE_APT</text:p>
          </table:table-cell>
          <table:table-cell table:style-name="ce2" office:value-type="string">
            <text:p>REF</text:p>
          </table:table-cell>
          <table:table-cell table:style-name="Default"/>
          <table:table-cell/>
          <table:table-cell table:style-name="ce1" office:value-type="string">
            <text:p>10</text:p>
          </table:table-cell>
          <table:table-cell office:value-type="string">
            <text:p>FREE</text:p>
          </table:table-cell>
          <table:table-cell/>
        </table:table-row>
        <table:table-row table:style-name="ro1">
          <table:table-cell table:formula="of:=[.A123]+1" office:value-type="float" office:value="113">
            <text:p>113</text:p>
          </table:table-cell>
          <table:table-cell/>
          <table:table-cell office:value-type="string">
            <text:p>MUSE_APT</text:p>
          </table:table-cell>
          <table:table-cell table:style-name="ce2" office:value-type="string">
            <text:p>SOM</text:p>
          </table:table-cell>
          <table:table-cell table:style-name="Default"/>
          <table:table-cell/>
          <table:table-cell table:style-name="ce1" office:value-type="string">
            <text:p>10</text:p>
          </table:table-cell>
          <table:table-cell office:value-type="string">
            <text:p>FREE</text:p>
          </table:table-cell>
          <table:table-cell/>
        </table:table-row>
        <table:table-row table:style-name="ro1">
          <table:table-cell table:formula="of:=[.A124]+1" office:value-type="float" office:value="114">
            <text:p>114</text:p>
          </table:table-cell>
          <table:table-cell/>
          <table:table-cell office:value-type="string">
            <text:p>MUSE_APT</text:p>
          </table:table-cell>
          <table:table-cell table:style-name="ce2" office:value-type="string">
            <text:p>SAV</text:p>
          </table:table-cell>
          <table:table-cell table:style-name="Default"/>
          <table:table-cell/>
          <table:table-cell table:style-name="ce1" office:value-type="string">
            <text:p>10</text:p>
          </table:table-cell>
          <table:table-cell office:value-type="string">
            <text:p>FREE</text:p>
          </table:table-cell>
          <table:table-cell/>
        </table:table-row>
        <table:table-row table:style-name="ro1">
          <table:table-cell table:formula="of:=[.A125]+1" office:value-type="float" office:value="115">
            <text:p>115</text:p>
          </table:table-cell>
          <table:table-cell/>
          <table:table-cell office:value-type="string">
            <text:p>MUSE_APT</text:p>
          </table:table-cell>
          <table:table-cell table:style-name="ce2" office:value-type="string">
            <text:p>WIL</text:p>
          </table:table-cell>
          <table:table-cell table:style-name="Default"/>
          <table:table-cell/>
          <table:table-cell table:style-name="ce1" office:value-type="string">
            <text:p>10</text:p>
          </table:table-cell>
          <table:table-cell office:value-type="string">
            <text:p>FREE</text:p>
          </table:table-cell>
          <table:table-cell/>
        </table:table-row>
        <table:table-row table:style-name="ro1">
          <table:table-cell table:formula="of:=[.A126]+1" office:value-type="float" office:value="116">
            <text:p>116</text:p>
          </table:table-cell>
          <table:table-cell/>
          <table:table-cell office:value-type="string">
            <text:p>MUSE_APT</text:p>
          </table:table-cell>
          <table:table-cell table:style-name="ce2" office:value-type="string">
            <text:p>INT</text:p>
          </table:table-cell>
          <table:table-cell table:style-name="Default"/>
          <table:table-cell/>
          <table:table-cell table:style-name="ce1" office:value-type="string">
            <text:p>20</text:p>
          </table:table-cell>
          <table:table-cell office:value-type="string">
            <text:p>FREE</text:p>
          </table:table-cell>
          <table:table-cell/>
        </table:table-row>
        <table:table-row table:style-name="ro1">
          <table:table-cell table:formula="of:=[.A127]+1" office:value-type="float" office:value="117">
            <text:p>117</text:p>
          </table:table-cell>
          <table:table-cell/>
          <table:table-cell office:value-type="string">
            <text:p>MUSE_APT</text:p>
          </table:table-cell>
          <table:table-cell table:style-name="ce2" office:value-type="string">
            <text:p>COG</text:p>
          </table:table-cell>
          <table:table-cell table:style-name="Default"/>
          <table:table-cell/>
          <table:table-cell table:style-name="ce1" office:value-type="string">
            <text:p>10</text:p>
          </table:table-cell>
          <table:table-cell office:value-type="string">
            <text:p>FREE</text:p>
          </table:table-cell>
          <table:table-cell/>
        </table:table-row>
        <table:table-row table:style-name="ro1">
          <table:table-cell table:formula="of:=[.A128]+1" office:value-type="float" office:value="118">
            <text:p>118</text:p>
          </table:table-cell>
          <table:table-cell/>
          <table:table-cell office:value-type="string">
            <text:p>MUSE_SKILL</text:p>
          </table:table-cell>
          <table:table-cell table:style-name="ce2" office:value-type="string">
            <text:p>LA:Espagnol</text:p>
          </table:table-cell>
          <table:table-cell table:number-columns-repeated="2"/>
          <table:table-cell office:value-type="float" office:value="80">
            <text:p>80</text:p>
          </table:table-cell>
          <table:table-cell office:value-type="string">
            <text:p>FREE</text:p>
          </table:table-cell>
          <table:table-cell/>
        </table:table-row>
        <table:table-row table:style-name="ro1">
          <table:table-cell table:formula="of:=[.A129]+1" office:value-type="float" office:value="119">
            <text:p>119</text:p>
          </table:table-cell>
          <table:table-cell/>
          <table:table-cell office:value-type="string">
            <text:p>MUSE_SKILL</text:p>
          </table:table-cell>
          <table:table-cell table:style-name="ce2" office:value-type="string">
            <text:p>AC:Psychologie</text:p>
          </table:table-cell>
          <table:table-cell table:number-columns-repeated="2"/>
          <table:table-cell office:value-type="float" office:value="60">
            <text:p>60</text:p>
          </table:table-cell>
          <table:table-cell office:value-type="string">
            <text:p>FREE</text:p>
          </table:table-cell>
          <table:table-cell/>
        </table:table-row>
        <table:table-row table:style-name="ro1">
          <table:table-cell table:formula="of:=[.A130]+1" office:value-type="float" office:value="120">
            <text:p>120</text:p>
          </table:table-cell>
          <table:table-cell/>
          <table:table-cell office:value-type="string">
            <text:p>MUSE_SKILL</text:p>
          </table:table-cell>
          <table:table-cell table:style-name="ce2" office:value-type="string">
            <text:p>HW:Électronique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FREE</text:p>
          </table:table-cell>
          <table:table-cell/>
        </table:table-row>
        <table:table-row table:style-name="ro1">
          <table:table-cell table:formula="of:=[.A131]+1" office:value-type="float" office:value="121">
            <text:p>121</text:p>
          </table:table-cell>
          <table:table-cell/>
          <table:table-cell office:value-type="string">
            <text:p>MUSE_SKILL</text:p>
          </table:table-cell>
          <table:table-cell table:style-name="ce2" office:value-type="string">
            <text:p>INFOSEC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FREE</text:p>
          </table:table-cell>
          <table:table-cell/>
        </table:table-row>
        <table:table-row table:style-name="ro1">
          <table:table-cell table:formula="of:=[.A132]+1" office:value-type="float" office:value="122">
            <text:p>122</text:p>
          </table:table-cell>
          <table:table-cell/>
          <table:table-cell office:value-type="string">
            <text:p>MUSE_SKILL</text:p>
          </table:table-cell>
          <table:table-cell table:style-name="ce2" office:value-type="string">
            <text:p>INTERFACING</text:p>
          </table:table-cell>
          <table:table-cell table:number-columns-repeated="2"/>
          <table:table-cell office:value-type="float" office:value="40">
            <text:p>40</text:p>
          </table:table-cell>
          <table:table-cell office:value-type="string">
            <text:p>FREE</text:p>
          </table:table-cell>
          <table:table-cell/>
        </table:table-row>
        <table:table-row table:style-name="ro1">
          <table:table-cell table:formula="of:=[.A133]+1" office:value-type="float" office:value="123">
            <text:p>123</text:p>
          </table:table-cell>
          <table:table-cell/>
          <table:table-cell office:value-type="string">
            <text:p>MUSE_SKILL</text:p>
          </table:table-cell>
          <table:table-cell table:style-name="ce2" office:value-type="string">
            <text:p>PR:Comptabilité</text:p>
          </table:table-cell>
          <table:table-cell table:number-columns-repeated="2"/>
          <table:table-cell office:value-type="float" office:value="60">
            <text:p>60</text:p>
          </table:table-cell>
          <table:table-cell office:value-type="string">
            <text:p>FREE</text:p>
          </table:table-cell>
          <table:table-cell/>
        </table:table-row>
        <table:table-row table:style-name="ro1">
          <table:table-cell table:formula="of:=[.A134]+1" office:value-type="float" office:value="124">
            <text:p>124</text:p>
          </table:table-cell>
          <table:table-cell/>
          <table:table-cell office:value-type="string">
            <text:p>MUSE_SKILL</text:p>
          </table:table-cell>
          <table:table-cell table:style-name="ce2" office:value-type="string">
            <text:p>PROGRAMMING</text:p>
          </table:table-cell>
          <table:table-cell table:number-columns-repeated="2"/>
          <table:table-cell office:value-type="float" office:value="20">
            <text:p>20</text:p>
          </table:table-cell>
          <table:table-cell office:value-type="string">
            <text:p>FREE</text:p>
          </table:table-cell>
          <table:table-cell/>
        </table:table-row>
        <table:table-row table:style-name="ro1">
          <table:table-cell table:formula="of:=[.A135]+1" office:value-type="float" office:value="125">
            <text:p>125</text:p>
          </table:table-cell>
          <table:table-cell/>
          <table:table-cell office:value-type="string">
            <text:p>MUSE_SKILL</text:p>
          </table:table-cell>
          <table:table-cell table:style-name="ce2" office:value-type="string">
            <text:p>RESEARCH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FREE</text:p>
          </table:table-cell>
          <table:table-cell/>
        </table:table-row>
        <table:table-row table:style-name="ro1">
          <table:table-cell table:formula="of:=[.A136]+1" office:value-type="float" office:value="126">
            <text:p>126</text:p>
          </table:table-cell>
          <table:table-cell/>
          <table:table-cell office:value-type="string">
            <text:p>MUSE_SKILL</text:p>
          </table:table-cell>
          <table:table-cell table:style-name="ce2" office:value-type="string">
            <text:p>PERCEPTION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FREE</text:p>
          </table:table-cell>
          <table:table-cell/>
        </table:table-row>
        <table:table-row table:style-name="ro1">
          <table:table-cell table:formula="of:=[.A137]+1" office:value-type="float" office:value="127">
            <text:p>127</text:p>
          </table:table-cell>
          <table:table-cell/>
          <table:table-cell office:value-type="string">
            <text:p>MUSE_SKILL</text:p>
          </table:table-cell>
          <table:table-cell table:style-name="ce2" office:value-type="string">
            <text:p>AC:Droit Corpo</text:p>
          </table:table-cell>
          <table:table-cell table:number-columns-repeated="2"/>
          <table:table-cell office:value-type="float" office:value="40">
            <text:p>40</text:p>
          </table:table-cell>
          <table:table-cell office:value-type="string">
            <text:p>FREE</text:p>
          </table:table-cell>
          <table:table-cell/>
        </table:table-row>
        <table:table-row table:style-name="ro1">
          <table:table-cell table:formula="of:=[.A138]+1" office:value-type="float" office:value="128">
            <text:p>128</text:p>
          </table:table-cell>
          <table:table-cell/>
          <table:table-cell office:value-type="string">
            <text:p>MUSE_SKILL</text:p>
          </table:table-cell>
          <table:table-cell table:style-name="ce2" office:value-type="string">
            <text:p>AC:Chimie</text:p>
          </table:table-cell>
          <table:table-cell table:number-columns-repeated="2"/>
          <table:table-cell office:value-type="float" office:value="40">
            <text:p>40</text:p>
          </table:table-cell>
          <table:table-cell office:value-type="string">
            <text:p>FREE</text:p>
          </table:table-cell>
          <table:table-cell/>
        </table:table-row>
        <table:table-row table:style-name="ro1">
          <table:table-cell table:formula="of:=[.A139]+1" office:value-type="float" office:value="129">
            <text:p>129</text:p>
          </table:table-cell>
          <table:table-cell/>
          <table:table-cell office:value-type="string">
            <text:p>MUSE_SKILL</text:p>
          </table:table-cell>
          <table:table-cell office:value-type="string">
            <text:p>PR:Criminels</text:p>
          </table:table-cell>
          <table:table-cell table:number-columns-repeated="2"/>
          <table:table-cell office:value-type="float" office:value="40">
            <text:p>40</text:p>
          </table:table-cell>
          <table:table-cell office:value-type="string">
            <text:p>FREE</text:p>
          </table:table-cell>
          <table:table-cell/>
        </table:table-row>
        <table:table-row table:style-name="ro1">
          <table:table-cell table:formula="of:=[.A140]+1" office:value-type="float" office:value="130">
            <text:p>130</text:p>
          </table:table-cell>
          <table:table-cell/>
          <table:table-cell office:value-type="string">
            <text:p>CREDITS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string">
            <text:p>FREEBIE</text:p>
          </table:table-cell>
          <table:table-cell/>
        </table:table-row>
        <table:table-row table:style-name="ro1">
          <table:table-cell table:formula="of:=[.A141]+1" office:value-type="float" office:value="131">
            <text:p>131</text:p>
          </table:table-cell>
          <table:table-cell/>
          <table:table-cell office:value-type="string">
            <text:p>GEAR</text:p>
          </table:table-cell>
          <table:table-cell table:number-columns-repeated="5"/>
          <table:table-cell office:value-type="string">
            <text:p>Pistolet Lourd Interfacé</text:p>
          </table:table-cell>
        </table:table-row>
        <table:table-row table:style-name="ro1">
          <table:table-cell table:formula="of:=[.A142]+1" office:value-type="float" office:value="132">
            <text:p>132</text:p>
          </table:table-cell>
          <table:table-cell/>
          <table:table-cell office:value-type="string">
            <text:p>GEAR</text:p>
          </table:table-cell>
          <table:table-cell table:number-columns-repeated="5"/>
          <table:table-cell office:value-type="string">
            <text:p>Munitions Réactives Dévoreuses</text:p>
          </table:table-cell>
        </table:table-row>
        <table:table-row table:style-name="ro1">
          <table:table-cell table:formula="of:=[.A143]+1" office:value-type="float" office:value="133">
            <text:p>133</text:p>
          </table:table-cell>
          <table:table-cell/>
          <table:table-cell office:value-type="string">
            <text:p>GEAR</text:p>
          </table:table-cell>
          <table:table-cell table:number-columns-repeated="5"/>
          <table:table-cell office:value-type="string">
            <text:p>Silencieux</text:p>
          </table:table-cell>
        </table:table-row>
        <table:table-row table:style-name="ro1">
          <table:table-cell table:formula="of:=[.A144]+1" office:value-type="float" office:value="134">
            <text:p>134</text:p>
          </table:table-cell>
          <table:table-cell/>
          <table:table-cell office:value-type="string">
            <text:p>GEAR</text:p>
          </table:table-cell>
          <table:table-cell table:number-columns-repeated="5"/>
          <table:table-cell office:value-type="string">
            <text:p>Armure Légère</text:p>
          </table:table-cell>
        </table:table-row>
        <table:table-row table:style-name="ro1">
          <table:table-cell table:formula="of:=[.A145]+1" office:value-type="float" office:value="135">
            <text:p>135</text:p>
          </table:table-cell>
          <table:table-cell/>
          <table:table-cell office:value-type="string">
            <text:p>GEAR</text:p>
          </table:table-cell>
          <table:table-cell table:number-columns-repeated="5"/>
          <table:table-cell office:value-type="string">
            <text:p>Vêtements Adaptatifs</text:p>
          </table:table-cell>
        </table:table-row>
        <table:table-row table:style-name="ro1">
          <table:table-cell table:formula="of:=[.A146]+1" office:value-type="float" office:value="136">
            <text:p>136</text:p>
          </table:table-cell>
          <table:table-cell/>
          <table:table-cell office:value-type="string">
            <text:p>GEAR</text:p>
          </table:table-cell>
          <table:table-cell table:number-columns-repeated="5"/>
          <table:table-cell office:value-type="string">
            <text:p>Gants à Impulsion</text:p>
          </table:table-cell>
        </table:table-row>
        <table:table-row table:style-name="ro1">
          <table:table-cell table:formula="of:=[.A147]+1" office:value-type="float" office:value="137">
            <text:p>137</text:p>
          </table:table-cell>
          <table:table-cell/>
          <table:table-cell office:value-type="string">
            <text:p>GEAR</text:p>
          </table:table-cell>
          <table:table-cell table:number-columns-repeated="5"/>
          <table:table-cell office:value-type="string">
            <text:p>Jumelles</text:p>
          </table:table-cell>
        </table:table-row>
        <table:table-row table:style-name="ro1">
          <table:table-cell table:formula="of:=[.A148]+1" office:value-type="float" office:value="138">
            <text:p>138</text:p>
          </table:table-cell>
          <table:table-cell/>
          <table:table-cell office:value-type="string">
            <text:p>GEAR</text:p>
          </table:table-cell>
          <table:table-cell table:number-columns-repeated="5"/>
          <table:table-cell office:value-type="string">
            <text:p>Nettoyeurs</text:p>
          </table:table-cell>
        </table:table-row>
        <table:table-row table:style-name="ro1">
          <table:table-cell table:formula="of:=[.A149]+1" office:value-type="float" office:value="139">
            <text:p>139</text:p>
          </table:table-cell>
          <table:table-cell/>
          <table:table-cell office:value-type="string">
            <text:p>GEAR</text:p>
          </table:table-cell>
          <table:table-cell table:number-columns-repeated="5"/>
          <table:table-cell office:value-type="string">
            <text:p>Pistolet Grappin</text:p>
          </table:table-cell>
        </table:table-row>
        <table:table-row table:style-name="ro1">
          <table:table-cell table:formula="of:=[.A150]+1" office:value-type="float" office:value="140">
            <text:p>140</text:p>
          </table:table-cell>
          <table:table-cell/>
          <table:table-cell office:value-type="string">
            <text:p>GEAR</text:p>
          </table:table-cell>
          <table:table-cell table:number-columns-repeated="5"/>
          <table:table-cell office:value-type="string">
            <text:p>Câble Monofilament</text:p>
          </table:table-cell>
        </table:table-row>
        <table:table-row table:style-name="ro1">
          <table:table-cell table:formula="of:=[.A151]+1" office:value-type="float" office:value="141">
            <text:p>141</text:p>
          </table:table-cell>
          <table:table-cell/>
          <table:table-cell office:value-type="string">
            <text:p>GEAR</text:p>
          </table:table-cell>
          <table:table-cell table:number-columns-repeated="5"/>
          <table:table-cell office:value-type="string">
            <text:p>Combinaison Pressurisée Légère</text:p>
          </table:table-cell>
        </table:table-row>
        <table:table-row table:style-name="ro1">
          <table:table-cell table:formula="of:=[.A152]+1" office:value-type="float" office:value="142">
            <text:p>142</text:p>
          </table:table-cell>
          <table:table-cell/>
          <table:table-cell office:value-type="string">
            <text:p>GEAR</text:p>
          </table:table-cell>
          <table:table-cell table:number-columns-repeated="5"/>
          <table:table-cell office:value-type="string">
            <text:p>Chaussures de Microgravité</text:p>
          </table:table-cell>
        </table:table-row>
        <table:table-row table:style-name="ro1">
          <table:table-cell table:formula="of:=[.A153]+1" office:value-type="float" office:value="143">
            <text:p>143</text:p>
          </table:table-cell>
          <table:table-cell/>
          <table:table-cell office:value-type="string">
            <text:p>GEAR</text:p>
          </table:table-cell>
          <table:table-cell table:number-columns-repeated="5"/>
          <table:table-cell office:value-type="string">
            <text:p>Grenade EMP x 2</text:p>
          </table:table-cell>
        </table:table-row>
        <table:table-row table:style-name="ro1">
          <table:table-cell table:formula="of:=[.A154]+1" office:value-type="float" office:value="144">
            <text:p>144</text:p>
          </table:table-cell>
          <table:table-cell/>
          <table:table-cell office:value-type="string">
            <text:p>SOFTWARE</text:p>
          </table:table-cell>
          <table:table-cell table:number-columns-repeated="5"/>
          <table:table-cell office:value-type="string">
            <text:p>Cryptage</text:p>
          </table:table-cell>
        </table:table-row>
        <table:table-row table:style-name="ro1">
          <table:table-cell table:formula="of:=[.A155]+1" office:value-type="float" office:value="145">
            <text:p>145</text:p>
          </table:table-cell>
          <table:table-cell/>
          <table:table-cell office:value-type="string">
            <text:p>SOFTWARE</text:p>
          </table:table-cell>
          <table:table-cell table:number-columns-repeated="5"/>
          <table:table-cell office:value-type="string">
            <text:p>Pistage</text:p>
          </table:table-cell>
        </table:table-row>
        <table:table-row table:style-name="ro1">
          <table:table-cell table:formula="of:=[.A156]+1" office:value-type="float" office:value="146">
            <text:p>146</text:p>
          </table:table-cell>
          <table:table-cell/>
          <table:table-cell office:value-type="string">
            <text:p>SOFTWARE</text:p>
          </table:table-cell>
          <table:table-cell table:number-columns-repeated="5"/>
          <table:table-cell office:value-type="string">
            <text:p>Reconnaissance Faciale</text:p>
          </table:table-cell>
        </table:table-row>
        <table:table-row table:style-name="ro1">
          <table:table-cell table:formula="of:=[.A157]+1" office:value-type="float" office:value="147">
            <text:p>147</text:p>
          </table:table-cell>
          <table:table-cell/>
          <table:table-cell office:value-type="string">
            <text:p>SOFTWARE</text:p>
          </table:table-cell>
          <table:table-cell table:number-columns-repeated="5"/>
          <table:table-cell office:value-type="string">
            <text:p>Reconnaissance de Démarche</text:p>
          </table:table-cell>
        </table:table-row>
        <table:table-row table:style-name="ro1">
          <table:table-cell table:formula="of:=[.A158]+1" office:value-type="float" office:value="148">
            <text:p>148</text:p>
          </table:table-cell>
          <table:table-cell/>
          <table:table-cell office:value-type="string">
            <text:p>SOFTWARE</text:p>
          </table:table-cell>
          <table:table-cell table:number-columns-repeated="5"/>
          <table:table-cell office:value-type="string">
            <text:p>Réseau Tactique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9"/>
        </table:table-row>
        <table:table-row table:style-name="ro1">
          <table:table-cell table:number-columns-repeated="9"/>
        </table:table-row>
        <table:table-row table:style-name="ro1">
          <table:table-cell table:number-columns-repeated="9"/>
        </table:table-row>
        <table:table-row table:style-name="ro1">
          <table:table-cell table:number-columns-repeated="9"/>
        </table:table-row>
        <table:table-row table:style-name="ro1">
          <table:table-cell table:number-columns-repeated="9"/>
        </table:table-row>
        <table:table-row table:style-name="ro1">
          <table:table-cell table:number-columns-repeated="9"/>
        </table:table-row>
        <table:table-row table:style-name="ro1">
          <table:table-cell table:number-columns-repeated="9"/>
        </table:table-row>
        <table:table-row table:style-name="ro1">
          <table:table-cell table:number-columns-repeated="9"/>
        </table:table-row>
        <table:table-row table:style-name="ro1">
          <table:table-cell table:number-columns-repeated="9"/>
        </table:table-row>
        <table:table-row table:style-name="ro1">
          <table:table-cell table:number-columns-repeated="9"/>
        </table:table-row>
        <table:table-row table:style-name="ro1">
          <table:table-cell table:number-columns-repeated="9"/>
        </table:table-row>
        <table:table-row table:style-name="ro1">
          <table:table-cell table:number-columns-repeated="9"/>
        </table:table-row>
        <table:table-row table:style-name="ro1">
          <table:table-cell table:number-columns-repeated="9"/>
        </table:table-row>
        <table:table-row table:style-name="ro1">
          <table:table-cell table:number-columns-repeated="9"/>
        </table:table-row>
        <table:table-row table:style-name="ro1">
          <table:table-cell table:number-columns-repeated="9"/>
        </table:table-row>
        <table:table-row table:style-name="ro1">
          <table:table-cell table:number-columns-repeated="9"/>
        </table:table-row>
        <table:table-row table:style-name="ro1">
          <table:table-cell table:number-columns-repeated="9"/>
        </table:table-row>
        <table:table-row table:style-name="ro1">
          <table:table-cell table:number-columns-repeated="9"/>
        </table:table-row>
        <table:table-row table:style-name="ro1">
          <table:table-cell table:number-columns-repeated="9"/>
        </table:table-row>
        <table:table-row table:style-name="ro1" table:number-rows-repeated="5">
          <table:table-cell table:number-columns-repeated="9"/>
        </table:table-row>
        <table:table-row table:style-name="ro1">
          <table:table-cell/>
          <table:table-cell table:number-columns-repeated="8"/>
        </table:table-row>
        <table:table-row table:style-name="ro1">
          <table:table-cell/>
          <table:table-cell table:number-columns-repeated="8"/>
        </table:table-row>
        <table:table-row table:style-name="ro1">
          <table:table-cell/>
          <table:table-cell table:number-columns-repeated="8"/>
        </table:table-row>
        <table:table-row table:style-name="ro1">
          <table:table-cell/>
          <table:table-cell table:number-columns-repeated="8"/>
        </table:table-row>
        <table:table-row table:style-name="ro1">
          <table:table-cell/>
          <table:table-cell table:number-columns-repeated="8"/>
        </table:table-row>
        <table:table-row table:style-name="ro1">
          <table:table-cell/>
          <table:table-cell table:number-columns-repeated="8"/>
        </table:table-row>
        <table:table-row table:style-name="ro1">
          <table:table-cell/>
          <table:table-cell table:number-columns-repeated="8"/>
        </table:table-row>
        <table:table-row table:style-name="ro1">
          <table:table-cell/>
          <table:table-cell table:number-columns-repeated="8"/>
        </table:table-row>
        <table:table-row table:style-name="ro1">
          <table:table-cell/>
          <table:table-cell table:number-columns-repeated="8"/>
        </table:table-row>
        <table:table-row table:style-name="ro1">
          <table:table-cell/>
          <table:table-cell table:number-columns-repeated="8"/>
        </table:table-row>
        <table:table-row table:style-name="ro1">
          <table:table-cell/>
          <table:table-cell table:number-columns-repeated="8"/>
        </table:table-row>
        <table:table-row table:style-name="ro1">
          <table:table-cell/>
          <table:table-cell table:number-columns-repeated="8"/>
        </table:table-row>
        <table:table-row table:style-name="ro1">
          <table:table-cell/>
          <table:table-cell table:number-columns-repeated="8"/>
        </table:table-row>
        <table:table-row table:style-name="ro1">
          <table:table-cell/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table:number-columns-repeated="9"/>
        </table:table-row>
        <table:table-row table:style-name="ro1">
          <table:table-cell table:number-columns-repeated="9"/>
        </table:table-row>
        <table:table-row table:style-name="ro1">
          <table:table-cell table:number-columns-repeated="9"/>
        </table:table-row>
        <table:table-row table:style-name="ro1">
          <table:table-cell table:number-columns-repeated="9"/>
        </table:table-row>
        <table:table-row table:style-name="ro1">
          <table:table-cell table:number-columns-repeated="9"/>
        </table:table-row>
        <table:table-row table:style-name="ro1">
          <table:table-cell table:number-columns-repeated="9"/>
        </table:table-row>
        <table:table-row table:style-name="ro1">
          <table:table-cell table:number-columns-repeated="9"/>
        </table:table-row>
        <table:table-row table:style-name="ro1">
          <table:table-cell table:number-columns-repeated="9"/>
        </table:table-row>
        <table:table-row table:style-name="ro1">
          <table:table-cell table:number-columns-repeated="9"/>
        </table:table-row>
        <table:table-row table:style-name="ro1">
          <table:table-cell table:number-columns-repeated="9"/>
        </table:table-row>
        <table:table-row table:style-name="ro1">
          <table:table-cell table:number-columns-repeated="9"/>
        </table:table-row>
        <table:table-row table:style-name="ro1">
          <table:table-cell table:number-columns-repeated="9"/>
        </table:table-row>
        <table:table-row table:style-name="ro1">
          <table:table-cell table:number-columns-repeated="9"/>
        </table:table-row>
        <table:table-row table:style-name="ro1">
          <table:table-cell table:number-columns-repeated="9"/>
        </table:table-row>
        <table:table-row table:style-name="ro1">
          <table:table-cell table:number-columns-repeated="9"/>
        </table:table-row>
        <table:table-row table:style-name="ro1">
          <table:table-cell table:number-columns-repeated="9"/>
        </table:table-row>
        <table:table-row table:style-name="ro1">
          <table:table-cell table:number-columns-repeated="9"/>
        </table:table-row>
        <table:table-row table:style-name="ro1">
          <table:table-cell table:number-columns-repeated="9"/>
        </table:table-row>
        <table:table-row table:style-name="ro1">
          <table:table-cell table:number-columns-repeated="9"/>
        </table:table-row>
        <table:table-row table:style-name="ro1">
          <table:table-cell table:number-columns-repeated="9"/>
        </table:table-row>
        <table:table-row table:style-name="ro1">
          <table:table-cell table:number-columns-repeated="9"/>
        </table:table-row>
        <table:table-row table:style-name="ro1">
          <table:table-cell table:number-columns-repeated="9"/>
        </table:table-row>
        <table:table-row table:style-name="ro1">
          <table:table-cell table:number-columns-repeated="9"/>
        </table:table-row>
        <table:table-row table:style-name="ro1">
          <table:table-cell table:number-columns-repeated="9"/>
        </table:table-row>
        <table:table-row table:style-name="ro1">
          <table:table-cell table:number-columns-repeated="9"/>
        </table:table-row>
        <table:table-row table:style-name="ro1">
          <table:table-cell table:number-columns-repeated="9"/>
        </table:table-row>
        <table:table-row table:style-name="ro1">
          <table:table-cell table:number-columns-repeated="9"/>
        </table:table-row>
        <table:table-row table:style-name="ro1">
          <table:table-cell table:number-columns-repeated="9"/>
        </table:table-row>
        <table:table-row table:style-name="ro1">
          <table:table-cell table:number-columns-repeated="9"/>
        </table:table-row>
        <table:table-row table:style-name="ro1">
          <table:table-cell table:number-columns-repeated="9"/>
        </table:table-row>
        <table:table-row table:style-name="ro1">
          <table:table-cell table:number-columns-repeated="9"/>
        </table:table-row>
        <table:table-row table:style-name="ro1">
          <table:table-cell table:number-columns-repeated="9"/>
        </table:table-row>
        <table:table-row table:style-name="ro1">
          <table:table-cell table:number-columns-repeated="9"/>
        </table:table-row>
        <table:table-row table:style-name="ro1">
          <table:table-cell table:number-columns-repeated="9"/>
        </table:table-row>
        <table:table-row table:style-name="ro1">
          <table:table-cell table:number-columns-repeated="9"/>
        </table:table-row>
        <table:table-row table:style-name="ro1">
          <table:table-cell table:number-columns-repeated="9"/>
        </table:table-row>
        <table:table-row table:style-name="ro1">
          <table:table-cell table:number-columns-repeated="9"/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number-columns-repeated="8"/>
        </table:table-row>
        <table:table-row table:style-name="ro1">
          <table:table-cell/>
          <table:table-cell table:number-columns-repeated="8"/>
        </table:table-row>
        <table:table-row table:style-name="ro1">
          <table:table-cell/>
          <table:table-cell table:number-columns-repeated="8"/>
        </table:table-row>
        <table:table-row table:style-name="ro1">
          <table:table-cell/>
          <table:table-cell table:number-columns-repeated="8"/>
        </table:table-row>
        <table:table-row table:style-name="ro1">
          <table:table-cell/>
          <table:table-cell table:number-columns-repeated="8"/>
        </table:table-row>
        <table:table-row table:style-name="ro1">
          <table:table-cell/>
          <table:table-cell table:number-columns-repeated="8"/>
        </table:table-row>
        <table:table-row table:style-name="ro1">
          <table:table-cell/>
          <table:table-cell table:number-columns-repeated="8"/>
        </table:table-row>
        <table:table-row table:style-name="ro1">
          <table:table-cell/>
          <table:table-cell table:number-columns-repeated="8"/>
        </table:table-row>
        <table:table-row table:style-name="ro1">
          <table:table-cell/>
          <table:table-cell table:number-columns-repeated="8"/>
        </table:table-row>
        <table:table-row table:style-name="ro1">
          <table:table-cell/>
          <table:table-cell table:number-columns-repeated="8"/>
        </table:table-row>
        <table:table-row table:style-name="ro1">
          <table:table-cell/>
          <table:table-cell table:number-columns-repeated="8"/>
        </table:table-row>
        <table:table-row table:style-name="ro1">
          <table:table-cell/>
          <table:table-cell table:number-columns-repeated="8"/>
        </table:table-row>
        <table:table-row table:style-name="ro1">
          <table:table-cell/>
          <table:table-cell table:number-columns-repeated="8"/>
        </table:table-row>
        <table:table-row table:style-name="ro1">
          <table:table-cell/>
          <table:table-cell table:number-columns-repeated="8"/>
        </table:table-row>
        <table:table-row table:style-name="ro1" table:number-rows-repeated="1048324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Modèle perso" table:style-name="ta1">
        <table:table-column table:style-name="co1" table:default-cell-style-name="Default"/>
        <table:table-column table:style-name="co5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5" table:default-cell-style-name="Default"/>
        <table:table-column table:style-name="co5" table:number-columns-repeated="2" table:default-cell-style-name="ce1"/>
        <table:table-row table:style-name="ro1">
          <table:table-cell office:value-type="string">
            <text:p>Nom :</text:p>
          </table:table-cell>
          <table:table-cell office:value-type="string">
            <text:p>NOM</text:p>
          </table:table-cell>
          <table:table-cell table:number-columns-repeated="6"/>
        </table:table-row>
        <table:table-row table:style-name="ro1">
          <table:table-cell office:value-type="string">
            <text:p>Joueur :</text:p>
          </table:table-cell>
          <table:table-cell office:value-type="string">
            <text:p>JOUEUR</text:p>
          </table:table-cell>
          <table:table-cell table:number-columns-repeated="6"/>
        </table:table-row>
        <table:table-row table:style-name="ro1">
          <table:table-cell office:value-type="string">
            <text:p>ID perso :</text:p>
          </table:table-cell>
          <table:table-cell office:value-type="string">
            <text:p>ID</text:p>
          </table:table-cell>
          <table:table-cell table:number-columns-repeated="6"/>
        </table:table-row>
        <table:table-row table:style-name="ro1">
          <table:table-cell office:value-type="string">
            <text:p>ID premier edit :</text:p>
          </table:table-cell>
          <table:table-cell office:value-type="string">
            <text:p>IDEDIT1</text:p>
          </table:table-cell>
          <table:table-cell table:number-columns-repeated="6"/>
        </table:table-row>
        <table:table-row table:style-name="ro1" table:number-rows-repeated="7">
          <table:table-cell table:number-columns-repeated="8"/>
        </table:table-row>
        <table:table-row table:style-name="ro1">
          <table:table-cell office:value-type="string">
            <text:p>EDITS</text:p>
          </table:table-cell>
          <table:table-cell table:number-columns-repeated="7"/>
        </table:table-row>
        <table:table-row table:style-name="ro1">
          <table:table-cell office:value-type="string">
            <text:p>Cause</text:p>
          </table:table-cell>
          <table:table-cell office:value-type="string">
            <text:p>Clé générale</text:p>
          </table:table-cell>
          <table:table-cell office:value-type="string">
            <text:p>Sous-clé 1</text:p>
          </table:table-cell>
          <table:table-cell office:value-type="string">
            <text:p>Sous-clé 2</text:p>
          </table:table-cell>
          <table:table-cell office:value-type="string">
            <text:p>Sous-clé 3</text:p>
          </table:table-cell>
          <table:table-cell office:value-type="string">
            <text:p>Amount</text:p>
          </table:table-cell>
          <table:table-cell office:value-type="string">
            <text:p>AmountType</text:p>
          </table:table-cell>
          <table:table-cell office:value-type="string">
            <text:p>Valeur chaîne</text:p>
          </table:table-cell>
        </table:table-row>
        <table:table-row table:style-name="ro1">
          <table:table-cell/>
          <table:table-cell office:value-type="string">
            <text:p>FACTION</text:p>
          </table:table-cell>
          <table:table-cell table:number-columns-repeated="5"/>
          <table:table-cell office:value-type="string">
            <text:p>HYPERCORP</text:p>
          </table:table-cell>
        </table:table-row>
        <table:table-row table:style-name="ro1">
          <table:table-cell/>
          <table:table-cell office:value-type="string">
            <text:p>GENDER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BACKGROUND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ACTUAL_AGE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TRAIT</text:p>
          </table:table-cell>
          <table:table-cell table:style-name="ce3" office:value-type="string">
            <text:p>SITUATIONAL_AWARENESS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TRAIT</text:p>
          </table:table-cell>
          <table:table-cell table:style-name="ce3" office:value-type="string">
            <text:p>EDITED_MEMORIES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TRAIT</text:p>
          </table:table-cell>
          <table:table-cell table:style-name="ce3" office:value-type="string">
            <text:p>RIGHT_AT_HOME</text:p>
          </table:table-cell>
          <table:table-cell/>
          <table:table-cell office:value-type="string">
            <text:p>FURY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TRAIT</text:p>
          </table:table-cell>
          <table:table-cell table:style-name="ce3" office:value-type="string">
            <text:p>DANGER_SENSE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MORPH_TYPE</text:p>
          </table:table-cell>
          <table:table-cell table:number-columns-repeated="5"/>
          <table:table-cell office:value-type="string">
            <text:p>FURY</text:p>
          </table:table-cell>
        </table:table-row>
        <table:table-row table:style-name="ro1">
          <table:table-cell table:formula="of:=[.$A$22]" office:value-type="float" office:value="0">
            <text:p>0</text:p>
          </table:table-cell>
          <table:table-cell table:style-name="ce6" office:value-type="string">
            <text:p>MORPH_ORIGIN</text:p>
          </table:table-cell>
          <table:table-cell table:number-columns-repeated="5"/>
          <table:table-cell office:value-type="string">
            <text:p>BIO</text:p>
          </table:table-cell>
        </table:table-row>
        <table:table-row table:style-name="ro1">
          <table:table-cell table:formula="of:=[.$A$22]" office:value-type="float" office:value="0">
            <text:p>0</text:p>
          </table:table-cell>
          <table:table-cell office:value-type="string">
            <text:p>MORPH_DURABILITY</text:p>
          </table:table-cell>
          <table:table-cell table:number-columns-repeated="6"/>
        </table:table-row>
        <table:table-row table:style-name="ro1">
          <table:table-cell table:formula="of:=[.$A$22]" office:value-type="float" office:value="0">
            <text:p>0</text:p>
          </table:table-cell>
          <table:table-cell office:value-type="string">
            <text:p>MORPH_APT_MAX</text:p>
          </table:table-cell>
          <table:table-cell table:number-columns-repeated="6"/>
        </table:table-row>
        <table:table-row table:style-name="ro1">
          <table:table-cell table:formula="of:=[.$A$22]" office:value-type="float" office:value="0">
            <text:p>0</text:p>
          </table:table-cell>
          <table:table-cell office:value-type="string">
            <text:p>MORPH_SPEED_MOD</text:p>
          </table:table-cell>
          <table:table-cell table:number-columns-repeated="6"/>
        </table:table-row>
        <table:table-row table:style-name="ro1">
          <table:table-cell table:formula="of:=[.$A$22]" office:value-type="float" office:value="0">
            <text:p>0</text:p>
          </table:table-cell>
          <table:table-cell office:value-type="string">
            <text:p>MORPH_MOVEMENT</text:p>
          </table:table-cell>
          <table:table-cell table:number-columns-repeated="5"/>
          <table:table-cell office:value-type="string">
            <text:p>4 / 20</text:p>
          </table:table-cell>
        </table:table-row>
        <table:table-row table:style-name="ro1">
          <table:table-cell table:formula="of:=[.$A$22]" office:value-type="float" office:value="0">
            <text:p>0</text:p>
          </table:table-cell>
          <table:table-cell office:value-type="string">
            <text:p>MORPH_ENH</text:p>
          </table:table-cell>
          <table:table-cell table:number-columns-repeated="6"/>
        </table:table-row>
        <table:table-row table:style-name="ro1">
          <table:table-cell table:formula="of:=[.$A$22]" office:value-type="float" office:value="0">
            <text:p>0</text:p>
          </table:table-cell>
          <table:table-cell office:value-type="string">
            <text:p>MORPH_ENH</text:p>
          </table:table-cell>
          <table:table-cell table:number-columns-repeated="6"/>
        </table:table-row>
        <table:table-row table:style-name="ro1">
          <table:table-cell table:formula="of:=[.$A$22]" office:value-type="float" office:value="0">
            <text:p>0</text:p>
          </table:table-cell>
          <table:table-cell office:value-type="string">
            <text:p>MORPH_ENH</text:p>
          </table:table-cell>
          <table:table-cell table:number-columns-repeated="6"/>
        </table:table-row>
        <table:table-row table:style-name="ro1">
          <table:table-cell table:formula="of:=[.$A$22]" office:value-type="float" office:value="0">
            <text:p>0</text:p>
          </table:table-cell>
          <table:table-cell office:value-type="string">
            <text:p>MORPH_TRAIT</text:p>
          </table:table-cell>
          <table:table-cell table:number-columns-repeated="6"/>
        </table:table-row>
        <table:table-row table:style-name="ro1">
          <table:table-cell table:formula="of:=[.$A$22]" office:value-type="float" office:value="0">
            <text:p>0</text:p>
          </table:table-cell>
          <table:table-cell office:value-type="string">
            <text:p>MORPH_TRAIT</text:p>
          </table:table-cell>
          <table:table-cell table:number-columns-repeated="6"/>
        </table:table-row>
        <table:table-row table:style-name="ro1">
          <table:table-cell table:formula="of:=[.$A$22]" office:value-type="float" office:value="0">
            <text:p>0</text:p>
          </table:table-cell>
          <table:table-cell office:value-type="string">
            <text:p>MORPH_TRAIT</text:p>
          </table:table-cell>
          <table:table-cell table:number-columns-repeated="6"/>
        </table:table-row>
        <table:table-row table:style-name="ro1">
          <table:table-cell table:formula="of:=[.$A$22]" office:value-type="float" office:value="0">
            <text:p>0</text:p>
          </table:table-cell>
          <table:table-cell office:value-type="string">
            <text:p>APT</text:p>
          </table:table-cell>
          <table:table-cell office:value-type="string">
            <text:p>???</text:p>
          </table:table-cell>
          <table:table-cell table:style-name="Default"/>
          <table:table-cell table:number-columns-repeated="2"/>
          <table:table-cell office:value-type="string">
            <text:p>MORPH</text:p>
          </table:table-cell>
          <table:table-cell/>
        </table:table-row>
        <table:table-row table:style-name="ro1">
          <table:table-cell table:formula="of:=[.$A$22]" office:value-type="float" office:value="0">
            <text:p>0</text:p>
          </table:table-cell>
          <table:table-cell office:value-type="string">
            <text:p>APT</text:p>
          </table:table-cell>
          <table:table-cell office:value-type="string">
            <text:p>???</text:p>
          </table:table-cell>
          <table:table-cell table:style-name="Default"/>
          <table:table-cell table:number-columns-repeated="2"/>
          <table:table-cell office:value-type="string">
            <text:p>MORPH</text:p>
          </table:table-cell>
          <table:table-cell/>
        </table:table-row>
        <table:table-row table:style-name="ro1">
          <table:table-cell table:formula="of:=[.$A$22]" office:value-type="float" office:value="0">
            <text:p>0</text:p>
          </table:table-cell>
          <table:table-cell office:value-type="string">
            <text:p>APT</text:p>
          </table:table-cell>
          <table:table-cell office:value-type="string">
            <text:p>???</text:p>
          </table:table-cell>
          <table:table-cell table:style-name="Default"/>
          <table:table-cell table:number-columns-repeated="2"/>
          <table:table-cell office:value-type="string">
            <text:p>MORPH</text:p>
          </table:table-cell>
          <table:table-cell/>
        </table:table-row>
        <table:table-row table:style-name="ro1">
          <table:table-cell table:formula="of:=[.$A$22]" office:value-type="float" office:value="0">
            <text:p>0</text:p>
          </table:table-cell>
          <table:table-cell office:value-type="string">
            <text:p>APT</text:p>
          </table:table-cell>
          <table:table-cell office:value-type="string">
            <text:p>COG</text:p>
          </table:table-cell>
          <table:table-cell table:style-name="Default"/>
          <table:table-cell/>
          <table:table-cell office:value-type="string">
            <text:p>???</text:p>
          </table:table-cell>
          <table:table-cell office:value-type="string">
            <text:p>MORPH_MAX</text:p>
          </table:table-cell>
          <table:table-cell/>
        </table:table-row>
        <table:table-row table:style-name="ro1">
          <table:table-cell table:formula="of:=[.$A$22]" office:value-type="float" office:value="0">
            <text:p>0</text:p>
          </table:table-cell>
          <table:table-cell office:value-type="string">
            <text:p>APT</text:p>
          </table:table-cell>
          <table:table-cell office:value-type="string">
            <text:p>COO</text:p>
          </table:table-cell>
          <table:table-cell table:style-name="Default"/>
          <table:table-cell/>
          <table:table-cell office:value-type="string">
            <text:p>???</text:p>
          </table:table-cell>
          <table:table-cell office:value-type="string">
            <text:p>MORPH_MAX</text:p>
          </table:table-cell>
          <table:table-cell/>
        </table:table-row>
        <table:table-row table:style-name="ro1">
          <table:table-cell table:formula="of:=[.$A$22]" office:value-type="float" office:value="0">
            <text:p>0</text:p>
          </table:table-cell>
          <table:table-cell office:value-type="string">
            <text:p>APT</text:p>
          </table:table-cell>
          <table:table-cell office:value-type="string">
            <text:p>INT</text:p>
          </table:table-cell>
          <table:table-cell table:style-name="Default"/>
          <table:table-cell/>
          <table:table-cell office:value-type="string">
            <text:p>???</text:p>
          </table:table-cell>
          <table:table-cell office:value-type="string">
            <text:p>MORPH_MAX</text:p>
          </table:table-cell>
          <table:table-cell/>
        </table:table-row>
        <table:table-row table:style-name="ro1">
          <table:table-cell table:formula="of:=[.$A$22]" office:value-type="float" office:value="0">
            <text:p>0</text:p>
          </table:table-cell>
          <table:table-cell office:value-type="string">
            <text:p>APT</text:p>
          </table:table-cell>
          <table:table-cell office:value-type="string">
            <text:p>REF</text:p>
          </table:table-cell>
          <table:table-cell table:style-name="Default"/>
          <table:table-cell/>
          <table:table-cell office:value-type="string">
            <text:p>???</text:p>
          </table:table-cell>
          <table:table-cell office:value-type="string">
            <text:p>MORPH_MAX</text:p>
          </table:table-cell>
          <table:table-cell/>
        </table:table-row>
        <table:table-row table:style-name="ro1">
          <table:table-cell table:formula="of:=[.$A$22]" office:value-type="float" office:value="0">
            <text:p>0</text:p>
          </table:table-cell>
          <table:table-cell office:value-type="string">
            <text:p>APT</text:p>
          </table:table-cell>
          <table:table-cell office:value-type="string">
            <text:p>SAV</text:p>
          </table:table-cell>
          <table:table-cell table:style-name="Default"/>
          <table:table-cell/>
          <table:table-cell office:value-type="string">
            <text:p>???</text:p>
          </table:table-cell>
          <table:table-cell office:value-type="string">
            <text:p>MORPH_MAX</text:p>
          </table:table-cell>
          <table:table-cell/>
        </table:table-row>
        <table:table-row table:style-name="ro1">
          <table:table-cell table:formula="of:=[.$A$22]" office:value-type="float" office:value="0">
            <text:p>0</text:p>
          </table:table-cell>
          <table:table-cell office:value-type="string">
            <text:p>APT</text:p>
          </table:table-cell>
          <table:table-cell office:value-type="string">
            <text:p>SOM</text:p>
          </table:table-cell>
          <table:table-cell table:style-name="Default"/>
          <table:table-cell/>
          <table:table-cell office:value-type="string">
            <text:p>???</text:p>
          </table:table-cell>
          <table:table-cell office:value-type="string">
            <text:p>MORPH_MAX</text:p>
          </table:table-cell>
          <table:table-cell/>
        </table:table-row>
        <table:table-row table:style-name="ro1">
          <table:table-cell table:formula="of:=[.$A$22]" office:value-type="float" office:value="0">
            <text:p>0</text:p>
          </table:table-cell>
          <table:table-cell office:value-type="string">
            <text:p>APT</text:p>
          </table:table-cell>
          <table:table-cell office:value-type="string">
            <text:p>WIL</text:p>
          </table:table-cell>
          <table:table-cell table:style-name="Default"/>
          <table:table-cell/>
          <table:table-cell office:value-type="string">
            <text:p>???</text:p>
          </table:table-cell>
          <table:table-cell office:value-type="string">
            <text:p>MORPH_MAX</text:p>
          </table:table-cell>
          <table:table-cell/>
        </table:table-row>
        <table:table-row table:style-name="ro1">
          <table:table-cell/>
          <table:table-cell office:value-type="string">
            <text:p>APT</text:p>
          </table:table-cell>
          <table:table-cell office:value-type="string">
            <text:p>COG</text:p>
          </table:table-cell>
          <table:table-cell table:style-name="Default"/>
          <table:table-cell table:number-columns-repeated="2"/>
          <table:table-cell office:value-type="string">
            <text:p>CREATION</text:p>
          </table:table-cell>
          <table:table-cell/>
        </table:table-row>
        <table:table-row table:style-name="ro1">
          <table:table-cell/>
          <table:table-cell office:value-type="string">
            <text:p>APT</text:p>
          </table:table-cell>
          <table:table-cell office:value-type="string">
            <text:p>COG</text:p>
          </table:table-cell>
          <table:table-cell table:style-name="Default"/>
          <table:table-cell table:number-columns-repeated="2"/>
          <table:table-cell office:value-type="string">
            <text:p>FREEBIE</text:p>
          </table:table-cell>
          <table:table-cell/>
        </table:table-row>
        <table:table-row table:style-name="ro1">
          <table:table-cell/>
          <table:table-cell office:value-type="string">
            <text:p>MOXIE</text:p>
          </table:table-cell>
          <table:table-cell/>
          <table:table-cell table:style-name="Default"/>
          <table:table-cell table:number-columns-repeated="2"/>
          <table:table-cell office:value-type="string">
            <text:p>FREEBIE</text:p>
          </table:table-cell>
          <table:table-cell/>
        </table:table-row>
        <table:table-row table:style-name="ro1">
          <table:table-cell/>
          <table:table-cell office:value-type="string">
            <text:p>ASK</text:p>
          </table:table-cell>
          <table:table-cell table:style-name="ce4" office:value-type="string">
            <text:p>ANIMALHANDLING</text:p>
          </table:table-cell>
          <table:table-cell table:number-columns-repeated="3"/>
          <table:table-cell office:value-type="string">
            <text:p>FREEBIE</text:p>
          </table:table-cell>
          <table:table-cell/>
        </table:table-row>
        <table:table-row table:style-name="ro1">
          <table:table-cell/>
          <table:table-cell office:value-type="string">
            <text:p>ASK</text:p>
          </table:table-cell>
          <table:table-cell table:style-name="ce4" office:value-type="string">
            <text:p>BEAMWEAPONS</text:p>
          </table:table-cell>
          <table:table-cell table:number-columns-repeated="3"/>
          <table:table-cell office:value-type="string">
            <text:p>FREEBIE</text:p>
          </table:table-cell>
          <table:table-cell/>
        </table:table-row>
        <table:table-row table:style-name="ro1">
          <table:table-cell/>
          <table:table-cell office:value-type="string">
            <text:p>ASK</text:p>
          </table:table-cell>
          <table:table-cell table:style-name="ce4" office:value-type="string">
            <text:p>BLADES</text:p>
          </table:table-cell>
          <table:table-cell table:number-columns-repeated="3"/>
          <table:table-cell office:value-type="string">
            <text:p>FREEBIE</text:p>
          </table:table-cell>
          <table:table-cell/>
        </table:table-row>
        <table:table-row table:style-name="ro1">
          <table:table-cell/>
          <table:table-cell office:value-type="string">
            <text:p>ASK</text:p>
          </table:table-cell>
          <table:table-cell table:style-name="ce4" office:value-type="string">
            <text:p>CLIMBING</text:p>
          </table:table-cell>
          <table:table-cell table:number-columns-repeated="3"/>
          <table:table-cell office:value-type="string">
            <text:p>FREEBIE</text:p>
          </table:table-cell>
          <table:table-cell/>
        </table:table-row>
        <table:table-row table:style-name="ro1">
          <table:table-cell/>
          <table:table-cell office:value-type="string">
            <text:p>ASK</text:p>
          </table:table-cell>
          <table:table-cell table:style-name="ce4" office:value-type="string">
            <text:p>CLUBS</text:p>
          </table:table-cell>
          <table:table-cell table:number-columns-repeated="3"/>
          <table:table-cell office:value-type="string">
            <text:p>FREEBIE</text:p>
          </table:table-cell>
          <table:table-cell/>
        </table:table-row>
        <table:table-row table:style-name="ro1">
          <table:table-cell/>
          <table:table-cell office:value-type="string">
            <text:p>ASK</text:p>
          </table:table-cell>
          <table:table-cell table:style-name="ce4" office:value-type="string">
            <text:p>DECEPTION</text:p>
          </table:table-cell>
          <table:table-cell table:number-columns-repeated="3"/>
          <table:table-cell office:value-type="string">
            <text:p>FREEBIE</text:p>
          </table:table-cell>
          <table:table-cell/>
        </table:table-row>
        <table:table-row table:style-name="ro1">
          <table:table-cell/>
          <table:table-cell office:value-type="string">
            <text:p>ASK</text:p>
          </table:table-cell>
          <table:table-cell table:style-name="ce4" office:value-type="string">
            <text:p>DEMOLITIONS</text:p>
          </table:table-cell>
          <table:table-cell table:number-columns-repeated="3"/>
          <table:table-cell office:value-type="string">
            <text:p>FREEBIE</text:p>
          </table:table-cell>
          <table:table-cell/>
        </table:table-row>
        <table:table-row table:style-name="ro1">
          <table:table-cell/>
          <table:table-cell office:value-type="string">
            <text:p>ASK</text:p>
          </table:table-cell>
          <table:table-cell table:style-name="ce4" office:value-type="string">
            <text:p>DISGUISE</text:p>
          </table:table-cell>
          <table:table-cell table:number-columns-repeated="3"/>
          <table:table-cell office:value-type="string">
            <text:p>FREEBIE</text:p>
          </table:table-cell>
          <table:table-cell/>
        </table:table-row>
        <table:table-row table:style-name="ro1">
          <table:table-cell/>
          <table:table-cell office:value-type="string">
            <text:p>ASK</text:p>
          </table:table-cell>
          <table:table-cell table:style-name="ce4" office:value-type="string">
            <text:p>FLIGHT</text:p>
          </table:table-cell>
          <table:table-cell table:number-columns-repeated="3"/>
          <table:table-cell office:value-type="string">
            <text:p>FREEBIE</text:p>
          </table:table-cell>
          <table:table-cell/>
        </table:table-row>
        <table:table-row table:style-name="ro1">
          <table:table-cell/>
          <table:table-cell office:value-type="string">
            <text:p>ASK</text:p>
          </table:table-cell>
          <table:table-cell table:style-name="ce4" office:value-type="string">
            <text:p>FRAY</text:p>
          </table:table-cell>
          <table:table-cell table:number-columns-repeated="3"/>
          <table:table-cell office:value-type="string">
            <text:p>FREEBIE</text:p>
          </table:table-cell>
          <table:table-cell/>
        </table:table-row>
        <table:table-row table:style-name="ro1">
          <table:table-cell/>
          <table:table-cell office:value-type="string">
            <text:p>ASK</text:p>
          </table:table-cell>
          <table:table-cell table:style-name="ce4" office:value-type="string">
            <text:p>FREE_FALL</text:p>
          </table:table-cell>
          <table:table-cell table:number-columns-repeated="3"/>
          <table:table-cell office:value-type="string">
            <text:p>FREEBIE</text:p>
          </table:table-cell>
          <table:table-cell/>
        </table:table-row>
        <table:table-row table:style-name="ro1">
          <table:table-cell/>
          <table:table-cell office:value-type="string">
            <text:p>ASK</text:p>
          </table:table-cell>
          <table:table-cell table:style-name="ce4" office:value-type="string">
            <text:p>FREERUNNING</text:p>
          </table:table-cell>
          <table:table-cell table:number-columns-repeated="3"/>
          <table:table-cell office:value-type="string">
            <text:p>FREEBIE</text:p>
          </table:table-cell>
          <table:table-cell table:style-name="Default"/>
        </table:table-row>
        <table:table-row table:style-name="ro1">
          <table:table-cell/>
          <table:table-cell office:value-type="string">
            <text:p>ASK</text:p>
          </table:table-cell>
          <table:table-cell table:style-name="ce4" office:value-type="string">
            <text:p>GUNNERY</text:p>
          </table:table-cell>
          <table:table-cell table:number-columns-repeated="3"/>
          <table:table-cell office:value-type="string">
            <text:p>FREEBIE</text:p>
          </table:table-cell>
          <table:table-cell table:style-name="Default"/>
        </table:table-row>
        <table:table-row table:style-name="ro1">
          <table:table-cell/>
          <table:table-cell office:value-type="string">
            <text:p>ASK</text:p>
          </table:table-cell>
          <table:table-cell table:style-name="ce4" office:value-type="string">
            <text:p>IMPERSONATION</text:p>
          </table:table-cell>
          <table:table-cell table:number-columns-repeated="3"/>
          <table:table-cell office:value-type="string">
            <text:p>FREEBIE</text:p>
          </table:table-cell>
          <table:table-cell table:style-name="Default"/>
        </table:table-row>
        <table:table-row table:style-name="ro1">
          <table:table-cell/>
          <table:table-cell office:value-type="string">
            <text:p>ASK</text:p>
          </table:table-cell>
          <table:table-cell table:style-name="ce4" office:value-type="string">
            <text:p>INFILTRATION</text:p>
          </table:table-cell>
          <table:table-cell table:number-columns-repeated="3"/>
          <table:table-cell office:value-type="string">
            <text:p>FREEBIE</text:p>
          </table:table-cell>
          <table:table-cell table:style-name="Default"/>
        </table:table-row>
        <table:table-row table:style-name="ro1">
          <table:table-cell/>
          <table:table-cell office:value-type="string">
            <text:p>ASK</text:p>
          </table:table-cell>
          <table:table-cell table:style-name="ce4" office:value-type="string">
            <text:p>INFOSEC</text:p>
          </table:table-cell>
          <table:table-cell table:number-columns-repeated="3"/>
          <table:table-cell office:value-type="string">
            <text:p>FREEBIE</text:p>
          </table:table-cell>
          <table:table-cell table:style-name="Default"/>
        </table:table-row>
        <table:table-row table:style-name="ro1">
          <table:table-cell/>
          <table:table-cell office:value-type="string">
            <text:p>ASK</text:p>
          </table:table-cell>
          <table:table-cell table:style-name="ce4" office:value-type="string">
            <text:p>INTERFACING</text:p>
          </table:table-cell>
          <table:table-cell table:number-columns-repeated="3"/>
          <table:table-cell office:value-type="string">
            <text:p>FREEBIE</text:p>
          </table:table-cell>
          <table:table-cell table:style-name="Default"/>
        </table:table-row>
        <table:table-row table:style-name="ro1">
          <table:table-cell/>
          <table:table-cell office:value-type="string">
            <text:p>ASK</text:p>
          </table:table-cell>
          <table:table-cell table:style-name="ce4" office:value-type="string">
            <text:p>INTIMIDATION</text:p>
          </table:table-cell>
          <table:table-cell table:number-columns-repeated="3"/>
          <table:table-cell office:value-type="string">
            <text:p>FREEBIE</text:p>
          </table:table-cell>
          <table:table-cell table:style-name="Default"/>
        </table:table-row>
        <table:table-row table:style-name="ro1">
          <table:table-cell/>
          <table:table-cell office:value-type="string">
            <text:p>ASK</text:p>
          </table:table-cell>
          <table:table-cell table:style-name="ce4" office:value-type="string">
            <text:p>INVESTIGATION</text:p>
          </table:table-cell>
          <table:table-cell table:number-columns-repeated="3"/>
          <table:table-cell office:value-type="string">
            <text:p>FREEBIE</text:p>
          </table:table-cell>
          <table:table-cell table:style-name="Default"/>
        </table:table-row>
        <table:table-row table:style-name="ro1">
          <table:table-cell/>
          <table:table-cell office:value-type="string">
            <text:p>ASK</text:p>
          </table:table-cell>
          <table:table-cell table:style-name="ce4" office:value-type="string">
            <text:p>KINESICS</text:p>
          </table:table-cell>
          <table:table-cell table:number-columns-repeated="3"/>
          <table:table-cell office:value-type="string">
            <text:p>FREEBIE</text:p>
          </table:table-cell>
          <table:table-cell table:style-name="Default"/>
        </table:table-row>
        <table:table-row table:style-name="ro1">
          <table:table-cell/>
          <table:table-cell office:value-type="string">
            <text:p>ASK</text:p>
          </table:table-cell>
          <table:table-cell table:style-name="ce4" office:value-type="string">
            <text:p>KINETIC_WEAPONS</text:p>
          </table:table-cell>
          <table:table-cell table:number-columns-repeated="3"/>
          <table:table-cell office:value-type="string">
            <text:p>FREEBIE</text:p>
          </table:table-cell>
          <table:table-cell table:style-name="Default"/>
        </table:table-row>
        <table:table-row table:style-name="ro1">
          <table:table-cell/>
          <table:table-cell office:value-type="string">
            <text:p>ASK</text:p>
          </table:table-cell>
          <table:table-cell table:style-name="ce4" office:value-type="string">
            <text:p>NAVIGATION</text:p>
          </table:table-cell>
          <table:table-cell table:number-columns-repeated="3"/>
          <table:table-cell office:value-type="string">
            <text:p>FREEBIE</text:p>
          </table:table-cell>
          <table:table-cell table:style-name="Default"/>
        </table:table-row>
        <table:table-row table:style-name="ro1">
          <table:table-cell/>
          <table:table-cell office:value-type="string">
            <text:p>ASK</text:p>
          </table:table-cell>
          <table:table-cell table:style-name="ce4" office:value-type="string">
            <text:p>PALMING</text:p>
          </table:table-cell>
          <table:table-cell table:number-columns-repeated="3"/>
          <table:table-cell office:value-type="string">
            <text:p>FREEBIE</text:p>
          </table:table-cell>
          <table:table-cell table:style-name="Default"/>
        </table:table-row>
        <table:table-row table:style-name="ro1">
          <table:table-cell/>
          <table:table-cell office:value-type="string">
            <text:p>ASK</text:p>
          </table:table-cell>
          <table:table-cell table:style-name="ce4" office:value-type="string">
            <text:p>PERCEPTION</text:p>
          </table:table-cell>
          <table:table-cell table:number-columns-repeated="3"/>
          <table:table-cell office:value-type="string">
            <text:p>FREEBIE</text:p>
          </table:table-cell>
          <table:table-cell table:style-name="Default"/>
        </table:table-row>
        <table:table-row table:style-name="ro1">
          <table:table-cell/>
          <table:table-cell office:value-type="string">
            <text:p>ASK</text:p>
          </table:table-cell>
          <table:table-cell table:style-name="ce4" office:value-type="string">
            <text:p>PERSUASION</text:p>
          </table:table-cell>
          <table:table-cell table:number-columns-repeated="3"/>
          <table:table-cell office:value-type="string">
            <text:p>FREEBIE</text:p>
          </table:table-cell>
          <table:table-cell/>
        </table:table-row>
        <table:table-row table:style-name="ro1">
          <table:table-cell/>
          <table:table-cell office:value-type="string">
            <text:p>ASK</text:p>
          </table:table-cell>
          <table:table-cell table:style-name="ce4" office:value-type="string">
            <text:p>PROGRAMMING</text:p>
          </table:table-cell>
          <table:table-cell table:number-columns-repeated="3"/>
          <table:table-cell office:value-type="string">
            <text:p>FREEBIE</text:p>
          </table:table-cell>
          <table:table-cell/>
        </table:table-row>
        <table:table-row table:style-name="ro1">
          <table:table-cell/>
          <table:table-cell office:value-type="string">
            <text:p>ASK</text:p>
          </table:table-cell>
          <table:table-cell table:style-name="ce4" office:value-type="string">
            <text:p>PROTOCOL</text:p>
          </table:table-cell>
          <table:table-cell table:number-columns-repeated="3"/>
          <table:table-cell office:value-type="string">
            <text:p>FREEBIE</text:p>
          </table:table-cell>
          <table:table-cell/>
        </table:table-row>
        <table:table-row table:style-name="ro1">
          <table:table-cell/>
          <table:table-cell office:value-type="string">
            <text:p>ASK</text:p>
          </table:table-cell>
          <table:table-cell table:style-name="ce4" office:value-type="string">
            <text:p>PSYCHOSURGERY</text:p>
          </table:table-cell>
          <table:table-cell table:number-columns-repeated="3"/>
          <table:table-cell office:value-type="string">
            <text:p>FREEBIE</text:p>
          </table:table-cell>
          <table:table-cell/>
        </table:table-row>
        <table:table-row table:style-name="ro1">
          <table:table-cell/>
          <table:table-cell office:value-type="string">
            <text:p>ASK</text:p>
          </table:table-cell>
          <table:table-cell table:style-name="ce4" office:value-type="string">
            <text:p>RESEARCH</text:p>
          </table:table-cell>
          <table:table-cell table:number-columns-repeated="3"/>
          <table:table-cell office:value-type="string">
            <text:p>FREEBIE</text:p>
          </table:table-cell>
          <table:table-cell/>
        </table:table-row>
        <table:table-row table:style-name="ro1">
          <table:table-cell/>
          <table:table-cell office:value-type="string">
            <text:p>ASK</text:p>
          </table:table-cell>
          <table:table-cell table:style-name="ce4" office:value-type="string">
            <text:p>SCROUNGING</text:p>
          </table:table-cell>
          <table:table-cell table:number-columns-repeated="3"/>
          <table:table-cell office:value-type="string">
            <text:p>FREEBIE</text:p>
          </table:table-cell>
          <table:table-cell/>
        </table:table-row>
        <table:table-row table:style-name="ro1">
          <table:table-cell/>
          <table:table-cell office:value-type="string">
            <text:p>ASK</text:p>
          </table:table-cell>
          <table:table-cell table:style-name="ce4" office:value-type="string">
            <text:p>SEEKER_WEAPONS</text:p>
          </table:table-cell>
          <table:table-cell table:number-columns-repeated="3"/>
          <table:table-cell office:value-type="string">
            <text:p>FREEBIE</text:p>
          </table:table-cell>
          <table:table-cell/>
        </table:table-row>
        <table:table-row table:style-name="ro1">
          <table:table-cell/>
          <table:table-cell office:value-type="string">
            <text:p>ASK</text:p>
          </table:table-cell>
          <table:table-cell table:style-name="ce4" office:value-type="string">
            <text:p>SPRAY_WEAPONS</text:p>
          </table:table-cell>
          <table:table-cell table:number-columns-repeated="3"/>
          <table:table-cell office:value-type="string">
            <text:p>FREEBIE</text:p>
          </table:table-cell>
          <table:table-cell/>
        </table:table-row>
        <table:table-row table:style-name="ro1">
          <table:table-cell/>
          <table:table-cell office:value-type="string">
            <text:p>ASK</text:p>
          </table:table-cell>
          <table:table-cell table:style-name="ce4" office:value-type="string">
            <text:p>SWIMMING</text:p>
          </table:table-cell>
          <table:table-cell table:number-columns-repeated="3"/>
          <table:table-cell office:value-type="string">
            <text:p>FREEBIE</text:p>
          </table:table-cell>
          <table:table-cell/>
        </table:table-row>
        <table:table-row table:style-name="ro1">
          <table:table-cell/>
          <table:table-cell office:value-type="string">
            <text:p>ASK</text:p>
          </table:table-cell>
          <table:table-cell table:style-name="ce4" office:value-type="string">
            <text:p>THROWING_WEAPONS</text:p>
          </table:table-cell>
          <table:table-cell table:number-columns-repeated="3"/>
          <table:table-cell office:value-type="string">
            <text:p>FREEBIE</text:p>
          </table:table-cell>
          <table:table-cell/>
        </table:table-row>
        <table:table-row table:style-name="ro1">
          <table:table-cell/>
          <table:table-cell office:value-type="string">
            <text:p>ASK</text:p>
          </table:table-cell>
          <table:table-cell table:style-name="ce4" office:value-type="string">
            <text:p>UNARMED</text:p>
          </table:table-cell>
          <table:table-cell table:number-columns-repeated="3"/>
          <table:table-cell office:value-type="string">
            <text:p>FREEBIE</text:p>
          </table:table-cell>
          <table:table-cell/>
        </table:table-row>
        <table:table-row table:style-name="ro1">
          <table:table-cell/>
          <table:table-cell office:value-type="string">
            <text:p>PSK</text:p>
          </table:table-cell>
          <table:table-cell table:style-name="ce4" office:value-type="string">
            <text:p>ASSAULT</text:p>
          </table:table-cell>
          <table:table-cell table:number-columns-repeated="3"/>
          <table:table-cell office:value-type="string">
            <text:p>FREEBIE</text:p>
          </table:table-cell>
          <table:table-cell/>
        </table:table-row>
        <table:table-row table:style-name="ro1">
          <table:table-cell/>
          <table:table-cell office:value-type="string">
            <text:p>PSK</text:p>
          </table:table-cell>
          <table:table-cell table:style-name="ce4" office:value-type="string">
            <text:p>CONTROL</text:p>
          </table:table-cell>
          <table:table-cell table:number-columns-repeated="3"/>
          <table:table-cell office:value-type="string">
            <text:p>FREEBIE</text:p>
          </table:table-cell>
          <table:table-cell/>
        </table:table-row>
        <table:table-row table:style-name="ro1">
          <table:table-cell/>
          <table:table-cell office:value-type="string">
            <text:p>PSK</text:p>
          </table:table-cell>
          <table:table-cell table:style-name="ce4" office:value-type="string">
            <text:p>SENSE</text:p>
          </table:table-cell>
          <table:table-cell table:number-columns-repeated="3"/>
          <table:table-cell office:value-type="string">
            <text:p>FREEBIE</text:p>
          </table:table-cell>
          <table:table-cell/>
        </table:table-row>
        <table:table-row table:style-name="ro1">
          <table:table-cell/>
          <table:table-cell office:value-type="string">
            <text:p>IDENTITY</text:p>
          </table:table-cell>
          <table:table-cell office:value-type="string">
            <text:p>1</text:p>
          </table:table-cell>
          <table:table-cell office:value-type="string">
            <text:p>NAME</text:p>
          </table:table-cell>
          <table:table-cell table:number-columns-repeated="3"/>
          <table:table-cell office:value-type="string">
            <text:p>Ocho</text:p>
          </table:table-cell>
        </table:table-row>
        <table:table-row table:style-name="ro1">
          <table:table-cell/>
          <table:table-cell office:value-type="string">
            <text:p>IDENTITY</text:p>
          </table:table-cell>
          <table:table-cell office:value-type="string">
            <text:p>1</text:p>
          </table:table-cell>
          <table:table-cell office:value-type="string">
            <text:p>NOTES</text:p>
          </table:table-cell>
          <table:table-cell table:number-columns-repeated="3"/>
          <table:table-cell office:value-type="string">
            <text:p>Notes Ocho</text:p>
          </table:table-cell>
        </table:table-row>
        <table:table-row table:style-name="ro1">
          <table:table-cell/>
          <table:table-cell office:value-type="string">
            <text:p>IDENTITY</text:p>
          </table:table-cell>
          <table:table-cell office:value-type="string">
            <text:p>1</text:p>
          </table:table-cell>
          <table:table-cell office:value-type="string">
            <text:p>REPUTATION</text:p>
          </table:table-cell>
          <table:table-cell office:value-type="string">
            <text:p>A</text:p>
          </table:table-cell>
          <table:table-cell/>
          <table:table-cell office:value-type="string">
            <text:p>???</text:p>
          </table:table-cell>
          <table:table-cell/>
        </table:table-row>
        <table:table-row table:style-name="ro1">
          <table:table-cell/>
          <table:table-cell office:value-type="string">
            <text:p>IDENTITY</text:p>
          </table:table-cell>
          <table:table-cell office:value-type="string">
            <text:p>1</text:p>
          </table:table-cell>
          <table:table-cell office:value-type="string">
            <text:p>REPUTATION</text:p>
          </table:table-cell>
          <table:table-cell office:value-type="string">
            <text:p>C</text:p>
          </table:table-cell>
          <table:table-cell/>
          <table:table-cell office:value-type="string">
            <text:p>???</text:p>
          </table:table-cell>
          <table:table-cell/>
        </table:table-row>
        <table:table-row table:style-name="ro1">
          <table:table-cell/>
          <table:table-cell office:value-type="string">
            <text:p>IDENTITY</text:p>
          </table:table-cell>
          <table:table-cell office:value-type="string">
            <text:p>1</text:p>
          </table:table-cell>
          <table:table-cell office:value-type="string">
            <text:p>REPUTATION</text:p>
          </table:table-cell>
          <table:table-cell office:value-type="string">
            <text:p>E</text:p>
          </table:table-cell>
          <table:table-cell/>
          <table:table-cell office:value-type="string">
            <text:p>???</text:p>
          </table:table-cell>
          <table:table-cell/>
        </table:table-row>
        <table:table-row table:style-name="ro1">
          <table:table-cell/>
          <table:table-cell office:value-type="string">
            <text:p>IDENTITY</text:p>
          </table:table-cell>
          <table:table-cell office:value-type="string">
            <text:p>1</text:p>
          </table:table-cell>
          <table:table-cell office:value-type="string">
            <text:p>REPUTATION</text:p>
          </table:table-cell>
          <table:table-cell office:value-type="string">
            <text:p>F</text:p>
          </table:table-cell>
          <table:table-cell/>
          <table:table-cell office:value-type="string">
            <text:p>???</text:p>
          </table:table-cell>
          <table:table-cell/>
        </table:table-row>
        <table:table-row table:style-name="ro1">
          <table:table-cell/>
          <table:table-cell office:value-type="string">
            <text:p>IDENTITY</text:p>
          </table:table-cell>
          <table:table-cell office:value-type="string">
            <text:p>1</text:p>
          </table:table-cell>
          <table:table-cell office:value-type="string">
            <text:p>REPUTATION</text:p>
          </table:table-cell>
          <table:table-cell office:value-type="string">
            <text:p>G</text:p>
          </table:table-cell>
          <table:table-cell/>
          <table:table-cell office:value-type="string">
            <text:p>???</text:p>
          </table:table-cell>
          <table:table-cell/>
        </table:table-row>
        <table:table-row table:style-name="ro1">
          <table:table-cell/>
          <table:table-cell office:value-type="string">
            <text:p>IDENTITY</text:p>
          </table:table-cell>
          <table:table-cell office:value-type="string">
            <text:p>1</text:p>
          </table:table-cell>
          <table:table-cell office:value-type="string">
            <text:p>REPUTATION</text:p>
          </table:table-cell>
          <table:table-cell office:value-type="string">
            <text:p>I</text:p>
          </table:table-cell>
          <table:table-cell/>
          <table:table-cell office:value-type="string">
            <text:p>???</text:p>
          </table:table-cell>
          <table:table-cell/>
        </table:table-row>
        <table:table-row table:style-name="ro1">
          <table:table-cell/>
          <table:table-cell office:value-type="string">
            <text:p>IDENTITY</text:p>
          </table:table-cell>
          <table:table-cell office:value-type="string">
            <text:p>1</text:p>
          </table:table-cell>
          <table:table-cell office:value-type="string">
            <text:p>REPUTATION</text:p>
          </table:table-cell>
          <table:table-cell office:value-type="string">
            <text:p>R</text:p>
          </table:table-cell>
          <table:table-cell/>
          <table:table-cell office:value-type="string">
            <text:p>???</text:p>
          </table:table-cell>
          <table:table-cell/>
        </table:table-row>
        <table:table-row table:style-name="ro1">
          <table:table-cell/>
          <table:table-cell office:value-type="string">
            <text:p>MUSE_NAME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MUSE_APT</text:p>
          </table:table-cell>
          <table:table-cell table:number-columns-repeated="4"/>
          <table:table-cell office:value-type="string">
            <text:p>FREE</text:p>
          </table:table-cell>
          <table:table-cell/>
        </table:table-row>
        <table:table-row table:style-name="ro1">
          <table:table-cell/>
          <table:table-cell office:value-type="string">
            <text:p>MUSE_SKILL</text:p>
          </table:table-cell>
          <table:table-cell table:number-columns-repeated="4"/>
          <table:table-cell office:value-type="string">
            <text:p>FREE</text:p>
          </table:table-cell>
          <table:table-cell/>
        </table:table-row>
        <table:table-row table:style-name="ro1">
          <table:table-cell/>
          <table:table-cell office:value-type="string">
            <text:p>CREDITS</text:p>
          </table:table-cell>
          <table:table-cell table:number-columns-repeated="4"/>
          <table:table-cell office:value-type="string">
            <text:p>FREEBIE</text:p>
          </table:table-cell>
          <table:table-cell/>
        </table:table-row>
        <table:table-row table:style-name="ro1">
          <table:table-cell/>
          <table:table-cell office:value-type="string">
            <text:p>PSI_SLEIGHT</text:p>
          </table:table-cell>
          <table:table-cell table:number-columns-repeated="6"/>
        </table:table-row>
        <table:table-row table:style-name="ro1" table:number-rows-repeated="1048477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Génération SQL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9" table:default-cell-style-name="Default"/>
        <table:table-column table:style-name="co10" table:default-cell-style-name="Default"/>
        <table:table-column table:style-name="co5" table:default-cell-style-name="Default"/>
        <table:table-column table:style-name="co11" table:default-cell-style-name="Default"/>
        <table:table-column table:style-name="co5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5" table:default-cell-style-name="Default"/>
        <table:table-column table:style-name="co11" table:default-cell-style-name="Default"/>
        <table:table-column table:style-name="co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1" table:default-cell-style-name="Default"/>
        <table:table-row table:style-name="ro2">
          <table:table-cell table:style-name="ce7" office:value-type="string">
            <text:p><text:span text:style-name="T1">insert</text:span><text:span text:style-name="T2"> </text:span><text:span text:style-name="T1">into</text:span><text:span text:style-name="T2"> </text:span><text:span text:style-name="T3">metachars</text:span><text:span text:style-name="T2"> </text:span><text:span text:style-name="T3">(id,</text:span><text:span text:style-name="T2"> </text:span><text:span text:style-name="T3">creationdate,</text:span><text:span text:style-name="T2"> </text:span><text:span text:style-name="T3">name,</text:span><text:span text:style-name="T2"> </text:span><text:span text:style-name="T3">playername,</text:span><text:span text:style-name="T2"> </text:span><text:span text:style-name="T3">game_id)</text:span><text:span text:style-name="T2"> </text:span><text:span text:style-name="T1">values</text:span><text:span text:style-name="T2"> </text:span><text:span text:style-name="T3">(2,</text:span><text:span text:style-name="T2"> </text:span><text:span text:style-name="T3">localtimestamp,</text:span><text:span text:style-name="T2"> </text:span><text:span text:style-name="T4">'Ocho'</text:span><text:span text:style-name="T3">,</text:span><text:span text:style-name="T2"> </text:span><text:span text:style-name="T4">'Bruno'</text:span><text:span text:style-name="T3">,</text:span><text:span text:style-name="T2"> </text:span><text:span text:style-name="T3">1);</text:span></text:p>
          </table:table-cell>
          <table:table-cell table:number-columns-repeated="21"/>
        </table:table-row>
        <table:table-row table:style-name="ro1">
          <table:table-cell table:style-name="ce7" office:value-type="string">
            <text:p>(</text:p>
          </table:table-cell>
          <table:table-cell table:formula="of:=[Personnage.B3]" office:value-type="string" office:string-value="2">
            <text:p>2</text:p>
          </table:table-cell>
          <table:table-cell office:value-type="string">
            <text:p>,localtimestamp,'</text:p>
          </table:table-cell>
          <table:table-cell table:formula="of:=[Personnage.B1]" office:value-type="string" office:string-value="Ocho">
            <text:p>Ocho</text:p>
          </table:table-cell>
          <table:table-cell office:value-type="string">
            <text:p>', '</text:p>
          </table:table-cell>
          <table:table-cell table:formula="of:=[Personnage.B2]" office:value-type="string" office:string-value="Bruno">
            <text:p>Bruno</text:p>
          </table:table-cell>
          <table:table-cell office:value-type="string">
            <text:p>', 1) ;</text:p>
          </table:table-cell>
          <table:table-cell table:number-columns-repeated="15"/>
        </table:table-row>
        <table:table-row table:style-name="ro1" table:number-rows-repeated="10">
          <table:table-cell table:style-name="ce7"/>
          <table:table-cell table:number-columns-repeated="21"/>
        </table:table-row>
        <table:table-row table:style-name="ro2">
          <table:table-cell table:style-name="ce7" office:value-type="string">
            <text:p><text:span text:style-name="T1">insert</text:span><text:span text:style-name="T2"> </text:span><text:span text:style-name="T1">into</text:span><text:span text:style-name="T2"> </text:span><text:span text:style-name="T3">charhistory</text:span><text:span text:style-name="T2"> </text:span><text:span text:style-name="T3">(id,</text:span><text:span text:style-name="T2"> </text:span><text:span text:style-name="T3">cause_id,</text:span><text:span text:style-name="T2"> </text:span><text:span text:style-name="T3">editdate,</text:span><text:span text:style-name="T2"> </text:span><text:span text:style-name="T3">amounttype,</text:span><text:span text:style-name="T2"> </text:span><text:span text:style-name="T3">amount,</text:span><text:span text:style-name="T2"> </text:span><text:span text:style-name="T3">targetkey,</text:span><text:span text:style-name="T2"> </text:span><text:span text:style-name="T3">targetsubkey1,</text:span><text:span text:style-name="T2"> </text:span><text:span text:style-name="T3">targetsubkey2,</text:span><text:span text:style-name="T2"> </text:span><text:span text:style-name="T3">targetsubkey3,</text:span><text:span text:style-name="T2"> </text:span><text:span text:style-name="T1">value</text:span><text:span text:style-name="T3">,</text:span><text:span text:style-name="T2"> </text:span><text:span text:style-name="T3">character_id)</text:span><text:span text:style-name="T2"> </text:span><text:span text:style-name="T1">values</text:span></text:p>
          </table:table-cell>
          <table:table-cell table:number-columns-repeated="21"/>
        </table:table-row>
        <table:table-row table:style-name="ro1">
          <table:table-cell office:value-type="string">
            <text:p>(</text:p>
          </table:table-cell>
          <table:table-cell table:formula="of:=[Personnage.A14]" office:value-type="string" office:string-value="3">
            <text:p>3</text:p>
          </table:table-cell>
          <table:table-cell office:value-type="string">
            <text:p>,</text:p>
          </table:table-cell>
          <table:table-cell table:formula="of:=IF(LEN([Personnage.B14])&gt;0;[Personnage.B14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14])&gt;0;CONCATENATE(&quot;'&quot;;[Personnage.H1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14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14])&gt;0;CONCATENATE(&quot;'&quot;;[Personnage.C14];&quot;'&quot;);&quot;null&quot;)" office:value-type="string" office:string-value="'FACTION'">
            <text:p>'FACTION'</text:p>
          </table:table-cell>
          <table:table-cell office:value-type="string">
            <text:p>,</text:p>
          </table:table-cell>
          <table:table-cell table:formula="of:=IF(LEN([Personnage.D14])&gt;0;CONCATENATE(&quot;'&quot;;[Personnage.D1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14])&gt;0;CONCATENATE(&quot;'&quot;;[Personnage.E1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14])&gt;0;CONCATENATE(&quot;'&quot;;[Personnage.F1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14])&gt;0;CONCATENATE(&quot;'&quot;;[Personnage.I14];&quot;'&quot;);&quot;null&quot;)" office:value-type="string" office:string-value="'FC_HYPERCORP'">
            <text:p>'FC_HYPERCORP'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5]" office:value-type="float" office:value="4">
            <text:p>4</text:p>
          </table:table-cell>
          <table:table-cell office:value-type="string">
            <text:p>,</text:p>
          </table:table-cell>
          <table:table-cell table:formula="of:=IF(LEN([Personnage.B15])&gt;0;[Personnage.B15];&quot;null&quot;)" office:value-type="string" office:string-value="3">
            <text:p>3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15])&gt;0;CONCATENATE(&quot;'&quot;;[Personnage.H15];&quot;'&quot;);&quot;null&quot;)" office:value-type="string" office:string-value="'FREE'">
            <text:p>'FREE'</text:p>
          </table:table-cell>
          <table:table-cell office:value-type="string">
            <text:p>,</text:p>
          </table:table-cell>
          <table:table-cell table:formula="of:=[Personnage.G15]" office:value-type="float" office:value="10">
            <text:p>10</text:p>
          </table:table-cell>
          <table:table-cell office:value-type="string">
            <text:p>,</text:p>
          </table:table-cell>
          <table:table-cell table:formula="of:=IF(LEN([Personnage.C15])&gt;0;CONCATENATE(&quot;'&quot;;[Personnage.C15];&quot;'&quot;);&quot;null&quot;)" office:value-type="string" office:string-value="'ASK'">
            <text:p>'ASK'</text:p>
          </table:table-cell>
          <table:table-cell office:value-type="string">
            <text:p>,</text:p>
          </table:table-cell>
          <table:table-cell table:formula="of:=IF(LEN([Personnage.D15])&gt;0;CONCATENATE(&quot;'&quot;;[Personnage.D15];&quot;'&quot;);&quot;null&quot;)" office:value-type="string" office:string-value="'PROTOCOL'">
            <text:p>'PROTOCOL'</text:p>
          </table:table-cell>
          <table:table-cell office:value-type="string">
            <text:p>,</text:p>
          </table:table-cell>
          <table:table-cell table:formula="of:=IF(LEN([Personnage.E15])&gt;0;CONCATENATE(&quot;'&quot;;[Personnage.E1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15])&gt;0;CONCATENATE(&quot;'&quot;;[Personnage.F1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15])&gt;0;CONCATENATE(&quot;'&quot;;[Personnage.I1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6]" office:value-type="float" office:value="5">
            <text:p>5</text:p>
          </table:table-cell>
          <table:table-cell office:value-type="string">
            <text:p>,</text:p>
          </table:table-cell>
          <table:table-cell table:formula="of:=IF(LEN([Personnage.B16])&gt;0;[Personnage.B16];&quot;null&quot;)" office:value-type="string" office:string-value="3">
            <text:p>3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16])&gt;0;CONCATENATE(&quot;'&quot;;[Personnage.H16];&quot;'&quot;);&quot;null&quot;)" office:value-type="string" office:string-value="'FREE'">
            <text:p>'FREE'</text:p>
          </table:table-cell>
          <table:table-cell office:value-type="string">
            <text:p>,</text:p>
          </table:table-cell>
          <table:table-cell table:formula="of:=[Personnage.G16]" office:value-type="float" office:value="20">
            <text:p>20</text:p>
          </table:table-cell>
          <table:table-cell office:value-type="string">
            <text:p>,</text:p>
          </table:table-cell>
          <table:table-cell table:formula="of:=IF(LEN([Personnage.C16])&gt;0;CONCATENATE(&quot;'&quot;;[Personnage.C16];&quot;'&quot;);&quot;null&quot;)" office:value-type="string" office:string-value="'ASK'">
            <text:p>'ASK'</text:p>
          </table:table-cell>
          <table:table-cell office:value-type="string">
            <text:p>,</text:p>
          </table:table-cell>
          <table:table-cell table:formula="of:=IF(LEN([Personnage.D16])&gt;0;CONCATENATE(&quot;'&quot;;[Personnage.D16];&quot;'&quot;);&quot;null&quot;)" office:value-type="string" office:string-value="'NW:C-rep'">
            <text:p>'NW:C-rep'</text:p>
          </table:table-cell>
          <table:table-cell office:value-type="string">
            <text:p>,</text:p>
          </table:table-cell>
          <table:table-cell table:formula="of:=IF(LEN([Personnage.E16])&gt;0;CONCATENATE(&quot;'&quot;;[Personnage.E1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16])&gt;0;CONCATENATE(&quot;'&quot;;[Personnage.F1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16])&gt;0;CONCATENATE(&quot;'&quot;;[Personnage.I1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7]" office:value-type="float" office:value="6">
            <text:p>6</text:p>
          </table:table-cell>
          <table:table-cell office:value-type="string">
            <text:p>,</text:p>
          </table:table-cell>
          <table:table-cell table:formula="of:=IF(LEN([Personnage.B17])&gt;0;[Personnage.B17];&quot;null&quot;)" office:value-type="string" office:string-value="3">
            <text:p>3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17])&gt;0;CONCATENATE(&quot;'&quot;;[Personnage.H17];&quot;'&quot;);&quot;null&quot;)" office:value-type="string" office:string-value="'FREE'">
            <text:p>'FREE'</text:p>
          </table:table-cell>
          <table:table-cell office:value-type="string">
            <text:p>,</text:p>
          </table:table-cell>
          <table:table-cell table:formula="of:=[Personnage.G17]" office:value-type="float" office:value="10">
            <text:p>10</text:p>
          </table:table-cell>
          <table:table-cell office:value-type="string">
            <text:p>,</text:p>
          </table:table-cell>
          <table:table-cell table:formula="of:=IF(LEN([Personnage.C17])&gt;0;CONCATENATE(&quot;'&quot;;[Personnage.C17];&quot;'&quot;);&quot;null&quot;)" office:value-type="string" office:string-value="'ASK'">
            <text:p>'ASK'</text:p>
          </table:table-cell>
          <table:table-cell office:value-type="string">
            <text:p>,</text:p>
          </table:table-cell>
          <table:table-cell table:formula="of:=IF(LEN([Personnage.D17])&gt;0;CONCATENATE(&quot;'&quot;;[Personnage.D17];&quot;'&quot;);&quot;null&quot;)" office:value-type="string" office:string-value="'NW:C-rep'">
            <text:p>'NW:C-rep'</text:p>
          </table:table-cell>
          <table:table-cell office:value-type="string">
            <text:p>,</text:p>
          </table:table-cell>
          <table:table-cell table:formula="of:=IF(LEN([Personnage.E17])&gt;0;CONCATENATE(&quot;'&quot;;[Personnage.E1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17])&gt;0;CONCATENATE(&quot;'&quot;;[Personnage.F1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17])&gt;0;CONCATENATE(&quot;'&quot;;[Personnage.I1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8]" office:value-type="float" office:value="7">
            <text:p>7</text:p>
          </table:table-cell>
          <table:table-cell office:value-type="string">
            <text:p>,</text:p>
          </table:table-cell>
          <table:table-cell table:formula="of:=IF(LEN([Personnage.B18])&gt;0;[Personnage.B18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18])&gt;0;CONCATENATE(&quot;'&quot;;[Personnage.H1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18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18])&gt;0;CONCATENATE(&quot;'&quot;;[Personnage.C18];&quot;'&quot;);&quot;null&quot;)" office:value-type="string" office:string-value="'GENDER'">
            <text:p>'GENDER'</text:p>
          </table:table-cell>
          <table:table-cell office:value-type="string">
            <text:p>,</text:p>
          </table:table-cell>
          <table:table-cell table:formula="of:=IF(LEN([Personnage.D18])&gt;0;CONCATENATE(&quot;'&quot;;[Personnage.D1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18])&gt;0;CONCATENATE(&quot;'&quot;;[Personnage.E1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18])&gt;0;CONCATENATE(&quot;'&quot;;[Personnage.F1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18])&gt;0;CONCATENATE(&quot;'&quot;;[Personnage.I18];&quot;'&quot;);&quot;null&quot;)" office:value-type="string" office:string-value="'Masculin'">
            <text:p>'Masculin'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9]" office:value-type="float" office:value="8">
            <text:p>8</text:p>
          </table:table-cell>
          <table:table-cell office:value-type="string">
            <text:p>,</text:p>
          </table:table-cell>
          <table:table-cell table:formula="of:=IF(LEN([Personnage.B19])&gt;0;[Personnage.B19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19])&gt;0;CONCATENATE(&quot;'&quot;;[Personnage.H1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19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19])&gt;0;CONCATENATE(&quot;'&quot;;[Personnage.C19];&quot;'&quot;);&quot;null&quot;)" office:value-type="string" office:string-value="'BACKGROUND'">
            <text:p>'BACKGROUND'</text:p>
          </table:table-cell>
          <table:table-cell office:value-type="string">
            <text:p>,</text:p>
          </table:table-cell>
          <table:table-cell table:formula="of:=IF(LEN([Personnage.D19])&gt;0;CONCATENATE(&quot;'&quot;;[Personnage.D1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19])&gt;0;CONCATENATE(&quot;'&quot;;[Personnage.E1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19])&gt;0;CONCATENATE(&quot;'&quot;;[Personnage.F1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19])&gt;0;CONCATENATE(&quot;'&quot;;[Personnage.I19];&quot;'&quot;);&quot;null&quot;)" office:value-type="string" office:string-value="'BG_FALL_EVACUEE'">
            <text:p>'BG_FALL_EVACUEE'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20]" office:value-type="float" office:value="9">
            <text:p>9</text:p>
          </table:table-cell>
          <table:table-cell office:value-type="string">
            <text:p>,</text:p>
          </table:table-cell>
          <table:table-cell table:formula="of:=IF(LEN([Personnage.B20])&gt;0;[Personnage.B20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20])&gt;0;CONCATENATE(&quot;'&quot;;[Personnage.H2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20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20])&gt;0;CONCATENATE(&quot;'&quot;;[Personnage.C20];&quot;'&quot;);&quot;null&quot;)" office:value-type="string" office:string-value="'MOTIVATION'">
            <text:p>'MOTIVATION'</text:p>
          </table:table-cell>
          <table:table-cell office:value-type="string">
            <text:p>,</text:p>
          </table:table-cell>
          <table:table-cell table:formula="of:=IF(LEN([Personnage.D20])&gt;0;CONCATENATE(&quot;'&quot;;[Personnage.D2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20])&gt;0;CONCATENATE(&quot;'&quot;;[Personnage.E2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20])&gt;0;CONCATENATE(&quot;'&quot;;[Personnage.F2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20])&gt;0;CONCATENATE(&quot;'&quot;;[Personnage.I20];&quot;'&quot;);&quot;null&quot;)" office:value-type="string" office:string-value="'Sécurité'">
            <text:p>'Sécurité'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21]" office:value-type="float" office:value="10">
            <text:p>10</text:p>
          </table:table-cell>
          <table:table-cell office:value-type="string">
            <text:p>,</text:p>
          </table:table-cell>
          <table:table-cell table:formula="of:=IF(LEN([Personnage.B21])&gt;0;[Personnage.B21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21])&gt;0;CONCATENATE(&quot;'&quot;;[Personnage.H2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21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21])&gt;0;CONCATENATE(&quot;'&quot;;[Personnage.C21];&quot;'&quot;);&quot;null&quot;)" office:value-type="string" office:string-value="'MOTIVATION'">
            <text:p>'MOTIVATION'</text:p>
          </table:table-cell>
          <table:table-cell office:value-type="string">
            <text:p>,</text:p>
          </table:table-cell>
          <table:table-cell table:formula="of:=IF(LEN([Personnage.D21])&gt;0;CONCATENATE(&quot;'&quot;;[Personnage.D2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21])&gt;0;CONCATENATE(&quot;'&quot;;[Personnage.E2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21])&gt;0;CONCATENATE(&quot;'&quot;;[Personnage.F2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21])&gt;0;CONCATENATE(&quot;'&quot;;[Personnage.I21];&quot;'&quot;);&quot;null&quot;)" office:value-type="string" office:string-value="'Immortalité'">
            <text:p>'Immortalité'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22]" office:value-type="float" office:value="11">
            <text:p>11</text:p>
          </table:table-cell>
          <table:table-cell office:value-type="string">
            <text:p>,</text:p>
          </table:table-cell>
          <table:table-cell table:formula="of:=IF(LEN([Personnage.B22])&gt;0;[Personnage.B22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22])&gt;0;CONCATENATE(&quot;'&quot;;[Personnage.H2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22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22])&gt;0;CONCATENATE(&quot;'&quot;;[Personnage.C22];&quot;'&quot;);&quot;null&quot;)" office:value-type="string" office:string-value="'MOTIVATION'">
            <text:p>'MOTIVATION'</text:p>
          </table:table-cell>
          <table:table-cell office:value-type="string">
            <text:p>,</text:p>
          </table:table-cell>
          <table:table-cell table:formula="of:=IF(LEN([Personnage.D22])&gt;0;CONCATENATE(&quot;'&quot;;[Personnage.D2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22])&gt;0;CONCATENATE(&quot;'&quot;;[Personnage.E2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22])&gt;0;CONCATENATE(&quot;'&quot;;[Personnage.F2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22])&gt;0;CONCATENATE(&quot;'&quot;;[Personnage.I22];&quot;'&quot;);&quot;null&quot;)" office:value-type="string" office:string-value="'Droits des Infugiés'">
            <text:p>'Droits des Infugiés'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23]" office:value-type="float" office:value="12">
            <text:p>12</text:p>
          </table:table-cell>
          <table:table-cell office:value-type="string">
            <text:p>,</text:p>
          </table:table-cell>
          <table:table-cell table:formula="of:=IF(LEN([Personnage.B23])&gt;0;[Personnage.B23];&quot;null&quot;)" office:value-type="float" office:value="8">
            <text:p>8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23])&gt;0;CONCATENATE(&quot;'&quot;;[Personnage.H23];&quot;'&quot;);&quot;null&quot;)" office:value-type="string" office:string-value="'FREE'">
            <text:p>'FREE'</text:p>
          </table:table-cell>
          <table:table-cell office:value-type="string">
            <text:p>,</text:p>
          </table:table-cell>
          <table:table-cell table:formula="of:=[Personnage.G23]" office:value-type="float" office:value="10">
            <text:p>10</text:p>
          </table:table-cell>
          <table:table-cell office:value-type="string">
            <text:p>,</text:p>
          </table:table-cell>
          <table:table-cell table:formula="of:=IF(LEN([Personnage.C23])&gt;0;CONCATENATE(&quot;'&quot;;[Personnage.C23];&quot;'&quot;);&quot;null&quot;)" office:value-type="string" office:string-value="'ASK'">
            <text:p>'ASK'</text:p>
          </table:table-cell>
          <table:table-cell office:value-type="string">
            <text:p>,</text:p>
          </table:table-cell>
          <table:table-cell table:formula="of:=IF(LEN([Personnage.D23])&gt;0;CONCATENATE(&quot;'&quot;;[Personnage.D23];&quot;'&quot;);&quot;null&quot;)" office:value-type="string" office:string-value="'PL:V. Terrestres'">
            <text:p>'PL:V. Terrestres'</text:p>
          </table:table-cell>
          <table:table-cell office:value-type="string">
            <text:p>,</text:p>
          </table:table-cell>
          <table:table-cell table:formula="of:=IF(LEN([Personnage.E23])&gt;0;CONCATENATE(&quot;'&quot;;[Personnage.E2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23])&gt;0;CONCATENATE(&quot;'&quot;;[Personnage.F2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23])&gt;0;CONCATENATE(&quot;'&quot;;[Personnage.I2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24]" office:value-type="float" office:value="13">
            <text:p>13</text:p>
          </table:table-cell>
          <table:table-cell office:value-type="string">
            <text:p>,</text:p>
          </table:table-cell>
          <table:table-cell table:formula="of:=IF(LEN([Personnage.B24])&gt;0;[Personnage.B24];&quot;null&quot;)" office:value-type="float" office:value="8">
            <text:p>8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24])&gt;0;CONCATENATE(&quot;'&quot;;[Personnage.H24];&quot;'&quot;);&quot;null&quot;)" office:value-type="string" office:string-value="'FREE'">
            <text:p>'FREE'</text:p>
          </table:table-cell>
          <table:table-cell office:value-type="string">
            <text:p>,</text:p>
          </table:table-cell>
          <table:table-cell table:formula="of:=[Personnage.G24]" office:value-type="float" office:value="10">
            <text:p>10</text:p>
          </table:table-cell>
          <table:table-cell office:value-type="string">
            <text:p>,</text:p>
          </table:table-cell>
          <table:table-cell table:formula="of:=IF(LEN([Personnage.C24])&gt;0;CONCATENATE(&quot;'&quot;;[Personnage.C24];&quot;'&quot;);&quot;null&quot;)" office:value-type="string" office:string-value="'ASK'">
            <text:p>'ASK'</text:p>
          </table:table-cell>
          <table:table-cell office:value-type="string">
            <text:p>,</text:p>
          </table:table-cell>
          <table:table-cell table:formula="of:=IF(LEN([Personnage.D24])&gt;0;CONCATENATE(&quot;'&quot;;[Personnage.D24];&quot;'&quot;);&quot;null&quot;)" office:value-type="string" office:string-value="'NW:I-rep'">
            <text:p>'NW:I-rep'</text:p>
          </table:table-cell>
          <table:table-cell office:value-type="string">
            <text:p>,</text:p>
          </table:table-cell>
          <table:table-cell table:formula="of:=IF(LEN([Personnage.E24])&gt;0;CONCATENATE(&quot;'&quot;;[Personnage.E2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24])&gt;0;CONCATENATE(&quot;'&quot;;[Personnage.F2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24])&gt;0;CONCATENATE(&quot;'&quot;;[Personnage.I2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25]" office:value-type="float" office:value="14">
            <text:p>14</text:p>
          </table:table-cell>
          <table:table-cell office:value-type="string">
            <text:p>,</text:p>
          </table:table-cell>
          <table:table-cell table:formula="of:=IF(LEN([Personnage.B25])&gt;0;[Personnage.B25];&quot;null&quot;)" office:value-type="float" office:value="8">
            <text:p>8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25])&gt;0;CONCATENATE(&quot;'&quot;;[Personnage.H25];&quot;'&quot;);&quot;null&quot;)" office:value-type="string" office:string-value="'FREE'">
            <text:p>'FREE'</text:p>
          </table:table-cell>
          <table:table-cell office:value-type="string">
            <text:p>,</text:p>
          </table:table-cell>
          <table:table-cell table:formula="of:=[Personnage.G25]" office:value-type="float" office:value="15">
            <text:p>15</text:p>
          </table:table-cell>
          <table:table-cell office:value-type="string">
            <text:p>,</text:p>
          </table:table-cell>
          <table:table-cell table:formula="of:=IF(LEN([Personnage.C25])&gt;0;CONCATENATE(&quot;'&quot;;[Personnage.C25];&quot;'&quot;);&quot;null&quot;)" office:value-type="string" office:string-value="'MOXIE'">
            <text:p>'MOXIE'</text:p>
          </table:table-cell>
          <table:table-cell office:value-type="string">
            <text:p>,</text:p>
          </table:table-cell>
          <table:table-cell table:formula="of:=IF(LEN([Personnage.D25])&gt;0;CONCATENATE(&quot;'&quot;;[Personnage.D2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25])&gt;0;CONCATENATE(&quot;'&quot;;[Personnage.E2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25])&gt;0;CONCATENATE(&quot;'&quot;;[Personnage.F2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25])&gt;0;CONCATENATE(&quot;'&quot;;[Personnage.I2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26]" office:value-type="float" office:value="15">
            <text:p>15</text:p>
          </table:table-cell>
          <table:table-cell office:value-type="string">
            <text:p>,</text:p>
          </table:table-cell>
          <table:table-cell table:formula="of:=IF(LEN([Personnage.B26])&gt;0;[Personnage.B26];&quot;null&quot;)" office:value-type="float" office:value="8">
            <text:p>8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26])&gt;0;CONCATENATE(&quot;'&quot;;[Personnage.H26];&quot;'&quot;);&quot;null&quot;)" office:value-type="string" office:string-value="'FREE'">
            <text:p>'FREE'</text:p>
          </table:table-cell>
          <table:table-cell office:value-type="string">
            <text:p>,</text:p>
          </table:table-cell>
          <table:table-cell table:formula="of:=[Personnage.G26]" office:value-type="float" office:value="-2500">
            <text:p>-2500</text:p>
          </table:table-cell>
          <table:table-cell office:value-type="string">
            <text:p>,</text:p>
          </table:table-cell>
          <table:table-cell table:formula="of:=IF(LEN([Personnage.C26])&gt;0;CONCATENATE(&quot;'&quot;;[Personnage.C26];&quot;'&quot;);&quot;null&quot;)" office:value-type="string" office:string-value="'CREDITS'">
            <text:p>'CREDITS'</text:p>
          </table:table-cell>
          <table:table-cell office:value-type="string">
            <text:p>,</text:p>
          </table:table-cell>
          <table:table-cell table:formula="of:=IF(LEN([Personnage.D26])&gt;0;CONCATENATE(&quot;'&quot;;[Personnage.D2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26])&gt;0;CONCATENATE(&quot;'&quot;;[Personnage.E2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26])&gt;0;CONCATENATE(&quot;'&quot;;[Personnage.F2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26])&gt;0;CONCATENATE(&quot;'&quot;;[Personnage.I2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27]" office:value-type="float" office:value="16">
            <text:p>16</text:p>
          </table:table-cell>
          <table:table-cell office:value-type="string">
            <text:p>,</text:p>
          </table:table-cell>
          <table:table-cell table:formula="of:=IF(LEN([Personnage.B27])&gt;0;[Personnage.B27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27])&gt;0;CONCATENATE(&quot;'&quot;;[Personnage.H2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27]" office:value-type="float" office:value="40">
            <text:p>40</text:p>
          </table:table-cell>
          <table:table-cell office:value-type="string">
            <text:p>,</text:p>
          </table:table-cell>
          <table:table-cell table:formula="of:=IF(LEN([Personnage.C27])&gt;0;CONCATENATE(&quot;'&quot;;[Personnage.C27];&quot;'&quot;);&quot;null&quot;)" office:value-type="string" office:string-value="'ACTUAL_AGE'">
            <text:p>'ACTUAL_AGE'</text:p>
          </table:table-cell>
          <table:table-cell office:value-type="string">
            <text:p>,</text:p>
          </table:table-cell>
          <table:table-cell table:formula="of:=IF(LEN([Personnage.D27])&gt;0;CONCATENATE(&quot;'&quot;;[Personnage.D2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27])&gt;0;CONCATENATE(&quot;'&quot;;[Personnage.E2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27])&gt;0;CONCATENATE(&quot;'&quot;;[Personnage.F2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27])&gt;0;CONCATENATE(&quot;'&quot;;[Personnage.I2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28]" office:value-type="float" office:value="17">
            <text:p>17</text:p>
          </table:table-cell>
          <table:table-cell office:value-type="string">
            <text:p>,</text:p>
          </table:table-cell>
          <table:table-cell table:formula="of:=IF(LEN([Personnage.B28])&gt;0;[Personnage.B28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28])&gt;0;CONCATENATE(&quot;'&quot;;[Personnage.H28];&quot;'&quot;);&quot;null&quot;)" office:value-type="string" office:string-value="'FREEBIE'">
            <text:p>'FREEBIE'</text:p>
          </table:table-cell>
          <table:table-cell office:value-type="string">
            <text:p>,</text:p>
          </table:table-cell>
          <table:table-cell table:formula="of:=[Personnage.G28]" office:value-type="float" office:value="10">
            <text:p>10</text:p>
          </table:table-cell>
          <table:table-cell office:value-type="string">
            <text:p>,</text:p>
          </table:table-cell>
          <table:table-cell table:formula="of:=IF(LEN([Personnage.C28])&gt;0;CONCATENATE(&quot;'&quot;;[Personnage.C28];&quot;'&quot;);&quot;null&quot;)" office:value-type="string" office:string-value="'TRAIT'">
            <text:p>'TRAIT'</text:p>
          </table:table-cell>
          <table:table-cell office:value-type="string">
            <text:p>,</text:p>
          </table:table-cell>
          <table:table-cell table:formula="of:=IF(LEN([Personnage.D28])&gt;0;CONCATENATE(&quot;'&quot;;[Personnage.D28];&quot;'&quot;);&quot;null&quot;)" office:value-type="string" office:string-value="'SITUATIONAL_AWARENESS'">
            <text:p>'SITUATIONAL_AWARENESS'</text:p>
          </table:table-cell>
          <table:table-cell office:value-type="string">
            <text:p>,</text:p>
          </table:table-cell>
          <table:table-cell table:formula="of:=IF(LEN([Personnage.E28])&gt;0;CONCATENATE(&quot;'&quot;;[Personnage.E2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28])&gt;0;CONCATENATE(&quot;'&quot;;[Personnage.F2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28])&gt;0;CONCATENATE(&quot;'&quot;;[Personnage.I2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29]" office:value-type="float" office:value="18">
            <text:p>18</text:p>
          </table:table-cell>
          <table:table-cell office:value-type="string">
            <text:p>,</text:p>
          </table:table-cell>
          <table:table-cell table:formula="of:=IF(LEN([Personnage.B29])&gt;0;[Personnage.B29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29])&gt;0;CONCATENATE(&quot;'&quot;;[Personnage.H29];&quot;'&quot;);&quot;null&quot;)" office:value-type="string" office:string-value="'FREEBIE'">
            <text:p>'FREEBIE'</text:p>
          </table:table-cell>
          <table:table-cell office:value-type="string">
            <text:p>,</text:p>
          </table:table-cell>
          <table:table-cell table:formula="of:=[Personnage.G29]" office:value-type="float" office:value="-10">
            <text:p>-10</text:p>
          </table:table-cell>
          <table:table-cell office:value-type="string">
            <text:p>,</text:p>
          </table:table-cell>
          <table:table-cell table:formula="of:=IF(LEN([Personnage.C29])&gt;0;CONCATENATE(&quot;'&quot;;[Personnage.C29];&quot;'&quot;);&quot;null&quot;)" office:value-type="string" office:string-value="'TRAIT'">
            <text:p>'TRAIT'</text:p>
          </table:table-cell>
          <table:table-cell office:value-type="string">
            <text:p>,</text:p>
          </table:table-cell>
          <table:table-cell table:formula="of:=IF(LEN([Personnage.D29])&gt;0;CONCATENATE(&quot;'&quot;;[Personnage.D29];&quot;'&quot;);&quot;null&quot;)" office:value-type="string" office:string-value="'EDITED_MEMORIES'">
            <text:p>'EDITED_MEMORIES'</text:p>
          </table:table-cell>
          <table:table-cell office:value-type="string">
            <text:p>,</text:p>
          </table:table-cell>
          <table:table-cell table:formula="of:=IF(LEN([Personnage.E29])&gt;0;CONCATENATE(&quot;'&quot;;[Personnage.E2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29])&gt;0;CONCATENATE(&quot;'&quot;;[Personnage.F2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29])&gt;0;CONCATENATE(&quot;'&quot;;[Personnage.I2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30]" office:value-type="float" office:value="19">
            <text:p>19</text:p>
          </table:table-cell>
          <table:table-cell office:value-type="string">
            <text:p>,</text:p>
          </table:table-cell>
          <table:table-cell table:formula="of:=IF(LEN([Personnage.B30])&gt;0;[Personnage.B30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30])&gt;0;CONCATENATE(&quot;'&quot;;[Personnage.H30];&quot;'&quot;);&quot;null&quot;)" office:value-type="string" office:string-value="'FREEBIE'">
            <text:p>'FREEBIE'</text:p>
          </table:table-cell>
          <table:table-cell office:value-type="string">
            <text:p>,</text:p>
          </table:table-cell>
          <table:table-cell table:formula="of:=[Personnage.G30]" office:value-type="float" office:value="10">
            <text:p>10</text:p>
          </table:table-cell>
          <table:table-cell office:value-type="string">
            <text:p>,</text:p>
          </table:table-cell>
          <table:table-cell table:formula="of:=IF(LEN([Personnage.C30])&gt;0;CONCATENATE(&quot;'&quot;;[Personnage.C30];&quot;'&quot;);&quot;null&quot;)" office:value-type="string" office:string-value="'TRAIT'">
            <text:p>'TRAIT'</text:p>
          </table:table-cell>
          <table:table-cell office:value-type="string">
            <text:p>,</text:p>
          </table:table-cell>
          <table:table-cell table:formula="of:=IF(LEN([Personnage.D30])&gt;0;CONCATENATE(&quot;'&quot;;[Personnage.D30];&quot;'&quot;);&quot;null&quot;)" office:value-type="string" office:string-value="'RIGHT_AT_HOME'">
            <text:p>'RIGHT_AT_HOME'</text:p>
          </table:table-cell>
          <table:table-cell office:value-type="string">
            <text:p>,</text:p>
          </table:table-cell>
          <table:table-cell table:formula="of:=IF(LEN([Personnage.E30])&gt;0;CONCATENATE(&quot;'&quot;;[Personnage.E3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30])&gt;0;CONCATENATE(&quot;'&quot;;[Personnage.F30];&quot;'&quot;);&quot;null&quot;)" office:value-type="string" office:string-value="'MT_FURY'">
            <text:p>'MT_FURY'</text:p>
          </table:table-cell>
          <table:table-cell office:value-type="string">
            <text:p>,</text:p>
          </table:table-cell>
          <table:table-cell table:formula="of:=IF(LEN([Personnage.I30])&gt;0;CONCATENATE(&quot;'&quot;;[Personnage.I3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31]" office:value-type="float" office:value="20">
            <text:p>20</text:p>
          </table:table-cell>
          <table:table-cell office:value-type="string">
            <text:p>,</text:p>
          </table:table-cell>
          <table:table-cell table:formula="of:=IF(LEN([Personnage.B31])&gt;0;[Personnage.B31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31])&gt;0;CONCATENATE(&quot;'&quot;;[Personnage.H31];&quot;'&quot;);&quot;null&quot;)" office:value-type="string" office:string-value="'FREEBIE'">
            <text:p>'FREEBIE'</text:p>
          </table:table-cell>
          <table:table-cell office:value-type="string">
            <text:p>,</text:p>
          </table:table-cell>
          <table:table-cell table:formula="of:=[Personnage.G31]" office:value-type="float" office:value="10">
            <text:p>10</text:p>
          </table:table-cell>
          <table:table-cell office:value-type="string">
            <text:p>,</text:p>
          </table:table-cell>
          <table:table-cell table:formula="of:=IF(LEN([Personnage.C31])&gt;0;CONCATENATE(&quot;'&quot;;[Personnage.C31];&quot;'&quot;);&quot;null&quot;)" office:value-type="string" office:string-value="'TRAIT'">
            <text:p>'TRAIT'</text:p>
          </table:table-cell>
          <table:table-cell office:value-type="string">
            <text:p>,</text:p>
          </table:table-cell>
          <table:table-cell table:formula="of:=IF(LEN([Personnage.D31])&gt;0;CONCATENATE(&quot;'&quot;;[Personnage.D31];&quot;'&quot;);&quot;null&quot;)" office:value-type="string" office:string-value="'DANGER_SENSE'">
            <text:p>'DANGER_SENSE'</text:p>
          </table:table-cell>
          <table:table-cell office:value-type="string">
            <text:p>,</text:p>
          </table:table-cell>
          <table:table-cell table:formula="of:=IF(LEN([Personnage.E31])&gt;0;CONCATENATE(&quot;'&quot;;[Personnage.E3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31])&gt;0;CONCATENATE(&quot;'&quot;;[Personnage.F3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31])&gt;0;CONCATENATE(&quot;'&quot;;[Personnage.I3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32]" office:value-type="float" office:value="21">
            <text:p>21</text:p>
          </table:table-cell>
          <table:table-cell office:value-type="string">
            <text:p>,</text:p>
          </table:table-cell>
          <table:table-cell table:formula="of:=IF(LEN([Personnage.B32])&gt;0;[Personnage.B32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32])&gt;0;CONCATENATE(&quot;'&quot;;[Personnage.H32];&quot;'&quot;);&quot;null&quot;)" office:value-type="string" office:string-value="'FREEBIE'">
            <text:p>'FREEBIE'</text:p>
          </table:table-cell>
          <table:table-cell office:value-type="string">
            <text:p>,</text:p>
          </table:table-cell>
          <table:table-cell table:formula="of:=[Personnage.G32]" office:value-type="float" office:value="75">
            <text:p>75</text:p>
          </table:table-cell>
          <table:table-cell office:value-type="string">
            <text:p>,</text:p>
          </table:table-cell>
          <table:table-cell table:formula="of:=IF(LEN([Personnage.C32])&gt;0;CONCATENATE(&quot;'&quot;;[Personnage.C32];&quot;'&quot;);&quot;null&quot;)" office:value-type="string" office:string-value="'MORPH_TYPE'">
            <text:p>'MORPH_TYPE'</text:p>
          </table:table-cell>
          <table:table-cell office:value-type="string">
            <text:p>,</text:p>
          </table:table-cell>
          <table:table-cell table:formula="of:=IF(LEN([Personnage.D32])&gt;0;CONCATENATE(&quot;'&quot;;[Personnage.D3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32])&gt;0;CONCATENATE(&quot;'&quot;;[Personnage.E3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32])&gt;0;CONCATENATE(&quot;'&quot;;[Personnage.F3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32])&gt;0;CONCATENATE(&quot;'&quot;;[Personnage.I32];&quot;'&quot;);&quot;null&quot;)" office:value-type="string" office:string-value="'MT_FURY'">
            <text:p>'MT_FURY'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33]" office:value-type="float" office:value="22">
            <text:p>22</text:p>
          </table:table-cell>
          <table:table-cell office:value-type="string">
            <text:p>,</text:p>
          </table:table-cell>
          <table:table-cell table:formula="of:=IF(LEN([Personnage.B33])&gt;0;[Personnage.B33];&quot;null&quot;)" office:value-type="float" office:value="21">
            <text:p>21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33])&gt;0;CONCATENATE(&quot;'&quot;;[Personnage.H3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33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33])&gt;0;CONCATENATE(&quot;'&quot;;[Personnage.C33];&quot;'&quot;);&quot;null&quot;)" office:value-type="string" office:string-value="'MORPH_ORIGIN'">
            <text:p>'MORPH_ORIGIN'</text:p>
          </table:table-cell>
          <table:table-cell office:value-type="string">
            <text:p>,</text:p>
          </table:table-cell>
          <table:table-cell table:formula="of:=IF(LEN([Personnage.D33])&gt;0;CONCATENATE(&quot;'&quot;;[Personnage.D3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33])&gt;0;CONCATENATE(&quot;'&quot;;[Personnage.E3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33])&gt;0;CONCATENATE(&quot;'&quot;;[Personnage.F3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33])&gt;0;CONCATENATE(&quot;'&quot;;[Personnage.I33];&quot;'&quot;);&quot;null&quot;)" office:value-type="string" office:string-value="'BIO'">
            <text:p>'BIO'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34]" office:value-type="float" office:value="23">
            <text:p>23</text:p>
          </table:table-cell>
          <table:table-cell office:value-type="string">
            <text:p>,</text:p>
          </table:table-cell>
          <table:table-cell table:formula="of:=IF(LEN([Personnage.B34])&gt;0;[Personnage.B34];&quot;null&quot;)" office:value-type="float" office:value="21">
            <text:p>21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34])&gt;0;CONCATENATE(&quot;'&quot;;[Personnage.H3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34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34])&gt;0;CONCATENATE(&quot;'&quot;;[Personnage.C34];&quot;'&quot;);&quot;null&quot;)" office:value-type="string" office:string-value="'MORPH_MOVEMENT'">
            <text:p>'MORPH_MOVEMENT'</text:p>
          </table:table-cell>
          <table:table-cell office:value-type="string">
            <text:p>,</text:p>
          </table:table-cell>
          <table:table-cell table:formula="of:=IF(LEN([Personnage.D34])&gt;0;CONCATENATE(&quot;'&quot;;[Personnage.D3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34])&gt;0;CONCATENATE(&quot;'&quot;;[Personnage.E3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34])&gt;0;CONCATENATE(&quot;'&quot;;[Personnage.F3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34])&gt;0;CONCATENATE(&quot;'&quot;;[Personnage.I34];&quot;'&quot;);&quot;null&quot;)" office:value-type="string" office:string-value="'4 / 20'">
            <text:p>'4 / 20'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35]" office:value-type="float" office:value="24">
            <text:p>24</text:p>
          </table:table-cell>
          <table:table-cell office:value-type="string">
            <text:p>,</text:p>
          </table:table-cell>
          <table:table-cell table:formula="of:=IF(LEN([Personnage.B35])&gt;0;[Personnage.B35];&quot;null&quot;)" office:value-type="float" office:value="21">
            <text:p>21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35])&gt;0;CONCATENATE(&quot;'&quot;;[Personnage.H35];&quot;'&quot;);&quot;null&quot;)" office:value-type="string" office:string-value="'FREE'">
            <text:p>'FREE'</text:p>
          </table:table-cell>
          <table:table-cell office:value-type="string">
            <text:p>,</text:p>
          </table:table-cell>
          <table:table-cell table:formula="of:=[Personnage.G35]" office:value-type="float" office:value="50">
            <text:p>50</text:p>
          </table:table-cell>
          <table:table-cell office:value-type="string">
            <text:p>,</text:p>
          </table:table-cell>
          <table:table-cell table:formula="of:=IF(LEN([Personnage.C35])&gt;0;CONCATENATE(&quot;'&quot;;[Personnage.C35];&quot;'&quot;);&quot;null&quot;)" office:value-type="string" office:string-value="'MORPH_DURABILITY'">
            <text:p>'MORPH_DURABILITY'</text:p>
          </table:table-cell>
          <table:table-cell office:value-type="string">
            <text:p>,</text:p>
          </table:table-cell>
          <table:table-cell table:formula="of:=IF(LEN([Personnage.D35])&gt;0;CONCATENATE(&quot;'&quot;;[Personnage.D3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35])&gt;0;CONCATENATE(&quot;'&quot;;[Personnage.E3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35])&gt;0;CONCATENATE(&quot;'&quot;;[Personnage.F3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35])&gt;0;CONCATENATE(&quot;'&quot;;[Personnage.I3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36]" office:value-type="float" office:value="25">
            <text:p>25</text:p>
          </table:table-cell>
          <table:table-cell office:value-type="string">
            <text:p>,</text:p>
          </table:table-cell>
          <table:table-cell table:formula="of:=IF(LEN([Personnage.B36])&gt;0;[Personnage.B36];&quot;null&quot;)" office:value-type="float" office:value="21">
            <text:p>21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36])&gt;0;CONCATENATE(&quot;'&quot;;[Personnage.H3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36]" office:value-type="float" office:value="30">
            <text:p>30</text:p>
          </table:table-cell>
          <table:table-cell office:value-type="string">
            <text:p>,</text:p>
          </table:table-cell>
          <table:table-cell table:formula="of:=IF(LEN([Personnage.C36])&gt;0;CONCATENATE(&quot;'&quot;;[Personnage.C36];&quot;'&quot;);&quot;null&quot;)" office:value-type="string" office:string-value="'MORPH_APT_MAX'">
            <text:p>'MORPH_APT_MAX'</text:p>
          </table:table-cell>
          <table:table-cell office:value-type="string">
            <text:p>,</text:p>
          </table:table-cell>
          <table:table-cell table:formula="of:=IF(LEN([Personnage.D36])&gt;0;CONCATENATE(&quot;'&quot;;[Personnage.D3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36])&gt;0;CONCATENATE(&quot;'&quot;;[Personnage.E3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36])&gt;0;CONCATENATE(&quot;'&quot;;[Personnage.F3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36])&gt;0;CONCATENATE(&quot;'&quot;;[Personnage.I3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37]" office:value-type="float" office:value="26">
            <text:p>26</text:p>
          </table:table-cell>
          <table:table-cell office:value-type="string">
            <text:p>,</text:p>
          </table:table-cell>
          <table:table-cell table:formula="of:=IF(LEN([Personnage.B37])&gt;0;[Personnage.B37];&quot;null&quot;)" office:value-type="float" office:value="21">
            <text:p>21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37])&gt;0;CONCATENATE(&quot;'&quot;;[Personnage.H37];&quot;'&quot;);&quot;null&quot;)" office:value-type="string" office:string-value="'MORPH_BASE_MAX'">
            <text:p>'MORPH_BASE_MAX'</text:p>
          </table:table-cell>
          <table:table-cell office:value-type="string">
            <text:p>,</text:p>
          </table:table-cell>
          <table:table-cell table:formula="of:=[Personnage.G37]" office:value-type="float" office:value="30">
            <text:p>30</text:p>
          </table:table-cell>
          <table:table-cell office:value-type="string">
            <text:p>,</text:p>
          </table:table-cell>
          <table:table-cell table:formula="of:=IF(LEN([Personnage.C37])&gt;0;CONCATENATE(&quot;'&quot;;[Personnage.C37];&quot;'&quot;);&quot;null&quot;)" office:value-type="string" office:string-value="'APT'">
            <text:p>'APT'</text:p>
          </table:table-cell>
          <table:table-cell office:value-type="string">
            <text:p>,</text:p>
          </table:table-cell>
          <table:table-cell table:formula="of:=IF(LEN([Personnage.D37])&gt;0;CONCATENATE(&quot;'&quot;;[Personnage.D37];&quot;'&quot;);&quot;null&quot;)" office:value-type="string" office:string-value="'COO'">
            <text:p>'COO'</text:p>
          </table:table-cell>
          <table:table-cell office:value-type="string">
            <text:p>,</text:p>
          </table:table-cell>
          <table:table-cell table:formula="of:=IF(LEN([Personnage.E37])&gt;0;CONCATENATE(&quot;'&quot;;[Personnage.E3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37])&gt;0;CONCATENATE(&quot;'&quot;;[Personnage.F3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37])&gt;0;CONCATENATE(&quot;'&quot;;[Personnage.I3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38]" office:value-type="float" office:value="27">
            <text:p>27</text:p>
          </table:table-cell>
          <table:table-cell office:value-type="string">
            <text:p>,</text:p>
          </table:table-cell>
          <table:table-cell table:formula="of:=IF(LEN([Personnage.B38])&gt;0;[Personnage.B38];&quot;null&quot;)" office:value-type="float" office:value="21">
            <text:p>21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38])&gt;0;CONCATENATE(&quot;'&quot;;[Personnage.H38];&quot;'&quot;);&quot;null&quot;)" office:value-type="string" office:string-value="'MORPH_BASE_MAX'">
            <text:p>'MORPH_BASE_MAX'</text:p>
          </table:table-cell>
          <table:table-cell office:value-type="string">
            <text:p>,</text:p>
          </table:table-cell>
          <table:table-cell table:formula="of:=[Personnage.G38]" office:value-type="float" office:value="30">
            <text:p>30</text:p>
          </table:table-cell>
          <table:table-cell office:value-type="string">
            <text:p>,</text:p>
          </table:table-cell>
          <table:table-cell table:formula="of:=IF(LEN([Personnage.C38])&gt;0;CONCATENATE(&quot;'&quot;;[Personnage.C38];&quot;'&quot;);&quot;null&quot;)" office:value-type="string" office:string-value="'APT'">
            <text:p>'APT'</text:p>
          </table:table-cell>
          <table:table-cell office:value-type="string">
            <text:p>,</text:p>
          </table:table-cell>
          <table:table-cell table:formula="of:=IF(LEN([Personnage.D38])&gt;0;CONCATENATE(&quot;'&quot;;[Personnage.D38];&quot;'&quot;);&quot;null&quot;)" office:value-type="string" office:string-value="'REF'">
            <text:p>'REF'</text:p>
          </table:table-cell>
          <table:table-cell office:value-type="string">
            <text:p>,</text:p>
          </table:table-cell>
          <table:table-cell table:formula="of:=IF(LEN([Personnage.E38])&gt;0;CONCATENATE(&quot;'&quot;;[Personnage.E3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38])&gt;0;CONCATENATE(&quot;'&quot;;[Personnage.F3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38])&gt;0;CONCATENATE(&quot;'&quot;;[Personnage.I3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39]" office:value-type="float" office:value="28">
            <text:p>28</text:p>
          </table:table-cell>
          <table:table-cell office:value-type="string">
            <text:p>,</text:p>
          </table:table-cell>
          <table:table-cell table:formula="of:=IF(LEN([Personnage.B39])&gt;0;[Personnage.B39];&quot;null&quot;)" office:value-type="float" office:value="21">
            <text:p>21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39])&gt;0;CONCATENATE(&quot;'&quot;;[Personnage.H39];&quot;'&quot;);&quot;null&quot;)" office:value-type="string" office:string-value="'MORPH_BASE_MAX'">
            <text:p>'MORPH_BASE_MAX'</text:p>
          </table:table-cell>
          <table:table-cell office:value-type="string">
            <text:p>,</text:p>
          </table:table-cell>
          <table:table-cell table:formula="of:=[Personnage.G39]" office:value-type="float" office:value="30">
            <text:p>30</text:p>
          </table:table-cell>
          <table:table-cell office:value-type="string">
            <text:p>,</text:p>
          </table:table-cell>
          <table:table-cell table:formula="of:=IF(LEN([Personnage.C39])&gt;0;CONCATENATE(&quot;'&quot;;[Personnage.C39];&quot;'&quot;);&quot;null&quot;)" office:value-type="string" office:string-value="'APT'">
            <text:p>'APT'</text:p>
          </table:table-cell>
          <table:table-cell office:value-type="string">
            <text:p>,</text:p>
          </table:table-cell>
          <table:table-cell table:formula="of:=IF(LEN([Personnage.D39])&gt;0;CONCATENATE(&quot;'&quot;;[Personnage.D39];&quot;'&quot;);&quot;null&quot;)" office:value-type="string" office:string-value="'SOM'">
            <text:p>'SOM'</text:p>
          </table:table-cell>
          <table:table-cell office:value-type="string">
            <text:p>,</text:p>
          </table:table-cell>
          <table:table-cell table:formula="of:=IF(LEN([Personnage.E39])&gt;0;CONCATENATE(&quot;'&quot;;[Personnage.E3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39])&gt;0;CONCATENATE(&quot;'&quot;;[Personnage.F3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39])&gt;0;CONCATENATE(&quot;'&quot;;[Personnage.I3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40]" office:value-type="float" office:value="29">
            <text:p>29</text:p>
          </table:table-cell>
          <table:table-cell office:value-type="string">
            <text:p>,</text:p>
          </table:table-cell>
          <table:table-cell table:formula="of:=IF(LEN([Personnage.B40])&gt;0;[Personnage.B40];&quot;null&quot;)" office:value-type="float" office:value="21">
            <text:p>21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40])&gt;0;CONCATENATE(&quot;'&quot;;[Personnage.H40];&quot;'&quot;);&quot;null&quot;)" office:value-type="string" office:string-value="'MORPH_BASE_MAX'">
            <text:p>'MORPH_BASE_MAX'</text:p>
          </table:table-cell>
          <table:table-cell office:value-type="string">
            <text:p>,</text:p>
          </table:table-cell>
          <table:table-cell table:formula="of:=[Personnage.G40]" office:value-type="float" office:value="30">
            <text:p>30</text:p>
          </table:table-cell>
          <table:table-cell office:value-type="string">
            <text:p>,</text:p>
          </table:table-cell>
          <table:table-cell table:formula="of:=IF(LEN([Personnage.C40])&gt;0;CONCATENATE(&quot;'&quot;;[Personnage.C40];&quot;'&quot;);&quot;null&quot;)" office:value-type="string" office:string-value="'APT'">
            <text:p>'APT'</text:p>
          </table:table-cell>
          <table:table-cell office:value-type="string">
            <text:p>,</text:p>
          </table:table-cell>
          <table:table-cell table:formula="of:=IF(LEN([Personnage.D40])&gt;0;CONCATENATE(&quot;'&quot;;[Personnage.D40];&quot;'&quot;);&quot;null&quot;)" office:value-type="string" office:string-value="'SAV'">
            <text:p>'SAV'</text:p>
          </table:table-cell>
          <table:table-cell office:value-type="string">
            <text:p>,</text:p>
          </table:table-cell>
          <table:table-cell table:formula="of:=IF(LEN([Personnage.E40])&gt;0;CONCATENATE(&quot;'&quot;;[Personnage.E4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40])&gt;0;CONCATENATE(&quot;'&quot;;[Personnage.F4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40])&gt;0;CONCATENATE(&quot;'&quot;;[Personnage.I4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41]" office:value-type="float" office:value="30">
            <text:p>30</text:p>
          </table:table-cell>
          <table:table-cell office:value-type="string">
            <text:p>,</text:p>
          </table:table-cell>
          <table:table-cell table:formula="of:=IF(LEN([Personnage.B41])&gt;0;[Personnage.B41];&quot;null&quot;)" office:value-type="float" office:value="21">
            <text:p>21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41])&gt;0;CONCATENATE(&quot;'&quot;;[Personnage.H41];&quot;'&quot;);&quot;null&quot;)" office:value-type="string" office:string-value="'MORPH_BASE_MAX'">
            <text:p>'MORPH_BASE_MAX'</text:p>
          </table:table-cell>
          <table:table-cell office:value-type="string">
            <text:p>,</text:p>
          </table:table-cell>
          <table:table-cell table:formula="of:=[Personnage.G41]" office:value-type="float" office:value="30">
            <text:p>30</text:p>
          </table:table-cell>
          <table:table-cell office:value-type="string">
            <text:p>,</text:p>
          </table:table-cell>
          <table:table-cell table:formula="of:=IF(LEN([Personnage.C41])&gt;0;CONCATENATE(&quot;'&quot;;[Personnage.C41];&quot;'&quot;);&quot;null&quot;)" office:value-type="string" office:string-value="'APT'">
            <text:p>'APT'</text:p>
          </table:table-cell>
          <table:table-cell office:value-type="string">
            <text:p>,</text:p>
          </table:table-cell>
          <table:table-cell table:formula="of:=IF(LEN([Personnage.D41])&gt;0;CONCATENATE(&quot;'&quot;;[Personnage.D41];&quot;'&quot;);&quot;null&quot;)" office:value-type="string" office:string-value="'WIL'">
            <text:p>'WIL'</text:p>
          </table:table-cell>
          <table:table-cell office:value-type="string">
            <text:p>,</text:p>
          </table:table-cell>
          <table:table-cell table:formula="of:=IF(LEN([Personnage.E41])&gt;0;CONCATENATE(&quot;'&quot;;[Personnage.E4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41])&gt;0;CONCATENATE(&quot;'&quot;;[Personnage.F4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41])&gt;0;CONCATENATE(&quot;'&quot;;[Personnage.I4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42]" office:value-type="float" office:value="31">
            <text:p>31</text:p>
          </table:table-cell>
          <table:table-cell office:value-type="string">
            <text:p>,</text:p>
          </table:table-cell>
          <table:table-cell table:formula="of:=IF(LEN([Personnage.B42])&gt;0;[Personnage.B42];&quot;null&quot;)" office:value-type="float" office:value="21">
            <text:p>21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42])&gt;0;CONCATENATE(&quot;'&quot;;[Personnage.H42];&quot;'&quot;);&quot;null&quot;)" office:value-type="string" office:string-value="'MORPH_BASE_MAX'">
            <text:p>'MORPH_BASE_MAX'</text:p>
          </table:table-cell>
          <table:table-cell office:value-type="string">
            <text:p>,</text:p>
          </table:table-cell>
          <table:table-cell table:formula="of:=[Personnage.G42]" office:value-type="float" office:value="30">
            <text:p>30</text:p>
          </table:table-cell>
          <table:table-cell office:value-type="string">
            <text:p>,</text:p>
          </table:table-cell>
          <table:table-cell table:formula="of:=IF(LEN([Personnage.C42])&gt;0;CONCATENATE(&quot;'&quot;;[Personnage.C42];&quot;'&quot;);&quot;null&quot;)" office:value-type="string" office:string-value="'APT'">
            <text:p>'APT'</text:p>
          </table:table-cell>
          <table:table-cell office:value-type="string">
            <text:p>,</text:p>
          </table:table-cell>
          <table:table-cell table:formula="of:=IF(LEN([Personnage.D42])&gt;0;CONCATENATE(&quot;'&quot;;[Personnage.D42];&quot;'&quot;);&quot;null&quot;)" office:value-type="string" office:string-value="'INT'">
            <text:p>'INT'</text:p>
          </table:table-cell>
          <table:table-cell office:value-type="string">
            <text:p>,</text:p>
          </table:table-cell>
          <table:table-cell table:formula="of:=IF(LEN([Personnage.E42])&gt;0;CONCATENATE(&quot;'&quot;;[Personnage.E4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42])&gt;0;CONCATENATE(&quot;'&quot;;[Personnage.F4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42])&gt;0;CONCATENATE(&quot;'&quot;;[Personnage.I4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43]" office:value-type="float" office:value="32">
            <text:p>32</text:p>
          </table:table-cell>
          <table:table-cell office:value-type="string">
            <text:p>,</text:p>
          </table:table-cell>
          <table:table-cell table:formula="of:=IF(LEN([Personnage.B43])&gt;0;[Personnage.B43];&quot;null&quot;)" office:value-type="float" office:value="21">
            <text:p>21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43])&gt;0;CONCATENATE(&quot;'&quot;;[Personnage.H43];&quot;'&quot;);&quot;null&quot;)" office:value-type="string" office:string-value="'MORPH_BASE_MAX'">
            <text:p>'MORPH_BASE_MAX'</text:p>
          </table:table-cell>
          <table:table-cell office:value-type="string">
            <text:p>,</text:p>
          </table:table-cell>
          <table:table-cell table:formula="of:=[Personnage.G43]" office:value-type="float" office:value="30">
            <text:p>30</text:p>
          </table:table-cell>
          <table:table-cell office:value-type="string">
            <text:p>,</text:p>
          </table:table-cell>
          <table:table-cell table:formula="of:=IF(LEN([Personnage.C43])&gt;0;CONCATENATE(&quot;'&quot;;[Personnage.C43];&quot;'&quot;);&quot;null&quot;)" office:value-type="string" office:string-value="'APT'">
            <text:p>'APT'</text:p>
          </table:table-cell>
          <table:table-cell office:value-type="string">
            <text:p>,</text:p>
          </table:table-cell>
          <table:table-cell table:formula="of:=IF(LEN([Personnage.D43])&gt;0;CONCATENATE(&quot;'&quot;;[Personnage.D43];&quot;'&quot;);&quot;null&quot;)" office:value-type="string" office:string-value="'COG'">
            <text:p>'COG'</text:p>
          </table:table-cell>
          <table:table-cell office:value-type="string">
            <text:p>,</text:p>
          </table:table-cell>
          <table:table-cell table:formula="of:=IF(LEN([Personnage.E43])&gt;0;CONCATENATE(&quot;'&quot;;[Personnage.E4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43])&gt;0;CONCATENATE(&quot;'&quot;;[Personnage.F4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43])&gt;0;CONCATENATE(&quot;'&quot;;[Personnage.I4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44]" office:value-type="float" office:value="33">
            <text:p>33</text:p>
          </table:table-cell>
          <table:table-cell office:value-type="string">
            <text:p>,</text:p>
          </table:table-cell>
          <table:table-cell table:formula="of:=IF(LEN([Personnage.B44])&gt;0;[Personnage.B44];&quot;null&quot;)" office:value-type="float" office:value="21">
            <text:p>21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44])&gt;0;CONCATENATE(&quot;'&quot;;[Personnage.H44];&quot;'&quot;);&quot;null&quot;)" office:value-type="string" office:string-value="'MORPH'">
            <text:p>'MORPH'</text:p>
          </table:table-cell>
          <table:table-cell office:value-type="string">
            <text:p>,</text:p>
          </table:table-cell>
          <table:table-cell table:formula="of:=[Personnage.G44]" office:value-type="float" office:value="5">
            <text:p>5</text:p>
          </table:table-cell>
          <table:table-cell office:value-type="string">
            <text:p>,</text:p>
          </table:table-cell>
          <table:table-cell table:formula="of:=IF(LEN([Personnage.C44])&gt;0;CONCATENATE(&quot;'&quot;;[Personnage.C44];&quot;'&quot;);&quot;null&quot;)" office:value-type="string" office:string-value="'APT'">
            <text:p>'APT'</text:p>
          </table:table-cell>
          <table:table-cell office:value-type="string">
            <text:p>,</text:p>
          </table:table-cell>
          <table:table-cell table:formula="of:=IF(LEN([Personnage.D44])&gt;0;CONCATENATE(&quot;'&quot;;[Personnage.D44];&quot;'&quot;);&quot;null&quot;)" office:value-type="string" office:string-value="'COO'">
            <text:p>'COO'</text:p>
          </table:table-cell>
          <table:table-cell office:value-type="string">
            <text:p>,</text:p>
          </table:table-cell>
          <table:table-cell table:formula="of:=IF(LEN([Personnage.E44])&gt;0;CONCATENATE(&quot;'&quot;;[Personnage.E4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44])&gt;0;CONCATENATE(&quot;'&quot;;[Personnage.F4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44])&gt;0;CONCATENATE(&quot;'&quot;;[Personnage.I4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45]" office:value-type="float" office:value="34">
            <text:p>34</text:p>
          </table:table-cell>
          <table:table-cell office:value-type="string">
            <text:p>,</text:p>
          </table:table-cell>
          <table:table-cell table:formula="of:=IF(LEN([Personnage.B45])&gt;0;[Personnage.B45];&quot;null&quot;)" office:value-type="float" office:value="21">
            <text:p>21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45])&gt;0;CONCATENATE(&quot;'&quot;;[Personnage.H45];&quot;'&quot;);&quot;null&quot;)" office:value-type="string" office:string-value="'MORPH'">
            <text:p>'MORPH'</text:p>
          </table:table-cell>
          <table:table-cell office:value-type="string">
            <text:p>,</text:p>
          </table:table-cell>
          <table:table-cell table:formula="of:=[Personnage.G45]" office:value-type="float" office:value="5">
            <text:p>5</text:p>
          </table:table-cell>
          <table:table-cell office:value-type="string">
            <text:p>,</text:p>
          </table:table-cell>
          <table:table-cell table:formula="of:=IF(LEN([Personnage.C45])&gt;0;CONCATENATE(&quot;'&quot;;[Personnage.C45];&quot;'&quot;);&quot;null&quot;)" office:value-type="string" office:string-value="'APT'">
            <text:p>'APT'</text:p>
          </table:table-cell>
          <table:table-cell office:value-type="string">
            <text:p>,</text:p>
          </table:table-cell>
          <table:table-cell table:formula="of:=IF(LEN([Personnage.D45])&gt;0;CONCATENATE(&quot;'&quot;;[Personnage.D45];&quot;'&quot;);&quot;null&quot;)" office:value-type="string" office:string-value="'REF'">
            <text:p>'REF'</text:p>
          </table:table-cell>
          <table:table-cell office:value-type="string">
            <text:p>,</text:p>
          </table:table-cell>
          <table:table-cell table:formula="of:=IF(LEN([Personnage.E45])&gt;0;CONCATENATE(&quot;'&quot;;[Personnage.E4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45])&gt;0;CONCATENATE(&quot;'&quot;;[Personnage.F4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45])&gt;0;CONCATENATE(&quot;'&quot;;[Personnage.I4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46]" office:value-type="float" office:value="35">
            <text:p>35</text:p>
          </table:table-cell>
          <table:table-cell office:value-type="string">
            <text:p>,</text:p>
          </table:table-cell>
          <table:table-cell table:formula="of:=IF(LEN([Personnage.B46])&gt;0;[Personnage.B46];&quot;null&quot;)" office:value-type="float" office:value="54">
            <text:p>54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46])&gt;0;CONCATENATE(&quot;'&quot;;[Personnage.H46];&quot;'&quot;);&quot;null&quot;)" office:value-type="string" office:string-value="'MORPH'">
            <text:p>'MORPH'</text:p>
          </table:table-cell>
          <table:table-cell office:value-type="string">
            <text:p>,</text:p>
          </table:table-cell>
          <table:table-cell table:formula="of:=[Personnage.G46]" office:value-type="float" office:value="10">
            <text:p>10</text:p>
          </table:table-cell>
          <table:table-cell office:value-type="string">
            <text:p>,</text:p>
          </table:table-cell>
          <table:table-cell table:formula="of:=IF(LEN([Personnage.C46])&gt;0;CONCATENATE(&quot;'&quot;;[Personnage.C46];&quot;'&quot;);&quot;null&quot;)" office:value-type="string" office:string-value="'APT'">
            <text:p>'APT'</text:p>
          </table:table-cell>
          <table:table-cell office:value-type="string">
            <text:p>,</text:p>
          </table:table-cell>
          <table:table-cell table:formula="of:=IF(LEN([Personnage.D46])&gt;0;CONCATENATE(&quot;'&quot;;[Personnage.D46];&quot;'&quot;);&quot;null&quot;)" office:value-type="string" office:string-value="'REF'">
            <text:p>'REF'</text:p>
          </table:table-cell>
          <table:table-cell office:value-type="string">
            <text:p>,</text:p>
          </table:table-cell>
          <table:table-cell table:formula="of:=IF(LEN([Personnage.E46])&gt;0;CONCATENATE(&quot;'&quot;;[Personnage.E4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46])&gt;0;CONCATENATE(&quot;'&quot;;[Personnage.F4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46])&gt;0;CONCATENATE(&quot;'&quot;;[Personnage.I4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47]" office:value-type="float" office:value="36">
            <text:p>36</text:p>
          </table:table-cell>
          <table:table-cell office:value-type="string">
            <text:p>,</text:p>
          </table:table-cell>
          <table:table-cell table:formula="of:=IF(LEN([Personnage.B47])&gt;0;[Personnage.B47];&quot;null&quot;)" office:value-type="float" office:value="21">
            <text:p>21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47])&gt;0;CONCATENATE(&quot;'&quot;;[Personnage.H47];&quot;'&quot;);&quot;null&quot;)" office:value-type="string" office:string-value="'MORPH'">
            <text:p>'MORPH'</text:p>
          </table:table-cell>
          <table:table-cell office:value-type="string">
            <text:p>,</text:p>
          </table:table-cell>
          <table:table-cell table:formula="of:=[Personnage.G47]" office:value-type="float" office:value="10">
            <text:p>10</text:p>
          </table:table-cell>
          <table:table-cell office:value-type="string">
            <text:p>,</text:p>
          </table:table-cell>
          <table:table-cell table:formula="of:=IF(LEN([Personnage.C47])&gt;0;CONCATENATE(&quot;'&quot;;[Personnage.C47];&quot;'&quot;);&quot;null&quot;)" office:value-type="string" office:string-value="'APT'">
            <text:p>'APT'</text:p>
          </table:table-cell>
          <table:table-cell office:value-type="string">
            <text:p>,</text:p>
          </table:table-cell>
          <table:table-cell table:formula="of:=IF(LEN([Personnage.D47])&gt;0;CONCATENATE(&quot;'&quot;;[Personnage.D47];&quot;'&quot;);&quot;null&quot;)" office:value-type="string" office:string-value="'SOM'">
            <text:p>'SOM'</text:p>
          </table:table-cell>
          <table:table-cell office:value-type="string">
            <text:p>,</text:p>
          </table:table-cell>
          <table:table-cell table:formula="of:=IF(LEN([Personnage.E47])&gt;0;CONCATENATE(&quot;'&quot;;[Personnage.E4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47])&gt;0;CONCATENATE(&quot;'&quot;;[Personnage.F4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47])&gt;0;CONCATENATE(&quot;'&quot;;[Personnage.I4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48]" office:value-type="float" office:value="37">
            <text:p>37</text:p>
          </table:table-cell>
          <table:table-cell office:value-type="string">
            <text:p>,</text:p>
          </table:table-cell>
          <table:table-cell table:formula="of:=IF(LEN([Personnage.B48])&gt;0;[Personnage.B48];&quot;null&quot;)" office:value-type="float" office:value="21">
            <text:p>21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48])&gt;0;CONCATENATE(&quot;'&quot;;[Personnage.H48];&quot;'&quot;);&quot;null&quot;)" office:value-type="string" office:string-value="'MORPH'">
            <text:p>'MORPH'</text:p>
          </table:table-cell>
          <table:table-cell office:value-type="string">
            <text:p>,</text:p>
          </table:table-cell>
          <table:table-cell table:formula="of:=[Personnage.G48]" office:value-type="float" office:value="5">
            <text:p>5</text:p>
          </table:table-cell>
          <table:table-cell office:value-type="string">
            <text:p>,</text:p>
          </table:table-cell>
          <table:table-cell table:formula="of:=IF(LEN([Personnage.C48])&gt;0;CONCATENATE(&quot;'&quot;;[Personnage.C48];&quot;'&quot;);&quot;null&quot;)" office:value-type="string" office:string-value="'APT'">
            <text:p>'APT'</text:p>
          </table:table-cell>
          <table:table-cell office:value-type="string">
            <text:p>,</text:p>
          </table:table-cell>
          <table:table-cell table:formula="of:=IF(LEN([Personnage.D48])&gt;0;CONCATENATE(&quot;'&quot;;[Personnage.D48];&quot;'&quot;);&quot;null&quot;)" office:value-type="string" office:string-value="'WIL'">
            <text:p>'WIL'</text:p>
          </table:table-cell>
          <table:table-cell office:value-type="string">
            <text:p>,</text:p>
          </table:table-cell>
          <table:table-cell table:formula="of:=IF(LEN([Personnage.E48])&gt;0;CONCATENATE(&quot;'&quot;;[Personnage.E4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48])&gt;0;CONCATENATE(&quot;'&quot;;[Personnage.F4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48])&gt;0;CONCATENATE(&quot;'&quot;;[Personnage.I4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49]" office:value-type="float" office:value="38">
            <text:p>38</text:p>
          </table:table-cell>
          <table:table-cell office:value-type="string">
            <text:p>,</text:p>
          </table:table-cell>
          <table:table-cell table:formula="of:=IF(LEN([Personnage.B49])&gt;0;[Personnage.B49];&quot;null&quot;)" office:value-type="float" office:value="21">
            <text:p>21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49])&gt;0;CONCATENATE(&quot;'&quot;;[Personnage.H49];&quot;'&quot;);&quot;null&quot;)" office:value-type="string" office:string-value="'MORPH'">
            <text:p>'MORPH'</text:p>
          </table:table-cell>
          <table:table-cell office:value-type="string">
            <text:p>,</text:p>
          </table:table-cell>
          <table:table-cell table:formula="of:=[Personnage.G49]" office:value-type="float" office:value="5">
            <text:p>5</text:p>
          </table:table-cell>
          <table:table-cell office:value-type="string">
            <text:p>,</text:p>
          </table:table-cell>
          <table:table-cell table:formula="of:=IF(LEN([Personnage.C49])&gt;0;CONCATENATE(&quot;'&quot;;[Personnage.C49];&quot;'&quot;);&quot;null&quot;)" office:value-type="string" office:string-value="'APT'">
            <text:p>'APT'</text:p>
          </table:table-cell>
          <table:table-cell office:value-type="string">
            <text:p>,</text:p>
          </table:table-cell>
          <table:table-cell table:formula="of:=IF(LEN([Personnage.D49])&gt;0;CONCATENATE(&quot;'&quot;;[Personnage.D49];&quot;'&quot;);&quot;null&quot;)" office:value-type="string" office:string-value="'INT'">
            <text:p>'INT'</text:p>
          </table:table-cell>
          <table:table-cell office:value-type="string">
            <text:p>,</text:p>
          </table:table-cell>
          <table:table-cell table:formula="of:=IF(LEN([Personnage.E49])&gt;0;CONCATENATE(&quot;'&quot;;[Personnage.E4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49])&gt;0;CONCATENATE(&quot;'&quot;;[Personnage.F4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49])&gt;0;CONCATENATE(&quot;'&quot;;[Personnage.I4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50]" office:value-type="float" office:value="39">
            <text:p>39</text:p>
          </table:table-cell>
          <table:table-cell office:value-type="string">
            <text:p>,</text:p>
          </table:table-cell>
          <table:table-cell table:formula="of:=IF(LEN([Personnage.B50])&gt;0;[Personnage.B50];&quot;null&quot;)" office:value-type="float" office:value="21">
            <text:p>21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50])&gt;0;CONCATENATE(&quot;'&quot;;[Personnage.H5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50]" office:value-type="float" office:value="1">
            <text:p>1</text:p>
          </table:table-cell>
          <table:table-cell office:value-type="string">
            <text:p>,</text:p>
          </table:table-cell>
          <table:table-cell table:formula="of:=IF(LEN([Personnage.C50])&gt;0;CONCATENATE(&quot;'&quot;;[Personnage.C50];&quot;'&quot;);&quot;null&quot;)" office:value-type="string" office:string-value="'MORPH_SPEED_MOD'">
            <text:p>'MORPH_SPEED_MOD'</text:p>
          </table:table-cell>
          <table:table-cell office:value-type="string">
            <text:p>,</text:p>
          </table:table-cell>
          <table:table-cell table:formula="of:=IF(LEN([Personnage.D50])&gt;0;CONCATENATE(&quot;'&quot;;[Personnage.D5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50])&gt;0;CONCATENATE(&quot;'&quot;;[Personnage.E5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50])&gt;0;CONCATENATE(&quot;'&quot;;[Personnage.F5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50])&gt;0;CONCATENATE(&quot;'&quot;;[Personnage.I5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51]" office:value-type="float" office:value="40">
            <text:p>40</text:p>
          </table:table-cell>
          <table:table-cell office:value-type="string">
            <text:p>,</text:p>
          </table:table-cell>
          <table:table-cell table:formula="of:=IF(LEN([Personnage.B51])&gt;0;[Personnage.B51];&quot;null&quot;)" office:value-type="float" office:value="21">
            <text:p>21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51])&gt;0;CONCATENATE(&quot;'&quot;;[Personnage.H5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51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51])&gt;0;CONCATENATE(&quot;'&quot;;[Personnage.C51];&quot;'&quot;);&quot;null&quot;)" office:value-type="string" office:string-value="'MORPH_ENH'">
            <text:p>'MORPH_ENH'</text:p>
          </table:table-cell>
          <table:table-cell office:value-type="string">
            <text:p>,</text:p>
          </table:table-cell>
          <table:table-cell table:formula="of:=IF(LEN([Personnage.D51])&gt;0;CONCATENATE(&quot;'&quot;;[Personnage.D5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51])&gt;0;CONCATENATE(&quot;'&quot;;[Personnage.E5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51])&gt;0;CONCATENATE(&quot;'&quot;;[Personnage.F5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51])&gt;0;CONCATENATE(&quot;'&quot;;[Personnage.I51];&quot;'&quot;);&quot;null&quot;)" office:value-type="string" office:string-value="'Bio-modes Basiques'">
            <text:p>'Bio-modes Basiques'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52]" office:value-type="float" office:value="41">
            <text:p>41</text:p>
          </table:table-cell>
          <table:table-cell office:value-type="string">
            <text:p>,</text:p>
          </table:table-cell>
          <table:table-cell table:formula="of:=IF(LEN([Personnage.B52])&gt;0;[Personnage.B52];&quot;null&quot;)" office:value-type="float" office:value="21">
            <text:p>21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52])&gt;0;CONCATENATE(&quot;'&quot;;[Personnage.H5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52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52])&gt;0;CONCATENATE(&quot;'&quot;;[Personnage.C52];&quot;'&quot;);&quot;null&quot;)" office:value-type="string" office:string-value="'MORPH_ENH'">
            <text:p>'MORPH_ENH'</text:p>
          </table:table-cell>
          <table:table-cell office:value-type="string">
            <text:p>,</text:p>
          </table:table-cell>
          <table:table-cell table:formula="of:=IF(LEN([Personnage.D52])&gt;0;CONCATENATE(&quot;'&quot;;[Personnage.D5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52])&gt;0;CONCATENATE(&quot;'&quot;;[Personnage.E5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52])&gt;0;CONCATENATE(&quot;'&quot;;[Personnage.F5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52])&gt;0;CONCATENATE(&quot;'&quot;;[Personnage.I52];&quot;'&quot;);&quot;null&quot;)" office:value-type="string" office:string-value="'Implants Réseau de Base'">
            <text:p>'Implants Réseau de Base'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53]" office:value-type="float" office:value="42">
            <text:p>42</text:p>
          </table:table-cell>
          <table:table-cell office:value-type="string">
            <text:p>,</text:p>
          </table:table-cell>
          <table:table-cell table:formula="of:=IF(LEN([Personnage.B53])&gt;0;[Personnage.B53];&quot;null&quot;)" office:value-type="float" office:value="21">
            <text:p>21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53])&gt;0;CONCATENATE(&quot;'&quot;;[Personnage.H5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53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53])&gt;0;CONCATENATE(&quot;'&quot;;[Personnage.C53];&quot;'&quot;);&quot;null&quot;)" office:value-type="string" office:string-value="'MORPH_ENH'">
            <text:p>'MORPH_ENH'</text:p>
          </table:table-cell>
          <table:table-cell office:value-type="string">
            <text:p>,</text:p>
          </table:table-cell>
          <table:table-cell table:formula="of:=IF(LEN([Personnage.D53])&gt;0;CONCATENATE(&quot;'&quot;;[Personnage.D5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53])&gt;0;CONCATENATE(&quot;'&quot;;[Personnage.E5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53])&gt;0;CONCATENATE(&quot;'&quot;;[Personnage.F5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53])&gt;0;CONCATENATE(&quot;'&quot;;[Personnage.I53];&quot;'&quot;);&quot;null&quot;)" office:value-type="string" office:string-value="'Armure Biotissée (légère)'">
            <text:p>'Armure Biotissée (légère)'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54]" office:value-type="float" office:value="43">
            <text:p>43</text:p>
          </table:table-cell>
          <table:table-cell office:value-type="string">
            <text:p>,</text:p>
          </table:table-cell>
          <table:table-cell table:formula="of:=IF(LEN([Personnage.B54])&gt;0;[Personnage.B54];&quot;null&quot;)" office:value-type="float" office:value="21">
            <text:p>21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54])&gt;0;CONCATENATE(&quot;'&quot;;[Personnage.H5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54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54])&gt;0;CONCATENATE(&quot;'&quot;;[Personnage.C54];&quot;'&quot;);&quot;null&quot;)" office:value-type="string" office:string-value="'MORPH_ENH'">
            <text:p>'MORPH_ENH'</text:p>
          </table:table-cell>
          <table:table-cell office:value-type="string">
            <text:p>,</text:p>
          </table:table-cell>
          <table:table-cell table:formula="of:=IF(LEN([Personnage.D54])&gt;0;CONCATENATE(&quot;'&quot;;[Personnage.D5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54])&gt;0;CONCATENATE(&quot;'&quot;;[Personnage.E5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54])&gt;0;CONCATENATE(&quot;'&quot;;[Personnage.F5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54])&gt;0;CONCATENATE(&quot;'&quot;;[Personnage.I54];&quot;'&quot;);&quot;null&quot;)" office:value-type="string" office:string-value="'Pile Corticale'">
            <text:p>'Pile Corticale'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55]" office:value-type="float" office:value="44">
            <text:p>44</text:p>
          </table:table-cell>
          <table:table-cell office:value-type="string">
            <text:p>,</text:p>
          </table:table-cell>
          <table:table-cell table:formula="of:=IF(LEN([Personnage.B55])&gt;0;[Personnage.B55];&quot;null&quot;)" office:value-type="float" office:value="21">
            <text:p>21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55])&gt;0;CONCATENATE(&quot;'&quot;;[Personnage.H5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55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55])&gt;0;CONCATENATE(&quot;'&quot;;[Personnage.C55];&quot;'&quot;);&quot;null&quot;)" office:value-type="string" office:string-value="'MORPH_ENH'">
            <text:p>'MORPH_ENH'</text:p>
          </table:table-cell>
          <table:table-cell office:value-type="string">
            <text:p>,</text:p>
          </table:table-cell>
          <table:table-cell table:formula="of:=IF(LEN([Personnage.D55])&gt;0;CONCATENATE(&quot;'&quot;;[Personnage.D5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55])&gt;0;CONCATENATE(&quot;'&quot;;[Personnage.E5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55])&gt;0;CONCATENATE(&quot;'&quot;;[Personnage.F5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55])&gt;0;CONCATENATE(&quot;'&quot;;[Personnage.I55];&quot;'&quot;);&quot;null&quot;)" office:value-type="string" office:string-value="'Vision Améliorée'">
            <text:p>'Vision Améliorée'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56]" office:value-type="float" office:value="45">
            <text:p>45</text:p>
          </table:table-cell>
          <table:table-cell office:value-type="string">
            <text:p>,</text:p>
          </table:table-cell>
          <table:table-cell table:formula="of:=IF(LEN([Personnage.B56])&gt;0;[Personnage.B56];&quot;null&quot;)" office:value-type="float" office:value="21">
            <text:p>21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56])&gt;0;CONCATENATE(&quot;'&quot;;[Personnage.H5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56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56])&gt;0;CONCATENATE(&quot;'&quot;;[Personnage.C56];&quot;'&quot;);&quot;null&quot;)" office:value-type="string" office:string-value="'MORPH_ENH'">
            <text:p>'MORPH_ENH'</text:p>
          </table:table-cell>
          <table:table-cell office:value-type="string">
            <text:p>,</text:p>
          </table:table-cell>
          <table:table-cell table:formula="of:=IF(LEN([Personnage.D56])&gt;0;CONCATENATE(&quot;'&quot;;[Personnage.D5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56])&gt;0;CONCATENATE(&quot;'&quot;;[Personnage.E5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56])&gt;0;CONCATENATE(&quot;'&quot;;[Personnage.F5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56])&gt;0;CONCATENATE(&quot;'&quot;;[Personnage.I56];&quot;'&quot;);&quot;null&quot;)" office:value-type="string" office:string-value="'Neurachem (Niveau 1)'">
            <text:p>'Neurachem (Niveau 1)'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57]" office:value-type="float" office:value="46">
            <text:p>46</text:p>
          </table:table-cell>
          <table:table-cell office:value-type="string">
            <text:p>,</text:p>
          </table:table-cell>
          <table:table-cell table:formula="of:=IF(LEN([Personnage.B57])&gt;0;[Personnage.B57];&quot;null&quot;)" office:value-type="float" office:value="21">
            <text:p>21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57])&gt;0;CONCATENATE(&quot;'&quot;;[Personnage.H5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57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57])&gt;0;CONCATENATE(&quot;'&quot;;[Personnage.C57];&quot;'&quot;);&quot;null&quot;)" office:value-type="string" office:string-value="'MORPH_ENH'">
            <text:p>'MORPH_ENH'</text:p>
          </table:table-cell>
          <table:table-cell office:value-type="string">
            <text:p>,</text:p>
          </table:table-cell>
          <table:table-cell table:formula="of:=IF(LEN([Personnage.D57])&gt;0;CONCATENATE(&quot;'&quot;;[Personnage.D5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57])&gt;0;CONCATENATE(&quot;'&quot;;[Personnage.E5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57])&gt;0;CONCATENATE(&quot;'&quot;;[Personnage.F5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57])&gt;0;CONCATENATE(&quot;'&quot;;[Personnage.I57];&quot;'&quot;);&quot;null&quot;)" office:value-type="string" office:string-value="'Filtres Toxémiques'">
            <text:p>'Filtres Toxémiques'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58]" office:value-type="float" office:value="47">
            <text:p>47</text:p>
          </table:table-cell>
          <table:table-cell office:value-type="string">
            <text:p>,</text:p>
          </table:table-cell>
          <table:table-cell table:formula="of:=IF(LEN([Personnage.B58])&gt;0;[Personnage.B58];&quot;null&quot;)" office:value-type="float" office:value="21">
            <text:p>21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58])&gt;0;CONCATENATE(&quot;'&quot;;[Personnage.H5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58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58])&gt;0;CONCATENATE(&quot;'&quot;;[Personnage.C58];&quot;'&quot;);&quot;null&quot;)" office:value-type="string" office:string-value="'MORPH_ENH'">
            <text:p>'MORPH_ENH'</text:p>
          </table:table-cell>
          <table:table-cell office:value-type="string">
            <text:p>,</text:p>
          </table:table-cell>
          <table:table-cell table:formula="of:=IF(LEN([Personnage.D58])&gt;0;CONCATENATE(&quot;'&quot;;[Personnage.D5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58])&gt;0;CONCATENATE(&quot;'&quot;;[Personnage.E5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58])&gt;0;CONCATENATE(&quot;'&quot;;[Personnage.F5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58])&gt;0;CONCATENATE(&quot;'&quot;;[Personnage.I58];&quot;'&quot;);&quot;null&quot;)" office:value-type="string" office:string-value="'Hyperlinguiste'">
            <text:p>'Hyperlinguiste'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59]" office:value-type="float" office:value="48">
            <text:p>48</text:p>
          </table:table-cell>
          <table:table-cell office:value-type="string">
            <text:p>,</text:p>
          </table:table-cell>
          <table:table-cell table:formula="of:=IF(LEN([Personnage.B59])&gt;0;[Personnage.B59];&quot;null&quot;)" office:value-type="float" office:value="21">
            <text:p>21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59])&gt;0;CONCATENATE(&quot;'&quot;;[Personnage.H5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59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59])&gt;0;CONCATENATE(&quot;'&quot;;[Personnage.C59];&quot;'&quot;);&quot;null&quot;)" office:value-type="string" office:string-value="'MORPH_ENH'">
            <text:p>'MORPH_ENH'</text:p>
          </table:table-cell>
          <table:table-cell office:value-type="string">
            <text:p>,</text:p>
          </table:table-cell>
          <table:table-cell table:formula="of:=IF(LEN([Personnage.D59])&gt;0;CONCATENATE(&quot;'&quot;;[Personnage.D5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59])&gt;0;CONCATENATE(&quot;'&quot;;[Personnage.E5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59])&gt;0;CONCATENATE(&quot;'&quot;;[Personnage.F5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59])&gt;0;CONCATENATE(&quot;'&quot;;[Personnage.I59];&quot;'&quot;);&quot;null&quot;)" office:value-type="string" office:string-value="'Augmentation Mnémonique'">
            <text:p>'Augmentation Mnémonique'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60]" office:value-type="float" office:value="49">
            <text:p>49</text:p>
          </table:table-cell>
          <table:table-cell office:value-type="string">
            <text:p>,</text:p>
          </table:table-cell>
          <table:table-cell table:formula="of:=IF(LEN([Personnage.B60])&gt;0;[Personnage.B60];&quot;null&quot;)" office:value-type="float" office:value="21">
            <text:p>21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60])&gt;0;CONCATENATE(&quot;'&quot;;[Personnage.H6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60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60])&gt;0;CONCATENATE(&quot;'&quot;;[Personnage.C60];&quot;'&quot;);&quot;null&quot;)" office:value-type="string" office:string-value="'MORPH_ENH'">
            <text:p>'MORPH_ENH'</text:p>
          </table:table-cell>
          <table:table-cell office:value-type="string">
            <text:p>,</text:p>
          </table:table-cell>
          <table:table-cell table:formula="of:=IF(LEN([Personnage.D60])&gt;0;CONCATENATE(&quot;'&quot;;[Personnage.D6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60])&gt;0;CONCATENATE(&quot;'&quot;;[Personnage.E6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60])&gt;0;CONCATENATE(&quot;'&quot;;[Personnage.F6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60])&gt;0;CONCATENATE(&quot;'&quot;;[Personnage.I60];&quot;'&quot;);&quot;null&quot;)" office:value-type="string" office:string-value="'Ouïe Améliorée'">
            <text:p>'Ouïe Améliorée'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61]" office:value-type="float" office:value="50">
            <text:p>50</text:p>
          </table:table-cell>
          <table:table-cell office:value-type="string">
            <text:p>,</text:p>
          </table:table-cell>
          <table:table-cell table:formula="of:=IF(LEN([Personnage.B61])&gt;0;[Personnage.B61];&quot;null&quot;)" office:value-type="float" office:value="21">
            <text:p>21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61])&gt;0;CONCATENATE(&quot;'&quot;;[Personnage.H6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61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61])&gt;0;CONCATENATE(&quot;'&quot;;[Personnage.C61];&quot;'&quot;);&quot;null&quot;)" office:value-type="string" office:string-value="'MORPH_ENH'">
            <text:p>'MORPH_ENH'</text:p>
          </table:table-cell>
          <table:table-cell office:value-type="string">
            <text:p>,</text:p>
          </table:table-cell>
          <table:table-cell table:formula="of:=IF(LEN([Personnage.D61])&gt;0;CONCATENATE(&quot;'&quot;;[Personnage.D6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61])&gt;0;CONCATENATE(&quot;'&quot;;[Personnage.E6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61])&gt;0;CONCATENATE(&quot;'&quot;;[Personnage.F6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61])&gt;0;CONCATENATE(&quot;'&quot;;[Personnage.I61];&quot;'&quot;);&quot;null&quot;)" office:value-type="string" office:string-value="'Émetteur Térahertz'">
            <text:p>'Émetteur Térahertz'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62]" office:value-type="float" office:value="51">
            <text:p>51</text:p>
          </table:table-cell>
          <table:table-cell office:value-type="string">
            <text:p>,</text:p>
          </table:table-cell>
          <table:table-cell table:formula="of:=IF(LEN([Personnage.B62])&gt;0;[Personnage.B62];&quot;null&quot;)" office:value-type="float" office:value="21">
            <text:p>21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62])&gt;0;CONCATENATE(&quot;'&quot;;[Personnage.H6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62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62])&gt;0;CONCATENATE(&quot;'&quot;;[Personnage.C62];&quot;'&quot;);&quot;null&quot;)" office:value-type="string" office:string-value="'MORPH_ENH'">
            <text:p>'MORPH_ENH'</text:p>
          </table:table-cell>
          <table:table-cell office:value-type="string">
            <text:p>,</text:p>
          </table:table-cell>
          <table:table-cell table:formula="of:=IF(LEN([Personnage.D62])&gt;0;CONCATENATE(&quot;'&quot;;[Personnage.D6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62])&gt;0;CONCATENATE(&quot;'&quot;;[Personnage.E6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62])&gt;0;CONCATENATE(&quot;'&quot;;[Personnage.F6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62])&gt;0;CONCATENATE(&quot;'&quot;;[Personnage.I62];&quot;'&quot;);&quot;null&quot;)" office:value-type="string" office:string-value="'Médicachines'">
            <text:p>'Médicachines'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63]" office:value-type="float" office:value="52">
            <text:p>52</text:p>
          </table:table-cell>
          <table:table-cell office:value-type="string">
            <text:p>,</text:p>
          </table:table-cell>
          <table:table-cell table:formula="of:=IF(LEN([Personnage.B63])&gt;0;[Personnage.B63];&quot;null&quot;)" office:value-type="float" office:value="21">
            <text:p>21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63])&gt;0;CONCATENATE(&quot;'&quot;;[Personnage.H6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63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63])&gt;0;CONCATENATE(&quot;'&quot;;[Personnage.C63];&quot;'&quot;);&quot;null&quot;)" office:value-type="string" office:string-value="'MORPH_ENH'">
            <text:p>'MORPH_ENH'</text:p>
          </table:table-cell>
          <table:table-cell office:value-type="string">
            <text:p>,</text:p>
          </table:table-cell>
          <table:table-cell table:formula="of:=IF(LEN([Personnage.D63])&gt;0;CONCATENATE(&quot;'&quot;;[Personnage.D6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63])&gt;0;CONCATENATE(&quot;'&quot;;[Personnage.E6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63])&gt;0;CONCATENATE(&quot;'&quot;;[Personnage.F6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63])&gt;0;CONCATENATE(&quot;'&quot;;[Personnage.I63];&quot;'&quot;);&quot;null&quot;)" office:value-type="string" office:string-value="'Nanophages'">
            <text:p>'Nanophages'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64]" office:value-type="float" office:value="53">
            <text:p>53</text:p>
          </table:table-cell>
          <table:table-cell office:value-type="string">
            <text:p>,</text:p>
          </table:table-cell>
          <table:table-cell table:formula="of:=IF(LEN([Personnage.B64])&gt;0;[Personnage.B64];&quot;null&quot;)" office:value-type="float" office:value="21">
            <text:p>21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64])&gt;0;CONCATENATE(&quot;'&quot;;[Personnage.H6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64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64])&gt;0;CONCATENATE(&quot;'&quot;;[Personnage.C64];&quot;'&quot;);&quot;null&quot;)" office:value-type="string" office:string-value="'MORPH_ENH'">
            <text:p>'MORPH_ENH'</text:p>
          </table:table-cell>
          <table:table-cell office:value-type="string">
            <text:p>,</text:p>
          </table:table-cell>
          <table:table-cell table:formula="of:=IF(LEN([Personnage.D64])&gt;0;CONCATENATE(&quot;'&quot;;[Personnage.D6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64])&gt;0;CONCATENATE(&quot;'&quot;;[Personnage.E6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64])&gt;0;CONCATENATE(&quot;'&quot;;[Personnage.F6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64])&gt;0;CONCATENATE(&quot;'&quot;;[Personnage.I64];&quot;'&quot;);&quot;null&quot;)" office:value-type="string" office:string-value="'Contrôle Endocrinien'">
            <text:p>'Contrôle Endocrinien'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65]" office:value-type="float" office:value="54">
            <text:p>54</text:p>
          </table:table-cell>
          <table:table-cell office:value-type="string">
            <text:p>,</text:p>
          </table:table-cell>
          <table:table-cell table:formula="of:=IF(LEN([Personnage.B65])&gt;0;[Personnage.B65];&quot;null&quot;)" office:value-type="float" office:value="21">
            <text:p>21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65])&gt;0;CONCATENATE(&quot;'&quot;;[Personnage.H6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65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65])&gt;0;CONCATENATE(&quot;'&quot;;[Personnage.C65];&quot;'&quot;);&quot;null&quot;)" office:value-type="string" office:string-value="'MORPH_ENH'">
            <text:p>'MORPH_ENH'</text:p>
          </table:table-cell>
          <table:table-cell office:value-type="string">
            <text:p>,</text:p>
          </table:table-cell>
          <table:table-cell table:formula="of:=IF(LEN([Personnage.D65])&gt;0;CONCATENATE(&quot;'&quot;;[Personnage.D6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65])&gt;0;CONCATENATE(&quot;'&quot;;[Personnage.E6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65])&gt;0;CONCATENATE(&quot;'&quot;;[Personnage.F6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65])&gt;0;CONCATENATE(&quot;'&quot;;[Personnage.I65];&quot;'&quot;);&quot;null&quot;)" office:value-type="string" office:string-value="'Stimulation Surrénale'">
            <text:p>'Stimulation Surrénale'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66]" office:value-type="float" office:value="55">
            <text:p>55</text:p>
          </table:table-cell>
          <table:table-cell office:value-type="string">
            <text:p>,</text:p>
          </table:table-cell>
          <table:table-cell table:formula="of:=IF(LEN([Personnage.B66])&gt;0;[Personnage.B66];&quot;null&quot;)" office:value-type="float" office:value="21">
            <text:p>21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66])&gt;0;CONCATENATE(&quot;'&quot;;[Personnage.H6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66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66])&gt;0;CONCATENATE(&quot;'&quot;;[Personnage.C66];&quot;'&quot;);&quot;null&quot;)" office:value-type="string" office:string-value="'MORPH_ENH'">
            <text:p>'MORPH_ENH'</text:p>
          </table:table-cell>
          <table:table-cell office:value-type="string">
            <text:p>,</text:p>
          </table:table-cell>
          <table:table-cell table:formula="of:=IF(LEN([Personnage.D66])&gt;0;CONCATENATE(&quot;'&quot;;[Personnage.D6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66])&gt;0;CONCATENATE(&quot;'&quot;;[Personnage.E6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66])&gt;0;CONCATENATE(&quot;'&quot;;[Personnage.F6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66])&gt;0;CONCATENATE(&quot;'&quot;;[Personnage.I66];&quot;'&quot;);&quot;null&quot;)" office:value-type="string" office:string-value="'Régulation Thermique'">
            <text:p>'Régulation Thermique'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67]" office:value-type="float" office:value="56">
            <text:p>56</text:p>
          </table:table-cell>
          <table:table-cell office:value-type="string">
            <text:p>,</text:p>
          </table:table-cell>
          <table:table-cell table:formula="of:=IF(LEN([Personnage.B67])&gt;0;[Personnage.B67];&quot;null&quot;)" office:value-type="float" office:value="21">
            <text:p>21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67])&gt;0;CONCATENATE(&quot;'&quot;;[Personnage.H6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67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67])&gt;0;CONCATENATE(&quot;'&quot;;[Personnage.C67];&quot;'&quot;);&quot;null&quot;)" office:value-type="string" office:string-value="'MORPH_ENH'">
            <text:p>'MORPH_ENH'</text:p>
          </table:table-cell>
          <table:table-cell office:value-type="string">
            <text:p>,</text:p>
          </table:table-cell>
          <table:table-cell table:formula="of:=IF(LEN([Personnage.D67])&gt;0;CONCATENATE(&quot;'&quot;;[Personnage.D6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67])&gt;0;CONCATENATE(&quot;'&quot;;[Personnage.E6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67])&gt;0;CONCATENATE(&quot;'&quot;;[Personnage.F6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67])&gt;0;CONCATENATE(&quot;'&quot;;[Personnage.I67];&quot;'&quot;);&quot;null&quot;)" office:value-type="string" office:string-value="'Respiration Améliorée'">
            <text:p>'Respiration Améliorée'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68]" office:value-type="float" office:value="57">
            <text:p>57</text:p>
          </table:table-cell>
          <table:table-cell office:value-type="string">
            <text:p>,</text:p>
          </table:table-cell>
          <table:table-cell table:formula="of:=IF(LEN([Personnage.B68])&gt;0;[Personnage.B68];&quot;null&quot;)" office:value-type="float" office:value="21">
            <text:p>21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68])&gt;0;CONCATENATE(&quot;'&quot;;[Personnage.H6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68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68])&gt;0;CONCATENATE(&quot;'&quot;;[Personnage.C68];&quot;'&quot;);&quot;null&quot;)" office:value-type="string" office:string-value="'MORPH_TRAIT'">
            <text:p>'MORPH_TRAIT'</text:p>
          </table:table-cell>
          <table:table-cell office:value-type="string">
            <text:p>,</text:p>
          </table:table-cell>
          <table:table-cell table:formula="of:=IF(LEN([Personnage.D68])&gt;0;CONCATENATE(&quot;'&quot;;[Personnage.D68];&quot;'&quot;);&quot;null&quot;)" office:value-type="string" office:string-value="'HYPER_LINGUIST'">
            <text:p>'HYPER_LINGUIST'</text:p>
          </table:table-cell>
          <table:table-cell office:value-type="string">
            <text:p>,</text:p>
          </table:table-cell>
          <table:table-cell table:formula="of:=IF(LEN([Personnage.E68])&gt;0;CONCATENATE(&quot;'&quot;;[Personnage.E6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68])&gt;0;CONCATENATE(&quot;'&quot;;[Personnage.F6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68])&gt;0;CONCATENATE(&quot;'&quot;;[Personnage.I6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69]" office:value-type="float" office:value="58">
            <text:p>58</text:p>
          </table:table-cell>
          <table:table-cell office:value-type="string">
            <text:p>,</text:p>
          </table:table-cell>
          <table:table-cell table:formula="of:=IF(LEN([Personnage.B69])&gt;0;[Personnage.B69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69])&gt;0;CONCATENATE(&quot;'&quot;;[Personnage.H69];&quot;'&quot;);&quot;null&quot;)" office:value-type="string" office:string-value="'CREATION'">
            <text:p>'CREATION'</text:p>
          </table:table-cell>
          <table:table-cell office:value-type="string">
            <text:p>,</text:p>
          </table:table-cell>
          <table:table-cell table:formula="of:=[Personnage.G69]" office:value-type="float" office:value="15">
            <text:p>15</text:p>
          </table:table-cell>
          <table:table-cell office:value-type="string">
            <text:p>,</text:p>
          </table:table-cell>
          <table:table-cell table:formula="of:=IF(LEN([Personnage.C69])&gt;0;CONCATENATE(&quot;'&quot;;[Personnage.C69];&quot;'&quot;);&quot;null&quot;)" office:value-type="string" office:string-value="'APT'">
            <text:p>'APT'</text:p>
          </table:table-cell>
          <table:table-cell office:value-type="string">
            <text:p>,</text:p>
          </table:table-cell>
          <table:table-cell table:formula="of:=IF(LEN([Personnage.D69])&gt;0;CONCATENATE(&quot;'&quot;;[Personnage.D69];&quot;'&quot;);&quot;null&quot;)" office:value-type="string" office:string-value="'COG'">
            <text:p>'COG'</text:p>
          </table:table-cell>
          <table:table-cell office:value-type="string">
            <text:p>,</text:p>
          </table:table-cell>
          <table:table-cell table:formula="of:=IF(LEN([Personnage.E69])&gt;0;CONCATENATE(&quot;'&quot;;[Personnage.E6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69])&gt;0;CONCATENATE(&quot;'&quot;;[Personnage.F6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69])&gt;0;CONCATENATE(&quot;'&quot;;[Personnage.I6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70]" office:value-type="float" office:value="59">
            <text:p>59</text:p>
          </table:table-cell>
          <table:table-cell office:value-type="string">
            <text:p>,</text:p>
          </table:table-cell>
          <table:table-cell table:formula="of:=IF(LEN([Personnage.B70])&gt;0;[Personnage.B70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70])&gt;0;CONCATENATE(&quot;'&quot;;[Personnage.H70];&quot;'&quot;);&quot;null&quot;)" office:value-type="string" office:string-value="'FREEBIE'">
            <text:p>'FREEBIE'</text:p>
          </table:table-cell>
          <table:table-cell office:value-type="string">
            <text:p>,</text:p>
          </table:table-cell>
          <table:table-cell table:formula="of:=[Personnage.G70]" office:value-type="float" office:value="50">
            <text:p>50</text:p>
          </table:table-cell>
          <table:table-cell office:value-type="string">
            <text:p>,</text:p>
          </table:table-cell>
          <table:table-cell table:formula="of:=IF(LEN([Personnage.C70])&gt;0;CONCATENATE(&quot;'&quot;;[Personnage.C70];&quot;'&quot;);&quot;null&quot;)" office:value-type="string" office:string-value="'APT'">
            <text:p>'APT'</text:p>
          </table:table-cell>
          <table:table-cell office:value-type="string">
            <text:p>,</text:p>
          </table:table-cell>
          <table:table-cell table:formula="of:=IF(LEN([Personnage.D70])&gt;0;CONCATENATE(&quot;'&quot;;[Personnage.D70];&quot;'&quot;);&quot;null&quot;)" office:value-type="string" office:string-value="'COG'">
            <text:p>'COG'</text:p>
          </table:table-cell>
          <table:table-cell office:value-type="string">
            <text:p>,</text:p>
          </table:table-cell>
          <table:table-cell table:formula="of:=IF(LEN([Personnage.E70])&gt;0;CONCATENATE(&quot;'&quot;;[Personnage.E7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70])&gt;0;CONCATENATE(&quot;'&quot;;[Personnage.F7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70])&gt;0;CONCATENATE(&quot;'&quot;;[Personnage.I7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71]" office:value-type="float" office:value="60">
            <text:p>60</text:p>
          </table:table-cell>
          <table:table-cell office:value-type="string">
            <text:p>,</text:p>
          </table:table-cell>
          <table:table-cell table:formula="of:=IF(LEN([Personnage.B71])&gt;0;[Personnage.B71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71])&gt;0;CONCATENATE(&quot;'&quot;;[Personnage.H71];&quot;'&quot;);&quot;null&quot;)" office:value-type="string" office:string-value="'CREATION'">
            <text:p>'CREATION'</text:p>
          </table:table-cell>
          <table:table-cell office:value-type="string">
            <text:p>,</text:p>
          </table:table-cell>
          <table:table-cell table:formula="of:=[Personnage.G71]" office:value-type="float" office:value="15">
            <text:p>15</text:p>
          </table:table-cell>
          <table:table-cell office:value-type="string">
            <text:p>,</text:p>
          </table:table-cell>
          <table:table-cell table:formula="of:=IF(LEN([Personnage.C71])&gt;0;CONCATENATE(&quot;'&quot;;[Personnage.C71];&quot;'&quot;);&quot;null&quot;)" office:value-type="string" office:string-value="'APT'">
            <text:p>'APT'</text:p>
          </table:table-cell>
          <table:table-cell office:value-type="string">
            <text:p>,</text:p>
          </table:table-cell>
          <table:table-cell table:formula="of:=IF(LEN([Personnage.D71])&gt;0;CONCATENATE(&quot;'&quot;;[Personnage.D71];&quot;'&quot;);&quot;null&quot;)" office:value-type="string" office:string-value="'COO'">
            <text:p>'COO'</text:p>
          </table:table-cell>
          <table:table-cell office:value-type="string">
            <text:p>,</text:p>
          </table:table-cell>
          <table:table-cell table:formula="of:=IF(LEN([Personnage.E71])&gt;0;CONCATENATE(&quot;'&quot;;[Personnage.E7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71])&gt;0;CONCATENATE(&quot;'&quot;;[Personnage.F7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71])&gt;0;CONCATENATE(&quot;'&quot;;[Personnage.I7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72]" office:value-type="float" office:value="61">
            <text:p>61</text:p>
          </table:table-cell>
          <table:table-cell office:value-type="string">
            <text:p>,</text:p>
          </table:table-cell>
          <table:table-cell table:formula="of:=IF(LEN([Personnage.B72])&gt;0;[Personnage.B72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72])&gt;0;CONCATENATE(&quot;'&quot;;[Personnage.H72];&quot;'&quot;);&quot;null&quot;)" office:value-type="string" office:string-value="'FREEBIE'">
            <text:p>'FREEBIE'</text:p>
          </table:table-cell>
          <table:table-cell office:value-type="string">
            <text:p>,</text:p>
          </table:table-cell>
          <table:table-cell table:formula="of:=[Personnage.G72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72])&gt;0;CONCATENATE(&quot;'&quot;;[Personnage.C72];&quot;'&quot;);&quot;null&quot;)" office:value-type="string" office:string-value="'APT'">
            <text:p>'APT'</text:p>
          </table:table-cell>
          <table:table-cell office:value-type="string">
            <text:p>,</text:p>
          </table:table-cell>
          <table:table-cell table:formula="of:=IF(LEN([Personnage.D72])&gt;0;CONCATENATE(&quot;'&quot;;[Personnage.D72];&quot;'&quot;);&quot;null&quot;)" office:value-type="string" office:string-value="'COO'">
            <text:p>'COO'</text:p>
          </table:table-cell>
          <table:table-cell office:value-type="string">
            <text:p>,</text:p>
          </table:table-cell>
          <table:table-cell table:formula="of:=IF(LEN([Personnage.E72])&gt;0;CONCATENATE(&quot;'&quot;;[Personnage.E7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72])&gt;0;CONCATENATE(&quot;'&quot;;[Personnage.F7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72])&gt;0;CONCATENATE(&quot;'&quot;;[Personnage.I7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73]" office:value-type="float" office:value="62">
            <text:p>62</text:p>
          </table:table-cell>
          <table:table-cell office:value-type="string">
            <text:p>,</text:p>
          </table:table-cell>
          <table:table-cell table:formula="of:=IF(LEN([Personnage.B73])&gt;0;[Personnage.B73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73])&gt;0;CONCATENATE(&quot;'&quot;;[Personnage.H73];&quot;'&quot;);&quot;null&quot;)" office:value-type="string" office:string-value="'CREATION'">
            <text:p>'CREATION'</text:p>
          </table:table-cell>
          <table:table-cell office:value-type="string">
            <text:p>,</text:p>
          </table:table-cell>
          <table:table-cell table:formula="of:=[Personnage.G73]" office:value-type="float" office:value="15">
            <text:p>15</text:p>
          </table:table-cell>
          <table:table-cell office:value-type="string">
            <text:p>,</text:p>
          </table:table-cell>
          <table:table-cell table:formula="of:=IF(LEN([Personnage.C73])&gt;0;CONCATENATE(&quot;'&quot;;[Personnage.C73];&quot;'&quot;);&quot;null&quot;)" office:value-type="string" office:string-value="'APT'">
            <text:p>'APT'</text:p>
          </table:table-cell>
          <table:table-cell office:value-type="string">
            <text:p>,</text:p>
          </table:table-cell>
          <table:table-cell table:formula="of:=IF(LEN([Personnage.D73])&gt;0;CONCATENATE(&quot;'&quot;;[Personnage.D73];&quot;'&quot;);&quot;null&quot;)" office:value-type="string" office:string-value="'INT'">
            <text:p>'INT'</text:p>
          </table:table-cell>
          <table:table-cell office:value-type="string">
            <text:p>,</text:p>
          </table:table-cell>
          <table:table-cell table:formula="of:=IF(LEN([Personnage.E73])&gt;0;CONCATENATE(&quot;'&quot;;[Personnage.E7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73])&gt;0;CONCATENATE(&quot;'&quot;;[Personnage.F7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73])&gt;0;CONCATENATE(&quot;'&quot;;[Personnage.I7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74]" office:value-type="float" office:value="63">
            <text:p>63</text:p>
          </table:table-cell>
          <table:table-cell office:value-type="string">
            <text:p>,</text:p>
          </table:table-cell>
          <table:table-cell table:formula="of:=IF(LEN([Personnage.B74])&gt;0;[Personnage.B74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74])&gt;0;CONCATENATE(&quot;'&quot;;[Personnage.H74];&quot;'&quot;);&quot;null&quot;)" office:value-type="string" office:string-value="'FREEBIE'">
            <text:p>'FREEBIE'</text:p>
          </table:table-cell>
          <table:table-cell office:value-type="string">
            <text:p>,</text:p>
          </table:table-cell>
          <table:table-cell table:formula="of:=[Personnage.G74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74])&gt;0;CONCATENATE(&quot;'&quot;;[Personnage.C74];&quot;'&quot;);&quot;null&quot;)" office:value-type="string" office:string-value="'APT'">
            <text:p>'APT'</text:p>
          </table:table-cell>
          <table:table-cell office:value-type="string">
            <text:p>,</text:p>
          </table:table-cell>
          <table:table-cell table:formula="of:=IF(LEN([Personnage.D74])&gt;0;CONCATENATE(&quot;'&quot;;[Personnage.D74];&quot;'&quot;);&quot;null&quot;)" office:value-type="string" office:string-value="'INT'">
            <text:p>'INT'</text:p>
          </table:table-cell>
          <table:table-cell office:value-type="string">
            <text:p>,</text:p>
          </table:table-cell>
          <table:table-cell table:formula="of:=IF(LEN([Personnage.E74])&gt;0;CONCATENATE(&quot;'&quot;;[Personnage.E7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74])&gt;0;CONCATENATE(&quot;'&quot;;[Personnage.F7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74])&gt;0;CONCATENATE(&quot;'&quot;;[Personnage.I7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75]" office:value-type="float" office:value="64">
            <text:p>64</text:p>
          </table:table-cell>
          <table:table-cell office:value-type="string">
            <text:p>,</text:p>
          </table:table-cell>
          <table:table-cell table:formula="of:=IF(LEN([Personnage.B75])&gt;0;[Personnage.B75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75])&gt;0;CONCATENATE(&quot;'&quot;;[Personnage.H75];&quot;'&quot;);&quot;null&quot;)" office:value-type="string" office:string-value="'CREATION'">
            <text:p>'CREATION'</text:p>
          </table:table-cell>
          <table:table-cell office:value-type="string">
            <text:p>,</text:p>
          </table:table-cell>
          <table:table-cell table:formula="of:=[Personnage.G75]" office:value-type="float" office:value="10">
            <text:p>10</text:p>
          </table:table-cell>
          <table:table-cell office:value-type="string">
            <text:p>,</text:p>
          </table:table-cell>
          <table:table-cell table:formula="of:=IF(LEN([Personnage.C75])&gt;0;CONCATENATE(&quot;'&quot;;[Personnage.C75];&quot;'&quot;);&quot;null&quot;)" office:value-type="string" office:string-value="'APT'">
            <text:p>'APT'</text:p>
          </table:table-cell>
          <table:table-cell office:value-type="string">
            <text:p>,</text:p>
          </table:table-cell>
          <table:table-cell table:formula="of:=IF(LEN([Personnage.D75])&gt;0;CONCATENATE(&quot;'&quot;;[Personnage.D75];&quot;'&quot;);&quot;null&quot;)" office:value-type="string" office:string-value="'REF'">
            <text:p>'REF'</text:p>
          </table:table-cell>
          <table:table-cell office:value-type="string">
            <text:p>,</text:p>
          </table:table-cell>
          <table:table-cell table:formula="of:=IF(LEN([Personnage.E75])&gt;0;CONCATENATE(&quot;'&quot;;[Personnage.E7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75])&gt;0;CONCATENATE(&quot;'&quot;;[Personnage.F7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75])&gt;0;CONCATENATE(&quot;'&quot;;[Personnage.I7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76]" office:value-type="float" office:value="65">
            <text:p>65</text:p>
          </table:table-cell>
          <table:table-cell office:value-type="string">
            <text:p>,</text:p>
          </table:table-cell>
          <table:table-cell table:formula="of:=IF(LEN([Personnage.B76])&gt;0;[Personnage.B76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76])&gt;0;CONCATENATE(&quot;'&quot;;[Personnage.H76];&quot;'&quot;);&quot;null&quot;)" office:value-type="string" office:string-value="'FREEBIE'">
            <text:p>'FREEBIE'</text:p>
          </table:table-cell>
          <table:table-cell office:value-type="string">
            <text:p>,</text:p>
          </table:table-cell>
          <table:table-cell table:formula="of:=[Personnage.G76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76])&gt;0;CONCATENATE(&quot;'&quot;;[Personnage.C76];&quot;'&quot;);&quot;null&quot;)" office:value-type="string" office:string-value="'APT'">
            <text:p>'APT'</text:p>
          </table:table-cell>
          <table:table-cell office:value-type="string">
            <text:p>,</text:p>
          </table:table-cell>
          <table:table-cell table:formula="of:=IF(LEN([Personnage.D76])&gt;0;CONCATENATE(&quot;'&quot;;[Personnage.D76];&quot;'&quot;);&quot;null&quot;)" office:value-type="string" office:string-value="'REF'">
            <text:p>'REF'</text:p>
          </table:table-cell>
          <table:table-cell office:value-type="string">
            <text:p>,</text:p>
          </table:table-cell>
          <table:table-cell table:formula="of:=IF(LEN([Personnage.E76])&gt;0;CONCATENATE(&quot;'&quot;;[Personnage.E7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76])&gt;0;CONCATENATE(&quot;'&quot;;[Personnage.F7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76])&gt;0;CONCATENATE(&quot;'&quot;;[Personnage.I7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77]" office:value-type="float" office:value="66">
            <text:p>66</text:p>
          </table:table-cell>
          <table:table-cell office:value-type="string">
            <text:p>,</text:p>
          </table:table-cell>
          <table:table-cell table:formula="of:=IF(LEN([Personnage.B77])&gt;0;[Personnage.B77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77])&gt;0;CONCATENATE(&quot;'&quot;;[Personnage.H77];&quot;'&quot;);&quot;null&quot;)" office:value-type="string" office:string-value="'CREATION'">
            <text:p>'CREATION'</text:p>
          </table:table-cell>
          <table:table-cell office:value-type="string">
            <text:p>,</text:p>
          </table:table-cell>
          <table:table-cell table:formula="of:=[Personnage.G77]" office:value-type="float" office:value="15">
            <text:p>15</text:p>
          </table:table-cell>
          <table:table-cell office:value-type="string">
            <text:p>,</text:p>
          </table:table-cell>
          <table:table-cell table:formula="of:=IF(LEN([Personnage.C77])&gt;0;CONCATENATE(&quot;'&quot;;[Personnage.C77];&quot;'&quot;);&quot;null&quot;)" office:value-type="string" office:string-value="'APT'">
            <text:p>'APT'</text:p>
          </table:table-cell>
          <table:table-cell office:value-type="string">
            <text:p>,</text:p>
          </table:table-cell>
          <table:table-cell table:formula="of:=IF(LEN([Personnage.D77])&gt;0;CONCATENATE(&quot;'&quot;;[Personnage.D77];&quot;'&quot;);&quot;null&quot;)" office:value-type="string" office:string-value="'SAV'">
            <text:p>'SAV'</text:p>
          </table:table-cell>
          <table:table-cell office:value-type="string">
            <text:p>,</text:p>
          </table:table-cell>
          <table:table-cell table:formula="of:=IF(LEN([Personnage.E77])&gt;0;CONCATENATE(&quot;'&quot;;[Personnage.E7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77])&gt;0;CONCATENATE(&quot;'&quot;;[Personnage.F7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77])&gt;0;CONCATENATE(&quot;'&quot;;[Personnage.I7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78]" office:value-type="float" office:value="67">
            <text:p>67</text:p>
          </table:table-cell>
          <table:table-cell office:value-type="string">
            <text:p>,</text:p>
          </table:table-cell>
          <table:table-cell table:formula="of:=IF(LEN([Personnage.B78])&gt;0;[Personnage.B78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78])&gt;0;CONCATENATE(&quot;'&quot;;[Personnage.H78];&quot;'&quot;);&quot;null&quot;)" office:value-type="string" office:string-value="'FREEBIE'">
            <text:p>'FREEBIE'</text:p>
          </table:table-cell>
          <table:table-cell office:value-type="string">
            <text:p>,</text:p>
          </table:table-cell>
          <table:table-cell table:formula="of:=[Personnage.G78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78])&gt;0;CONCATENATE(&quot;'&quot;;[Personnage.C78];&quot;'&quot;);&quot;null&quot;)" office:value-type="string" office:string-value="'APT'">
            <text:p>'APT'</text:p>
          </table:table-cell>
          <table:table-cell office:value-type="string">
            <text:p>,</text:p>
          </table:table-cell>
          <table:table-cell table:formula="of:=IF(LEN([Personnage.D78])&gt;0;CONCATENATE(&quot;'&quot;;[Personnage.D78];&quot;'&quot;);&quot;null&quot;)" office:value-type="string" office:string-value="'SAV'">
            <text:p>'SAV'</text:p>
          </table:table-cell>
          <table:table-cell office:value-type="string">
            <text:p>,</text:p>
          </table:table-cell>
          <table:table-cell table:formula="of:=IF(LEN([Personnage.E78])&gt;0;CONCATENATE(&quot;'&quot;;[Personnage.E7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78])&gt;0;CONCATENATE(&quot;'&quot;;[Personnage.F7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78])&gt;0;CONCATENATE(&quot;'&quot;;[Personnage.I7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79]" office:value-type="float" office:value="68">
            <text:p>68</text:p>
          </table:table-cell>
          <table:table-cell office:value-type="string">
            <text:p>,</text:p>
          </table:table-cell>
          <table:table-cell table:formula="of:=IF(LEN([Personnage.B79])&gt;0;[Personnage.B79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79])&gt;0;CONCATENATE(&quot;'&quot;;[Personnage.H79];&quot;'&quot;);&quot;null&quot;)" office:value-type="string" office:string-value="'CREATION'">
            <text:p>'CREATION'</text:p>
          </table:table-cell>
          <table:table-cell office:value-type="string">
            <text:p>,</text:p>
          </table:table-cell>
          <table:table-cell table:formula="of:=[Personnage.G79]" office:value-type="float" office:value="15">
            <text:p>15</text:p>
          </table:table-cell>
          <table:table-cell office:value-type="string">
            <text:p>,</text:p>
          </table:table-cell>
          <table:table-cell table:formula="of:=IF(LEN([Personnage.C79])&gt;0;CONCATENATE(&quot;'&quot;;[Personnage.C79];&quot;'&quot;);&quot;null&quot;)" office:value-type="string" office:string-value="'APT'">
            <text:p>'APT'</text:p>
          </table:table-cell>
          <table:table-cell office:value-type="string">
            <text:p>,</text:p>
          </table:table-cell>
          <table:table-cell table:formula="of:=IF(LEN([Personnage.D79])&gt;0;CONCATENATE(&quot;'&quot;;[Personnage.D79];&quot;'&quot;);&quot;null&quot;)" office:value-type="string" office:string-value="'SOM'">
            <text:p>'SOM'</text:p>
          </table:table-cell>
          <table:table-cell office:value-type="string">
            <text:p>,</text:p>
          </table:table-cell>
          <table:table-cell table:formula="of:=IF(LEN([Personnage.E79])&gt;0;CONCATENATE(&quot;'&quot;;[Personnage.E7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79])&gt;0;CONCATENATE(&quot;'&quot;;[Personnage.F7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79])&gt;0;CONCATENATE(&quot;'&quot;;[Personnage.I7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80]" office:value-type="float" office:value="69">
            <text:p>69</text:p>
          </table:table-cell>
          <table:table-cell office:value-type="string">
            <text:p>,</text:p>
          </table:table-cell>
          <table:table-cell table:formula="of:=IF(LEN([Personnage.B80])&gt;0;[Personnage.B80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80])&gt;0;CONCATENATE(&quot;'&quot;;[Personnage.H80];&quot;'&quot;);&quot;null&quot;)" office:value-type="string" office:string-value="'FREEBIE'">
            <text:p>'FREEBIE'</text:p>
          </table:table-cell>
          <table:table-cell office:value-type="string">
            <text:p>,</text:p>
          </table:table-cell>
          <table:table-cell table:formula="of:=[Personnage.G80]" office:value-type="float" office:value="50">
            <text:p>50</text:p>
          </table:table-cell>
          <table:table-cell office:value-type="string">
            <text:p>,</text:p>
          </table:table-cell>
          <table:table-cell table:formula="of:=IF(LEN([Personnage.C80])&gt;0;CONCATENATE(&quot;'&quot;;[Personnage.C80];&quot;'&quot;);&quot;null&quot;)" office:value-type="string" office:string-value="'APT'">
            <text:p>'APT'</text:p>
          </table:table-cell>
          <table:table-cell office:value-type="string">
            <text:p>,</text:p>
          </table:table-cell>
          <table:table-cell table:formula="of:=IF(LEN([Personnage.D80])&gt;0;CONCATENATE(&quot;'&quot;;[Personnage.D80];&quot;'&quot;);&quot;null&quot;)" office:value-type="string" office:string-value="'SOM'">
            <text:p>'SOM'</text:p>
          </table:table-cell>
          <table:table-cell office:value-type="string">
            <text:p>,</text:p>
          </table:table-cell>
          <table:table-cell table:formula="of:=IF(LEN([Personnage.E80])&gt;0;CONCATENATE(&quot;'&quot;;[Personnage.E8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80])&gt;0;CONCATENATE(&quot;'&quot;;[Personnage.F8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80])&gt;0;CONCATENATE(&quot;'&quot;;[Personnage.I8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81]" office:value-type="float" office:value="70">
            <text:p>70</text:p>
          </table:table-cell>
          <table:table-cell office:value-type="string">
            <text:p>,</text:p>
          </table:table-cell>
          <table:table-cell table:formula="of:=IF(LEN([Personnage.B81])&gt;0;[Personnage.B81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81])&gt;0;CONCATENATE(&quot;'&quot;;[Personnage.H81];&quot;'&quot;);&quot;null&quot;)" office:value-type="string" office:string-value="'CREATION'">
            <text:p>'CREATION'</text:p>
          </table:table-cell>
          <table:table-cell office:value-type="string">
            <text:p>,</text:p>
          </table:table-cell>
          <table:table-cell table:formula="of:=[Personnage.G81]" office:value-type="float" office:value="20">
            <text:p>20</text:p>
          </table:table-cell>
          <table:table-cell office:value-type="string">
            <text:p>,</text:p>
          </table:table-cell>
          <table:table-cell table:formula="of:=IF(LEN([Personnage.C81])&gt;0;CONCATENATE(&quot;'&quot;;[Personnage.C81];&quot;'&quot;);&quot;null&quot;)" office:value-type="string" office:string-value="'APT'">
            <text:p>'APT'</text:p>
          </table:table-cell>
          <table:table-cell office:value-type="string">
            <text:p>,</text:p>
          </table:table-cell>
          <table:table-cell table:formula="of:=IF(LEN([Personnage.D81])&gt;0;CONCATENATE(&quot;'&quot;;[Personnage.D81];&quot;'&quot;);&quot;null&quot;)" office:value-type="string" office:string-value="'WIL'">
            <text:p>'WIL'</text:p>
          </table:table-cell>
          <table:table-cell office:value-type="string">
            <text:p>,</text:p>
          </table:table-cell>
          <table:table-cell table:formula="of:=IF(LEN([Personnage.E81])&gt;0;CONCATENATE(&quot;'&quot;;[Personnage.E8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81])&gt;0;CONCATENATE(&quot;'&quot;;[Personnage.F8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81])&gt;0;CONCATENATE(&quot;'&quot;;[Personnage.I8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82]" office:value-type="float" office:value="71">
            <text:p>71</text:p>
          </table:table-cell>
          <table:table-cell office:value-type="string">
            <text:p>,</text:p>
          </table:table-cell>
          <table:table-cell table:formula="of:=IF(LEN([Personnage.B82])&gt;0;[Personnage.B82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82])&gt;0;CONCATENATE(&quot;'&quot;;[Personnage.H82];&quot;'&quot;);&quot;null&quot;)" office:value-type="string" office:string-value="'FREEBIE'">
            <text:p>'FREEBIE'</text:p>
          </table:table-cell>
          <table:table-cell office:value-type="string">
            <text:p>,</text:p>
          </table:table-cell>
          <table:table-cell table:formula="of:=[Personnage.G82]" office:value-type="float" office:value="50">
            <text:p>50</text:p>
          </table:table-cell>
          <table:table-cell office:value-type="string">
            <text:p>,</text:p>
          </table:table-cell>
          <table:table-cell table:formula="of:=IF(LEN([Personnage.C82])&gt;0;CONCATENATE(&quot;'&quot;;[Personnage.C82];&quot;'&quot;);&quot;null&quot;)" office:value-type="string" office:string-value="'APT'">
            <text:p>'APT'</text:p>
          </table:table-cell>
          <table:table-cell office:value-type="string">
            <text:p>,</text:p>
          </table:table-cell>
          <table:table-cell table:formula="of:=IF(LEN([Personnage.D82])&gt;0;CONCATENATE(&quot;'&quot;;[Personnage.D82];&quot;'&quot;);&quot;null&quot;)" office:value-type="string" office:string-value="'WIL'">
            <text:p>'WIL'</text:p>
          </table:table-cell>
          <table:table-cell office:value-type="string">
            <text:p>,</text:p>
          </table:table-cell>
          <table:table-cell table:formula="of:=IF(LEN([Personnage.E82])&gt;0;CONCATENATE(&quot;'&quot;;[Personnage.E8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82])&gt;0;CONCATENATE(&quot;'&quot;;[Personnage.F8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82])&gt;0;CONCATENATE(&quot;'&quot;;[Personnage.I8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83]" office:value-type="float" office:value="72">
            <text:p>72</text:p>
          </table:table-cell>
          <table:table-cell office:value-type="string">
            <text:p>,</text:p>
          </table:table-cell>
          <table:table-cell table:formula="of:=IF(LEN([Personnage.B83])&gt;0;[Personnage.B83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83])&gt;0;CONCATENATE(&quot;'&quot;;[Personnage.H83];&quot;'&quot;);&quot;null&quot;)" office:value-type="string" office:string-value="'FREEBIE'">
            <text:p>'FREEBIE'</text:p>
          </table:table-cell>
          <table:table-cell office:value-type="string">
            <text:p>,</text:p>
          </table:table-cell>
          <table:table-cell table:formula="of:=[Personnage.G83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83])&gt;0;CONCATENATE(&quot;'&quot;;[Personnage.C83];&quot;'&quot;);&quot;null&quot;)" office:value-type="string" office:string-value="'MOXIE'">
            <text:p>'MOXIE'</text:p>
          </table:table-cell>
          <table:table-cell office:value-type="string">
            <text:p>,</text:p>
          </table:table-cell>
          <table:table-cell table:formula="of:=IF(LEN([Personnage.D83])&gt;0;CONCATENATE(&quot;'&quot;;[Personnage.D8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83])&gt;0;CONCATENATE(&quot;'&quot;;[Personnage.E8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83])&gt;0;CONCATENATE(&quot;'&quot;;[Personnage.F8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83])&gt;0;CONCATENATE(&quot;'&quot;;[Personnage.I8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84]" office:value-type="float" office:value="73">
            <text:p>73</text:p>
          </table:table-cell>
          <table:table-cell office:value-type="string">
            <text:p>,</text:p>
          </table:table-cell>
          <table:table-cell table:formula="of:=IF(LEN([Personnage.B84])&gt;0;[Personnage.B84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84])&gt;0;CONCATENATE(&quot;'&quot;;[Personnage.H84];&quot;'&quot;);&quot;null&quot;)" office:value-type="string" office:string-value="'FREEBIE'">
            <text:p>'FREEBIE'</text:p>
          </table:table-cell>
          <table:table-cell office:value-type="string">
            <text:p>,</text:p>
          </table:table-cell>
          <table:table-cell table:formula="of:=[Personnage.G84]" office:value-type="float" office:value="15">
            <text:p>15</text:p>
          </table:table-cell>
          <table:table-cell office:value-type="string">
            <text:p>,</text:p>
          </table:table-cell>
          <table:table-cell table:formula="of:=IF(LEN([Personnage.C84])&gt;0;CONCATENATE(&quot;'&quot;;[Personnage.C84];&quot;'&quot;);&quot;null&quot;)" office:value-type="string" office:string-value="'ASK'">
            <text:p>'ASK'</text:p>
          </table:table-cell>
          <table:table-cell office:value-type="string">
            <text:p>,</text:p>
          </table:table-cell>
          <table:table-cell table:formula="of:=IF(LEN([Personnage.D84])&gt;0;CONCATENATE(&quot;'&quot;;[Personnage.D84];&quot;'&quot;);&quot;null&quot;)" office:value-type="string" office:string-value="'DECEPTION'">
            <text:p>'DECEPTION'</text:p>
          </table:table-cell>
          <table:table-cell office:value-type="string">
            <text:p>,</text:p>
          </table:table-cell>
          <table:table-cell table:formula="of:=IF(LEN([Personnage.E84])&gt;0;CONCATENATE(&quot;'&quot;;[Personnage.E8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84])&gt;0;CONCATENATE(&quot;'&quot;;[Personnage.F8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84])&gt;0;CONCATENATE(&quot;'&quot;;[Personnage.I8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85]" office:value-type="float" office:value="74">
            <text:p>74</text:p>
          </table:table-cell>
          <table:table-cell office:value-type="string">
            <text:p>,</text:p>
          </table:table-cell>
          <table:table-cell table:formula="of:=IF(LEN([Personnage.B85])&gt;0;[Personnage.B85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85])&gt;0;CONCATENATE(&quot;'&quot;;[Personnage.H85];&quot;'&quot;);&quot;null&quot;)" office:value-type="string" office:string-value="'MORPH'">
            <text:p>'MORPH'</text:p>
          </table:table-cell>
          <table:table-cell office:value-type="string">
            <text:p>,</text:p>
          </table:table-cell>
          <table:table-cell table:formula="of:=[Personnage.G85]" office:value-type="float" office:value="20">
            <text:p>20</text:p>
          </table:table-cell>
          <table:table-cell office:value-type="string">
            <text:p>,</text:p>
          </table:table-cell>
          <table:table-cell table:formula="of:=IF(LEN([Personnage.C85])&gt;0;CONCATENATE(&quot;'&quot;;[Personnage.C85];&quot;'&quot;);&quot;null&quot;)" office:value-type="string" office:string-value="'ASK'">
            <text:p>'ASK'</text:p>
          </table:table-cell>
          <table:table-cell office:value-type="string">
            <text:p>,</text:p>
          </table:table-cell>
          <table:table-cell table:formula="of:=IF(LEN([Personnage.D85])&gt;0;CONCATENATE(&quot;'&quot;;[Personnage.D85];&quot;'&quot;);&quot;null&quot;)" office:value-type="string" office:string-value="'DECEPTION'">
            <text:p>'DECEPTION'</text:p>
          </table:table-cell>
          <table:table-cell office:value-type="string">
            <text:p>,</text:p>
          </table:table-cell>
          <table:table-cell table:formula="of:=IF(LEN([Personnage.E85])&gt;0;CONCATENATE(&quot;'&quot;;[Personnage.E8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85])&gt;0;CONCATENATE(&quot;'&quot;;[Personnage.F8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85])&gt;0;CONCATENATE(&quot;'&quot;;[Personnage.I85];&quot;'&quot;);&quot;null&quot;)" office:value-type="string" office:string-value="'Contrôle Endocrinien'">
            <text:p>'Contrôle Endocrinien'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86]" office:value-type="float" office:value="75">
            <text:p>75</text:p>
          </table:table-cell>
          <table:table-cell office:value-type="string">
            <text:p>,</text:p>
          </table:table-cell>
          <table:table-cell table:formula="of:=IF(LEN([Personnage.B86])&gt;0;[Personnage.B86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86])&gt;0;CONCATENATE(&quot;'&quot;;[Personnage.H86];&quot;'&quot;);&quot;null&quot;)" office:value-type="string" office:string-value="'FREEBIE'">
            <text:p>'FREEBIE'</text:p>
          </table:table-cell>
          <table:table-cell office:value-type="string">
            <text:p>,</text:p>
          </table:table-cell>
          <table:table-cell table:formula="of:=[Personnage.G86]" office:value-type="float" office:value="5">
            <text:p>5</text:p>
          </table:table-cell>
          <table:table-cell office:value-type="string">
            <text:p>,</text:p>
          </table:table-cell>
          <table:table-cell table:formula="of:=IF(LEN([Personnage.C86])&gt;0;CONCATENATE(&quot;'&quot;;[Personnage.C86];&quot;'&quot;);&quot;null&quot;)" office:value-type="string" office:string-value="'ASK'">
            <text:p>'ASK'</text:p>
          </table:table-cell>
          <table:table-cell office:value-type="string">
            <text:p>,</text:p>
          </table:table-cell>
          <table:table-cell table:formula="of:=IF(LEN([Personnage.D86])&gt;0;CONCATENATE(&quot;'&quot;;[Personnage.D86];&quot;'&quot;);&quot;null&quot;)" office:value-type="string" office:string-value="'DECEPTION'">
            <text:p>'DECEPTION'</text:p>
          </table:table-cell>
          <table:table-cell office:value-type="string">
            <text:p>,</text:p>
          </table:table-cell>
          <table:table-cell table:formula="of:=IF(LEN([Personnage.E86])&gt;0;CONCATENATE(&quot;'&quot;;[Personnage.E8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86])&gt;0;CONCATENATE(&quot;'&quot;;[Personnage.F8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86])&gt;0;CONCATENATE(&quot;'&quot;;[Personnage.I86];&quot;'&quot;);&quot;null&quot;)" office:value-type="string" office:string-value="'Sp :Aplomb'">
            <text:p>'Sp :Aplomb'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87]" office:value-type="float" office:value="76">
            <text:p>76</text:p>
          </table:table-cell>
          <table:table-cell office:value-type="string">
            <text:p>,</text:p>
          </table:table-cell>
          <table:table-cell table:formula="of:=IF(LEN([Personnage.B87])&gt;0;[Personnage.B87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87])&gt;0;CONCATENATE(&quot;'&quot;;[Personnage.H87];&quot;'&quot;);&quot;null&quot;)" office:value-type="string" office:string-value="'FREEBIE'">
            <text:p>'FREEBIE'</text:p>
          </table:table-cell>
          <table:table-cell office:value-type="string">
            <text:p>,</text:p>
          </table:table-cell>
          <table:table-cell table:formula="of:=[Personnage.G87]" office:value-type="float" office:value="40">
            <text:p>40</text:p>
          </table:table-cell>
          <table:table-cell office:value-type="string">
            <text:p>,</text:p>
          </table:table-cell>
          <table:table-cell table:formula="of:=IF(LEN([Personnage.C87])&gt;0;CONCATENATE(&quot;'&quot;;[Personnage.C87];&quot;'&quot;);&quot;null&quot;)" office:value-type="string" office:string-value="'ASK'">
            <text:p>'ASK'</text:p>
          </table:table-cell>
          <table:table-cell office:value-type="string">
            <text:p>,</text:p>
          </table:table-cell>
          <table:table-cell table:formula="of:=IF(LEN([Personnage.D87])&gt;0;CONCATENATE(&quot;'&quot;;[Personnage.D87];&quot;'&quot;);&quot;null&quot;)" office:value-type="string" office:string-value="'DEMOLITIONS'">
            <text:p>'DEMOLITIONS'</text:p>
          </table:table-cell>
          <table:table-cell office:value-type="string">
            <text:p>,</text:p>
          </table:table-cell>
          <table:table-cell table:formula="of:=IF(LEN([Personnage.E87])&gt;0;CONCATENATE(&quot;'&quot;;[Personnage.E8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87])&gt;0;CONCATENATE(&quot;'&quot;;[Personnage.F8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87])&gt;0;CONCATENATE(&quot;'&quot;;[Personnage.I8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88]" office:value-type="float" office:value="77">
            <text:p>77</text:p>
          </table:table-cell>
          <table:table-cell office:value-type="string">
            <text:p>,</text:p>
          </table:table-cell>
          <table:table-cell table:formula="of:=IF(LEN([Personnage.B88])&gt;0;[Personnage.B88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88])&gt;0;CONCATENATE(&quot;'&quot;;[Personnage.H88];&quot;'&quot;);&quot;null&quot;)" office:value-type="string" office:string-value="'FREEBIE'">
            <text:p>'FREEBIE'</text:p>
          </table:table-cell>
          <table:table-cell office:value-type="string">
            <text:p>,</text:p>
          </table:table-cell>
          <table:table-cell table:formula="of:=[Personnage.G88]" office:value-type="float" office:value="50">
            <text:p>50</text:p>
          </table:table-cell>
          <table:table-cell office:value-type="string">
            <text:p>,</text:p>
          </table:table-cell>
          <table:table-cell table:formula="of:=IF(LEN([Personnage.C88])&gt;0;CONCATENATE(&quot;'&quot;;[Personnage.C88];&quot;'&quot;);&quot;null&quot;)" office:value-type="string" office:string-value="'ASK'">
            <text:p>'ASK'</text:p>
          </table:table-cell>
          <table:table-cell office:value-type="string">
            <text:p>,</text:p>
          </table:table-cell>
          <table:table-cell table:formula="of:=IF(LEN([Personnage.D88])&gt;0;CONCATENATE(&quot;'&quot;;[Personnage.D88];&quot;'&quot;);&quot;null&quot;)" office:value-type="string" office:string-value="'FRAY'">
            <text:p>'FRAY'</text:p>
          </table:table-cell>
          <table:table-cell office:value-type="string">
            <text:p>,</text:p>
          </table:table-cell>
          <table:table-cell table:formula="of:=IF(LEN([Personnage.E88])&gt;0;CONCATENATE(&quot;'&quot;;[Personnage.E8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88])&gt;0;CONCATENATE(&quot;'&quot;;[Personnage.F8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88])&gt;0;CONCATENATE(&quot;'&quot;;[Personnage.I8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89]" office:value-type="float" office:value="78">
            <text:p>78</text:p>
          </table:table-cell>
          <table:table-cell office:value-type="string">
            <text:p>,</text:p>
          </table:table-cell>
          <table:table-cell table:formula="of:=IF(LEN([Personnage.B89])&gt;0;[Personnage.B89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89])&gt;0;CONCATENATE(&quot;'&quot;;[Personnage.H89];&quot;'&quot;);&quot;null&quot;)" office:value-type="string" office:string-value="'FREEBIE'">
            <text:p>'FREEBIE'</text:p>
          </table:table-cell>
          <table:table-cell office:value-type="string">
            <text:p>,</text:p>
          </table:table-cell>
          <table:table-cell table:formula="of:=[Personnage.G89]" office:value-type="float" office:value="15">
            <text:p>15</text:p>
          </table:table-cell>
          <table:table-cell office:value-type="string">
            <text:p>,</text:p>
          </table:table-cell>
          <table:table-cell table:formula="of:=IF(LEN([Personnage.C89])&gt;0;CONCATENATE(&quot;'&quot;;[Personnage.C89];&quot;'&quot;);&quot;null&quot;)" office:value-type="string" office:string-value="'ASK'">
            <text:p>'ASK'</text:p>
          </table:table-cell>
          <table:table-cell office:value-type="string">
            <text:p>,</text:p>
          </table:table-cell>
          <table:table-cell table:formula="of:=IF(LEN([Personnage.D89])&gt;0;CONCATENATE(&quot;'&quot;;[Personnage.D89];&quot;'&quot;);&quot;null&quot;)" office:value-type="string" office:string-value="'FREERUNNING'">
            <text:p>'FREERUNNING'</text:p>
          </table:table-cell>
          <table:table-cell office:value-type="string">
            <text:p>,</text:p>
          </table:table-cell>
          <table:table-cell table:formula="of:=IF(LEN([Personnage.E89])&gt;0;CONCATENATE(&quot;'&quot;;[Personnage.E8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89])&gt;0;CONCATENATE(&quot;'&quot;;[Personnage.F8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89])&gt;0;CONCATENATE(&quot;'&quot;;[Personnage.I8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90]" office:value-type="float" office:value="79">
            <text:p>79</text:p>
          </table:table-cell>
          <table:table-cell office:value-type="string">
            <text:p>,</text:p>
          </table:table-cell>
          <table:table-cell table:formula="of:=IF(LEN([Personnage.B90])&gt;0;[Personnage.B90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90])&gt;0;CONCATENATE(&quot;'&quot;;[Personnage.H90];&quot;'&quot;);&quot;null&quot;)" office:value-type="string" office:string-value="'FREEBIE'">
            <text:p>'FREEBIE'</text:p>
          </table:table-cell>
          <table:table-cell office:value-type="string">
            <text:p>,</text:p>
          </table:table-cell>
          <table:table-cell table:formula="of:=[Personnage.G90]" office:value-type="float" office:value="45">
            <text:p>45</text:p>
          </table:table-cell>
          <table:table-cell office:value-type="string">
            <text:p>,</text:p>
          </table:table-cell>
          <table:table-cell table:formula="of:=IF(LEN([Personnage.C90])&gt;0;CONCATENATE(&quot;'&quot;;[Personnage.C90];&quot;'&quot;);&quot;null&quot;)" office:value-type="string" office:string-value="'ASK'">
            <text:p>'ASK'</text:p>
          </table:table-cell>
          <table:table-cell office:value-type="string">
            <text:p>,</text:p>
          </table:table-cell>
          <table:table-cell table:formula="of:=IF(LEN([Personnage.D90])&gt;0;CONCATENATE(&quot;'&quot;;[Personnage.D90];&quot;'&quot;);&quot;null&quot;)" office:value-type="string" office:string-value="'INFILTRATION'">
            <text:p>'INFILTRATION'</text:p>
          </table:table-cell>
          <table:table-cell office:value-type="string">
            <text:p>,</text:p>
          </table:table-cell>
          <table:table-cell table:formula="of:=IF(LEN([Personnage.E90])&gt;0;CONCATENATE(&quot;'&quot;;[Personnage.E9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90])&gt;0;CONCATENATE(&quot;'&quot;;[Personnage.F9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90])&gt;0;CONCATENATE(&quot;'&quot;;[Personnage.I9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91]" office:value-type="float" office:value="80">
            <text:p>80</text:p>
          </table:table-cell>
          <table:table-cell office:value-type="string">
            <text:p>,</text:p>
          </table:table-cell>
          <table:table-cell table:formula="of:=IF(LEN([Personnage.B91])&gt;0;[Personnage.B91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91])&gt;0;CONCATENATE(&quot;'&quot;;[Personnage.H91];&quot;'&quot;);&quot;null&quot;)" office:value-type="string" office:string-value="'FREEBIE'">
            <text:p>'FREEBIE'</text:p>
          </table:table-cell>
          <table:table-cell office:value-type="string">
            <text:p>,</text:p>
          </table:table-cell>
          <table:table-cell table:formula="of:=[Personnage.G91]" office:value-type="float" office:value="33">
            <text:p>33</text:p>
          </table:table-cell>
          <table:table-cell office:value-type="string">
            <text:p>,</text:p>
          </table:table-cell>
          <table:table-cell table:formula="of:=IF(LEN([Personnage.C91])&gt;0;CONCATENATE(&quot;'&quot;;[Personnage.C91];&quot;'&quot;);&quot;null&quot;)" office:value-type="string" office:string-value="'ASK'">
            <text:p>'ASK'</text:p>
          </table:table-cell>
          <table:table-cell office:value-type="string">
            <text:p>,</text:p>
          </table:table-cell>
          <table:table-cell table:formula="of:=IF(LEN([Personnage.D91])&gt;0;CONCATENATE(&quot;'&quot;;[Personnage.D91];&quot;'&quot;);&quot;null&quot;)" office:value-type="string" office:string-value="'INTIMIDATION'">
            <text:p>'INTIMIDATION'</text:p>
          </table:table-cell>
          <table:table-cell office:value-type="string">
            <text:p>,</text:p>
          </table:table-cell>
          <table:table-cell table:formula="of:=IF(LEN([Personnage.E91])&gt;0;CONCATENATE(&quot;'&quot;;[Personnage.E9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91])&gt;0;CONCATENATE(&quot;'&quot;;[Personnage.F9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91])&gt;0;CONCATENATE(&quot;'&quot;;[Personnage.I9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92]" office:value-type="float" office:value="81">
            <text:p>81</text:p>
          </table:table-cell>
          <table:table-cell office:value-type="string">
            <text:p>,</text:p>
          </table:table-cell>
          <table:table-cell table:formula="of:=IF(LEN([Personnage.B92])&gt;0;[Personnage.B92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92])&gt;0;CONCATENATE(&quot;'&quot;;[Personnage.H92];&quot;'&quot;);&quot;null&quot;)" office:value-type="string" office:string-value="'FREEBIE'">
            <text:p>'FREEBIE'</text:p>
          </table:table-cell>
          <table:table-cell office:value-type="string">
            <text:p>,</text:p>
          </table:table-cell>
          <table:table-cell table:formula="of:=[Personnage.G92]" office:value-type="float" office:value="5">
            <text:p>5</text:p>
          </table:table-cell>
          <table:table-cell office:value-type="string">
            <text:p>,</text:p>
          </table:table-cell>
          <table:table-cell table:formula="of:=IF(LEN([Personnage.C92])&gt;0;CONCATENATE(&quot;'&quot;;[Personnage.C92];&quot;'&quot;);&quot;null&quot;)" office:value-type="string" office:string-value="'ASK'">
            <text:p>'ASK'</text:p>
          </table:table-cell>
          <table:table-cell office:value-type="string">
            <text:p>,</text:p>
          </table:table-cell>
          <table:table-cell table:formula="of:=IF(LEN([Personnage.D92])&gt;0;CONCATENATE(&quot;'&quot;;[Personnage.D92];&quot;'&quot;);&quot;null&quot;)" office:value-type="string" office:string-value="'INTIMIDATION'">
            <text:p>'INTIMIDATION'</text:p>
          </table:table-cell>
          <table:table-cell office:value-type="string">
            <text:p>,</text:p>
          </table:table-cell>
          <table:table-cell table:formula="of:=IF(LEN([Personnage.E92])&gt;0;CONCATENATE(&quot;'&quot;;[Personnage.E9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92])&gt;0;CONCATENATE(&quot;'&quot;;[Personnage.F9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92])&gt;0;CONCATENATE(&quot;'&quot;;[Personnage.I92];&quot;'&quot;);&quot;null&quot;)" office:value-type="string" office:string-value="'Sp : Physique'">
            <text:p>'Sp : Physique'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93]" office:value-type="float" office:value="82">
            <text:p>82</text:p>
          </table:table-cell>
          <table:table-cell office:value-type="string">
            <text:p>,</text:p>
          </table:table-cell>
          <table:table-cell table:formula="of:=IF(LEN([Personnage.B93])&gt;0;[Personnage.B93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93])&gt;0;CONCATENATE(&quot;'&quot;;[Personnage.H93];&quot;'&quot;);&quot;null&quot;)" office:value-type="string" office:string-value="'FREEBIE'">
            <text:p>'FREEBIE'</text:p>
          </table:table-cell>
          <table:table-cell office:value-type="string">
            <text:p>,</text:p>
          </table:table-cell>
          <table:table-cell table:formula="of:=[Personnage.G93]" office:value-type="float" office:value="10">
            <text:p>10</text:p>
          </table:table-cell>
          <table:table-cell office:value-type="string">
            <text:p>,</text:p>
          </table:table-cell>
          <table:table-cell table:formula="of:=IF(LEN([Personnage.C93])&gt;0;CONCATENATE(&quot;'&quot;;[Personnage.C93];&quot;'&quot;);&quot;null&quot;)" office:value-type="string" office:string-value="'ASK'">
            <text:p>'ASK'</text:p>
          </table:table-cell>
          <table:table-cell office:value-type="string">
            <text:p>,</text:p>
          </table:table-cell>
          <table:table-cell table:formula="of:=IF(LEN([Personnage.D93])&gt;0;CONCATENATE(&quot;'&quot;;[Personnage.D93];&quot;'&quot;);&quot;null&quot;)" office:value-type="string" office:string-value="'INVESTIGATION'">
            <text:p>'INVESTIGATION'</text:p>
          </table:table-cell>
          <table:table-cell office:value-type="string">
            <text:p>,</text:p>
          </table:table-cell>
          <table:table-cell table:formula="of:=IF(LEN([Personnage.E93])&gt;0;CONCATENATE(&quot;'&quot;;[Personnage.E9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93])&gt;0;CONCATENATE(&quot;'&quot;;[Personnage.F9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93])&gt;0;CONCATENATE(&quot;'&quot;;[Personnage.I9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94]" office:value-type="float" office:value="83">
            <text:p>83</text:p>
          </table:table-cell>
          <table:table-cell office:value-type="string">
            <text:p>,</text:p>
          </table:table-cell>
          <table:table-cell table:formula="of:=IF(LEN([Personnage.B94])&gt;0;[Personnage.B94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94])&gt;0;CONCATENATE(&quot;'&quot;;[Personnage.H94];&quot;'&quot;);&quot;null&quot;)" office:value-type="string" office:string-value="'FREEBIE'">
            <text:p>'FREEBIE'</text:p>
          </table:table-cell>
          <table:table-cell office:value-type="string">
            <text:p>,</text:p>
          </table:table-cell>
          <table:table-cell table:formula="of:=[Personnage.G94]" office:value-type="float" office:value="5">
            <text:p>5</text:p>
          </table:table-cell>
          <table:table-cell office:value-type="string">
            <text:p>,</text:p>
          </table:table-cell>
          <table:table-cell table:formula="of:=IF(LEN([Personnage.C94])&gt;0;CONCATENATE(&quot;'&quot;;[Personnage.C94];&quot;'&quot;);&quot;null&quot;)" office:value-type="string" office:string-value="'ASK'">
            <text:p>'ASK'</text:p>
          </table:table-cell>
          <table:table-cell office:value-type="string">
            <text:p>,</text:p>
          </table:table-cell>
          <table:table-cell table:formula="of:=IF(LEN([Personnage.D94])&gt;0;CONCATENATE(&quot;'&quot;;[Personnage.D94];&quot;'&quot;);&quot;null&quot;)" office:value-type="string" office:string-value="'KINESICS'">
            <text:p>'KINESICS'</text:p>
          </table:table-cell>
          <table:table-cell office:value-type="string">
            <text:p>,</text:p>
          </table:table-cell>
          <table:table-cell table:formula="of:=IF(LEN([Personnage.E94])&gt;0;CONCATENATE(&quot;'&quot;;[Personnage.E9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94])&gt;0;CONCATENATE(&quot;'&quot;;[Personnage.F9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94])&gt;0;CONCATENATE(&quot;'&quot;;[Personnage.I9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95]" office:value-type="float" office:value="84">
            <text:p>84</text:p>
          </table:table-cell>
          <table:table-cell office:value-type="string">
            <text:p>,</text:p>
          </table:table-cell>
          <table:table-cell table:formula="of:=IF(LEN([Personnage.B95])&gt;0;[Personnage.B95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95])&gt;0;CONCATENATE(&quot;'&quot;;[Personnage.H95];&quot;'&quot;);&quot;null&quot;)" office:value-type="string" office:string-value="'FREEBIE'">
            <text:p>'FREEBIE'</text:p>
          </table:table-cell>
          <table:table-cell office:value-type="string">
            <text:p>,</text:p>
          </table:table-cell>
          <table:table-cell table:formula="of:=[Personnage.G95]" office:value-type="float" office:value="85">
            <text:p>85</text:p>
          </table:table-cell>
          <table:table-cell office:value-type="string">
            <text:p>,</text:p>
          </table:table-cell>
          <table:table-cell table:formula="of:=IF(LEN([Personnage.C95])&gt;0;CONCATENATE(&quot;'&quot;;[Personnage.C95];&quot;'&quot;);&quot;null&quot;)" office:value-type="string" office:string-value="'ASK'">
            <text:p>'ASK'</text:p>
          </table:table-cell>
          <table:table-cell office:value-type="string">
            <text:p>,</text:p>
          </table:table-cell>
          <table:table-cell table:formula="of:=IF(LEN([Personnage.D95])&gt;0;CONCATENATE(&quot;'&quot;;[Personnage.D95];&quot;'&quot;);&quot;null&quot;)" office:value-type="string" office:string-value="'KINETIC_WEAPONS'">
            <text:p>'KINETIC_WEAPONS'</text:p>
          </table:table-cell>
          <table:table-cell office:value-type="string">
            <text:p>,</text:p>
          </table:table-cell>
          <table:table-cell table:formula="of:=IF(LEN([Personnage.E95])&gt;0;CONCATENATE(&quot;'&quot;;[Personnage.E9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95])&gt;0;CONCATENATE(&quot;'&quot;;[Personnage.F9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95])&gt;0;CONCATENATE(&quot;'&quot;;[Personnage.I9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96]" office:value-type="float" office:value="85">
            <text:p>85</text:p>
          </table:table-cell>
          <table:table-cell office:value-type="string">
            <text:p>,</text:p>
          </table:table-cell>
          <table:table-cell table:formula="of:=IF(LEN([Personnage.B96])&gt;0;[Personnage.B96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96])&gt;0;CONCATENATE(&quot;'&quot;;[Personnage.H96];&quot;'&quot;);&quot;null&quot;)" office:value-type="string" office:string-value="'FREEBIE'">
            <text:p>'FREEBIE'</text:p>
          </table:table-cell>
          <table:table-cell office:value-type="string">
            <text:p>,</text:p>
          </table:table-cell>
          <table:table-cell table:formula="of:=[Personnage.G96]" office:value-type="float" office:value="5">
            <text:p>5</text:p>
          </table:table-cell>
          <table:table-cell office:value-type="string">
            <text:p>,</text:p>
          </table:table-cell>
          <table:table-cell table:formula="of:=IF(LEN([Personnage.C96])&gt;0;CONCATENATE(&quot;'&quot;;[Personnage.C96];&quot;'&quot;);&quot;null&quot;)" office:value-type="string" office:string-value="'ASK'">
            <text:p>'ASK'</text:p>
          </table:table-cell>
          <table:table-cell office:value-type="string">
            <text:p>,</text:p>
          </table:table-cell>
          <table:table-cell table:formula="of:=IF(LEN([Personnage.D96])&gt;0;CONCATENATE(&quot;'&quot;;[Personnage.D96];&quot;'&quot;);&quot;null&quot;)" office:value-type="string" office:string-value="'KINETIC_WEAPONS'">
            <text:p>'KINETIC_WEAPONS'</text:p>
          </table:table-cell>
          <table:table-cell office:value-type="string">
            <text:p>,</text:p>
          </table:table-cell>
          <table:table-cell table:formula="of:=IF(LEN([Personnage.E96])&gt;0;CONCATENATE(&quot;'&quot;;[Personnage.E9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96])&gt;0;CONCATENATE(&quot;'&quot;;[Personnage.F9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96])&gt;0;CONCATENATE(&quot;'&quot;;[Personnage.I96];&quot;'&quot;);&quot;null&quot;)" office:value-type="string" office:string-value="'Sp : Pistolets'">
            <text:p>'Sp : Pistolets'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97]" office:value-type="float" office:value="86">
            <text:p>86</text:p>
          </table:table-cell>
          <table:table-cell office:value-type="string">
            <text:p>,</text:p>
          </table:table-cell>
          <table:table-cell table:formula="of:=IF(LEN([Personnage.B97])&gt;0;[Personnage.B97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97])&gt;0;CONCATENATE(&quot;'&quot;;[Personnage.H97];&quot;'&quot;);&quot;null&quot;)" office:value-type="string" office:string-value="'FREEBIE'">
            <text:p>'FREEBIE'</text:p>
          </table:table-cell>
          <table:table-cell office:value-type="string">
            <text:p>,</text:p>
          </table:table-cell>
          <table:table-cell table:formula="of:=[Personnage.G97]" office:value-type="float" office:value="45">
            <text:p>45</text:p>
          </table:table-cell>
          <table:table-cell office:value-type="string">
            <text:p>,</text:p>
          </table:table-cell>
          <table:table-cell table:formula="of:=IF(LEN([Personnage.C97])&gt;0;CONCATENATE(&quot;'&quot;;[Personnage.C97];&quot;'&quot;);&quot;null&quot;)" office:value-type="string" office:string-value="'ASK'">
            <text:p>'ASK'</text:p>
          </table:table-cell>
          <table:table-cell office:value-type="string">
            <text:p>,</text:p>
          </table:table-cell>
          <table:table-cell table:formula="of:=IF(LEN([Personnage.D97])&gt;0;CONCATENATE(&quot;'&quot;;[Personnage.D97];&quot;'&quot;);&quot;null&quot;)" office:value-type="string" office:string-value="'PERCEPTION'">
            <text:p>'PERCEPTION'</text:p>
          </table:table-cell>
          <table:table-cell office:value-type="string">
            <text:p>,</text:p>
          </table:table-cell>
          <table:table-cell table:formula="of:=IF(LEN([Personnage.E97])&gt;0;CONCATENATE(&quot;'&quot;;[Personnage.E9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97])&gt;0;CONCATENATE(&quot;'&quot;;[Personnage.F9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97])&gt;0;CONCATENATE(&quot;'&quot;;[Personnage.I9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98]" office:value-type="float" office:value="87">
            <text:p>87</text:p>
          </table:table-cell>
          <table:table-cell office:value-type="string">
            <text:p>,</text:p>
          </table:table-cell>
          <table:table-cell table:formula="of:=IF(LEN([Personnage.B98])&gt;0;[Personnage.B98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98])&gt;0;CONCATENATE(&quot;'&quot;;[Personnage.H98];&quot;'&quot;);&quot;null&quot;)" office:value-type="string" office:string-value="'FREEBIE'">
            <text:p>'FREEBIE'</text:p>
          </table:table-cell>
          <table:table-cell office:value-type="string">
            <text:p>,</text:p>
          </table:table-cell>
          <table:table-cell table:formula="of:=[Personnage.G98]" office:value-type="float" office:value="45">
            <text:p>45</text:p>
          </table:table-cell>
          <table:table-cell office:value-type="string">
            <text:p>,</text:p>
          </table:table-cell>
          <table:table-cell table:formula="of:=IF(LEN([Personnage.C98])&gt;0;CONCATENATE(&quot;'&quot;;[Personnage.C98];&quot;'&quot;);&quot;null&quot;)" office:value-type="string" office:string-value="'ASK'">
            <text:p>'ASK'</text:p>
          </table:table-cell>
          <table:table-cell office:value-type="string">
            <text:p>,</text:p>
          </table:table-cell>
          <table:table-cell table:formula="of:=IF(LEN([Personnage.D98])&gt;0;CONCATENATE(&quot;'&quot;;[Personnage.D98];&quot;'&quot;);&quot;null&quot;)" office:value-type="string" office:string-value="'THROWING_WEAPONS'">
            <text:p>'THROWING_WEAPONS'</text:p>
          </table:table-cell>
          <table:table-cell office:value-type="string">
            <text:p>,</text:p>
          </table:table-cell>
          <table:table-cell table:formula="of:=IF(LEN([Personnage.E98])&gt;0;CONCATENATE(&quot;'&quot;;[Personnage.E9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98])&gt;0;CONCATENATE(&quot;'&quot;;[Personnage.F9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98])&gt;0;CONCATENATE(&quot;'&quot;;[Personnage.I9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99]" office:value-type="float" office:value="88">
            <text:p>88</text:p>
          </table:table-cell>
          <table:table-cell office:value-type="string">
            <text:p>,</text:p>
          </table:table-cell>
          <table:table-cell table:formula="of:=IF(LEN([Personnage.B99])&gt;0;[Personnage.B99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99])&gt;0;CONCATENATE(&quot;'&quot;;[Personnage.H99];&quot;'&quot;);&quot;null&quot;)" office:value-type="string" office:string-value="'FREEBIE'">
            <text:p>'FREEBIE'</text:p>
          </table:table-cell>
          <table:table-cell office:value-type="string">
            <text:p>,</text:p>
          </table:table-cell>
          <table:table-cell table:formula="of:=[Personnage.G99]" office:value-type="float" office:value="5">
            <text:p>5</text:p>
          </table:table-cell>
          <table:table-cell office:value-type="string">
            <text:p>,</text:p>
          </table:table-cell>
          <table:table-cell table:formula="of:=IF(LEN([Personnage.C99])&gt;0;CONCATENATE(&quot;'&quot;;[Personnage.C99];&quot;'&quot;);&quot;null&quot;)" office:value-type="string" office:string-value="'ASK'">
            <text:p>'ASK'</text:p>
          </table:table-cell>
          <table:table-cell office:value-type="string">
            <text:p>,</text:p>
          </table:table-cell>
          <table:table-cell table:formula="of:=IF(LEN([Personnage.D99])&gt;0;CONCATENATE(&quot;'&quot;;[Personnage.D99];&quot;'&quot;);&quot;null&quot;)" office:value-type="string" office:string-value="'THROWING_WEAPONS'">
            <text:p>'THROWING_WEAPONS'</text:p>
          </table:table-cell>
          <table:table-cell office:value-type="string">
            <text:p>,</text:p>
          </table:table-cell>
          <table:table-cell table:formula="of:=IF(LEN([Personnage.E99])&gt;0;CONCATENATE(&quot;'&quot;;[Personnage.E9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99])&gt;0;CONCATENATE(&quot;'&quot;;[Personnage.F9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99])&gt;0;CONCATENATE(&quot;'&quot;;[Personnage.I99];&quot;'&quot;);&quot;null&quot;)" office:value-type="string" office:string-value="'Sp : Grenades'">
            <text:p>'Sp : Grenades'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00]" office:value-type="float" office:value="89">
            <text:p>89</text:p>
          </table:table-cell>
          <table:table-cell office:value-type="string">
            <text:p>,</text:p>
          </table:table-cell>
          <table:table-cell table:formula="of:=IF(LEN([Personnage.B100])&gt;0;[Personnage.B100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100])&gt;0;CONCATENATE(&quot;'&quot;;[Personnage.H100];&quot;'&quot;);&quot;null&quot;)" office:value-type="string" office:string-value="'FREEBIE'">
            <text:p>'FREEBIE'</text:p>
          </table:table-cell>
          <table:table-cell office:value-type="string">
            <text:p>,</text:p>
          </table:table-cell>
          <table:table-cell table:formula="of:=[Personnage.G100]" office:value-type="float" office:value="40">
            <text:p>40</text:p>
          </table:table-cell>
          <table:table-cell office:value-type="string">
            <text:p>,</text:p>
          </table:table-cell>
          <table:table-cell table:formula="of:=IF(LEN([Personnage.C100])&gt;0;CONCATENATE(&quot;'&quot;;[Personnage.C100];&quot;'&quot;);&quot;null&quot;)" office:value-type="string" office:string-value="'ASK'">
            <text:p>'ASK'</text:p>
          </table:table-cell>
          <table:table-cell office:value-type="string">
            <text:p>,</text:p>
          </table:table-cell>
          <table:table-cell table:formula="of:=IF(LEN([Personnage.D100])&gt;0;CONCATENATE(&quot;'&quot;;[Personnage.D100];&quot;'&quot;);&quot;null&quot;)" office:value-type="string" office:string-value="'UNARMED'">
            <text:p>'UNARMED'</text:p>
          </table:table-cell>
          <table:table-cell office:value-type="string">
            <text:p>,</text:p>
          </table:table-cell>
          <table:table-cell table:formula="of:=IF(LEN([Personnage.E100])&gt;0;CONCATENATE(&quot;'&quot;;[Personnage.E10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100])&gt;0;CONCATENATE(&quot;'&quot;;[Personnage.F10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100])&gt;0;CONCATENATE(&quot;'&quot;;[Personnage.I10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01]" office:value-type="float" office:value="90">
            <text:p>90</text:p>
          </table:table-cell>
          <table:table-cell office:value-type="string">
            <text:p>,</text:p>
          </table:table-cell>
          <table:table-cell table:formula="of:=IF(LEN([Personnage.B101])&gt;0;[Personnage.B101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101])&gt;0;CONCATENATE(&quot;'&quot;;[Personnage.H101];&quot;'&quot;);&quot;null&quot;)" office:value-type="string" office:string-value="'FREEBIE'">
            <text:p>'FREEBIE'</text:p>
          </table:table-cell>
          <table:table-cell office:value-type="string">
            <text:p>,</text:p>
          </table:table-cell>
          <table:table-cell table:formula="of:=[Personnage.G101]" office:value-type="float" office:value="5">
            <text:p>5</text:p>
          </table:table-cell>
          <table:table-cell office:value-type="string">
            <text:p>,</text:p>
          </table:table-cell>
          <table:table-cell table:formula="of:=IF(LEN([Personnage.C101])&gt;0;CONCATENATE(&quot;'&quot;;[Personnage.C101];&quot;'&quot;);&quot;null&quot;)" office:value-type="string" office:string-value="'ASK'">
            <text:p>'ASK'</text:p>
          </table:table-cell>
          <table:table-cell office:value-type="string">
            <text:p>,</text:p>
          </table:table-cell>
          <table:table-cell table:formula="of:=IF(LEN([Personnage.D101])&gt;0;CONCATENATE(&quot;'&quot;;[Personnage.D101];&quot;'&quot;);&quot;null&quot;)" office:value-type="string" office:string-value="'UNARMED'">
            <text:p>'UNARMED'</text:p>
          </table:table-cell>
          <table:table-cell office:value-type="string">
            <text:p>,</text:p>
          </table:table-cell>
          <table:table-cell table:formula="of:=IF(LEN([Personnage.E101])&gt;0;CONCATENATE(&quot;'&quot;;[Personnage.E10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101])&gt;0;CONCATENATE(&quot;'&quot;;[Personnage.F10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101])&gt;0;CONCATENATE(&quot;'&quot;;[Personnage.I101];&quot;'&quot;);&quot;null&quot;)" office:value-type="string" office:string-value="'SP : Poings'">
            <text:p>'SP : Poings'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02]" office:value-type="float" office:value="91">
            <text:p>91</text:p>
          </table:table-cell>
          <table:table-cell office:value-type="string">
            <text:p>,</text:p>
          </table:table-cell>
          <table:table-cell table:formula="of:=IF(LEN([Personnage.B102])&gt;0;[Personnage.B102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102])&gt;0;CONCATENATE(&quot;'&quot;;[Personnage.H102];&quot;'&quot;);&quot;null&quot;)" office:value-type="string" office:string-value="'FREEBIE'">
            <text:p>'FREEBIE'</text:p>
          </table:table-cell>
          <table:table-cell office:value-type="string">
            <text:p>,</text:p>
          </table:table-cell>
          <table:table-cell table:formula="of:=[Personnage.G102]" office:value-type="float" office:value="20">
            <text:p>20</text:p>
          </table:table-cell>
          <table:table-cell office:value-type="string">
            <text:p>,</text:p>
          </table:table-cell>
          <table:table-cell table:formula="of:=IF(LEN([Personnage.C102])&gt;0;CONCATENATE(&quot;'&quot;;[Personnage.C102];&quot;'&quot;);&quot;null&quot;)" office:value-type="string" office:string-value="'KSK'">
            <text:p>'KSK'</text:p>
          </table:table-cell>
          <table:table-cell office:value-type="string">
            <text:p>,</text:p>
          </table:table-cell>
          <table:table-cell table:formula="of:=IF(LEN([Personnage.D102])&gt;0;CONCATENATE(&quot;'&quot;;[Personnage.D102];&quot;'&quot;);&quot;null&quot;)" office:value-type="string" office:string-value="'AC:Astrophysique'">
            <text:p>'AC:Astrophysique'</text:p>
          </table:table-cell>
          <table:table-cell office:value-type="string">
            <text:p>,</text:p>
          </table:table-cell>
          <table:table-cell table:formula="of:=IF(LEN([Personnage.E102])&gt;0;CONCATENATE(&quot;'&quot;;[Personnage.E10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102])&gt;0;CONCATENATE(&quot;'&quot;;[Personnage.F10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102])&gt;0;CONCATENATE(&quot;'&quot;;[Personnage.I10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03]" office:value-type="float" office:value="92">
            <text:p>92</text:p>
          </table:table-cell>
          <table:table-cell office:value-type="string">
            <text:p>,</text:p>
          </table:table-cell>
          <table:table-cell table:formula="of:=IF(LEN([Personnage.B103])&gt;0;[Personnage.B103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103])&gt;0;CONCATENATE(&quot;'&quot;;[Personnage.H103];&quot;'&quot;);&quot;null&quot;)" office:value-type="string" office:string-value="'FREEBIE'">
            <text:p>'FREEBIE'</text:p>
          </table:table-cell>
          <table:table-cell office:value-type="string">
            <text:p>,</text:p>
          </table:table-cell>
          <table:table-cell table:formula="of:=[Personnage.G103]" office:value-type="float" office:value="10">
            <text:p>10</text:p>
          </table:table-cell>
          <table:table-cell office:value-type="string">
            <text:p>,</text:p>
          </table:table-cell>
          <table:table-cell table:formula="of:=IF(LEN([Personnage.C103])&gt;0;CONCATENATE(&quot;'&quot;;[Personnage.C103];&quot;'&quot;);&quot;null&quot;)" office:value-type="string" office:string-value="'KSK'">
            <text:p>'KSK'</text:p>
          </table:table-cell>
          <table:table-cell office:value-type="string">
            <text:p>,</text:p>
          </table:table-cell>
          <table:table-cell table:formula="of:=IF(LEN([Personnage.D103])&gt;0;CONCATENATE(&quot;'&quot;;[Personnage.D103];&quot;'&quot;);&quot;null&quot;)" office:value-type="string" office:string-value="'AC:Astronomie'">
            <text:p>'AC:Astronomie'</text:p>
          </table:table-cell>
          <table:table-cell office:value-type="string">
            <text:p>,</text:p>
          </table:table-cell>
          <table:table-cell table:formula="of:=IF(LEN([Personnage.E103])&gt;0;CONCATENATE(&quot;'&quot;;[Personnage.E10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103])&gt;0;CONCATENATE(&quot;'&quot;;[Personnage.F10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103])&gt;0;CONCATENATE(&quot;'&quot;;[Personnage.I10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04]" office:value-type="float" office:value="93">
            <text:p>93</text:p>
          </table:table-cell>
          <table:table-cell office:value-type="string">
            <text:p>,</text:p>
          </table:table-cell>
          <table:table-cell table:formula="of:=IF(LEN([Personnage.B104])&gt;0;[Personnage.B104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104])&gt;0;CONCATENATE(&quot;'&quot;;[Personnage.H104];&quot;'&quot;);&quot;null&quot;)" office:value-type="string" office:string-value="'FREEBIE'">
            <text:p>'FREEBIE'</text:p>
          </table:table-cell>
          <table:table-cell office:value-type="string">
            <text:p>,</text:p>
          </table:table-cell>
          <table:table-cell table:formula="of:=[Personnage.G104]" office:value-type="float" office:value="30">
            <text:p>30</text:p>
          </table:table-cell>
          <table:table-cell office:value-type="string">
            <text:p>,</text:p>
          </table:table-cell>
          <table:table-cell table:formula="of:=IF(LEN([Personnage.C104])&gt;0;CONCATENATE(&quot;'&quot;;[Personnage.C104];&quot;'&quot;);&quot;null&quot;)" office:value-type="string" office:string-value="'KSK'">
            <text:p>'KSK'</text:p>
          </table:table-cell>
          <table:table-cell office:value-type="string">
            <text:p>,</text:p>
          </table:table-cell>
          <table:table-cell table:formula="of:=IF(LEN([Personnage.D104])&gt;0;CONCATENATE(&quot;'&quot;;[Personnage.D104];&quot;'&quot;);&quot;null&quot;)" office:value-type="string" office:string-value="'AC:Philosophie'">
            <text:p>'AC:Philosophie'</text:p>
          </table:table-cell>
          <table:table-cell office:value-type="string">
            <text:p>,</text:p>
          </table:table-cell>
          <table:table-cell table:formula="of:=IF(LEN([Personnage.E104])&gt;0;CONCATENATE(&quot;'&quot;;[Personnage.E10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104])&gt;0;CONCATENATE(&quot;'&quot;;[Personnage.F10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104])&gt;0;CONCATENATE(&quot;'&quot;;[Personnage.I10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05]" office:value-type="float" office:value="94">
            <text:p>94</text:p>
          </table:table-cell>
          <table:table-cell office:value-type="string">
            <text:p>,</text:p>
          </table:table-cell>
          <table:table-cell table:formula="of:=IF(LEN([Personnage.B105])&gt;0;[Personnage.B105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105])&gt;0;CONCATENATE(&quot;'&quot;;[Personnage.H105];&quot;'&quot;);&quot;null&quot;)" office:value-type="string" office:string-value="'FREEBIE'">
            <text:p>'FREEBIE'</text:p>
          </table:table-cell>
          <table:table-cell office:value-type="string">
            <text:p>,</text:p>
          </table:table-cell>
          <table:table-cell table:formula="of:=[Personnage.G105]" office:value-type="float" office:value="45">
            <text:p>45</text:p>
          </table:table-cell>
          <table:table-cell office:value-type="string">
            <text:p>,</text:p>
          </table:table-cell>
          <table:table-cell table:formula="of:=IF(LEN([Personnage.C105])&gt;0;CONCATENATE(&quot;'&quot;;[Personnage.C105];&quot;'&quot;);&quot;null&quot;)" office:value-type="string" office:string-value="'KSK'">
            <text:p>'KSK'</text:p>
          </table:table-cell>
          <table:table-cell office:value-type="string">
            <text:p>,</text:p>
          </table:table-cell>
          <table:table-cell table:formula="of:=IF(LEN([Personnage.D105])&gt;0;CONCATENATE(&quot;'&quot;;[Personnage.D105];&quot;'&quot;);&quot;null&quot;)" office:value-type="string" office:string-value="'AR:Cuisine'">
            <text:p>'AR:Cuisine'</text:p>
          </table:table-cell>
          <table:table-cell office:value-type="string">
            <text:p>,</text:p>
          </table:table-cell>
          <table:table-cell table:formula="of:=IF(LEN([Personnage.E105])&gt;0;CONCATENATE(&quot;'&quot;;[Personnage.E10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105])&gt;0;CONCATENATE(&quot;'&quot;;[Personnage.F10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105])&gt;0;CONCATENATE(&quot;'&quot;;[Personnage.I10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06]" office:value-type="float" office:value="95">
            <text:p>95</text:p>
          </table:table-cell>
          <table:table-cell office:value-type="string">
            <text:p>,</text:p>
          </table:table-cell>
          <table:table-cell table:formula="of:=IF(LEN([Personnage.B106])&gt;0;[Personnage.B106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106])&gt;0;CONCATENATE(&quot;'&quot;;[Personnage.H106];&quot;'&quot;);&quot;null&quot;)" office:value-type="string" office:string-value="'FREEBIE'">
            <text:p>'FREEBIE'</text:p>
          </table:table-cell>
          <table:table-cell office:value-type="string">
            <text:p>,</text:p>
          </table:table-cell>
          <table:table-cell table:formula="of:=[Personnage.G106]" office:value-type="float" office:value="30">
            <text:p>30</text:p>
          </table:table-cell>
          <table:table-cell office:value-type="string">
            <text:p>,</text:p>
          </table:table-cell>
          <table:table-cell table:formula="of:=IF(LEN([Personnage.C106])&gt;0;CONCATENATE(&quot;'&quot;;[Personnage.C106];&quot;'&quot;);&quot;null&quot;)" office:value-type="string" office:string-value="'KSK'">
            <text:p>'KSK'</text:p>
          </table:table-cell>
          <table:table-cell office:value-type="string">
            <text:p>,</text:p>
          </table:table-cell>
          <table:table-cell table:formula="of:=IF(LEN([Personnage.D106])&gt;0;CONCATENATE(&quot;'&quot;;[Personnage.D106];&quot;'&quot;);&quot;null&quot;)" office:value-type="string" office:string-value="'IN:Gastronomie'">
            <text:p>'IN:Gastronomie'</text:p>
          </table:table-cell>
          <table:table-cell office:value-type="string">
            <text:p>,</text:p>
          </table:table-cell>
          <table:table-cell table:formula="of:=IF(LEN([Personnage.E106])&gt;0;CONCATENATE(&quot;'&quot;;[Personnage.E10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106])&gt;0;CONCATENATE(&quot;'&quot;;[Personnage.F10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106])&gt;0;CONCATENATE(&quot;'&quot;;[Personnage.I10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07]" office:value-type="float" office:value="96">
            <text:p>96</text:p>
          </table:table-cell>
          <table:table-cell office:value-type="string">
            <text:p>,</text:p>
          </table:table-cell>
          <table:table-cell table:formula="of:=IF(LEN([Personnage.B107])&gt;0;[Personnage.B107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107])&gt;0;CONCATENATE(&quot;'&quot;;[Personnage.H107];&quot;'&quot;);&quot;null&quot;)" office:value-type="string" office:string-value="'FREEBIE'">
            <text:p>'FREEBIE'</text:p>
          </table:table-cell>
          <table:table-cell office:value-type="string">
            <text:p>,</text:p>
          </table:table-cell>
          <table:table-cell table:formula="of:=[Personnage.G107]" office:value-type="float" office:value="20">
            <text:p>20</text:p>
          </table:table-cell>
          <table:table-cell office:value-type="string">
            <text:p>,</text:p>
          </table:table-cell>
          <table:table-cell table:formula="of:=IF(LEN([Personnage.C107])&gt;0;CONCATENATE(&quot;'&quot;;[Personnage.C107];&quot;'&quot;);&quot;null&quot;)" office:value-type="string" office:string-value="'KSK'">
            <text:p>'KSK'</text:p>
          </table:table-cell>
          <table:table-cell office:value-type="string">
            <text:p>,</text:p>
          </table:table-cell>
          <table:table-cell table:formula="of:=IF(LEN([Personnage.D107])&gt;0;CONCATENATE(&quot;'&quot;;[Personnage.D107];&quot;'&quot;);&quot;null&quot;)" office:value-type="string" office:string-value="'IN:Bible'">
            <text:p>'IN:Bible'</text:p>
          </table:table-cell>
          <table:table-cell office:value-type="string">
            <text:p>,</text:p>
          </table:table-cell>
          <table:table-cell table:formula="of:=IF(LEN([Personnage.E107])&gt;0;CONCATENATE(&quot;'&quot;;[Personnage.E10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107])&gt;0;CONCATENATE(&quot;'&quot;;[Personnage.F10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107])&gt;0;CONCATENATE(&quot;'&quot;;[Personnage.I10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08]" office:value-type="float" office:value="97">
            <text:p>97</text:p>
          </table:table-cell>
          <table:table-cell office:value-type="string">
            <text:p>,</text:p>
          </table:table-cell>
          <table:table-cell table:formula="of:=IF(LEN([Personnage.B108])&gt;0;[Personnage.B108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108])&gt;0;CONCATENATE(&quot;'&quot;;[Personnage.H108];&quot;'&quot;);&quot;null&quot;)" office:value-type="string" office:string-value="'FREE'">
            <text:p>'FREE'</text:p>
          </table:table-cell>
          <table:table-cell office:value-type="string">
            <text:p>,</text:p>
          </table:table-cell>
          <table:table-cell table:formula="of:=[Personnage.G108]" office:value-type="float" office:value="95">
            <text:p>95</text:p>
          </table:table-cell>
          <table:table-cell office:value-type="string">
            <text:p>,</text:p>
          </table:table-cell>
          <table:table-cell table:formula="of:=IF(LEN([Personnage.C108])&gt;0;CONCATENATE(&quot;'&quot;;[Personnage.C108];&quot;'&quot;);&quot;null&quot;)" office:value-type="string" office:string-value="'KSK'">
            <text:p>'KSK'</text:p>
          </table:table-cell>
          <table:table-cell office:value-type="string">
            <text:p>,</text:p>
          </table:table-cell>
          <table:table-cell table:formula="of:=IF(LEN([Personnage.D108])&gt;0;CONCATENATE(&quot;'&quot;;[Personnage.D108];&quot;'&quot;);&quot;null&quot;)" office:value-type="string" office:string-value="'LA:Espagnol'">
            <text:p>'LA:Espagnol'</text:p>
          </table:table-cell>
          <table:table-cell office:value-type="string">
            <text:p>,</text:p>
          </table:table-cell>
          <table:table-cell table:formula="of:=IF(LEN([Personnage.E108])&gt;0;CONCATENATE(&quot;'&quot;;[Personnage.E10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108])&gt;0;CONCATENATE(&quot;'&quot;;[Personnage.F10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108])&gt;0;CONCATENATE(&quot;'&quot;;[Personnage.I10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09]" office:value-type="float" office:value="98">
            <text:p>98</text:p>
          </table:table-cell>
          <table:table-cell office:value-type="string">
            <text:p>,</text:p>
          </table:table-cell>
          <table:table-cell table:formula="of:=IF(LEN([Personnage.B109])&gt;0;[Personnage.B109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109])&gt;0;CONCATENATE(&quot;'&quot;;[Personnage.H109];&quot;'&quot;);&quot;null&quot;)" office:value-type="string" office:string-value="'DISCOUNT'">
            <text:p>'DISCOUNT'</text:p>
          </table:table-cell>
          <table:table-cell office:value-type="string">
            <text:p>,</text:p>
          </table:table-cell>
          <table:table-cell table:formula="of:=[Personnage.G109]" office:value-type="float" office:value="10">
            <text:p>10</text:p>
          </table:table-cell>
          <table:table-cell office:value-type="string">
            <text:p>,</text:p>
          </table:table-cell>
          <table:table-cell table:formula="of:=IF(LEN([Personnage.C109])&gt;0;CONCATENATE(&quot;'&quot;;[Personnage.C109];&quot;'&quot;);&quot;null&quot;)" office:value-type="string" office:string-value="'KSK'">
            <text:p>'KSK'</text:p>
          </table:table-cell>
          <table:table-cell office:value-type="string">
            <text:p>,</text:p>
          </table:table-cell>
          <table:table-cell table:formula="of:=IF(LEN([Personnage.D109])&gt;0;CONCATENATE(&quot;'&quot;;[Personnage.D109];&quot;'&quot;);&quot;null&quot;)" office:value-type="string" office:string-value="'LA:Portugais'">
            <text:p>'LA:Portugais'</text:p>
          </table:table-cell>
          <table:table-cell office:value-type="string">
            <text:p>,</text:p>
          </table:table-cell>
          <table:table-cell table:formula="of:=IF(LEN([Personnage.E109])&gt;0;CONCATENATE(&quot;'&quot;;[Personnage.E10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109])&gt;0;CONCATENATE(&quot;'&quot;;[Personnage.F10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109])&gt;0;CONCATENATE(&quot;'&quot;;[Personnage.I10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10]" office:value-type="float" office:value="99">
            <text:p>99</text:p>
          </table:table-cell>
          <table:table-cell office:value-type="string">
            <text:p>,</text:p>
          </table:table-cell>
          <table:table-cell table:formula="of:=IF(LEN([Personnage.B110])&gt;0;[Personnage.B110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110])&gt;0;CONCATENATE(&quot;'&quot;;[Personnage.H110];&quot;'&quot;);&quot;null&quot;)" office:value-type="string" office:string-value="'DISCOUNT'">
            <text:p>'DISCOUNT'</text:p>
          </table:table-cell>
          <table:table-cell office:value-type="string">
            <text:p>,</text:p>
          </table:table-cell>
          <table:table-cell table:formula="of:=[Personnage.G110]" office:value-type="float" office:value="10">
            <text:p>10</text:p>
          </table:table-cell>
          <table:table-cell office:value-type="string">
            <text:p>,</text:p>
          </table:table-cell>
          <table:table-cell table:formula="of:=IF(LEN([Personnage.C110])&gt;0;CONCATENATE(&quot;'&quot;;[Personnage.C110];&quot;'&quot;);&quot;null&quot;)" office:value-type="string" office:string-value="'KSK'">
            <text:p>'KSK'</text:p>
          </table:table-cell>
          <table:table-cell office:value-type="string">
            <text:p>,</text:p>
          </table:table-cell>
          <table:table-cell table:formula="of:=IF(LEN([Personnage.D110])&gt;0;CONCATENATE(&quot;'&quot;;[Personnage.D110];&quot;'&quot;);&quot;null&quot;)" office:value-type="string" office:string-value="'LA:Mandarin'">
            <text:p>'LA:Mandarin'</text:p>
          </table:table-cell>
          <table:table-cell office:value-type="string">
            <text:p>,</text:p>
          </table:table-cell>
          <table:table-cell table:formula="of:=IF(LEN([Personnage.E110])&gt;0;CONCATENATE(&quot;'&quot;;[Personnage.E11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110])&gt;0;CONCATENATE(&quot;'&quot;;[Personnage.F11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110])&gt;0;CONCATENATE(&quot;'&quot;;[Personnage.I11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11]" office:value-type="float" office:value="100">
            <text:p>100</text:p>
          </table:table-cell>
          <table:table-cell office:value-type="string">
            <text:p>,</text:p>
          </table:table-cell>
          <table:table-cell table:formula="of:=IF(LEN([Personnage.B111])&gt;0;[Personnage.B111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111])&gt;0;CONCATENATE(&quot;'&quot;;[Personnage.H111];&quot;'&quot;);&quot;null&quot;)" office:value-type="string" office:string-value="'DISCOUNT'">
            <text:p>'DISCOUNT'</text:p>
          </table:table-cell>
          <table:table-cell office:value-type="string">
            <text:p>,</text:p>
          </table:table-cell>
          <table:table-cell table:formula="of:=[Personnage.G111]" office:value-type="float" office:value="10">
            <text:p>10</text:p>
          </table:table-cell>
          <table:table-cell office:value-type="string">
            <text:p>,</text:p>
          </table:table-cell>
          <table:table-cell table:formula="of:=IF(LEN([Personnage.C111])&gt;0;CONCATENATE(&quot;'&quot;;[Personnage.C111];&quot;'&quot;);&quot;null&quot;)" office:value-type="string" office:string-value="'KSK'">
            <text:p>'KSK'</text:p>
          </table:table-cell>
          <table:table-cell office:value-type="string">
            <text:p>,</text:p>
          </table:table-cell>
          <table:table-cell table:formula="of:=IF(LEN([Personnage.D111])&gt;0;CONCATENATE(&quot;'&quot;;[Personnage.D111];&quot;'&quot;);&quot;null&quot;)" office:value-type="string" office:string-value="'LA:Anglais'">
            <text:p>'LA:Anglais'</text:p>
          </table:table-cell>
          <table:table-cell office:value-type="string">
            <text:p>,</text:p>
          </table:table-cell>
          <table:table-cell table:formula="of:=IF(LEN([Personnage.E111])&gt;0;CONCATENATE(&quot;'&quot;;[Personnage.E11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111])&gt;0;CONCATENATE(&quot;'&quot;;[Personnage.F11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111])&gt;0;CONCATENATE(&quot;'&quot;;[Personnage.I11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12]" office:value-type="float" office:value="101">
            <text:p>101</text:p>
          </table:table-cell>
          <table:table-cell office:value-type="string">
            <text:p>,</text:p>
          </table:table-cell>
          <table:table-cell table:formula="of:=IF(LEN([Personnage.B112])&gt;0;[Personnage.B112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112])&gt;0;CONCATENATE(&quot;'&quot;;[Personnage.H112];&quot;'&quot;);&quot;null&quot;)" office:value-type="string" office:string-value="'DISCOUNT'">
            <text:p>'DISCOUNT'</text:p>
          </table:table-cell>
          <table:table-cell office:value-type="string">
            <text:p>,</text:p>
          </table:table-cell>
          <table:table-cell table:formula="of:=[Personnage.G112]" office:value-type="float" office:value="10">
            <text:p>10</text:p>
          </table:table-cell>
          <table:table-cell office:value-type="string">
            <text:p>,</text:p>
          </table:table-cell>
          <table:table-cell table:formula="of:=IF(LEN([Personnage.C112])&gt;0;CONCATENATE(&quot;'&quot;;[Personnage.C112];&quot;'&quot;);&quot;null&quot;)" office:value-type="string" office:string-value="'KSK'">
            <text:p>'KSK'</text:p>
          </table:table-cell>
          <table:table-cell office:value-type="string">
            <text:p>,</text:p>
          </table:table-cell>
          <table:table-cell table:formula="of:=IF(LEN([Personnage.D112])&gt;0;CONCATENATE(&quot;'&quot;;[Personnage.D112];&quot;'&quot;);&quot;null&quot;)" office:value-type="string" office:string-value="'LA:Français'">
            <text:p>'LA:Français'</text:p>
          </table:table-cell>
          <table:table-cell office:value-type="string">
            <text:p>,</text:p>
          </table:table-cell>
          <table:table-cell table:formula="of:=IF(LEN([Personnage.E112])&gt;0;CONCATENATE(&quot;'&quot;;[Personnage.E11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112])&gt;0;CONCATENATE(&quot;'&quot;;[Personnage.F11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112])&gt;0;CONCATENATE(&quot;'&quot;;[Personnage.I11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13]" office:value-type="float" office:value="102">
            <text:p>102</text:p>
          </table:table-cell>
          <table:table-cell office:value-type="string">
            <text:p>,</text:p>
          </table:table-cell>
          <table:table-cell table:formula="of:=IF(LEN([Personnage.B113])&gt;0;[Personnage.B113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113])&gt;0;CONCATENATE(&quot;'&quot;;[Personnage.H113];&quot;'&quot;);&quot;null&quot;)" office:value-type="string" office:string-value="'FREEBIE'">
            <text:p>'FREEBIE'</text:p>
          </table:table-cell>
          <table:table-cell office:value-type="string">
            <text:p>,</text:p>
          </table:table-cell>
          <table:table-cell table:formula="of:=[Personnage.G113]" office:value-type="float" office:value="40">
            <text:p>40</text:p>
          </table:table-cell>
          <table:table-cell office:value-type="string">
            <text:p>,</text:p>
          </table:table-cell>
          <table:table-cell table:formula="of:=IF(LEN([Personnage.C113])&gt;0;CONCATENATE(&quot;'&quot;;[Personnage.C113];&quot;'&quot;);&quot;null&quot;)" office:value-type="string" office:string-value="'KSK'">
            <text:p>'KSK'</text:p>
          </table:table-cell>
          <table:table-cell office:value-type="string">
            <text:p>,</text:p>
          </table:table-cell>
          <table:table-cell table:formula="of:=IF(LEN([Personnage.D113])&gt;0;CONCATENATE(&quot;'&quot;;[Personnage.D113];&quot;'&quot;);&quot;null&quot;)" office:value-type="string" office:string-value="'PR:Commando'">
            <text:p>'PR:Commando'</text:p>
          </table:table-cell>
          <table:table-cell office:value-type="string">
            <text:p>,</text:p>
          </table:table-cell>
          <table:table-cell table:formula="of:=IF(LEN([Personnage.E113])&gt;0;CONCATENATE(&quot;'&quot;;[Personnage.E11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113])&gt;0;CONCATENATE(&quot;'&quot;;[Personnage.F11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113])&gt;0;CONCATENATE(&quot;'&quot;;[Personnage.I11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14]" office:value-type="float" office:value="103">
            <text:p>103</text:p>
          </table:table-cell>
          <table:table-cell office:value-type="string">
            <text:p>,</text:p>
          </table:table-cell>
          <table:table-cell table:formula="of:=IF(LEN([Personnage.B114])&gt;0;[Personnage.B114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114])&gt;0;CONCATENATE(&quot;'&quot;;[Personnage.H114];&quot;'&quot;);&quot;null&quot;)" office:value-type="string" office:string-value="'FREEBIE'">
            <text:p>'FREEBIE'</text:p>
          </table:table-cell>
          <table:table-cell office:value-type="string">
            <text:p>,</text:p>
          </table:table-cell>
          <table:table-cell table:formula="of:=[Personnage.G114]" office:value-type="float" office:value="60">
            <text:p>60</text:p>
          </table:table-cell>
          <table:table-cell office:value-type="string">
            <text:p>,</text:p>
          </table:table-cell>
          <table:table-cell table:formula="of:=IF(LEN([Personnage.C114])&gt;0;CONCATENATE(&quot;'&quot;;[Personnage.C114];&quot;'&quot;);&quot;null&quot;)" office:value-type="string" office:string-value="'KSK'">
            <text:p>'KSK'</text:p>
          </table:table-cell>
          <table:table-cell office:value-type="string">
            <text:p>,</text:p>
          </table:table-cell>
          <table:table-cell table:formula="of:=IF(LEN([Personnage.D114])&gt;0;CONCATENATE(&quot;'&quot;;[Personnage.D114];&quot;'&quot;);&quot;null&quot;)" office:value-type="string" office:string-value="'PR:Sécurité'">
            <text:p>'PR:Sécurité'</text:p>
          </table:table-cell>
          <table:table-cell office:value-type="string">
            <text:p>,</text:p>
          </table:table-cell>
          <table:table-cell table:formula="of:=IF(LEN([Personnage.E114])&gt;0;CONCATENATE(&quot;'&quot;;[Personnage.E11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114])&gt;0;CONCATENATE(&quot;'&quot;;[Personnage.F11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114])&gt;0;CONCATENATE(&quot;'&quot;;[Personnage.I11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15]" office:value-type="float" office:value="104">
            <text:p>104</text:p>
          </table:table-cell>
          <table:table-cell office:value-type="string">
            <text:p>,</text:p>
          </table:table-cell>
          <table:table-cell table:formula="of:=IF(LEN([Personnage.B115])&gt;0;[Personnage.B115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115])&gt;0;CONCATENATE(&quot;'&quot;;[Personnage.H11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115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115])&gt;0;CONCATENATE(&quot;'&quot;;[Personnage.C115];&quot;'&quot;);&quot;null&quot;)" office:value-type="string" office:string-value="'IDENTITY'">
            <text:p>'IDENTITY'</text:p>
          </table:table-cell>
          <table:table-cell office:value-type="string">
            <text:p>,</text:p>
          </table:table-cell>
          <table:table-cell table:formula="of:=IF(LEN([Personnage.D115])&gt;0;CONCATENATE(&quot;'&quot;;[Personnage.D115];&quot;'&quot;);&quot;null&quot;)" office:value-type="string" office:string-value="'1'">
            <text:p>'1'</text:p>
          </table:table-cell>
          <table:table-cell office:value-type="string">
            <text:p>,</text:p>
          </table:table-cell>
          <table:table-cell table:formula="of:=IF(LEN([Personnage.E115])&gt;0;CONCATENATE(&quot;'&quot;;[Personnage.E115];&quot;'&quot;);&quot;null&quot;)" office:value-type="string" office:string-value="'NAME'">
            <text:p>'NAME'</text:p>
          </table:table-cell>
          <table:table-cell office:value-type="string">
            <text:p>,</text:p>
          </table:table-cell>
          <table:table-cell table:formula="of:=IF(LEN([Personnage.F115])&gt;0;CONCATENATE(&quot;'&quot;;[Personnage.F11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115])&gt;0;CONCATENATE(&quot;'&quot;;[Personnage.I115];&quot;'&quot;);&quot;null&quot;)" office:value-type="string" office:string-value="'Estevan Valdez'">
            <text:p>'Estevan Valdez'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16]" office:value-type="float" office:value="105">
            <text:p>105</text:p>
          </table:table-cell>
          <table:table-cell office:value-type="string">
            <text:p>,</text:p>
          </table:table-cell>
          <table:table-cell table:formula="of:=IF(LEN([Personnage.B116])&gt;0;[Personnage.B116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116])&gt;0;CONCATENATE(&quot;'&quot;;[Personnage.H11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116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116])&gt;0;CONCATENATE(&quot;'&quot;;[Personnage.C116];&quot;'&quot;);&quot;null&quot;)" office:value-type="string" office:string-value="'IDENTITY'">
            <text:p>'IDENTITY'</text:p>
          </table:table-cell>
          <table:table-cell office:value-type="string">
            <text:p>,</text:p>
          </table:table-cell>
          <table:table-cell table:formula="of:=IF(LEN([Personnage.D116])&gt;0;CONCATENATE(&quot;'&quot;;[Personnage.D116];&quot;'&quot;);&quot;null&quot;)" office:value-type="string" office:string-value="'1'">
            <text:p>'1'</text:p>
          </table:table-cell>
          <table:table-cell office:value-type="string">
            <text:p>,</text:p>
          </table:table-cell>
          <table:table-cell table:formula="of:=IF(LEN([Personnage.E116])&gt;0;CONCATENATE(&quot;'&quot;;[Personnage.E116];&quot;'&quot;);&quot;null&quot;)" office:value-type="string" office:string-value="'NOTES'">
            <text:p>'NOTES'</text:p>
          </table:table-cell>
          <table:table-cell office:value-type="string">
            <text:p>,</text:p>
          </table:table-cell>
          <table:table-cell table:formula="of:=IF(LEN([Personnage.F116])&gt;0;CONCATENATE(&quot;'&quot;;[Personnage.F11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116])&gt;0;CONCATENATE(&quot;'&quot;;[Personnage.I116];&quot;'&quot;);&quot;null&quot;)" office:value-type="string" office:string-value="'Officier de Sécurité'">
            <text:p>'Officier de Sécurité'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17]" office:value-type="float" office:value="106">
            <text:p>106</text:p>
          </table:table-cell>
          <table:table-cell office:value-type="string">
            <text:p>,</text:p>
          </table:table-cell>
          <table:table-cell table:formula="of:=IF(LEN([Personnage.B117])&gt;0;[Personnage.B117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117])&gt;0;CONCATENATE(&quot;'&quot;;[Personnage.H117];&quot;'&quot;);&quot;null&quot;)" office:value-type="string" office:string-value="'CREATION'">
            <text:p>'CREATION'</text:p>
          </table:table-cell>
          <table:table-cell office:value-type="string">
            <text:p>,</text:p>
          </table:table-cell>
          <table:table-cell table:formula="of:=[Personnage.G117]" office:value-type="float" office:value="40">
            <text:p>40</text:p>
          </table:table-cell>
          <table:table-cell office:value-type="string">
            <text:p>,</text:p>
          </table:table-cell>
          <table:table-cell table:formula="of:=IF(LEN([Personnage.C117])&gt;0;CONCATENATE(&quot;'&quot;;[Personnage.C117];&quot;'&quot;);&quot;null&quot;)" office:value-type="string" office:string-value="'IDENTITY'">
            <text:p>'IDENTITY'</text:p>
          </table:table-cell>
          <table:table-cell office:value-type="string">
            <text:p>,</text:p>
          </table:table-cell>
          <table:table-cell table:formula="of:=IF(LEN([Personnage.D117])&gt;0;CONCATENATE(&quot;'&quot;;[Personnage.D117];&quot;'&quot;);&quot;null&quot;)" office:value-type="string" office:string-value="'1'">
            <text:p>'1'</text:p>
          </table:table-cell>
          <table:table-cell office:value-type="string">
            <text:p>,</text:p>
          </table:table-cell>
          <table:table-cell table:formula="of:=IF(LEN([Personnage.E117])&gt;0;CONCATENATE(&quot;'&quot;;[Personnage.E117];&quot;'&quot;);&quot;null&quot;)" office:value-type="string" office:string-value="'REPUTATION'">
            <text:p>'REPUTATION'</text:p>
          </table:table-cell>
          <table:table-cell office:value-type="string">
            <text:p>,</text:p>
          </table:table-cell>
          <table:table-cell table:formula="of:=IF(LEN([Personnage.F117])&gt;0;CONCATENATE(&quot;'&quot;;[Personnage.F117];&quot;'&quot;);&quot;null&quot;)" office:value-type="string" office:string-value="'C-rep'">
            <text:p>'C-rep'</text:p>
          </table:table-cell>
          <table:table-cell office:value-type="string">
            <text:p>,</text:p>
          </table:table-cell>
          <table:table-cell table:formula="of:=IF(LEN([Personnage.I117])&gt;0;CONCATENATE(&quot;'&quot;;[Personnage.I11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18]" office:value-type="float" office:value="107">
            <text:p>107</text:p>
          </table:table-cell>
          <table:table-cell office:value-type="string">
            <text:p>,</text:p>
          </table:table-cell>
          <table:table-cell table:formula="of:=IF(LEN([Personnage.B118])&gt;0;[Personnage.B118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118])&gt;0;CONCATENATE(&quot;'&quot;;[Personnage.H118];&quot;'&quot;);&quot;null&quot;)" office:value-type="string" office:string-value="'CREATION'">
            <text:p>'CREATION'</text:p>
          </table:table-cell>
          <table:table-cell office:value-type="string">
            <text:p>,</text:p>
          </table:table-cell>
          <table:table-cell table:formula="of:=[Personnage.G118]" office:value-type="float" office:value="10">
            <text:p>10</text:p>
          </table:table-cell>
          <table:table-cell office:value-type="string">
            <text:p>,</text:p>
          </table:table-cell>
          <table:table-cell table:formula="of:=IF(LEN([Personnage.C118])&gt;0;CONCATENATE(&quot;'&quot;;[Personnage.C118];&quot;'&quot;);&quot;null&quot;)" office:value-type="string" office:string-value="'IDENTITY'">
            <text:p>'IDENTITY'</text:p>
          </table:table-cell>
          <table:table-cell office:value-type="string">
            <text:p>,</text:p>
          </table:table-cell>
          <table:table-cell table:formula="of:=IF(LEN([Personnage.D118])&gt;0;CONCATENATE(&quot;'&quot;;[Personnage.D118];&quot;'&quot;);&quot;null&quot;)" office:value-type="string" office:string-value="'1'">
            <text:p>'1'</text:p>
          </table:table-cell>
          <table:table-cell office:value-type="string">
            <text:p>,</text:p>
          </table:table-cell>
          <table:table-cell table:formula="of:=IF(LEN([Personnage.E118])&gt;0;CONCATENATE(&quot;'&quot;;[Personnage.E118];&quot;'&quot;);&quot;null&quot;)" office:value-type="string" office:string-value="'REPUTATION'">
            <text:p>'REPUTATION'</text:p>
          </table:table-cell>
          <table:table-cell office:value-type="string">
            <text:p>,</text:p>
          </table:table-cell>
          <table:table-cell table:formula="of:=IF(LEN([Personnage.F118])&gt;0;CONCATENATE(&quot;'&quot;;[Personnage.F118];&quot;'&quot;);&quot;null&quot;)" office:value-type="string" office:string-value="'R-rep'">
            <text:p>'R-rep'</text:p>
          </table:table-cell>
          <table:table-cell office:value-type="string">
            <text:p>,</text:p>
          </table:table-cell>
          <table:table-cell table:formula="of:=IF(LEN([Personnage.I118])&gt;0;CONCATENATE(&quot;'&quot;;[Personnage.I11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19]" office:value-type="float" office:value="108">
            <text:p>108</text:p>
          </table:table-cell>
          <table:table-cell office:value-type="string">
            <text:p>,</text:p>
          </table:table-cell>
          <table:table-cell table:formula="of:=IF(LEN([Personnage.B119])&gt;0;[Personnage.B119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119])&gt;0;CONCATENATE(&quot;'&quot;;[Personnage.H11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119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119])&gt;0;CONCATENATE(&quot;'&quot;;[Personnage.C119];&quot;'&quot;);&quot;null&quot;)" office:value-type="string" office:string-value="'IDENTITY'">
            <text:p>'IDENTITY'</text:p>
          </table:table-cell>
          <table:table-cell office:value-type="string">
            <text:p>,</text:p>
          </table:table-cell>
          <table:table-cell table:formula="of:=IF(LEN([Personnage.D119])&gt;0;CONCATENATE(&quot;'&quot;;[Personnage.D119];&quot;'&quot;);&quot;null&quot;)" office:value-type="string" office:string-value="'2'">
            <text:p>'2'</text:p>
          </table:table-cell>
          <table:table-cell office:value-type="string">
            <text:p>,</text:p>
          </table:table-cell>
          <table:table-cell table:formula="of:=IF(LEN([Personnage.E119])&gt;0;CONCATENATE(&quot;'&quot;;[Personnage.E119];&quot;'&quot;);&quot;null&quot;)" office:value-type="string" office:string-value="'NAME'">
            <text:p>'NAME'</text:p>
          </table:table-cell>
          <table:table-cell office:value-type="string">
            <text:p>,</text:p>
          </table:table-cell>
          <table:table-cell table:formula="of:=IF(LEN([Personnage.F119])&gt;0;CONCATENATE(&quot;'&quot;;[Personnage.F11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119])&gt;0;CONCATENATE(&quot;'&quot;;[Personnage.I119];&quot;'&quot;);&quot;null&quot;)" office:value-type="string" office:string-value="'Ocho'">
            <text:p>'Ocho'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20]" office:value-type="float" office:value="109">
            <text:p>109</text:p>
          </table:table-cell>
          <table:table-cell office:value-type="string">
            <text:p>,</text:p>
          </table:table-cell>
          <table:table-cell table:formula="of:=IF(LEN([Personnage.B120])&gt;0;[Personnage.B120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120])&gt;0;CONCATENATE(&quot;'&quot;;[Personnage.H12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120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120])&gt;0;CONCATENATE(&quot;'&quot;;[Personnage.C120];&quot;'&quot;);&quot;null&quot;)" office:value-type="string" office:string-value="'IDENTITY'">
            <text:p>'IDENTITY'</text:p>
          </table:table-cell>
          <table:table-cell office:value-type="string">
            <text:p>,</text:p>
          </table:table-cell>
          <table:table-cell table:formula="of:=IF(LEN([Personnage.D120])&gt;0;CONCATENATE(&quot;'&quot;;[Personnage.D120];&quot;'&quot;);&quot;null&quot;)" office:value-type="string" office:string-value="'2'">
            <text:p>'2'</text:p>
          </table:table-cell>
          <table:table-cell office:value-type="string">
            <text:p>,</text:p>
          </table:table-cell>
          <table:table-cell table:formula="of:=IF(LEN([Personnage.E120])&gt;0;CONCATENATE(&quot;'&quot;;[Personnage.E120];&quot;'&quot;);&quot;null&quot;)" office:value-type="string" office:string-value="'NOTES'">
            <text:p>'NOTES'</text:p>
          </table:table-cell>
          <table:table-cell office:value-type="string">
            <text:p>,</text:p>
          </table:table-cell>
          <table:table-cell table:formula="of:=IF(LEN([Personnage.F120])&gt;0;CONCATENATE(&quot;'&quot;;[Personnage.F12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120])&gt;0;CONCATENATE(&quot;'&quot;;[Personnage.I120];&quot;'&quot;);&quot;null&quot;)" office:value-type="string" office:string-value="'Garde du Corps'">
            <text:p>'Garde du Corps'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21]" office:value-type="float" office:value="110">
            <text:p>110</text:p>
          </table:table-cell>
          <table:table-cell office:value-type="string">
            <text:p>,</text:p>
          </table:table-cell>
          <table:table-cell table:formula="of:=IF(LEN([Personnage.B121])&gt;0;[Personnage.B121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121])&gt;0;CONCATENATE(&quot;'&quot;;[Personnage.H12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121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121])&gt;0;CONCATENATE(&quot;'&quot;;[Personnage.C121];&quot;'&quot;);&quot;null&quot;)" office:value-type="string" office:string-value="'MUSE_NAME'">
            <text:p>'MUSE_NAME'</text:p>
          </table:table-cell>
          <table:table-cell office:value-type="string">
            <text:p>,</text:p>
          </table:table-cell>
          <table:table-cell table:formula="of:=IF(LEN([Personnage.D121])&gt;0;CONCATENATE(&quot;'&quot;;[Personnage.D12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121])&gt;0;CONCATENATE(&quot;'&quot;;[Personnage.E12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121])&gt;0;CONCATENATE(&quot;'&quot;;[Personnage.F12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121])&gt;0;CONCATENATE(&quot;'&quot;;[Personnage.I121];&quot;'&quot;);&quot;null&quot;)" office:value-type="string" office:string-value="'Carmen'">
            <text:p>'Carmen'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22]" office:value-type="float" office:value="111">
            <text:p>111</text:p>
          </table:table-cell>
          <table:table-cell office:value-type="string">
            <text:p>,</text:p>
          </table:table-cell>
          <table:table-cell table:formula="of:=IF(LEN([Personnage.B122])&gt;0;[Personnage.B122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122])&gt;0;CONCATENATE(&quot;'&quot;;[Personnage.H122];&quot;'&quot;);&quot;null&quot;)" office:value-type="string" office:string-value="'FREE'">
            <text:p>'FREE'</text:p>
          </table:table-cell>
          <table:table-cell office:value-type="string">
            <text:p>,</text:p>
          </table:table-cell>
          <table:table-cell table:formula="of:=[Personnage.G122]" office:value-type="string" office:string-value="10">
            <text:p>10</text:p>
          </table:table-cell>
          <table:table-cell office:value-type="string">
            <text:p>,</text:p>
          </table:table-cell>
          <table:table-cell table:formula="of:=IF(LEN([Personnage.C122])&gt;0;CONCATENATE(&quot;'&quot;;[Personnage.C122];&quot;'&quot;);&quot;null&quot;)" office:value-type="string" office:string-value="'MUSE_APT'">
            <text:p>'MUSE_APT'</text:p>
          </table:table-cell>
          <table:table-cell office:value-type="string">
            <text:p>,</text:p>
          </table:table-cell>
          <table:table-cell table:formula="of:=IF(LEN([Personnage.D122])&gt;0;CONCATENATE(&quot;'&quot;;[Personnage.D122];&quot;'&quot;);&quot;null&quot;)" office:value-type="string" office:string-value="'COO'">
            <text:p>'COO'</text:p>
          </table:table-cell>
          <table:table-cell office:value-type="string">
            <text:p>,</text:p>
          </table:table-cell>
          <table:table-cell table:formula="of:=IF(LEN([Personnage.E122])&gt;0;CONCATENATE(&quot;'&quot;;[Personnage.E12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122])&gt;0;CONCATENATE(&quot;'&quot;;[Personnage.F12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122])&gt;0;CONCATENATE(&quot;'&quot;;[Personnage.I12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23]" office:value-type="float" office:value="112">
            <text:p>112</text:p>
          </table:table-cell>
          <table:table-cell office:value-type="string">
            <text:p>,</text:p>
          </table:table-cell>
          <table:table-cell table:formula="of:=IF(LEN([Personnage.B123])&gt;0;[Personnage.B123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123])&gt;0;CONCATENATE(&quot;'&quot;;[Personnage.H123];&quot;'&quot;);&quot;null&quot;)" office:value-type="string" office:string-value="'FREE'">
            <text:p>'FREE'</text:p>
          </table:table-cell>
          <table:table-cell office:value-type="string">
            <text:p>,</text:p>
          </table:table-cell>
          <table:table-cell table:formula="of:=[Personnage.G123]" office:value-type="string" office:string-value="10">
            <text:p>10</text:p>
          </table:table-cell>
          <table:table-cell office:value-type="string">
            <text:p>,</text:p>
          </table:table-cell>
          <table:table-cell table:formula="of:=IF(LEN([Personnage.C123])&gt;0;CONCATENATE(&quot;'&quot;;[Personnage.C123];&quot;'&quot;);&quot;null&quot;)" office:value-type="string" office:string-value="'MUSE_APT'">
            <text:p>'MUSE_APT'</text:p>
          </table:table-cell>
          <table:table-cell office:value-type="string">
            <text:p>,</text:p>
          </table:table-cell>
          <table:table-cell table:formula="of:=IF(LEN([Personnage.D123])&gt;0;CONCATENATE(&quot;'&quot;;[Personnage.D123];&quot;'&quot;);&quot;null&quot;)" office:value-type="string" office:string-value="'REF'">
            <text:p>'REF'</text:p>
          </table:table-cell>
          <table:table-cell office:value-type="string">
            <text:p>,</text:p>
          </table:table-cell>
          <table:table-cell table:formula="of:=IF(LEN([Personnage.E123])&gt;0;CONCATENATE(&quot;'&quot;;[Personnage.E12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123])&gt;0;CONCATENATE(&quot;'&quot;;[Personnage.F12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123])&gt;0;CONCATENATE(&quot;'&quot;;[Personnage.I12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24]" office:value-type="float" office:value="113">
            <text:p>113</text:p>
          </table:table-cell>
          <table:table-cell office:value-type="string">
            <text:p>,</text:p>
          </table:table-cell>
          <table:table-cell table:formula="of:=IF(LEN([Personnage.B124])&gt;0;[Personnage.B124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124])&gt;0;CONCATENATE(&quot;'&quot;;[Personnage.H124];&quot;'&quot;);&quot;null&quot;)" office:value-type="string" office:string-value="'FREE'">
            <text:p>'FREE'</text:p>
          </table:table-cell>
          <table:table-cell office:value-type="string">
            <text:p>,</text:p>
          </table:table-cell>
          <table:table-cell table:formula="of:=[Personnage.G124]" office:value-type="string" office:string-value="10">
            <text:p>10</text:p>
          </table:table-cell>
          <table:table-cell office:value-type="string">
            <text:p>,</text:p>
          </table:table-cell>
          <table:table-cell table:formula="of:=IF(LEN([Personnage.C124])&gt;0;CONCATENATE(&quot;'&quot;;[Personnage.C124];&quot;'&quot;);&quot;null&quot;)" office:value-type="string" office:string-value="'MUSE_APT'">
            <text:p>'MUSE_APT'</text:p>
          </table:table-cell>
          <table:table-cell office:value-type="string">
            <text:p>,</text:p>
          </table:table-cell>
          <table:table-cell table:formula="of:=IF(LEN([Personnage.D124])&gt;0;CONCATENATE(&quot;'&quot;;[Personnage.D124];&quot;'&quot;);&quot;null&quot;)" office:value-type="string" office:string-value="'SOM'">
            <text:p>'SOM'</text:p>
          </table:table-cell>
          <table:table-cell office:value-type="string">
            <text:p>,</text:p>
          </table:table-cell>
          <table:table-cell table:formula="of:=IF(LEN([Personnage.E124])&gt;0;CONCATENATE(&quot;'&quot;;[Personnage.E12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124])&gt;0;CONCATENATE(&quot;'&quot;;[Personnage.F12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124])&gt;0;CONCATENATE(&quot;'&quot;;[Personnage.I12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25]" office:value-type="float" office:value="114">
            <text:p>114</text:p>
          </table:table-cell>
          <table:table-cell office:value-type="string">
            <text:p>,</text:p>
          </table:table-cell>
          <table:table-cell table:formula="of:=IF(LEN([Personnage.B125])&gt;0;[Personnage.B125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125])&gt;0;CONCATENATE(&quot;'&quot;;[Personnage.H125];&quot;'&quot;);&quot;null&quot;)" office:value-type="string" office:string-value="'FREE'">
            <text:p>'FREE'</text:p>
          </table:table-cell>
          <table:table-cell office:value-type="string">
            <text:p>,</text:p>
          </table:table-cell>
          <table:table-cell table:formula="of:=[Personnage.G125]" office:value-type="string" office:string-value="10">
            <text:p>10</text:p>
          </table:table-cell>
          <table:table-cell office:value-type="string">
            <text:p>,</text:p>
          </table:table-cell>
          <table:table-cell table:formula="of:=IF(LEN([Personnage.C125])&gt;0;CONCATENATE(&quot;'&quot;;[Personnage.C125];&quot;'&quot;);&quot;null&quot;)" office:value-type="string" office:string-value="'MUSE_APT'">
            <text:p>'MUSE_APT'</text:p>
          </table:table-cell>
          <table:table-cell office:value-type="string">
            <text:p>,</text:p>
          </table:table-cell>
          <table:table-cell table:formula="of:=IF(LEN([Personnage.D125])&gt;0;CONCATENATE(&quot;'&quot;;[Personnage.D125];&quot;'&quot;);&quot;null&quot;)" office:value-type="string" office:string-value="'SAV'">
            <text:p>'SAV'</text:p>
          </table:table-cell>
          <table:table-cell office:value-type="string">
            <text:p>,</text:p>
          </table:table-cell>
          <table:table-cell table:formula="of:=IF(LEN([Personnage.E125])&gt;0;CONCATENATE(&quot;'&quot;;[Personnage.E12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125])&gt;0;CONCATENATE(&quot;'&quot;;[Personnage.F12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125])&gt;0;CONCATENATE(&quot;'&quot;;[Personnage.I12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26]" office:value-type="float" office:value="115">
            <text:p>115</text:p>
          </table:table-cell>
          <table:table-cell office:value-type="string">
            <text:p>,</text:p>
          </table:table-cell>
          <table:table-cell table:formula="of:=IF(LEN([Personnage.B126])&gt;0;[Personnage.B126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126])&gt;0;CONCATENATE(&quot;'&quot;;[Personnage.H126];&quot;'&quot;);&quot;null&quot;)" office:value-type="string" office:string-value="'FREE'">
            <text:p>'FREE'</text:p>
          </table:table-cell>
          <table:table-cell office:value-type="string">
            <text:p>,</text:p>
          </table:table-cell>
          <table:table-cell table:formula="of:=[Personnage.G126]" office:value-type="string" office:string-value="10">
            <text:p>10</text:p>
          </table:table-cell>
          <table:table-cell office:value-type="string">
            <text:p>,</text:p>
          </table:table-cell>
          <table:table-cell table:formula="of:=IF(LEN([Personnage.C126])&gt;0;CONCATENATE(&quot;'&quot;;[Personnage.C126];&quot;'&quot;);&quot;null&quot;)" office:value-type="string" office:string-value="'MUSE_APT'">
            <text:p>'MUSE_APT'</text:p>
          </table:table-cell>
          <table:table-cell office:value-type="string">
            <text:p>,</text:p>
          </table:table-cell>
          <table:table-cell table:formula="of:=IF(LEN([Personnage.D126])&gt;0;CONCATENATE(&quot;'&quot;;[Personnage.D126];&quot;'&quot;);&quot;null&quot;)" office:value-type="string" office:string-value="'WIL'">
            <text:p>'WIL'</text:p>
          </table:table-cell>
          <table:table-cell office:value-type="string">
            <text:p>,</text:p>
          </table:table-cell>
          <table:table-cell table:formula="of:=IF(LEN([Personnage.E126])&gt;0;CONCATENATE(&quot;'&quot;;[Personnage.E12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126])&gt;0;CONCATENATE(&quot;'&quot;;[Personnage.F12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126])&gt;0;CONCATENATE(&quot;'&quot;;[Personnage.I12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27]" office:value-type="float" office:value="116">
            <text:p>116</text:p>
          </table:table-cell>
          <table:table-cell office:value-type="string">
            <text:p>,</text:p>
          </table:table-cell>
          <table:table-cell table:formula="of:=IF(LEN([Personnage.B127])&gt;0;[Personnage.B127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127])&gt;0;CONCATENATE(&quot;'&quot;;[Personnage.H127];&quot;'&quot;);&quot;null&quot;)" office:value-type="string" office:string-value="'FREE'">
            <text:p>'FREE'</text:p>
          </table:table-cell>
          <table:table-cell office:value-type="string">
            <text:p>,</text:p>
          </table:table-cell>
          <table:table-cell table:formula="of:=[Personnage.G127]" office:value-type="string" office:string-value="20">
            <text:p>20</text:p>
          </table:table-cell>
          <table:table-cell office:value-type="string">
            <text:p>,</text:p>
          </table:table-cell>
          <table:table-cell table:formula="of:=IF(LEN([Personnage.C127])&gt;0;CONCATENATE(&quot;'&quot;;[Personnage.C127];&quot;'&quot;);&quot;null&quot;)" office:value-type="string" office:string-value="'MUSE_APT'">
            <text:p>'MUSE_APT'</text:p>
          </table:table-cell>
          <table:table-cell office:value-type="string">
            <text:p>,</text:p>
          </table:table-cell>
          <table:table-cell table:formula="of:=IF(LEN([Personnage.D127])&gt;0;CONCATENATE(&quot;'&quot;;[Personnage.D127];&quot;'&quot;);&quot;null&quot;)" office:value-type="string" office:string-value="'INT'">
            <text:p>'INT'</text:p>
          </table:table-cell>
          <table:table-cell office:value-type="string">
            <text:p>,</text:p>
          </table:table-cell>
          <table:table-cell table:formula="of:=IF(LEN([Personnage.E127])&gt;0;CONCATENATE(&quot;'&quot;;[Personnage.E12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127])&gt;0;CONCATENATE(&quot;'&quot;;[Personnage.F12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127])&gt;0;CONCATENATE(&quot;'&quot;;[Personnage.I12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28]" office:value-type="float" office:value="117">
            <text:p>117</text:p>
          </table:table-cell>
          <table:table-cell office:value-type="string">
            <text:p>,</text:p>
          </table:table-cell>
          <table:table-cell table:formula="of:=IF(LEN([Personnage.B128])&gt;0;[Personnage.B128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128])&gt;0;CONCATENATE(&quot;'&quot;;[Personnage.H128];&quot;'&quot;);&quot;null&quot;)" office:value-type="string" office:string-value="'FREE'">
            <text:p>'FREE'</text:p>
          </table:table-cell>
          <table:table-cell office:value-type="string">
            <text:p>,</text:p>
          </table:table-cell>
          <table:table-cell table:formula="of:=[Personnage.G128]" office:value-type="string" office:string-value="10">
            <text:p>10</text:p>
          </table:table-cell>
          <table:table-cell office:value-type="string">
            <text:p>,</text:p>
          </table:table-cell>
          <table:table-cell table:formula="of:=IF(LEN([Personnage.C128])&gt;0;CONCATENATE(&quot;'&quot;;[Personnage.C128];&quot;'&quot;);&quot;null&quot;)" office:value-type="string" office:string-value="'MUSE_APT'">
            <text:p>'MUSE_APT'</text:p>
          </table:table-cell>
          <table:table-cell office:value-type="string">
            <text:p>,</text:p>
          </table:table-cell>
          <table:table-cell table:formula="of:=IF(LEN([Personnage.D128])&gt;0;CONCATENATE(&quot;'&quot;;[Personnage.D128];&quot;'&quot;);&quot;null&quot;)" office:value-type="string" office:string-value="'COG'">
            <text:p>'COG'</text:p>
          </table:table-cell>
          <table:table-cell office:value-type="string">
            <text:p>,</text:p>
          </table:table-cell>
          <table:table-cell table:formula="of:=IF(LEN([Personnage.E128])&gt;0;CONCATENATE(&quot;'&quot;;[Personnage.E12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128])&gt;0;CONCATENATE(&quot;'&quot;;[Personnage.F12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128])&gt;0;CONCATENATE(&quot;'&quot;;[Personnage.I12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29]" office:value-type="float" office:value="118">
            <text:p>118</text:p>
          </table:table-cell>
          <table:table-cell office:value-type="string">
            <text:p>,</text:p>
          </table:table-cell>
          <table:table-cell table:formula="of:=IF(LEN([Personnage.B129])&gt;0;[Personnage.B129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129])&gt;0;CONCATENATE(&quot;'&quot;;[Personnage.H129];&quot;'&quot;);&quot;null&quot;)" office:value-type="string" office:string-value="'FREE'">
            <text:p>'FREE'</text:p>
          </table:table-cell>
          <table:table-cell office:value-type="string">
            <text:p>,</text:p>
          </table:table-cell>
          <table:table-cell table:formula="of:=[Personnage.G129]" office:value-type="float" office:value="80">
            <text:p>80</text:p>
          </table:table-cell>
          <table:table-cell office:value-type="string">
            <text:p>,</text:p>
          </table:table-cell>
          <table:table-cell table:formula="of:=IF(LEN([Personnage.C129])&gt;0;CONCATENATE(&quot;'&quot;;[Personnage.C129];&quot;'&quot;);&quot;null&quot;)" office:value-type="string" office:string-value="'MUSE_SKILL'">
            <text:p>'MUSE_SKILL'</text:p>
          </table:table-cell>
          <table:table-cell office:value-type="string">
            <text:p>,</text:p>
          </table:table-cell>
          <table:table-cell table:formula="of:=IF(LEN([Personnage.D129])&gt;0;CONCATENATE(&quot;'&quot;;[Personnage.D129];&quot;'&quot;);&quot;null&quot;)" office:value-type="string" office:string-value="'LA:Espagnol'">
            <text:p>'LA:Espagnol'</text:p>
          </table:table-cell>
          <table:table-cell office:value-type="string">
            <text:p>,</text:p>
          </table:table-cell>
          <table:table-cell table:formula="of:=IF(LEN([Personnage.E129])&gt;0;CONCATENATE(&quot;'&quot;;[Personnage.E12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129])&gt;0;CONCATENATE(&quot;'&quot;;[Personnage.F12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129])&gt;0;CONCATENATE(&quot;'&quot;;[Personnage.I12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30]" office:value-type="float" office:value="119">
            <text:p>119</text:p>
          </table:table-cell>
          <table:table-cell office:value-type="string">
            <text:p>,</text:p>
          </table:table-cell>
          <table:table-cell table:formula="of:=IF(LEN([Personnage.B130])&gt;0;[Personnage.B130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130])&gt;0;CONCATENATE(&quot;'&quot;;[Personnage.H130];&quot;'&quot;);&quot;null&quot;)" office:value-type="string" office:string-value="'FREE'">
            <text:p>'FREE'</text:p>
          </table:table-cell>
          <table:table-cell office:value-type="string">
            <text:p>,</text:p>
          </table:table-cell>
          <table:table-cell table:formula="of:=[Personnage.G130]" office:value-type="float" office:value="60">
            <text:p>60</text:p>
          </table:table-cell>
          <table:table-cell office:value-type="string">
            <text:p>,</text:p>
          </table:table-cell>
          <table:table-cell table:formula="of:=IF(LEN([Personnage.C130])&gt;0;CONCATENATE(&quot;'&quot;;[Personnage.C130];&quot;'&quot;);&quot;null&quot;)" office:value-type="string" office:string-value="'MUSE_SKILL'">
            <text:p>'MUSE_SKILL'</text:p>
          </table:table-cell>
          <table:table-cell office:value-type="string">
            <text:p>,</text:p>
          </table:table-cell>
          <table:table-cell table:formula="of:=IF(LEN([Personnage.D130])&gt;0;CONCATENATE(&quot;'&quot;;[Personnage.D130];&quot;'&quot;);&quot;null&quot;)" office:value-type="string" office:string-value="'AC:Psychologie'">
            <text:p>'AC:Psychologie'</text:p>
          </table:table-cell>
          <table:table-cell office:value-type="string">
            <text:p>,</text:p>
          </table:table-cell>
          <table:table-cell table:formula="of:=IF(LEN([Personnage.E130])&gt;0;CONCATENATE(&quot;'&quot;;[Personnage.E13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130])&gt;0;CONCATENATE(&quot;'&quot;;[Personnage.F13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130])&gt;0;CONCATENATE(&quot;'&quot;;[Personnage.I13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31]" office:value-type="float" office:value="120">
            <text:p>120</text:p>
          </table:table-cell>
          <table:table-cell office:value-type="string">
            <text:p>,</text:p>
          </table:table-cell>
          <table:table-cell table:formula="of:=IF(LEN([Personnage.B131])&gt;0;[Personnage.B131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131])&gt;0;CONCATENATE(&quot;'&quot;;[Personnage.H131];&quot;'&quot;);&quot;null&quot;)" office:value-type="string" office:string-value="'FREE'">
            <text:p>'FREE'</text:p>
          </table:table-cell>
          <table:table-cell office:value-type="string">
            <text:p>,</text:p>
          </table:table-cell>
          <table:table-cell table:formula="of:=[Personnage.G131]" office:value-type="float" office:value="30">
            <text:p>30</text:p>
          </table:table-cell>
          <table:table-cell office:value-type="string">
            <text:p>,</text:p>
          </table:table-cell>
          <table:table-cell table:formula="of:=IF(LEN([Personnage.C131])&gt;0;CONCATENATE(&quot;'&quot;;[Personnage.C131];&quot;'&quot;);&quot;null&quot;)" office:value-type="string" office:string-value="'MUSE_SKILL'">
            <text:p>'MUSE_SKILL'</text:p>
          </table:table-cell>
          <table:table-cell office:value-type="string">
            <text:p>,</text:p>
          </table:table-cell>
          <table:table-cell table:formula="of:=IF(LEN([Personnage.D131])&gt;0;CONCATENATE(&quot;'&quot;;[Personnage.D131];&quot;'&quot;);&quot;null&quot;)" office:value-type="string" office:string-value="'HW:Électronique'">
            <text:p>'HW:Électronique'</text:p>
          </table:table-cell>
          <table:table-cell office:value-type="string">
            <text:p>,</text:p>
          </table:table-cell>
          <table:table-cell table:formula="of:=IF(LEN([Personnage.E131])&gt;0;CONCATENATE(&quot;'&quot;;[Personnage.E13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131])&gt;0;CONCATENATE(&quot;'&quot;;[Personnage.F13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131])&gt;0;CONCATENATE(&quot;'&quot;;[Personnage.I13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32]" office:value-type="float" office:value="121">
            <text:p>121</text:p>
          </table:table-cell>
          <table:table-cell office:value-type="string">
            <text:p>,</text:p>
          </table:table-cell>
          <table:table-cell table:formula="of:=IF(LEN([Personnage.B132])&gt;0;[Personnage.B132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132])&gt;0;CONCATENATE(&quot;'&quot;;[Personnage.H132];&quot;'&quot;);&quot;null&quot;)" office:value-type="string" office:string-value="'FREE'">
            <text:p>'FREE'</text:p>
          </table:table-cell>
          <table:table-cell office:value-type="string">
            <text:p>,</text:p>
          </table:table-cell>
          <table:table-cell table:formula="of:=[Personnage.G132]" office:value-type="float" office:value="30">
            <text:p>30</text:p>
          </table:table-cell>
          <table:table-cell office:value-type="string">
            <text:p>,</text:p>
          </table:table-cell>
          <table:table-cell table:formula="of:=IF(LEN([Personnage.C132])&gt;0;CONCATENATE(&quot;'&quot;;[Personnage.C132];&quot;'&quot;);&quot;null&quot;)" office:value-type="string" office:string-value="'MUSE_SKILL'">
            <text:p>'MUSE_SKILL'</text:p>
          </table:table-cell>
          <table:table-cell office:value-type="string">
            <text:p>,</text:p>
          </table:table-cell>
          <table:table-cell table:formula="of:=IF(LEN([Personnage.D132])&gt;0;CONCATENATE(&quot;'&quot;;[Personnage.D132];&quot;'&quot;);&quot;null&quot;)" office:value-type="string" office:string-value="'INFOSEC'">
            <text:p>'INFOSEC'</text:p>
          </table:table-cell>
          <table:table-cell office:value-type="string">
            <text:p>,</text:p>
          </table:table-cell>
          <table:table-cell table:formula="of:=IF(LEN([Personnage.E132])&gt;0;CONCATENATE(&quot;'&quot;;[Personnage.E13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132])&gt;0;CONCATENATE(&quot;'&quot;;[Personnage.F13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132])&gt;0;CONCATENATE(&quot;'&quot;;[Personnage.I13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33]" office:value-type="float" office:value="122">
            <text:p>122</text:p>
          </table:table-cell>
          <table:table-cell office:value-type="string">
            <text:p>,</text:p>
          </table:table-cell>
          <table:table-cell table:formula="of:=IF(LEN([Personnage.B133])&gt;0;[Personnage.B133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133])&gt;0;CONCATENATE(&quot;'&quot;;[Personnage.H133];&quot;'&quot;);&quot;null&quot;)" office:value-type="string" office:string-value="'FREE'">
            <text:p>'FREE'</text:p>
          </table:table-cell>
          <table:table-cell office:value-type="string">
            <text:p>,</text:p>
          </table:table-cell>
          <table:table-cell table:formula="of:=[Personnage.G133]" office:value-type="float" office:value="40">
            <text:p>40</text:p>
          </table:table-cell>
          <table:table-cell office:value-type="string">
            <text:p>,</text:p>
          </table:table-cell>
          <table:table-cell table:formula="of:=IF(LEN([Personnage.C133])&gt;0;CONCATENATE(&quot;'&quot;;[Personnage.C133];&quot;'&quot;);&quot;null&quot;)" office:value-type="string" office:string-value="'MUSE_SKILL'">
            <text:p>'MUSE_SKILL'</text:p>
          </table:table-cell>
          <table:table-cell office:value-type="string">
            <text:p>,</text:p>
          </table:table-cell>
          <table:table-cell table:formula="of:=IF(LEN([Personnage.D133])&gt;0;CONCATENATE(&quot;'&quot;;[Personnage.D133];&quot;'&quot;);&quot;null&quot;)" office:value-type="string" office:string-value="'INTERFACING'">
            <text:p>'INTERFACING'</text:p>
          </table:table-cell>
          <table:table-cell office:value-type="string">
            <text:p>,</text:p>
          </table:table-cell>
          <table:table-cell table:formula="of:=IF(LEN([Personnage.E133])&gt;0;CONCATENATE(&quot;'&quot;;[Personnage.E13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133])&gt;0;CONCATENATE(&quot;'&quot;;[Personnage.F13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133])&gt;0;CONCATENATE(&quot;'&quot;;[Personnage.I13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34]" office:value-type="float" office:value="123">
            <text:p>123</text:p>
          </table:table-cell>
          <table:table-cell office:value-type="string">
            <text:p>,</text:p>
          </table:table-cell>
          <table:table-cell table:formula="of:=IF(LEN([Personnage.B134])&gt;0;[Personnage.B134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134])&gt;0;CONCATENATE(&quot;'&quot;;[Personnage.H134];&quot;'&quot;);&quot;null&quot;)" office:value-type="string" office:string-value="'FREE'">
            <text:p>'FREE'</text:p>
          </table:table-cell>
          <table:table-cell office:value-type="string">
            <text:p>,</text:p>
          </table:table-cell>
          <table:table-cell table:formula="of:=[Personnage.G134]" office:value-type="float" office:value="60">
            <text:p>60</text:p>
          </table:table-cell>
          <table:table-cell office:value-type="string">
            <text:p>,</text:p>
          </table:table-cell>
          <table:table-cell table:formula="of:=IF(LEN([Personnage.C134])&gt;0;CONCATENATE(&quot;'&quot;;[Personnage.C134];&quot;'&quot;);&quot;null&quot;)" office:value-type="string" office:string-value="'MUSE_SKILL'">
            <text:p>'MUSE_SKILL'</text:p>
          </table:table-cell>
          <table:table-cell office:value-type="string">
            <text:p>,</text:p>
          </table:table-cell>
          <table:table-cell table:formula="of:=IF(LEN([Personnage.D134])&gt;0;CONCATENATE(&quot;'&quot;;[Personnage.D134];&quot;'&quot;);&quot;null&quot;)" office:value-type="string" office:string-value="'PR:Comptabilité'">
            <text:p>'PR:Comptabilité'</text:p>
          </table:table-cell>
          <table:table-cell office:value-type="string">
            <text:p>,</text:p>
          </table:table-cell>
          <table:table-cell table:formula="of:=IF(LEN([Personnage.E134])&gt;0;CONCATENATE(&quot;'&quot;;[Personnage.E13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134])&gt;0;CONCATENATE(&quot;'&quot;;[Personnage.F13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134])&gt;0;CONCATENATE(&quot;'&quot;;[Personnage.I13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35]" office:value-type="float" office:value="124">
            <text:p>124</text:p>
          </table:table-cell>
          <table:table-cell office:value-type="string">
            <text:p>,</text:p>
          </table:table-cell>
          <table:table-cell table:formula="of:=IF(LEN([Personnage.B135])&gt;0;[Personnage.B135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135])&gt;0;CONCATENATE(&quot;'&quot;;[Personnage.H135];&quot;'&quot;);&quot;null&quot;)" office:value-type="string" office:string-value="'FREE'">
            <text:p>'FREE'</text:p>
          </table:table-cell>
          <table:table-cell office:value-type="string">
            <text:p>,</text:p>
          </table:table-cell>
          <table:table-cell table:formula="of:=[Personnage.G135]" office:value-type="float" office:value="20">
            <text:p>20</text:p>
          </table:table-cell>
          <table:table-cell office:value-type="string">
            <text:p>,</text:p>
          </table:table-cell>
          <table:table-cell table:formula="of:=IF(LEN([Personnage.C135])&gt;0;CONCATENATE(&quot;'&quot;;[Personnage.C135];&quot;'&quot;);&quot;null&quot;)" office:value-type="string" office:string-value="'MUSE_SKILL'">
            <text:p>'MUSE_SKILL'</text:p>
          </table:table-cell>
          <table:table-cell office:value-type="string">
            <text:p>,</text:p>
          </table:table-cell>
          <table:table-cell table:formula="of:=IF(LEN([Personnage.D135])&gt;0;CONCATENATE(&quot;'&quot;;[Personnage.D135];&quot;'&quot;);&quot;null&quot;)" office:value-type="string" office:string-value="'PROGRAMMING'">
            <text:p>'PROGRAMMING'</text:p>
          </table:table-cell>
          <table:table-cell office:value-type="string">
            <text:p>,</text:p>
          </table:table-cell>
          <table:table-cell table:formula="of:=IF(LEN([Personnage.E135])&gt;0;CONCATENATE(&quot;'&quot;;[Personnage.E13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135])&gt;0;CONCATENATE(&quot;'&quot;;[Personnage.F13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135])&gt;0;CONCATENATE(&quot;'&quot;;[Personnage.I13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36]" office:value-type="float" office:value="125">
            <text:p>125</text:p>
          </table:table-cell>
          <table:table-cell office:value-type="string">
            <text:p>,</text:p>
          </table:table-cell>
          <table:table-cell table:formula="of:=IF(LEN([Personnage.B136])&gt;0;[Personnage.B136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136])&gt;0;CONCATENATE(&quot;'&quot;;[Personnage.H136];&quot;'&quot;);&quot;null&quot;)" office:value-type="string" office:string-value="'FREE'">
            <text:p>'FREE'</text:p>
          </table:table-cell>
          <table:table-cell office:value-type="string">
            <text:p>,</text:p>
          </table:table-cell>
          <table:table-cell table:formula="of:=[Personnage.G136]" office:value-type="float" office:value="30">
            <text:p>30</text:p>
          </table:table-cell>
          <table:table-cell office:value-type="string">
            <text:p>,</text:p>
          </table:table-cell>
          <table:table-cell table:formula="of:=IF(LEN([Personnage.C136])&gt;0;CONCATENATE(&quot;'&quot;;[Personnage.C136];&quot;'&quot;);&quot;null&quot;)" office:value-type="string" office:string-value="'MUSE_SKILL'">
            <text:p>'MUSE_SKILL'</text:p>
          </table:table-cell>
          <table:table-cell office:value-type="string">
            <text:p>,</text:p>
          </table:table-cell>
          <table:table-cell table:formula="of:=IF(LEN([Personnage.D136])&gt;0;CONCATENATE(&quot;'&quot;;[Personnage.D136];&quot;'&quot;);&quot;null&quot;)" office:value-type="string" office:string-value="'RESEARCH'">
            <text:p>'RESEARCH'</text:p>
          </table:table-cell>
          <table:table-cell office:value-type="string">
            <text:p>,</text:p>
          </table:table-cell>
          <table:table-cell table:formula="of:=IF(LEN([Personnage.E136])&gt;0;CONCATENATE(&quot;'&quot;;[Personnage.E13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136])&gt;0;CONCATENATE(&quot;'&quot;;[Personnage.F13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136])&gt;0;CONCATENATE(&quot;'&quot;;[Personnage.I13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37]" office:value-type="float" office:value="126">
            <text:p>126</text:p>
          </table:table-cell>
          <table:table-cell office:value-type="string">
            <text:p>,</text:p>
          </table:table-cell>
          <table:table-cell table:formula="of:=IF(LEN([Personnage.B137])&gt;0;[Personnage.B137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137])&gt;0;CONCATENATE(&quot;'&quot;;[Personnage.H137];&quot;'&quot;);&quot;null&quot;)" office:value-type="string" office:string-value="'FREE'">
            <text:p>'FREE'</text:p>
          </table:table-cell>
          <table:table-cell office:value-type="string">
            <text:p>,</text:p>
          </table:table-cell>
          <table:table-cell table:formula="of:=[Personnage.G137]" office:value-type="float" office:value="30">
            <text:p>30</text:p>
          </table:table-cell>
          <table:table-cell office:value-type="string">
            <text:p>,</text:p>
          </table:table-cell>
          <table:table-cell table:formula="of:=IF(LEN([Personnage.C137])&gt;0;CONCATENATE(&quot;'&quot;;[Personnage.C137];&quot;'&quot;);&quot;null&quot;)" office:value-type="string" office:string-value="'MUSE_SKILL'">
            <text:p>'MUSE_SKILL'</text:p>
          </table:table-cell>
          <table:table-cell office:value-type="string">
            <text:p>,</text:p>
          </table:table-cell>
          <table:table-cell table:formula="of:=IF(LEN([Personnage.D137])&gt;0;CONCATENATE(&quot;'&quot;;[Personnage.D137];&quot;'&quot;);&quot;null&quot;)" office:value-type="string" office:string-value="'PERCEPTION'">
            <text:p>'PERCEPTION'</text:p>
          </table:table-cell>
          <table:table-cell office:value-type="string">
            <text:p>,</text:p>
          </table:table-cell>
          <table:table-cell table:formula="of:=IF(LEN([Personnage.E137])&gt;0;CONCATENATE(&quot;'&quot;;[Personnage.E13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137])&gt;0;CONCATENATE(&quot;'&quot;;[Personnage.F13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137])&gt;0;CONCATENATE(&quot;'&quot;;[Personnage.I13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38]" office:value-type="float" office:value="127">
            <text:p>127</text:p>
          </table:table-cell>
          <table:table-cell office:value-type="string">
            <text:p>,</text:p>
          </table:table-cell>
          <table:table-cell table:formula="of:=IF(LEN([Personnage.B138])&gt;0;[Personnage.B138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138])&gt;0;CONCATENATE(&quot;'&quot;;[Personnage.H138];&quot;'&quot;);&quot;null&quot;)" office:value-type="string" office:string-value="'FREE'">
            <text:p>'FREE'</text:p>
          </table:table-cell>
          <table:table-cell office:value-type="string">
            <text:p>,</text:p>
          </table:table-cell>
          <table:table-cell table:formula="of:=[Personnage.G138]" office:value-type="float" office:value="40">
            <text:p>40</text:p>
          </table:table-cell>
          <table:table-cell office:value-type="string">
            <text:p>,</text:p>
          </table:table-cell>
          <table:table-cell table:formula="of:=IF(LEN([Personnage.C138])&gt;0;CONCATENATE(&quot;'&quot;;[Personnage.C138];&quot;'&quot;);&quot;null&quot;)" office:value-type="string" office:string-value="'MUSE_SKILL'">
            <text:p>'MUSE_SKILL'</text:p>
          </table:table-cell>
          <table:table-cell office:value-type="string">
            <text:p>,</text:p>
          </table:table-cell>
          <table:table-cell table:formula="of:=IF(LEN([Personnage.D138])&gt;0;CONCATENATE(&quot;'&quot;;[Personnage.D138];&quot;'&quot;);&quot;null&quot;)" office:value-type="string" office:string-value="'AC:Droit Corpo'">
            <text:p>'AC:Droit Corpo'</text:p>
          </table:table-cell>
          <table:table-cell office:value-type="string">
            <text:p>,</text:p>
          </table:table-cell>
          <table:table-cell table:formula="of:=IF(LEN([Personnage.E138])&gt;0;CONCATENATE(&quot;'&quot;;[Personnage.E13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138])&gt;0;CONCATENATE(&quot;'&quot;;[Personnage.F13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138])&gt;0;CONCATENATE(&quot;'&quot;;[Personnage.I13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39]" office:value-type="float" office:value="128">
            <text:p>128</text:p>
          </table:table-cell>
          <table:table-cell office:value-type="string">
            <text:p>,</text:p>
          </table:table-cell>
          <table:table-cell table:formula="of:=IF(LEN([Personnage.B139])&gt;0;[Personnage.B139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139])&gt;0;CONCATENATE(&quot;'&quot;;[Personnage.H139];&quot;'&quot;);&quot;null&quot;)" office:value-type="string" office:string-value="'FREE'">
            <text:p>'FREE'</text:p>
          </table:table-cell>
          <table:table-cell office:value-type="string">
            <text:p>,</text:p>
          </table:table-cell>
          <table:table-cell table:formula="of:=[Personnage.G139]" office:value-type="float" office:value="40">
            <text:p>40</text:p>
          </table:table-cell>
          <table:table-cell office:value-type="string">
            <text:p>,</text:p>
          </table:table-cell>
          <table:table-cell table:formula="of:=IF(LEN([Personnage.C139])&gt;0;CONCATENATE(&quot;'&quot;;[Personnage.C139];&quot;'&quot;);&quot;null&quot;)" office:value-type="string" office:string-value="'MUSE_SKILL'">
            <text:p>'MUSE_SKILL'</text:p>
          </table:table-cell>
          <table:table-cell office:value-type="string">
            <text:p>,</text:p>
          </table:table-cell>
          <table:table-cell table:formula="of:=IF(LEN([Personnage.D139])&gt;0;CONCATENATE(&quot;'&quot;;[Personnage.D139];&quot;'&quot;);&quot;null&quot;)" office:value-type="string" office:string-value="'AC:Chimie'">
            <text:p>'AC:Chimie'</text:p>
          </table:table-cell>
          <table:table-cell office:value-type="string">
            <text:p>,</text:p>
          </table:table-cell>
          <table:table-cell table:formula="of:=IF(LEN([Personnage.E139])&gt;0;CONCATENATE(&quot;'&quot;;[Personnage.E13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139])&gt;0;CONCATENATE(&quot;'&quot;;[Personnage.F13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139])&gt;0;CONCATENATE(&quot;'&quot;;[Personnage.I13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40]" office:value-type="float" office:value="129">
            <text:p>129</text:p>
          </table:table-cell>
          <table:table-cell office:value-type="string">
            <text:p>,</text:p>
          </table:table-cell>
          <table:table-cell table:formula="of:=IF(LEN([Personnage.B140])&gt;0;[Personnage.B140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140])&gt;0;CONCATENATE(&quot;'&quot;;[Personnage.H140];&quot;'&quot;);&quot;null&quot;)" office:value-type="string" office:string-value="'FREE'">
            <text:p>'FREE'</text:p>
          </table:table-cell>
          <table:table-cell office:value-type="string">
            <text:p>,</text:p>
          </table:table-cell>
          <table:table-cell table:formula="of:=[Personnage.G140]" office:value-type="float" office:value="40">
            <text:p>40</text:p>
          </table:table-cell>
          <table:table-cell office:value-type="string">
            <text:p>,</text:p>
          </table:table-cell>
          <table:table-cell table:formula="of:=IF(LEN([Personnage.C140])&gt;0;CONCATENATE(&quot;'&quot;;[Personnage.C140];&quot;'&quot;);&quot;null&quot;)" office:value-type="string" office:string-value="'MUSE_SKILL'">
            <text:p>'MUSE_SKILL'</text:p>
          </table:table-cell>
          <table:table-cell office:value-type="string">
            <text:p>,</text:p>
          </table:table-cell>
          <table:table-cell table:formula="of:=IF(LEN([Personnage.D140])&gt;0;CONCATENATE(&quot;'&quot;;[Personnage.D140];&quot;'&quot;);&quot;null&quot;)" office:value-type="string" office:string-value="'PR:Criminels'">
            <text:p>'PR:Criminels'</text:p>
          </table:table-cell>
          <table:table-cell office:value-type="string">
            <text:p>,</text:p>
          </table:table-cell>
          <table:table-cell table:formula="of:=IF(LEN([Personnage.E140])&gt;0;CONCATENATE(&quot;'&quot;;[Personnage.E14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140])&gt;0;CONCATENATE(&quot;'&quot;;[Personnage.F14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140])&gt;0;CONCATENATE(&quot;'&quot;;[Personnage.I14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41]" office:value-type="float" office:value="130">
            <text:p>130</text:p>
          </table:table-cell>
          <table:table-cell office:value-type="string">
            <text:p>,</text:p>
          </table:table-cell>
          <table:table-cell table:formula="of:=IF(LEN([Personnage.B141])&gt;0;[Personnage.B141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141])&gt;0;CONCATENATE(&quot;'&quot;;[Personnage.H141];&quot;'&quot;);&quot;null&quot;)" office:value-type="string" office:string-value="'FREEBIE'">
            <text:p>'FREEBIE'</text:p>
          </table:table-cell>
          <table:table-cell office:value-type="string">
            <text:p>,</text:p>
          </table:table-cell>
          <table:table-cell table:formula="of:=[Personnage.G141]" office:value-type="float" office:value="2">
            <text:p>2</text:p>
          </table:table-cell>
          <table:table-cell office:value-type="string">
            <text:p>,</text:p>
          </table:table-cell>
          <table:table-cell table:formula="of:=IF(LEN([Personnage.C141])&gt;0;CONCATENATE(&quot;'&quot;;[Personnage.C141];&quot;'&quot;);&quot;null&quot;)" office:value-type="string" office:string-value="'CREDITS'">
            <text:p>'CREDITS'</text:p>
          </table:table-cell>
          <table:table-cell office:value-type="string">
            <text:p>,</text:p>
          </table:table-cell>
          <table:table-cell table:formula="of:=IF(LEN([Personnage.D141])&gt;0;CONCATENATE(&quot;'&quot;;[Personnage.D14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141])&gt;0;CONCATENATE(&quot;'&quot;;[Personnage.E14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141])&gt;0;CONCATENATE(&quot;'&quot;;[Personnage.F14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141])&gt;0;CONCATENATE(&quot;'&quot;;[Personnage.I14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42]" office:value-type="float" office:value="131">
            <text:p>131</text:p>
          </table:table-cell>
          <table:table-cell office:value-type="string">
            <text:p>,</text:p>
          </table:table-cell>
          <table:table-cell table:formula="of:=IF(LEN([Personnage.B142])&gt;0;[Personnage.B142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142])&gt;0;CONCATENATE(&quot;'&quot;;[Personnage.H14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142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142])&gt;0;CONCATENATE(&quot;'&quot;;[Personnage.C142];&quot;'&quot;);&quot;null&quot;)" office:value-type="string" office:string-value="'GEAR'">
            <text:p>'GEAR'</text:p>
          </table:table-cell>
          <table:table-cell office:value-type="string">
            <text:p>,</text:p>
          </table:table-cell>
          <table:table-cell table:formula="of:=IF(LEN([Personnage.D142])&gt;0;CONCATENATE(&quot;'&quot;;[Personnage.D14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142])&gt;0;CONCATENATE(&quot;'&quot;;[Personnage.E14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142])&gt;0;CONCATENATE(&quot;'&quot;;[Personnage.F14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142])&gt;0;CONCATENATE(&quot;'&quot;;[Personnage.I142];&quot;'&quot;);&quot;null&quot;)" office:value-type="string" office:string-value="'Pistolet Lourd Interfacé'">
            <text:p>'Pistolet Lourd Interfacé'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43]" office:value-type="float" office:value="132">
            <text:p>132</text:p>
          </table:table-cell>
          <table:table-cell office:value-type="string">
            <text:p>,</text:p>
          </table:table-cell>
          <table:table-cell table:formula="of:=IF(LEN([Personnage.B143])&gt;0;[Personnage.B143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143])&gt;0;CONCATENATE(&quot;'&quot;;[Personnage.H14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143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143])&gt;0;CONCATENATE(&quot;'&quot;;[Personnage.C143];&quot;'&quot;);&quot;null&quot;)" office:value-type="string" office:string-value="'GEAR'">
            <text:p>'GEAR'</text:p>
          </table:table-cell>
          <table:table-cell office:value-type="string">
            <text:p>,</text:p>
          </table:table-cell>
          <table:table-cell table:formula="of:=IF(LEN([Personnage.D143])&gt;0;CONCATENATE(&quot;'&quot;;[Personnage.D14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143])&gt;0;CONCATENATE(&quot;'&quot;;[Personnage.E14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143])&gt;0;CONCATENATE(&quot;'&quot;;[Personnage.F14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143])&gt;0;CONCATENATE(&quot;'&quot;;[Personnage.I143];&quot;'&quot;);&quot;null&quot;)" office:value-type="string" office:string-value="'Munitions Réactives Dévoreuses'">
            <text:p>'Munitions Réactives Dévoreuses'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44]" office:value-type="float" office:value="133">
            <text:p>133</text:p>
          </table:table-cell>
          <table:table-cell office:value-type="string">
            <text:p>,</text:p>
          </table:table-cell>
          <table:table-cell table:formula="of:=IF(LEN([Personnage.B144])&gt;0;[Personnage.B144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144])&gt;0;CONCATENATE(&quot;'&quot;;[Personnage.H14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144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144])&gt;0;CONCATENATE(&quot;'&quot;;[Personnage.C144];&quot;'&quot;);&quot;null&quot;)" office:value-type="string" office:string-value="'GEAR'">
            <text:p>'GEAR'</text:p>
          </table:table-cell>
          <table:table-cell office:value-type="string">
            <text:p>,</text:p>
          </table:table-cell>
          <table:table-cell table:formula="of:=IF(LEN([Personnage.D144])&gt;0;CONCATENATE(&quot;'&quot;;[Personnage.D14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144])&gt;0;CONCATENATE(&quot;'&quot;;[Personnage.E14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144])&gt;0;CONCATENATE(&quot;'&quot;;[Personnage.F14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144])&gt;0;CONCATENATE(&quot;'&quot;;[Personnage.I144];&quot;'&quot;);&quot;null&quot;)" office:value-type="string" office:string-value="'Silencieux'">
            <text:p>'Silencieux'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45]" office:value-type="float" office:value="134">
            <text:p>134</text:p>
          </table:table-cell>
          <table:table-cell office:value-type="string">
            <text:p>,</text:p>
          </table:table-cell>
          <table:table-cell table:formula="of:=IF(LEN([Personnage.B145])&gt;0;[Personnage.B145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145])&gt;0;CONCATENATE(&quot;'&quot;;[Personnage.H14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145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145])&gt;0;CONCATENATE(&quot;'&quot;;[Personnage.C145];&quot;'&quot;);&quot;null&quot;)" office:value-type="string" office:string-value="'GEAR'">
            <text:p>'GEAR'</text:p>
          </table:table-cell>
          <table:table-cell office:value-type="string">
            <text:p>,</text:p>
          </table:table-cell>
          <table:table-cell table:formula="of:=IF(LEN([Personnage.D145])&gt;0;CONCATENATE(&quot;'&quot;;[Personnage.D14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145])&gt;0;CONCATENATE(&quot;'&quot;;[Personnage.E14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145])&gt;0;CONCATENATE(&quot;'&quot;;[Personnage.F14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145])&gt;0;CONCATENATE(&quot;'&quot;;[Personnage.I145];&quot;'&quot;);&quot;null&quot;)" office:value-type="string" office:string-value="'Armure Légère'">
            <text:p>'Armure Légère'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46]" office:value-type="float" office:value="135">
            <text:p>135</text:p>
          </table:table-cell>
          <table:table-cell office:value-type="string">
            <text:p>,</text:p>
          </table:table-cell>
          <table:table-cell table:formula="of:=IF(LEN([Personnage.B146])&gt;0;[Personnage.B146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146])&gt;0;CONCATENATE(&quot;'&quot;;[Personnage.H14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146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146])&gt;0;CONCATENATE(&quot;'&quot;;[Personnage.C146];&quot;'&quot;);&quot;null&quot;)" office:value-type="string" office:string-value="'GEAR'">
            <text:p>'GEAR'</text:p>
          </table:table-cell>
          <table:table-cell office:value-type="string">
            <text:p>,</text:p>
          </table:table-cell>
          <table:table-cell table:formula="of:=IF(LEN([Personnage.D146])&gt;0;CONCATENATE(&quot;'&quot;;[Personnage.D14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146])&gt;0;CONCATENATE(&quot;'&quot;;[Personnage.E14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146])&gt;0;CONCATENATE(&quot;'&quot;;[Personnage.F14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146])&gt;0;CONCATENATE(&quot;'&quot;;[Personnage.I146];&quot;'&quot;);&quot;null&quot;)" office:value-type="string" office:string-value="'Vêtements Adaptatifs'">
            <text:p>'Vêtements Adaptatifs'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47]" office:value-type="float" office:value="136">
            <text:p>136</text:p>
          </table:table-cell>
          <table:table-cell office:value-type="string">
            <text:p>,</text:p>
          </table:table-cell>
          <table:table-cell table:formula="of:=IF(LEN([Personnage.B147])&gt;0;[Personnage.B147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147])&gt;0;CONCATENATE(&quot;'&quot;;[Personnage.H14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147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147])&gt;0;CONCATENATE(&quot;'&quot;;[Personnage.C147];&quot;'&quot;);&quot;null&quot;)" office:value-type="string" office:string-value="'GEAR'">
            <text:p>'GEAR'</text:p>
          </table:table-cell>
          <table:table-cell office:value-type="string">
            <text:p>,</text:p>
          </table:table-cell>
          <table:table-cell table:formula="of:=IF(LEN([Personnage.D147])&gt;0;CONCATENATE(&quot;'&quot;;[Personnage.D14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147])&gt;0;CONCATENATE(&quot;'&quot;;[Personnage.E14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147])&gt;0;CONCATENATE(&quot;'&quot;;[Personnage.F14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147])&gt;0;CONCATENATE(&quot;'&quot;;[Personnage.I147];&quot;'&quot;);&quot;null&quot;)" office:value-type="string" office:string-value="'Gants à Impulsion'">
            <text:p>'Gants à Impulsion'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48]" office:value-type="float" office:value="137">
            <text:p>137</text:p>
          </table:table-cell>
          <table:table-cell office:value-type="string">
            <text:p>,</text:p>
          </table:table-cell>
          <table:table-cell table:formula="of:=IF(LEN([Personnage.B148])&gt;0;[Personnage.B148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148])&gt;0;CONCATENATE(&quot;'&quot;;[Personnage.H14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148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148])&gt;0;CONCATENATE(&quot;'&quot;;[Personnage.C148];&quot;'&quot;);&quot;null&quot;)" office:value-type="string" office:string-value="'GEAR'">
            <text:p>'GEAR'</text:p>
          </table:table-cell>
          <table:table-cell office:value-type="string">
            <text:p>,</text:p>
          </table:table-cell>
          <table:table-cell table:formula="of:=IF(LEN([Personnage.D148])&gt;0;CONCATENATE(&quot;'&quot;;[Personnage.D14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148])&gt;0;CONCATENATE(&quot;'&quot;;[Personnage.E14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148])&gt;0;CONCATENATE(&quot;'&quot;;[Personnage.F14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148])&gt;0;CONCATENATE(&quot;'&quot;;[Personnage.I148];&quot;'&quot;);&quot;null&quot;)" office:value-type="string" office:string-value="'Jumelles'">
            <text:p>'Jumelles'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49]" office:value-type="float" office:value="138">
            <text:p>138</text:p>
          </table:table-cell>
          <table:table-cell office:value-type="string">
            <text:p>,</text:p>
          </table:table-cell>
          <table:table-cell table:formula="of:=IF(LEN([Personnage.B149])&gt;0;[Personnage.B149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149])&gt;0;CONCATENATE(&quot;'&quot;;[Personnage.H14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149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149])&gt;0;CONCATENATE(&quot;'&quot;;[Personnage.C149];&quot;'&quot;);&quot;null&quot;)" office:value-type="string" office:string-value="'GEAR'">
            <text:p>'GEAR'</text:p>
          </table:table-cell>
          <table:table-cell office:value-type="string">
            <text:p>,</text:p>
          </table:table-cell>
          <table:table-cell table:formula="of:=IF(LEN([Personnage.D149])&gt;0;CONCATENATE(&quot;'&quot;;[Personnage.D14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149])&gt;0;CONCATENATE(&quot;'&quot;;[Personnage.E14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149])&gt;0;CONCATENATE(&quot;'&quot;;[Personnage.F14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149])&gt;0;CONCATENATE(&quot;'&quot;;[Personnage.I149];&quot;'&quot;);&quot;null&quot;)" office:value-type="string" office:string-value="'Nettoyeurs'">
            <text:p>'Nettoyeurs'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50]" office:value-type="float" office:value="139">
            <text:p>139</text:p>
          </table:table-cell>
          <table:table-cell office:value-type="string">
            <text:p>,</text:p>
          </table:table-cell>
          <table:table-cell table:formula="of:=IF(LEN([Personnage.B150])&gt;0;[Personnage.B150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150])&gt;0;CONCATENATE(&quot;'&quot;;[Personnage.H15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150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150])&gt;0;CONCATENATE(&quot;'&quot;;[Personnage.C150];&quot;'&quot;);&quot;null&quot;)" office:value-type="string" office:string-value="'GEAR'">
            <text:p>'GEAR'</text:p>
          </table:table-cell>
          <table:table-cell office:value-type="string">
            <text:p>,</text:p>
          </table:table-cell>
          <table:table-cell table:formula="of:=IF(LEN([Personnage.D150])&gt;0;CONCATENATE(&quot;'&quot;;[Personnage.D15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150])&gt;0;CONCATENATE(&quot;'&quot;;[Personnage.E15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150])&gt;0;CONCATENATE(&quot;'&quot;;[Personnage.F15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150])&gt;0;CONCATENATE(&quot;'&quot;;[Personnage.I150];&quot;'&quot;);&quot;null&quot;)" office:value-type="string" office:string-value="'Pistolet Grappin'">
            <text:p>'Pistolet Grappin'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51]" office:value-type="float" office:value="140">
            <text:p>140</text:p>
          </table:table-cell>
          <table:table-cell office:value-type="string">
            <text:p>,</text:p>
          </table:table-cell>
          <table:table-cell table:formula="of:=IF(LEN([Personnage.B151])&gt;0;[Personnage.B151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151])&gt;0;CONCATENATE(&quot;'&quot;;[Personnage.H15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151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151])&gt;0;CONCATENATE(&quot;'&quot;;[Personnage.C151];&quot;'&quot;);&quot;null&quot;)" office:value-type="string" office:string-value="'GEAR'">
            <text:p>'GEAR'</text:p>
          </table:table-cell>
          <table:table-cell office:value-type="string">
            <text:p>,</text:p>
          </table:table-cell>
          <table:table-cell table:formula="of:=IF(LEN([Personnage.D151])&gt;0;CONCATENATE(&quot;'&quot;;[Personnage.D15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151])&gt;0;CONCATENATE(&quot;'&quot;;[Personnage.E15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151])&gt;0;CONCATENATE(&quot;'&quot;;[Personnage.F15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151])&gt;0;CONCATENATE(&quot;'&quot;;[Personnage.I151];&quot;'&quot;);&quot;null&quot;)" office:value-type="string" office:string-value="'Câble Monofilament'">
            <text:p>'Câble Monofilament'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52]" office:value-type="float" office:value="141">
            <text:p>141</text:p>
          </table:table-cell>
          <table:table-cell office:value-type="string">
            <text:p>,</text:p>
          </table:table-cell>
          <table:table-cell table:formula="of:=IF(LEN([Personnage.B152])&gt;0;[Personnage.B152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152])&gt;0;CONCATENATE(&quot;'&quot;;[Personnage.H15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152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152])&gt;0;CONCATENATE(&quot;'&quot;;[Personnage.C152];&quot;'&quot;);&quot;null&quot;)" office:value-type="string" office:string-value="'GEAR'">
            <text:p>'GEAR'</text:p>
          </table:table-cell>
          <table:table-cell office:value-type="string">
            <text:p>,</text:p>
          </table:table-cell>
          <table:table-cell table:formula="of:=IF(LEN([Personnage.D152])&gt;0;CONCATENATE(&quot;'&quot;;[Personnage.D15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152])&gt;0;CONCATENATE(&quot;'&quot;;[Personnage.E15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152])&gt;0;CONCATENATE(&quot;'&quot;;[Personnage.F15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152])&gt;0;CONCATENATE(&quot;'&quot;;[Personnage.I152];&quot;'&quot;);&quot;null&quot;)" office:value-type="string" office:string-value="'Combinaison Pressurisée Légère'">
            <text:p>'Combinaison Pressurisée Légère'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53]" office:value-type="float" office:value="142">
            <text:p>142</text:p>
          </table:table-cell>
          <table:table-cell office:value-type="string">
            <text:p>,</text:p>
          </table:table-cell>
          <table:table-cell table:formula="of:=IF(LEN([Personnage.B153])&gt;0;[Personnage.B153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153])&gt;0;CONCATENATE(&quot;'&quot;;[Personnage.H15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153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153])&gt;0;CONCATENATE(&quot;'&quot;;[Personnage.C153];&quot;'&quot;);&quot;null&quot;)" office:value-type="string" office:string-value="'GEAR'">
            <text:p>'GEAR'</text:p>
          </table:table-cell>
          <table:table-cell office:value-type="string">
            <text:p>,</text:p>
          </table:table-cell>
          <table:table-cell table:formula="of:=IF(LEN([Personnage.D153])&gt;0;CONCATENATE(&quot;'&quot;;[Personnage.D15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153])&gt;0;CONCATENATE(&quot;'&quot;;[Personnage.E15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153])&gt;0;CONCATENATE(&quot;'&quot;;[Personnage.F15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153])&gt;0;CONCATENATE(&quot;'&quot;;[Personnage.I153];&quot;'&quot;);&quot;null&quot;)" office:value-type="string" office:string-value="'Chaussures de Microgravité'">
            <text:p>'Chaussures de Microgravité'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54]" office:value-type="float" office:value="143">
            <text:p>143</text:p>
          </table:table-cell>
          <table:table-cell office:value-type="string">
            <text:p>,</text:p>
          </table:table-cell>
          <table:table-cell table:formula="of:=IF(LEN([Personnage.B154])&gt;0;[Personnage.B154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154])&gt;0;CONCATENATE(&quot;'&quot;;[Personnage.H15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154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154])&gt;0;CONCATENATE(&quot;'&quot;;[Personnage.C154];&quot;'&quot;);&quot;null&quot;)" office:value-type="string" office:string-value="'GEAR'">
            <text:p>'GEAR'</text:p>
          </table:table-cell>
          <table:table-cell office:value-type="string">
            <text:p>,</text:p>
          </table:table-cell>
          <table:table-cell table:formula="of:=IF(LEN([Personnage.D154])&gt;0;CONCATENATE(&quot;'&quot;;[Personnage.D15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154])&gt;0;CONCATENATE(&quot;'&quot;;[Personnage.E15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154])&gt;0;CONCATENATE(&quot;'&quot;;[Personnage.F15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154])&gt;0;CONCATENATE(&quot;'&quot;;[Personnage.I154];&quot;'&quot;);&quot;null&quot;)" office:value-type="string" office:string-value="'Grenade EMP x 2'">
            <text:p>'Grenade EMP x 2'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55]" office:value-type="float" office:value="144">
            <text:p>144</text:p>
          </table:table-cell>
          <table:table-cell office:value-type="string">
            <text:p>,</text:p>
          </table:table-cell>
          <table:table-cell table:formula="of:=IF(LEN([Personnage.B155])&gt;0;[Personnage.B155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155])&gt;0;CONCATENATE(&quot;'&quot;;[Personnage.H15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155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155])&gt;0;CONCATENATE(&quot;'&quot;;[Personnage.C155];&quot;'&quot;);&quot;null&quot;)" office:value-type="string" office:string-value="'SOFTWARE'">
            <text:p>'SOFTWARE'</text:p>
          </table:table-cell>
          <table:table-cell office:value-type="string">
            <text:p>,</text:p>
          </table:table-cell>
          <table:table-cell table:formula="of:=IF(LEN([Personnage.D155])&gt;0;CONCATENATE(&quot;'&quot;;[Personnage.D15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155])&gt;0;CONCATENATE(&quot;'&quot;;[Personnage.E15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155])&gt;0;CONCATENATE(&quot;'&quot;;[Personnage.F15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155])&gt;0;CONCATENATE(&quot;'&quot;;[Personnage.I155];&quot;'&quot;);&quot;null&quot;)" office:value-type="string" office:string-value="'Cryptage'">
            <text:p>'Cryptage'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56]" office:value-type="float" office:value="145">
            <text:p>145</text:p>
          </table:table-cell>
          <table:table-cell office:value-type="string">
            <text:p>,</text:p>
          </table:table-cell>
          <table:table-cell table:formula="of:=IF(LEN([Personnage.B156])&gt;0;[Personnage.B156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156])&gt;0;CONCATENATE(&quot;'&quot;;[Personnage.H15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156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156])&gt;0;CONCATENATE(&quot;'&quot;;[Personnage.C156];&quot;'&quot;);&quot;null&quot;)" office:value-type="string" office:string-value="'SOFTWARE'">
            <text:p>'SOFTWARE'</text:p>
          </table:table-cell>
          <table:table-cell office:value-type="string">
            <text:p>,</text:p>
          </table:table-cell>
          <table:table-cell table:formula="of:=IF(LEN([Personnage.D156])&gt;0;CONCATENATE(&quot;'&quot;;[Personnage.D15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156])&gt;0;CONCATENATE(&quot;'&quot;;[Personnage.E15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156])&gt;0;CONCATENATE(&quot;'&quot;;[Personnage.F15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156])&gt;0;CONCATENATE(&quot;'&quot;;[Personnage.I156];&quot;'&quot;);&quot;null&quot;)" office:value-type="string" office:string-value="'Pistage'">
            <text:p>'Pistage'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57]" office:value-type="float" office:value="146">
            <text:p>146</text:p>
          </table:table-cell>
          <table:table-cell office:value-type="string">
            <text:p>,</text:p>
          </table:table-cell>
          <table:table-cell table:formula="of:=IF(LEN([Personnage.B157])&gt;0;[Personnage.B157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157])&gt;0;CONCATENATE(&quot;'&quot;;[Personnage.H15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157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157])&gt;0;CONCATENATE(&quot;'&quot;;[Personnage.C157];&quot;'&quot;);&quot;null&quot;)" office:value-type="string" office:string-value="'SOFTWARE'">
            <text:p>'SOFTWARE'</text:p>
          </table:table-cell>
          <table:table-cell office:value-type="string">
            <text:p>,</text:p>
          </table:table-cell>
          <table:table-cell table:formula="of:=IF(LEN([Personnage.D157])&gt;0;CONCATENATE(&quot;'&quot;;[Personnage.D15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157])&gt;0;CONCATENATE(&quot;'&quot;;[Personnage.E15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157])&gt;0;CONCATENATE(&quot;'&quot;;[Personnage.F15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157])&gt;0;CONCATENATE(&quot;'&quot;;[Personnage.I157];&quot;'&quot;);&quot;null&quot;)" office:value-type="string" office:string-value="'Reconnaissance Faciale'">
            <text:p>'Reconnaissance Faciale'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58]" office:value-type="float" office:value="147">
            <text:p>147</text:p>
          </table:table-cell>
          <table:table-cell office:value-type="string">
            <text:p>,</text:p>
          </table:table-cell>
          <table:table-cell table:formula="of:=IF(LEN([Personnage.B158])&gt;0;[Personnage.B158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158])&gt;0;CONCATENATE(&quot;'&quot;;[Personnage.H15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158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158])&gt;0;CONCATENATE(&quot;'&quot;;[Personnage.C158];&quot;'&quot;);&quot;null&quot;)" office:value-type="string" office:string-value="'SOFTWARE'">
            <text:p>'SOFTWARE'</text:p>
          </table:table-cell>
          <table:table-cell office:value-type="string">
            <text:p>,</text:p>
          </table:table-cell>
          <table:table-cell table:formula="of:=IF(LEN([Personnage.D158])&gt;0;CONCATENATE(&quot;'&quot;;[Personnage.D15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158])&gt;0;CONCATENATE(&quot;'&quot;;[Personnage.E15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158])&gt;0;CONCATENATE(&quot;'&quot;;[Personnage.F15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158])&gt;0;CONCATENATE(&quot;'&quot;;[Personnage.I158];&quot;'&quot;);&quot;null&quot;)" office:value-type="string" office:string-value="'Reconnaissance de Démarche'">
            <text:p>'Reconnaissance de Démarche'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59]" office:value-type="float" office:value="148">
            <text:p>148</text:p>
          </table:table-cell>
          <table:table-cell office:value-type="string">
            <text:p>,</text:p>
          </table:table-cell>
          <table:table-cell table:formula="of:=IF(LEN([Personnage.B159])&gt;0;[Personnage.B159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159])&gt;0;CONCATENATE(&quot;'&quot;;[Personnage.H15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159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159])&gt;0;CONCATENATE(&quot;'&quot;;[Personnage.C159];&quot;'&quot;);&quot;null&quot;)" office:value-type="string" office:string-value="'SOFTWARE'">
            <text:p>'SOFTWARE'</text:p>
          </table:table-cell>
          <table:table-cell office:value-type="string">
            <text:p>,</text:p>
          </table:table-cell>
          <table:table-cell table:formula="of:=IF(LEN([Personnage.D159])&gt;0;CONCATENATE(&quot;'&quot;;[Personnage.D15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159])&gt;0;CONCATENATE(&quot;'&quot;;[Personnage.E15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159])&gt;0;CONCATENATE(&quot;'&quot;;[Personnage.F15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159])&gt;0;CONCATENATE(&quot;'&quot;;[Personnage.I159];&quot;'&quot;);&quot;null&quot;)" office:value-type="string" office:string-value="'Réseau Tactique'">
            <text:p>'Réseau Tactique'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60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160])&gt;0;[Personnage.B160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160])&gt;0;CONCATENATE(&quot;'&quot;;[Personnage.H16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160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160])&gt;0;CONCATENATE(&quot;'&quot;;[Personnage.C16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160])&gt;0;CONCATENATE(&quot;'&quot;;[Personnage.D16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160])&gt;0;CONCATENATE(&quot;'&quot;;[Personnage.E16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160])&gt;0;CONCATENATE(&quot;'&quot;;[Personnage.F16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160])&gt;0;CONCATENATE(&quot;'&quot;;[Personnage.I16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61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161])&gt;0;[Personnage.B161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161])&gt;0;CONCATENATE(&quot;'&quot;;[Personnage.H16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161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161])&gt;0;CONCATENATE(&quot;'&quot;;[Personnage.C16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161])&gt;0;CONCATENATE(&quot;'&quot;;[Personnage.D16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161])&gt;0;CONCATENATE(&quot;'&quot;;[Personnage.E16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161])&gt;0;CONCATENATE(&quot;'&quot;;[Personnage.F16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161])&gt;0;CONCATENATE(&quot;'&quot;;[Personnage.I16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62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162])&gt;0;[Personnage.B162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162])&gt;0;CONCATENATE(&quot;'&quot;;[Personnage.H16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162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162])&gt;0;CONCATENATE(&quot;'&quot;;[Personnage.C16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162])&gt;0;CONCATENATE(&quot;'&quot;;[Personnage.D16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162])&gt;0;CONCATENATE(&quot;'&quot;;[Personnage.E16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162])&gt;0;CONCATENATE(&quot;'&quot;;[Personnage.F16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162])&gt;0;CONCATENATE(&quot;'&quot;;[Personnage.I16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63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163])&gt;0;[Personnage.B163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163])&gt;0;CONCATENATE(&quot;'&quot;;[Personnage.H16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163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163])&gt;0;CONCATENATE(&quot;'&quot;;[Personnage.C16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163])&gt;0;CONCATENATE(&quot;'&quot;;[Personnage.D16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163])&gt;0;CONCATENATE(&quot;'&quot;;[Personnage.E16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163])&gt;0;CONCATENATE(&quot;'&quot;;[Personnage.F16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163])&gt;0;CONCATENATE(&quot;'&quot;;[Personnage.I16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64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164])&gt;0;[Personnage.B164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164])&gt;0;CONCATENATE(&quot;'&quot;;[Personnage.H16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164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164])&gt;0;CONCATENATE(&quot;'&quot;;[Personnage.C16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164])&gt;0;CONCATENATE(&quot;'&quot;;[Personnage.D16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164])&gt;0;CONCATENATE(&quot;'&quot;;[Personnage.E16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164])&gt;0;CONCATENATE(&quot;'&quot;;[Personnage.F16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164])&gt;0;CONCATENATE(&quot;'&quot;;[Personnage.I16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65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165])&gt;0;[Personnage.B165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165])&gt;0;CONCATENATE(&quot;'&quot;;[Personnage.H16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165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165])&gt;0;CONCATENATE(&quot;'&quot;;[Personnage.C16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165])&gt;0;CONCATENATE(&quot;'&quot;;[Personnage.D16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165])&gt;0;CONCATENATE(&quot;'&quot;;[Personnage.E16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165])&gt;0;CONCATENATE(&quot;'&quot;;[Personnage.F16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165])&gt;0;CONCATENATE(&quot;'&quot;;[Personnage.I16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66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166])&gt;0;[Personnage.B166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166])&gt;0;CONCATENATE(&quot;'&quot;;[Personnage.H16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166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166])&gt;0;CONCATENATE(&quot;'&quot;;[Personnage.C16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166])&gt;0;CONCATENATE(&quot;'&quot;;[Personnage.D16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166])&gt;0;CONCATENATE(&quot;'&quot;;[Personnage.E16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166])&gt;0;CONCATENATE(&quot;'&quot;;[Personnage.F16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166])&gt;0;CONCATENATE(&quot;'&quot;;[Personnage.I16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67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167])&gt;0;[Personnage.B167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167])&gt;0;CONCATENATE(&quot;'&quot;;[Personnage.H16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167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167])&gt;0;CONCATENATE(&quot;'&quot;;[Personnage.C16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167])&gt;0;CONCATENATE(&quot;'&quot;;[Personnage.D16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167])&gt;0;CONCATENATE(&quot;'&quot;;[Personnage.E16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167])&gt;0;CONCATENATE(&quot;'&quot;;[Personnage.F16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167])&gt;0;CONCATENATE(&quot;'&quot;;[Personnage.I16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68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168])&gt;0;[Personnage.B168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168])&gt;0;CONCATENATE(&quot;'&quot;;[Personnage.H16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168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168])&gt;0;CONCATENATE(&quot;'&quot;;[Personnage.C16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168])&gt;0;CONCATENATE(&quot;'&quot;;[Personnage.D16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168])&gt;0;CONCATENATE(&quot;'&quot;;[Personnage.E16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168])&gt;0;CONCATENATE(&quot;'&quot;;[Personnage.F16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168])&gt;0;CONCATENATE(&quot;'&quot;;[Personnage.I16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69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169])&gt;0;[Personnage.B169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169])&gt;0;CONCATENATE(&quot;'&quot;;[Personnage.H16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169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169])&gt;0;CONCATENATE(&quot;'&quot;;[Personnage.C16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169])&gt;0;CONCATENATE(&quot;'&quot;;[Personnage.D16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169])&gt;0;CONCATENATE(&quot;'&quot;;[Personnage.E16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169])&gt;0;CONCATENATE(&quot;'&quot;;[Personnage.F16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169])&gt;0;CONCATENATE(&quot;'&quot;;[Personnage.I16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70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170])&gt;0;[Personnage.B170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170])&gt;0;CONCATENATE(&quot;'&quot;;[Personnage.H17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170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170])&gt;0;CONCATENATE(&quot;'&quot;;[Personnage.C17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170])&gt;0;CONCATENATE(&quot;'&quot;;[Personnage.D17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170])&gt;0;CONCATENATE(&quot;'&quot;;[Personnage.E17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170])&gt;0;CONCATENATE(&quot;'&quot;;[Personnage.F17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170])&gt;0;CONCATENATE(&quot;'&quot;;[Personnage.I17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71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171])&gt;0;[Personnage.B171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171])&gt;0;CONCATENATE(&quot;'&quot;;[Personnage.H17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171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171])&gt;0;CONCATENATE(&quot;'&quot;;[Personnage.C17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171])&gt;0;CONCATENATE(&quot;'&quot;;[Personnage.D17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171])&gt;0;CONCATENATE(&quot;'&quot;;[Personnage.E17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171])&gt;0;CONCATENATE(&quot;'&quot;;[Personnage.F17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171])&gt;0;CONCATENATE(&quot;'&quot;;[Personnage.I17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72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172])&gt;0;[Personnage.B172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172])&gt;0;CONCATENATE(&quot;'&quot;;[Personnage.H17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172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172])&gt;0;CONCATENATE(&quot;'&quot;;[Personnage.C17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172])&gt;0;CONCATENATE(&quot;'&quot;;[Personnage.D17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172])&gt;0;CONCATENATE(&quot;'&quot;;[Personnage.E17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172])&gt;0;CONCATENATE(&quot;'&quot;;[Personnage.F17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172])&gt;0;CONCATENATE(&quot;'&quot;;[Personnage.I17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73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173])&gt;0;[Personnage.B173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173])&gt;0;CONCATENATE(&quot;'&quot;;[Personnage.H17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173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173])&gt;0;CONCATENATE(&quot;'&quot;;[Personnage.C17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173])&gt;0;CONCATENATE(&quot;'&quot;;[Personnage.D17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173])&gt;0;CONCATENATE(&quot;'&quot;;[Personnage.E17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173])&gt;0;CONCATENATE(&quot;'&quot;;[Personnage.F17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173])&gt;0;CONCATENATE(&quot;'&quot;;[Personnage.I17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74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174])&gt;0;[Personnage.B174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174])&gt;0;CONCATENATE(&quot;'&quot;;[Personnage.H17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174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174])&gt;0;CONCATENATE(&quot;'&quot;;[Personnage.C17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174])&gt;0;CONCATENATE(&quot;'&quot;;[Personnage.D17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174])&gt;0;CONCATENATE(&quot;'&quot;;[Personnage.E17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174])&gt;0;CONCATENATE(&quot;'&quot;;[Personnage.F17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174])&gt;0;CONCATENATE(&quot;'&quot;;[Personnage.I17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75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175])&gt;0;[Personnage.B175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175])&gt;0;CONCATENATE(&quot;'&quot;;[Personnage.H17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175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175])&gt;0;CONCATENATE(&quot;'&quot;;[Personnage.C17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175])&gt;0;CONCATENATE(&quot;'&quot;;[Personnage.D17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175])&gt;0;CONCATENATE(&quot;'&quot;;[Personnage.E17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175])&gt;0;CONCATENATE(&quot;'&quot;;[Personnage.F17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175])&gt;0;CONCATENATE(&quot;'&quot;;[Personnage.I17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76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176])&gt;0;[Personnage.B176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176])&gt;0;CONCATENATE(&quot;'&quot;;[Personnage.H17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176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176])&gt;0;CONCATENATE(&quot;'&quot;;[Personnage.C17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176])&gt;0;CONCATENATE(&quot;'&quot;;[Personnage.D17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176])&gt;0;CONCATENATE(&quot;'&quot;;[Personnage.E17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176])&gt;0;CONCATENATE(&quot;'&quot;;[Personnage.F17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176])&gt;0;CONCATENATE(&quot;'&quot;;[Personnage.I17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77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177])&gt;0;[Personnage.B177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177])&gt;0;CONCATENATE(&quot;'&quot;;[Personnage.H17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177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177])&gt;0;CONCATENATE(&quot;'&quot;;[Personnage.C17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177])&gt;0;CONCATENATE(&quot;'&quot;;[Personnage.D17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177])&gt;0;CONCATENATE(&quot;'&quot;;[Personnage.E17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177])&gt;0;CONCATENATE(&quot;'&quot;;[Personnage.F17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177])&gt;0;CONCATENATE(&quot;'&quot;;[Personnage.I17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78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178])&gt;0;[Personnage.B178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178])&gt;0;CONCATENATE(&quot;'&quot;;[Personnage.H17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178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178])&gt;0;CONCATENATE(&quot;'&quot;;[Personnage.C17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178])&gt;0;CONCATENATE(&quot;'&quot;;[Personnage.D17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178])&gt;0;CONCATENATE(&quot;'&quot;;[Personnage.E17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178])&gt;0;CONCATENATE(&quot;'&quot;;[Personnage.F17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178])&gt;0;CONCATENATE(&quot;'&quot;;[Personnage.I17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79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179])&gt;0;[Personnage.B179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179])&gt;0;CONCATENATE(&quot;'&quot;;[Personnage.H17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179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179])&gt;0;CONCATENATE(&quot;'&quot;;[Personnage.C17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179])&gt;0;CONCATENATE(&quot;'&quot;;[Personnage.D17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179])&gt;0;CONCATENATE(&quot;'&quot;;[Personnage.E17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179])&gt;0;CONCATENATE(&quot;'&quot;;[Personnage.F17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179])&gt;0;CONCATENATE(&quot;'&quot;;[Personnage.I17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85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199])&gt;0;[Personnage.B199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199])&gt;0;CONCATENATE(&quot;'&quot;;[Personnage.H19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199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199])&gt;0;CONCATENATE(&quot;'&quot;;[Personnage.C19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199])&gt;0;CONCATENATE(&quot;'&quot;;[Personnage.D19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199])&gt;0;CONCATENATE(&quot;'&quot;;[Personnage.E19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199])&gt;0;CONCATENATE(&quot;'&quot;;[Personnage.F19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199])&gt;0;CONCATENATE(&quot;'&quot;;[Personnage.I19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86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200])&gt;0;[Personnage.B200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200])&gt;0;CONCATENATE(&quot;'&quot;;[Personnage.H20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200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200])&gt;0;CONCATENATE(&quot;'&quot;;[Personnage.C20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200])&gt;0;CONCATENATE(&quot;'&quot;;[Personnage.D20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200])&gt;0;CONCATENATE(&quot;'&quot;;[Personnage.E20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200])&gt;0;CONCATENATE(&quot;'&quot;;[Personnage.F20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200])&gt;0;CONCATENATE(&quot;'&quot;;[Personnage.I20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87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201])&gt;0;[Personnage.B201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201])&gt;0;CONCATENATE(&quot;'&quot;;[Personnage.H20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201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201])&gt;0;CONCATENATE(&quot;'&quot;;[Personnage.C20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201])&gt;0;CONCATENATE(&quot;'&quot;;[Personnage.D20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201])&gt;0;CONCATENATE(&quot;'&quot;;[Personnage.E20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201])&gt;0;CONCATENATE(&quot;'&quot;;[Personnage.F20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201])&gt;0;CONCATENATE(&quot;'&quot;;[Personnage.I20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88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202])&gt;0;[Personnage.B202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202])&gt;0;CONCATENATE(&quot;'&quot;;[Personnage.H20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202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202])&gt;0;CONCATENATE(&quot;'&quot;;[Personnage.C20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202])&gt;0;CONCATENATE(&quot;'&quot;;[Personnage.D20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202])&gt;0;CONCATENATE(&quot;'&quot;;[Personnage.E20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202])&gt;0;CONCATENATE(&quot;'&quot;;[Personnage.F20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202])&gt;0;CONCATENATE(&quot;'&quot;;[Personnage.I20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89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203])&gt;0;[Personnage.B203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203])&gt;0;CONCATENATE(&quot;'&quot;;[Personnage.H20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203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203])&gt;0;CONCATENATE(&quot;'&quot;;[Personnage.C20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203])&gt;0;CONCATENATE(&quot;'&quot;;[Personnage.D20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203])&gt;0;CONCATENATE(&quot;'&quot;;[Personnage.E20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203])&gt;0;CONCATENATE(&quot;'&quot;;[Personnage.F20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203])&gt;0;CONCATENATE(&quot;'&quot;;[Personnage.I20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90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204])&gt;0;[Personnage.B204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204])&gt;0;CONCATENATE(&quot;'&quot;;[Personnage.H20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204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204])&gt;0;CONCATENATE(&quot;'&quot;;[Personnage.C20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204])&gt;0;CONCATENATE(&quot;'&quot;;[Personnage.D20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204])&gt;0;CONCATENATE(&quot;'&quot;;[Personnage.E20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204])&gt;0;CONCATENATE(&quot;'&quot;;[Personnage.F20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204])&gt;0;CONCATENATE(&quot;'&quot;;[Personnage.I20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91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205])&gt;0;[Personnage.B205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205])&gt;0;CONCATENATE(&quot;'&quot;;[Personnage.H20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205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205])&gt;0;CONCATENATE(&quot;'&quot;;[Personnage.C20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205])&gt;0;CONCATENATE(&quot;'&quot;;[Personnage.D20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205])&gt;0;CONCATENATE(&quot;'&quot;;[Personnage.E20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205])&gt;0;CONCATENATE(&quot;'&quot;;[Personnage.F20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205])&gt;0;CONCATENATE(&quot;'&quot;;[Personnage.I20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92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206])&gt;0;[Personnage.B206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206])&gt;0;CONCATENATE(&quot;'&quot;;[Personnage.H20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206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206])&gt;0;CONCATENATE(&quot;'&quot;;[Personnage.C20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206])&gt;0;CONCATENATE(&quot;'&quot;;[Personnage.D20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206])&gt;0;CONCATENATE(&quot;'&quot;;[Personnage.E20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206])&gt;0;CONCATENATE(&quot;'&quot;;[Personnage.F20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206])&gt;0;CONCATENATE(&quot;'&quot;;[Personnage.I20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93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207])&gt;0;[Personnage.B207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207])&gt;0;CONCATENATE(&quot;'&quot;;[Personnage.H20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207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207])&gt;0;CONCATENATE(&quot;'&quot;;[Personnage.C20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207])&gt;0;CONCATENATE(&quot;'&quot;;[Personnage.D20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207])&gt;0;CONCATENATE(&quot;'&quot;;[Personnage.E20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207])&gt;0;CONCATENATE(&quot;'&quot;;[Personnage.F20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207])&gt;0;CONCATENATE(&quot;'&quot;;[Personnage.I20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94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208])&gt;0;[Personnage.B208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208])&gt;0;CONCATENATE(&quot;'&quot;;[Personnage.H20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208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208])&gt;0;CONCATENATE(&quot;'&quot;;[Personnage.C20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208])&gt;0;CONCATENATE(&quot;'&quot;;[Personnage.D20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208])&gt;0;CONCATENATE(&quot;'&quot;;[Personnage.E20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208])&gt;0;CONCATENATE(&quot;'&quot;;[Personnage.F20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208])&gt;0;CONCATENATE(&quot;'&quot;;[Personnage.I20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95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209])&gt;0;[Personnage.B209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209])&gt;0;CONCATENATE(&quot;'&quot;;[Personnage.H20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209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209])&gt;0;CONCATENATE(&quot;'&quot;;[Personnage.C20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209])&gt;0;CONCATENATE(&quot;'&quot;;[Personnage.D20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209])&gt;0;CONCATENATE(&quot;'&quot;;[Personnage.E20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209])&gt;0;CONCATENATE(&quot;'&quot;;[Personnage.F20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209])&gt;0;CONCATENATE(&quot;'&quot;;[Personnage.I20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96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210])&gt;0;[Personnage.B210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210])&gt;0;CONCATENATE(&quot;'&quot;;[Personnage.H21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210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210])&gt;0;CONCATENATE(&quot;'&quot;;[Personnage.C21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210])&gt;0;CONCATENATE(&quot;'&quot;;[Personnage.D21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210])&gt;0;CONCATENATE(&quot;'&quot;;[Personnage.E21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210])&gt;0;CONCATENATE(&quot;'&quot;;[Personnage.F21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210])&gt;0;CONCATENATE(&quot;'&quot;;[Personnage.I21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97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211])&gt;0;[Personnage.B211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211])&gt;0;CONCATENATE(&quot;'&quot;;[Personnage.H21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211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211])&gt;0;CONCATENATE(&quot;'&quot;;[Personnage.C21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211])&gt;0;CONCATENATE(&quot;'&quot;;[Personnage.D21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211])&gt;0;CONCATENATE(&quot;'&quot;;[Personnage.E21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211])&gt;0;CONCATENATE(&quot;'&quot;;[Personnage.F21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211])&gt;0;CONCATENATE(&quot;'&quot;;[Personnage.I21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98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212])&gt;0;[Personnage.B212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212])&gt;0;CONCATENATE(&quot;'&quot;;[Personnage.H21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212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212])&gt;0;CONCATENATE(&quot;'&quot;;[Personnage.C21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212])&gt;0;CONCATENATE(&quot;'&quot;;[Personnage.D21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212])&gt;0;CONCATENATE(&quot;'&quot;;[Personnage.E21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212])&gt;0;CONCATENATE(&quot;'&quot;;[Personnage.F21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212])&gt;0;CONCATENATE(&quot;'&quot;;[Personnage.I21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99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213])&gt;0;[Personnage.B213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213])&gt;0;CONCATENATE(&quot;'&quot;;[Personnage.H21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213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213])&gt;0;CONCATENATE(&quot;'&quot;;[Personnage.C21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213])&gt;0;CONCATENATE(&quot;'&quot;;[Personnage.D21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213])&gt;0;CONCATENATE(&quot;'&quot;;[Personnage.E21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213])&gt;0;CONCATENATE(&quot;'&quot;;[Personnage.F21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213])&gt;0;CONCATENATE(&quot;'&quot;;[Personnage.I21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200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214])&gt;0;[Personnage.B214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214])&gt;0;CONCATENATE(&quot;'&quot;;[Personnage.H21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214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214])&gt;0;CONCATENATE(&quot;'&quot;;[Personnage.C21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214])&gt;0;CONCATENATE(&quot;'&quot;;[Personnage.D21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214])&gt;0;CONCATENATE(&quot;'&quot;;[Personnage.E21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214])&gt;0;CONCATENATE(&quot;'&quot;;[Personnage.F21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214])&gt;0;CONCATENATE(&quot;'&quot;;[Personnage.I21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201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215])&gt;0;[Personnage.B215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215])&gt;0;CONCATENATE(&quot;'&quot;;[Personnage.H21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215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215])&gt;0;CONCATENATE(&quot;'&quot;;[Personnage.C21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215])&gt;0;CONCATENATE(&quot;'&quot;;[Personnage.D21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215])&gt;0;CONCATENATE(&quot;'&quot;;[Personnage.E21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215])&gt;0;CONCATENATE(&quot;'&quot;;[Personnage.F21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215])&gt;0;CONCATENATE(&quot;'&quot;;[Personnage.I21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202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216])&gt;0;[Personnage.B216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216])&gt;0;CONCATENATE(&quot;'&quot;;[Personnage.H21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216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216])&gt;0;CONCATENATE(&quot;'&quot;;[Personnage.C21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216])&gt;0;CONCATENATE(&quot;'&quot;;[Personnage.D21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216])&gt;0;CONCATENATE(&quot;'&quot;;[Personnage.E21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216])&gt;0;CONCATENATE(&quot;'&quot;;[Personnage.F21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216])&gt;0;CONCATENATE(&quot;'&quot;;[Personnage.I21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203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217])&gt;0;[Personnage.B217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217])&gt;0;CONCATENATE(&quot;'&quot;;[Personnage.H21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217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217])&gt;0;CONCATENATE(&quot;'&quot;;[Personnage.C21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217])&gt;0;CONCATENATE(&quot;'&quot;;[Personnage.D21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217])&gt;0;CONCATENATE(&quot;'&quot;;[Personnage.E21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217])&gt;0;CONCATENATE(&quot;'&quot;;[Personnage.F21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217])&gt;0;CONCATENATE(&quot;'&quot;;[Personnage.I21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204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218])&gt;0;[Personnage.B218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218])&gt;0;CONCATENATE(&quot;'&quot;;[Personnage.H21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218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218])&gt;0;CONCATENATE(&quot;'&quot;;[Personnage.C21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218])&gt;0;CONCATENATE(&quot;'&quot;;[Personnage.D21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218])&gt;0;CONCATENATE(&quot;'&quot;;[Personnage.E21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218])&gt;0;CONCATENATE(&quot;'&quot;;[Personnage.F21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218])&gt;0;CONCATENATE(&quot;'&quot;;[Personnage.I21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205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219])&gt;0;[Personnage.B219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219])&gt;0;CONCATENATE(&quot;'&quot;;[Personnage.H21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219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219])&gt;0;CONCATENATE(&quot;'&quot;;[Personnage.C21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219])&gt;0;CONCATENATE(&quot;'&quot;;[Personnage.D21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219])&gt;0;CONCATENATE(&quot;'&quot;;[Personnage.E21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219])&gt;0;CONCATENATE(&quot;'&quot;;[Personnage.F21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219])&gt;0;CONCATENATE(&quot;'&quot;;[Personnage.I21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206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220])&gt;0;[Personnage.B220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220])&gt;0;CONCATENATE(&quot;'&quot;;[Personnage.H22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220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220])&gt;0;CONCATENATE(&quot;'&quot;;[Personnage.C22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220])&gt;0;CONCATENATE(&quot;'&quot;;[Personnage.D22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220])&gt;0;CONCATENATE(&quot;'&quot;;[Personnage.E22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220])&gt;0;CONCATENATE(&quot;'&quot;;[Personnage.F22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220])&gt;0;CONCATENATE(&quot;'&quot;;[Personnage.I22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207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221])&gt;0;[Personnage.B221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221])&gt;0;CONCATENATE(&quot;'&quot;;[Personnage.H22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221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221])&gt;0;CONCATENATE(&quot;'&quot;;[Personnage.C22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221])&gt;0;CONCATENATE(&quot;'&quot;;[Personnage.D22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221])&gt;0;CONCATENATE(&quot;'&quot;;[Personnage.E22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221])&gt;0;CONCATENATE(&quot;'&quot;;[Personnage.F22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221])&gt;0;CONCATENATE(&quot;'&quot;;[Personnage.I22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208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222])&gt;0;[Personnage.B222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222])&gt;0;CONCATENATE(&quot;'&quot;;[Personnage.H22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222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222])&gt;0;CONCATENATE(&quot;'&quot;;[Personnage.C22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222])&gt;0;CONCATENATE(&quot;'&quot;;[Personnage.D22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222])&gt;0;CONCATENATE(&quot;'&quot;;[Personnage.E22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222])&gt;0;CONCATENATE(&quot;'&quot;;[Personnage.F22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222])&gt;0;CONCATENATE(&quot;'&quot;;[Personnage.I22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209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223])&gt;0;[Personnage.B223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223])&gt;0;CONCATENATE(&quot;'&quot;;[Personnage.H22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223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223])&gt;0;CONCATENATE(&quot;'&quot;;[Personnage.C22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223])&gt;0;CONCATENATE(&quot;'&quot;;[Personnage.D22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223])&gt;0;CONCATENATE(&quot;'&quot;;[Personnage.E22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223])&gt;0;CONCATENATE(&quot;'&quot;;[Personnage.F22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223])&gt;0;CONCATENATE(&quot;'&quot;;[Personnage.I22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210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224])&gt;0;[Personnage.B224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224])&gt;0;CONCATENATE(&quot;'&quot;;[Personnage.H22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224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224])&gt;0;CONCATENATE(&quot;'&quot;;[Personnage.C22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224])&gt;0;CONCATENATE(&quot;'&quot;;[Personnage.D22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224])&gt;0;CONCATENATE(&quot;'&quot;;[Personnage.E22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224])&gt;0;CONCATENATE(&quot;'&quot;;[Personnage.F22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224])&gt;0;CONCATENATE(&quot;'&quot;;[Personnage.I22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211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225])&gt;0;[Personnage.B225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225])&gt;0;CONCATENATE(&quot;'&quot;;[Personnage.H22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225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225])&gt;0;CONCATENATE(&quot;'&quot;;[Personnage.C22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225])&gt;0;CONCATENATE(&quot;'&quot;;[Personnage.D22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225])&gt;0;CONCATENATE(&quot;'&quot;;[Personnage.E22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225])&gt;0;CONCATENATE(&quot;'&quot;;[Personnage.F22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225])&gt;0;CONCATENATE(&quot;'&quot;;[Personnage.I22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212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226])&gt;0;[Personnage.B226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226])&gt;0;CONCATENATE(&quot;'&quot;;[Personnage.H22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226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226])&gt;0;CONCATENATE(&quot;'&quot;;[Personnage.C22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226])&gt;0;CONCATENATE(&quot;'&quot;;[Personnage.D22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226])&gt;0;CONCATENATE(&quot;'&quot;;[Personnage.E22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226])&gt;0;CONCATENATE(&quot;'&quot;;[Personnage.F22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226])&gt;0;CONCATENATE(&quot;'&quot;;[Personnage.I22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213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227])&gt;0;[Personnage.B227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227])&gt;0;CONCATENATE(&quot;'&quot;;[Personnage.H22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227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227])&gt;0;CONCATENATE(&quot;'&quot;;[Personnage.C22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227])&gt;0;CONCATENATE(&quot;'&quot;;[Personnage.D22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227])&gt;0;CONCATENATE(&quot;'&quot;;[Personnage.E22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227])&gt;0;CONCATENATE(&quot;'&quot;;[Personnage.F22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227])&gt;0;CONCATENATE(&quot;'&quot;;[Personnage.I22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214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228])&gt;0;[Personnage.B228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228])&gt;0;CONCATENATE(&quot;'&quot;;[Personnage.H22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228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228])&gt;0;CONCATENATE(&quot;'&quot;;[Personnage.C22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228])&gt;0;CONCATENATE(&quot;'&quot;;[Personnage.D22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228])&gt;0;CONCATENATE(&quot;'&quot;;[Personnage.E22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228])&gt;0;CONCATENATE(&quot;'&quot;;[Personnage.F22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228])&gt;0;CONCATENATE(&quot;'&quot;;[Personnage.I22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215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229])&gt;0;[Personnage.B229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229])&gt;0;CONCATENATE(&quot;'&quot;;[Personnage.H22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229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229])&gt;0;CONCATENATE(&quot;'&quot;;[Personnage.C22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229])&gt;0;CONCATENATE(&quot;'&quot;;[Personnage.D22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229])&gt;0;CONCATENATE(&quot;'&quot;;[Personnage.E22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229])&gt;0;CONCATENATE(&quot;'&quot;;[Personnage.F22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229])&gt;0;CONCATENATE(&quot;'&quot;;[Personnage.I22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216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230])&gt;0;[Personnage.B230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230])&gt;0;CONCATENATE(&quot;'&quot;;[Personnage.H23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230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230])&gt;0;CONCATENATE(&quot;'&quot;;[Personnage.C23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230])&gt;0;CONCATENATE(&quot;'&quot;;[Personnage.D23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230])&gt;0;CONCATENATE(&quot;'&quot;;[Personnage.E23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230])&gt;0;CONCATENATE(&quot;'&quot;;[Personnage.F23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230])&gt;0;CONCATENATE(&quot;'&quot;;[Personnage.I23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217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231])&gt;0;[Personnage.B231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231])&gt;0;CONCATENATE(&quot;'&quot;;[Personnage.H23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231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231])&gt;0;CONCATENATE(&quot;'&quot;;[Personnage.C23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231])&gt;0;CONCATENATE(&quot;'&quot;;[Personnage.D23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231])&gt;0;CONCATENATE(&quot;'&quot;;[Personnage.E23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231])&gt;0;CONCATENATE(&quot;'&quot;;[Personnage.F23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231])&gt;0;CONCATENATE(&quot;'&quot;;[Personnage.I23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218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232])&gt;0;[Personnage.B232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232])&gt;0;CONCATENATE(&quot;'&quot;;[Personnage.H23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232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232])&gt;0;CONCATENATE(&quot;'&quot;;[Personnage.C23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232])&gt;0;CONCATENATE(&quot;'&quot;;[Personnage.D23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232])&gt;0;CONCATENATE(&quot;'&quot;;[Personnage.E23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232])&gt;0;CONCATENATE(&quot;'&quot;;[Personnage.F23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232])&gt;0;CONCATENATE(&quot;'&quot;;[Personnage.I23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219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233])&gt;0;[Personnage.B233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233])&gt;0;CONCATENATE(&quot;'&quot;;[Personnage.H23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233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233])&gt;0;CONCATENATE(&quot;'&quot;;[Personnage.C23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233])&gt;0;CONCATENATE(&quot;'&quot;;[Personnage.D23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233])&gt;0;CONCATENATE(&quot;'&quot;;[Personnage.E23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233])&gt;0;CONCATENATE(&quot;'&quot;;[Personnage.F23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233])&gt;0;CONCATENATE(&quot;'&quot;;[Personnage.I23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220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234])&gt;0;[Personnage.B234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234])&gt;0;CONCATENATE(&quot;'&quot;;[Personnage.H23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234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234])&gt;0;CONCATENATE(&quot;'&quot;;[Personnage.C23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234])&gt;0;CONCATENATE(&quot;'&quot;;[Personnage.D23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234])&gt;0;CONCATENATE(&quot;'&quot;;[Personnage.E23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234])&gt;0;CONCATENATE(&quot;'&quot;;[Personnage.F23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234])&gt;0;CONCATENATE(&quot;'&quot;;[Personnage.I23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221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235])&gt;0;[Personnage.B235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235])&gt;0;CONCATENATE(&quot;'&quot;;[Personnage.H23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235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235])&gt;0;CONCATENATE(&quot;'&quot;;[Personnage.C23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235])&gt;0;CONCATENATE(&quot;'&quot;;[Personnage.D23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235])&gt;0;CONCATENATE(&quot;'&quot;;[Personnage.E23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235])&gt;0;CONCATENATE(&quot;'&quot;;[Personnage.F23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235])&gt;0;CONCATENATE(&quot;'&quot;;[Personnage.I23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222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236])&gt;0;[Personnage.B236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236])&gt;0;CONCATENATE(&quot;'&quot;;[Personnage.H23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236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236])&gt;0;CONCATENATE(&quot;'&quot;;[Personnage.C23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236])&gt;0;CONCATENATE(&quot;'&quot;;[Personnage.D23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236])&gt;0;CONCATENATE(&quot;'&quot;;[Personnage.E23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236])&gt;0;CONCATENATE(&quot;'&quot;;[Personnage.F23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236])&gt;0;CONCATENATE(&quot;'&quot;;[Personnage.I23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223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237])&gt;0;[Personnage.B237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237])&gt;0;CONCATENATE(&quot;'&quot;;[Personnage.H23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237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237])&gt;0;CONCATENATE(&quot;'&quot;;[Personnage.C23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237])&gt;0;CONCATENATE(&quot;'&quot;;[Personnage.D23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237])&gt;0;CONCATENATE(&quot;'&quot;;[Personnage.E23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237])&gt;0;CONCATENATE(&quot;'&quot;;[Personnage.F23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237])&gt;0;CONCATENATE(&quot;'&quot;;[Personnage.I23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224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238])&gt;0;[Personnage.B238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238])&gt;0;CONCATENATE(&quot;'&quot;;[Personnage.H23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238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238])&gt;0;CONCATENATE(&quot;'&quot;;[Personnage.C23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238])&gt;0;CONCATENATE(&quot;'&quot;;[Personnage.D23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238])&gt;0;CONCATENATE(&quot;'&quot;;[Personnage.E23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238])&gt;0;CONCATENATE(&quot;'&quot;;[Personnage.F23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238])&gt;0;CONCATENATE(&quot;'&quot;;[Personnage.I23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225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239])&gt;0;[Personnage.B239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239])&gt;0;CONCATENATE(&quot;'&quot;;[Personnage.H23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239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239])&gt;0;CONCATENATE(&quot;'&quot;;[Personnage.C23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239])&gt;0;CONCATENATE(&quot;'&quot;;[Personnage.D23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239])&gt;0;CONCATENATE(&quot;'&quot;;[Personnage.E23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239])&gt;0;CONCATENATE(&quot;'&quot;;[Personnage.F23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239])&gt;0;CONCATENATE(&quot;'&quot;;[Personnage.I23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226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240])&gt;0;[Personnage.B240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240])&gt;0;CONCATENATE(&quot;'&quot;;[Personnage.H24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240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240])&gt;0;CONCATENATE(&quot;'&quot;;[Personnage.C24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240])&gt;0;CONCATENATE(&quot;'&quot;;[Personnage.D24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240])&gt;0;CONCATENATE(&quot;'&quot;;[Personnage.E24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240])&gt;0;CONCATENATE(&quot;'&quot;;[Personnage.F24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240])&gt;0;CONCATENATE(&quot;'&quot;;[Personnage.I24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227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241])&gt;0;[Personnage.B241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241])&gt;0;CONCATENATE(&quot;'&quot;;[Personnage.H24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241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241])&gt;0;CONCATENATE(&quot;'&quot;;[Personnage.C24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241])&gt;0;CONCATENATE(&quot;'&quot;;[Personnage.D24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241])&gt;0;CONCATENATE(&quot;'&quot;;[Personnage.E24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241])&gt;0;CONCATENATE(&quot;'&quot;;[Personnage.F24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241])&gt;0;CONCATENATE(&quot;'&quot;;[Personnage.I24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228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242])&gt;0;[Personnage.B242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242])&gt;0;CONCATENATE(&quot;'&quot;;[Personnage.H24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242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242])&gt;0;CONCATENATE(&quot;'&quot;;[Personnage.C24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242])&gt;0;CONCATENATE(&quot;'&quot;;[Personnage.D24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242])&gt;0;CONCATENATE(&quot;'&quot;;[Personnage.E24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242])&gt;0;CONCATENATE(&quot;'&quot;;[Personnage.F24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242])&gt;0;CONCATENATE(&quot;'&quot;;[Personnage.I24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229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243])&gt;0;[Personnage.B243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243])&gt;0;CONCATENATE(&quot;'&quot;;[Personnage.H24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243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243])&gt;0;CONCATENATE(&quot;'&quot;;[Personnage.C24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243])&gt;0;CONCATENATE(&quot;'&quot;;[Personnage.D24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243])&gt;0;CONCATENATE(&quot;'&quot;;[Personnage.E24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243])&gt;0;CONCATENATE(&quot;'&quot;;[Personnage.F24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243])&gt;0;CONCATENATE(&quot;'&quot;;[Personnage.I24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230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244])&gt;0;[Personnage.B244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244])&gt;0;CONCATENATE(&quot;'&quot;;[Personnage.H24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244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244])&gt;0;CONCATENATE(&quot;'&quot;;[Personnage.C24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244])&gt;0;CONCATENATE(&quot;'&quot;;[Personnage.D24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244])&gt;0;CONCATENATE(&quot;'&quot;;[Personnage.E24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244])&gt;0;CONCATENATE(&quot;'&quot;;[Personnage.F24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244])&gt;0;CONCATENATE(&quot;'&quot;;[Personnage.I24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231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245])&gt;0;[Personnage.B245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245])&gt;0;CONCATENATE(&quot;'&quot;;[Personnage.H24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245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245])&gt;0;CONCATENATE(&quot;'&quot;;[Personnage.C24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245])&gt;0;CONCATENATE(&quot;'&quot;;[Personnage.D24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245])&gt;0;CONCATENATE(&quot;'&quot;;[Personnage.E24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245])&gt;0;CONCATENATE(&quot;'&quot;;[Personnage.F24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245])&gt;0;CONCATENATE(&quot;'&quot;;[Personnage.I24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232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246])&gt;0;[Personnage.B246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246])&gt;0;CONCATENATE(&quot;'&quot;;[Personnage.H24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246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246])&gt;0;CONCATENATE(&quot;'&quot;;[Personnage.C24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246])&gt;0;CONCATENATE(&quot;'&quot;;[Personnage.D24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246])&gt;0;CONCATENATE(&quot;'&quot;;[Personnage.E24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246])&gt;0;CONCATENATE(&quot;'&quot;;[Personnage.F24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246])&gt;0;CONCATENATE(&quot;'&quot;;[Personnage.I24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233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247])&gt;0;[Personnage.B247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247])&gt;0;CONCATENATE(&quot;'&quot;;[Personnage.H24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247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247])&gt;0;CONCATENATE(&quot;'&quot;;[Personnage.C24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247])&gt;0;CONCATENATE(&quot;'&quot;;[Personnage.D24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247])&gt;0;CONCATENATE(&quot;'&quot;;[Personnage.E24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247])&gt;0;CONCATENATE(&quot;'&quot;;[Personnage.F24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247])&gt;0;CONCATENATE(&quot;'&quot;;[Personnage.I24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234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248])&gt;0;[Personnage.B248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248])&gt;0;CONCATENATE(&quot;'&quot;;[Personnage.H24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248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248])&gt;0;CONCATENATE(&quot;'&quot;;[Personnage.C24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248])&gt;0;CONCATENATE(&quot;'&quot;;[Personnage.D24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248])&gt;0;CONCATENATE(&quot;'&quot;;[Personnage.E24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248])&gt;0;CONCATENATE(&quot;'&quot;;[Personnage.F24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248])&gt;0;CONCATENATE(&quot;'&quot;;[Personnage.I24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235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249])&gt;0;[Personnage.B249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249])&gt;0;CONCATENATE(&quot;'&quot;;[Personnage.H24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249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249])&gt;0;CONCATENATE(&quot;'&quot;;[Personnage.C24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249])&gt;0;CONCATENATE(&quot;'&quot;;[Personnage.D24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249])&gt;0;CONCATENATE(&quot;'&quot;;[Personnage.E24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249])&gt;0;CONCATENATE(&quot;'&quot;;[Personnage.F24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249])&gt;0;CONCATENATE(&quot;'&quot;;[Personnage.I24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236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250])&gt;0;[Personnage.B250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250])&gt;0;CONCATENATE(&quot;'&quot;;[Personnage.H25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250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250])&gt;0;CONCATENATE(&quot;'&quot;;[Personnage.C25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250])&gt;0;CONCATENATE(&quot;'&quot;;[Personnage.D25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250])&gt;0;CONCATENATE(&quot;'&quot;;[Personnage.E25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250])&gt;0;CONCATENATE(&quot;'&quot;;[Personnage.F25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250])&gt;0;CONCATENATE(&quot;'&quot;;[Personnage.I25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237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251])&gt;0;[Personnage.B251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251])&gt;0;CONCATENATE(&quot;'&quot;;[Personnage.H25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251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251])&gt;0;CONCATENATE(&quot;'&quot;;[Personnage.C25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251])&gt;0;CONCATENATE(&quot;'&quot;;[Personnage.D25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251])&gt;0;CONCATENATE(&quot;'&quot;;[Personnage.E25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251])&gt;0;CONCATENATE(&quot;'&quot;;[Personnage.F25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251])&gt;0;CONCATENATE(&quot;'&quot;;[Personnage.I25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</table:table>
      <table:table table:name="Segments (Morphes)" table:style-name="ta1">
        <table:table-column table:style-name="co20" table:default-cell-style-name="Default"/>
        <table:table-column table:style-name="co5" table:default-cell-style-name="Default"/>
        <table:table-column table:style-name="co2" table:default-cell-style-name="Default"/>
        <table:table-column table:style-name="co21" table:default-cell-style-name="Default"/>
        <table:table-column table:style-name="co5" table:number-columns-repeated="3" table:default-cell-style-name="Default"/>
        <table:table-column table:style-name="co22" table:default-cell-style-name="Default"/>
        <table:table-column table:style-name="co23" table:default-cell-style-name="ce1"/>
        <table:table-row table:style-name="ro1">
          <table:table-cell table:style-name="ce8" office:value-type="string">
            <text:p>Morphe</text:p>
          </table:table-cell>
          <table:table-cell table:style-name="ce12" office:value-type="string">
            <text:p>Cause</text:p>
          </table:table-cell>
          <table:table-cell table:style-name="ce15" office:value-type="string">
            <text:p>Clé générale</text:p>
          </table:table-cell>
          <table:table-cell table:style-name="ce15" office:value-type="string">
            <text:p>Sous-clé 1</text:p>
          </table:table-cell>
          <table:table-cell table:style-name="ce15" office:value-type="string">
            <text:p>Sous-clé 2</text:p>
          </table:table-cell>
          <table:table-cell table:style-name="ce15" office:value-type="string">
            <text:p>Sous-clé 3</text:p>
          </table:table-cell>
          <table:table-cell table:style-name="ce12" office:value-type="string">
            <text:p>Amount</text:p>
          </table:table-cell>
          <table:table-cell table:style-name="ce15" office:value-type="string">
            <text:p>AmountType</text:p>
          </table:table-cell>
          <table:table-cell table:style-name="ce16" office:value-type="string">
            <text:p>Valeur chaîne</text:p>
          </table:table-cell>
        </table:table-row>
        <table:table-row table:style-name="ro1">
          <table:table-cell table:style-name="ce9" office:value-type="string">
            <text:p>MT_FURY</text:p>
          </table:table-cell>
          <table:table-cell table:style-name="ce13"/>
          <table:table-cell table:style-name="ce13" office:value-type="string">
            <text:p>MORPH_TYPE</text:p>
          </table:table-cell>
          <table:table-cell table:style-name="ce13" table:number-columns-repeated="3"/>
          <table:table-cell table:style-name="ce13" office:value-type="float" office:value="75">
            <text:p>75</text:p>
          </table:table-cell>
          <table:table-cell table:style-name="ce13" office:value-type="string">
            <text:p>FREEBIE</text:p>
          </table:table-cell>
          <table:table-cell table:style-name="ce17" office:value-type="string">
            <text:p>MT_FURY</text:p>
          </table:table-cell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ORIGIN</text:p>
          </table:table-cell>
          <table:table-cell table:number-columns-repeated="5"/>
          <table:table-cell table:style-name="ce18" office:value-type="string">
            <text:p>BIO</text:p>
          </table:table-cell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MOVEMENT</text:p>
          </table:table-cell>
          <table:table-cell table:number-columns-repeated="5"/>
          <table:table-cell table:style-name="ce18" office:value-type="string">
            <text:p>4 / 20</text:p>
          </table:table-cell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DURABILITY</text:p>
          </table:table-cell>
          <table:table-cell table:number-columns-repeated="3"/>
          <table:table-cell office:value-type="float" office:value="50">
            <text:p>50</text:p>
          </table:table-cell>
          <table:table-cell/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APT_MAX</text:p>
          </table:table-cell>
          <table:table-cell table:number-columns-repeated="3"/>
          <table:table-cell office:value-type="float" office:value="30">
            <text:p>30</text:p>
          </table:table-cell>
          <table:table-cell/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COO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MORPH_BASE_MAX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REF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MORPH_BASE_MAX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SOM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MORPH_BASE_MAX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SAV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MORPH_BASE_MAX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WIL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MORPH_BASE_MAX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INT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MORPH_BASE_MAX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COG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MORPH_BASE_MAX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COO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MORPH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REF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MORPH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SOM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MORPH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WIL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MORPH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&lt;choix&gt;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MORPH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SPEED_MOD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style-name="ce19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ENH</text:p>
          </table:table-cell>
          <table:table-cell table:number-columns-repeated="5"/>
          <table:table-cell table:style-name="ce18" office:value-type="string">
            <text:p>Bio-modes Basiques</text:p>
          </table:table-cell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ENH</text:p>
          </table:table-cell>
          <table:table-cell table:number-columns-repeated="5"/>
          <table:table-cell table:style-name="ce18" office:value-type="string">
            <text:p>Implants Réseau de Base</text:p>
          </table:table-cell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ENH</text:p>
          </table:table-cell>
          <table:table-cell table:number-columns-repeated="5"/>
          <table:table-cell table:style-name="ce18" office:value-type="string">
            <text:p>Armure Biotissée (légère)</text:p>
          </table:table-cell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ENH</text:p>
          </table:table-cell>
          <table:table-cell table:number-columns-repeated="5"/>
          <table:table-cell table:style-name="ce18" office:value-type="string">
            <text:p>Pile Corticale</text:p>
          </table:table-cell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ENH</text:p>
          </table:table-cell>
          <table:table-cell table:number-columns-repeated="5"/>
          <table:table-cell table:style-name="ce18" office:value-type="string">
            <text:p>Vision Améliorée</text:p>
          </table:table-cell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ENH</text:p>
          </table:table-cell>
          <table:table-cell table:number-columns-repeated="5"/>
          <table:table-cell table:style-name="ce18" office:value-type="string">
            <text:p>Neurachem (Niveau 1)</text:p>
          </table:table-cell>
        </table:table-row>
        <table:table-row table:style-name="ro1">
          <table:table-cell table:style-name="ce11"/>
          <table:table-cell table:style-name="ce14" office:value-type="string">
            <text:p>&lt;Cause&gt;</text:p>
          </table:table-cell>
          <table:table-cell table:style-name="ce14" office:value-type="string">
            <text:p>MORPH_ENH</text:p>
          </table:table-cell>
          <table:table-cell table:style-name="ce14" table:number-columns-repeated="5"/>
          <table:table-cell table:style-name="ce20" office:value-type="string">
            <text:p>Filtres Toxémiques</text:p>
          </table:table-cell>
        </table:table-row>
        <table:table-row table:style-name="ro1">
          <table:table-cell table:style-name="ce9" office:value-type="string">
            <text:p>MT_FLAT</text:p>
          </table:table-cell>
          <table:table-cell table:style-name="ce13"/>
          <table:table-cell table:style-name="ce13" office:value-type="string">
            <text:p>MORPH_TYPE</text:p>
          </table:table-cell>
          <table:table-cell table:style-name="ce13" table:number-columns-repeated="3"/>
          <table:table-cell table:style-name="ce13" office:value-type="float" office:value="0">
            <text:p>0</text:p>
          </table:table-cell>
          <table:table-cell table:style-name="ce13" office:value-type="string">
            <text:p>FREEBIE</text:p>
          </table:table-cell>
          <table:table-cell table:style-name="ce17" office:value-type="string">
            <text:p>MT_FLAT</text:p>
          </table:table-cell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ORIGIN</text:p>
          </table:table-cell>
          <table:table-cell table:number-columns-repeated="5"/>
          <table:table-cell table:style-name="ce18" office:value-type="string">
            <text:p>BIO</text:p>
          </table:table-cell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MOVEMENT</text:p>
          </table:table-cell>
          <table:table-cell table:number-columns-repeated="5"/>
          <table:table-cell table:style-name="ce18" office:value-type="string">
            <text:p>4 / 20</text:p>
          </table:table-cell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DURABILITY</text:p>
          </table:table-cell>
          <table:table-cell table:number-columns-repeated="3"/>
          <table:table-cell office:value-type="float" office:value="30">
            <text:p>30</text:p>
          </table:table-cell>
          <table:table-cell/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APT_MAX</text:p>
          </table:table-cell>
          <table:table-cell table:number-columns-repeated="3"/>
          <table:table-cell office:value-type="float" office:value="20">
            <text:p>20</text:p>
          </table:table-cell>
          <table:table-cell/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COO</text:p>
          </table:table-cell>
          <table:table-cell table:number-columns-repeated="2"/>
          <table:table-cell office:value-type="float" office:value="20">
            <text:p>20</text:p>
          </table:table-cell>
          <table:table-cell office:value-type="string">
            <text:p>MORPH_BASE_MAX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REF</text:p>
          </table:table-cell>
          <table:table-cell table:number-columns-repeated="2"/>
          <table:table-cell office:value-type="float" office:value="20">
            <text:p>20</text:p>
          </table:table-cell>
          <table:table-cell office:value-type="string">
            <text:p>MORPH_BASE_MAX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SOM</text:p>
          </table:table-cell>
          <table:table-cell table:number-columns-repeated="2"/>
          <table:table-cell office:value-type="float" office:value="20">
            <text:p>20</text:p>
          </table:table-cell>
          <table:table-cell office:value-type="string">
            <text:p>MORPH_BASE_MAX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SAV</text:p>
          </table:table-cell>
          <table:table-cell table:number-columns-repeated="2"/>
          <table:table-cell office:value-type="float" office:value="20">
            <text:p>20</text:p>
          </table:table-cell>
          <table:table-cell office:value-type="string">
            <text:p>MORPH_BASE_MAX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WIL</text:p>
          </table:table-cell>
          <table:table-cell table:number-columns-repeated="2"/>
          <table:table-cell office:value-type="float" office:value="20">
            <text:p>20</text:p>
          </table:table-cell>
          <table:table-cell office:value-type="string">
            <text:p>MORPH_BASE_MAX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INT</text:p>
          </table:table-cell>
          <table:table-cell table:number-columns-repeated="2"/>
          <table:table-cell office:value-type="float" office:value="20">
            <text:p>20</text:p>
          </table:table-cell>
          <table:table-cell office:value-type="string">
            <text:p>MORPH_BASE_MAX</text:p>
          </table:table-cell>
          <table:table-cell table:style-name="ce18"/>
        </table:table-row>
        <table:table-row table:style-name="ro1">
          <table:table-cell table:style-name="ce11"/>
          <table:table-cell table:style-name="ce14" office:value-type="string">
            <text:p>&lt;Cause&gt;</text:p>
          </table:table-cell>
          <table:table-cell table:style-name="ce14" office:value-type="string">
            <text:p>APT</text:p>
          </table:table-cell>
          <table:table-cell table:style-name="ce14" office:value-type="string">
            <text:p>COG</text:p>
          </table:table-cell>
          <table:table-cell table:style-name="ce14" table:number-columns-repeated="2"/>
          <table:table-cell table:style-name="ce14" office:value-type="float" office:value="20">
            <text:p>20</text:p>
          </table:table-cell>
          <table:table-cell table:style-name="ce14" office:value-type="string">
            <text:p>MORPH_BASE_MAX</text:p>
          </table:table-cell>
          <table:table-cell table:style-name="ce20"/>
        </table:table-row>
        <table:table-row table:style-name="ro1">
          <table:table-cell table:style-name="ce9" office:value-type="string">
            <text:p>MT_SPLICER</text:p>
          </table:table-cell>
          <table:table-cell table:style-name="ce13"/>
          <table:table-cell table:style-name="ce13" office:value-type="string">
            <text:p>MORPH_TYPE</text:p>
          </table:table-cell>
          <table:table-cell table:style-name="ce13" table:number-columns-repeated="3"/>
          <table:table-cell table:style-name="ce13" office:value-type="float" office:value="10">
            <text:p>10</text:p>
          </table:table-cell>
          <table:table-cell table:style-name="ce13" office:value-type="string">
            <text:p>FREEBIE</text:p>
          </table:table-cell>
          <table:table-cell table:style-name="ce21" office:value-type="string">
            <text:p>MT_SPLICER</text:p>
          </table:table-cell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ORIGIN</text:p>
          </table:table-cell>
          <table:table-cell table:number-columns-repeated="5"/>
          <table:table-cell table:style-name="ce18" office:value-type="string">
            <text:p>BIO</text:p>
          </table:table-cell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MOVEMENT</text:p>
          </table:table-cell>
          <table:table-cell table:number-columns-repeated="5"/>
          <table:table-cell table:style-name="ce18" office:value-type="string">
            <text:p>4 / 20</text:p>
          </table:table-cell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DURABILITY</text:p>
          </table:table-cell>
          <table:table-cell table:number-columns-repeated="3"/>
          <table:table-cell office:value-type="float" office:value="30">
            <text:p>30</text:p>
          </table:table-cell>
          <table:table-cell/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APT_MAX</text:p>
          </table:table-cell>
          <table:table-cell table:number-columns-repeated="3"/>
          <table:table-cell office:value-type="float" office:value="25">
            <text:p>25</text:p>
          </table:table-cell>
          <table:table-cell/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COO</text:p>
          </table:table-cell>
          <table:table-cell table:number-columns-repeated="2"/>
          <table:table-cell office:value-type="float" office:value="25">
            <text:p>25</text:p>
          </table:table-cell>
          <table:table-cell office:value-type="string">
            <text:p>MORPH_BASE_MAX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REF</text:p>
          </table:table-cell>
          <table:table-cell table:number-columns-repeated="2"/>
          <table:table-cell office:value-type="float" office:value="25">
            <text:p>25</text:p>
          </table:table-cell>
          <table:table-cell office:value-type="string">
            <text:p>MORPH_BASE_MAX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SOM</text:p>
          </table:table-cell>
          <table:table-cell table:number-columns-repeated="2"/>
          <table:table-cell office:value-type="float" office:value="25">
            <text:p>25</text:p>
          </table:table-cell>
          <table:table-cell office:value-type="string">
            <text:p>MORPH_BASE_MAX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SAV</text:p>
          </table:table-cell>
          <table:table-cell table:number-columns-repeated="2"/>
          <table:table-cell office:value-type="float" office:value="25">
            <text:p>25</text:p>
          </table:table-cell>
          <table:table-cell office:value-type="string">
            <text:p>MORPH_BASE_MAX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WIL</text:p>
          </table:table-cell>
          <table:table-cell table:number-columns-repeated="2"/>
          <table:table-cell office:value-type="float" office:value="25">
            <text:p>25</text:p>
          </table:table-cell>
          <table:table-cell office:value-type="string">
            <text:p>MORPH_BASE_MAX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INT</text:p>
          </table:table-cell>
          <table:table-cell table:number-columns-repeated="2"/>
          <table:table-cell office:value-type="float" office:value="25">
            <text:p>25</text:p>
          </table:table-cell>
          <table:table-cell office:value-type="string">
            <text:p>MORPH_BASE_MAX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COG</text:p>
          </table:table-cell>
          <table:table-cell table:number-columns-repeated="2"/>
          <table:table-cell office:value-type="float" office:value="25">
            <text:p>25</text:p>
          </table:table-cell>
          <table:table-cell office:value-type="string">
            <text:p>MORPH_BASE_MAX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&lt;choix&gt;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MORPH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ENH</text:p>
          </table:table-cell>
          <table:table-cell table:number-columns-repeated="5"/>
          <table:table-cell table:style-name="ce18" office:value-type="string">
            <text:p>Bio-modes Basiques</text:p>
          </table:table-cell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ENH</text:p>
          </table:table-cell>
          <table:table-cell table:number-columns-repeated="5"/>
          <table:table-cell table:style-name="ce18" office:value-type="string">
            <text:p>Implants Réseau de Base</text:p>
          </table:table-cell>
        </table:table-row>
        <table:table-row table:style-name="ro1">
          <table:table-cell table:style-name="ce11"/>
          <table:table-cell table:style-name="ce14" office:value-type="string">
            <text:p>&lt;Cause&gt;</text:p>
          </table:table-cell>
          <table:table-cell table:style-name="ce14" office:value-type="string">
            <text:p>MORPH_ENH</text:p>
          </table:table-cell>
          <table:table-cell table:style-name="ce14" table:number-columns-repeated="5"/>
          <table:table-cell table:style-name="ce20" office:value-type="string">
            <text:p>Pile Corticale</text:p>
          </table:table-cell>
        </table:table-row>
        <table:table-row table:style-name="ro1">
          <table:table-cell table:style-name="ce9" office:value-type="string">
            <text:p>MT_EXALT</text:p>
          </table:table-cell>
          <table:table-cell table:style-name="ce13"/>
          <table:table-cell table:style-name="ce13" office:value-type="string">
            <text:p>MORPH_TYPE</text:p>
          </table:table-cell>
          <table:table-cell table:style-name="ce13" table:number-columns-repeated="3"/>
          <table:table-cell table:style-name="ce13" office:value-type="float" office:value="30">
            <text:p>30</text:p>
          </table:table-cell>
          <table:table-cell table:style-name="ce13" office:value-type="string">
            <text:p>FREEBIE</text:p>
          </table:table-cell>
          <table:table-cell table:style-name="ce9" office:value-type="string">
            <text:p>MT_EXALT</text:p>
          </table:table-cell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ORIGIN</text:p>
          </table:table-cell>
          <table:table-cell table:number-columns-repeated="5"/>
          <table:table-cell table:style-name="ce18" office:value-type="string">
            <text:p>BIO</text:p>
          </table:table-cell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MOVEMENT</text:p>
          </table:table-cell>
          <table:table-cell table:number-columns-repeated="5"/>
          <table:table-cell table:style-name="ce18" office:value-type="string">
            <text:p>4 / 20</text:p>
          </table:table-cell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DURABILITY</text:p>
          </table:table-cell>
          <table:table-cell table:number-columns-repeated="3"/>
          <table:table-cell office:value-type="float" office:value="35">
            <text:p>35</text:p>
          </table:table-cell>
          <table:table-cell/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APT_MAX</text:p>
          </table:table-cell>
          <table:table-cell table:number-columns-repeated="3"/>
          <table:table-cell office:value-type="float" office:value="30">
            <text:p>30</text:p>
          </table:table-cell>
          <table:table-cell/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COO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MORPH_BASE_MAX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REF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MORPH_BASE_MAX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SOM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MORPH_BASE_MAX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SAV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MORPH_BASE_MAX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WIL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MORPH_BASE_MAX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INT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MORPH_BASE_MAX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COG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MORPH_BASE_MAX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COG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MORPH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&lt;choix&gt;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MORPH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&lt;choix&gt;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MORPH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&lt;choix&gt;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MORPH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ENH</text:p>
          </table:table-cell>
          <table:table-cell table:number-columns-repeated="5"/>
          <table:table-cell table:style-name="ce18" office:value-type="string">
            <text:p>Bio-modes Basiques</text:p>
          </table:table-cell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ENH</text:p>
          </table:table-cell>
          <table:table-cell table:number-columns-repeated="5"/>
          <table:table-cell table:style-name="ce18" office:value-type="string">
            <text:p>Implants Réseau de Base</text:p>
          </table:table-cell>
        </table:table-row>
        <table:table-row table:style-name="ro1">
          <table:table-cell table:style-name="ce11"/>
          <table:table-cell table:style-name="ce14" office:value-type="string">
            <text:p>&lt;Cause&gt;</text:p>
          </table:table-cell>
          <table:table-cell table:style-name="ce14" office:value-type="string">
            <text:p>MORPH_ENH</text:p>
          </table:table-cell>
          <table:table-cell table:style-name="ce14" table:number-columns-repeated="5"/>
          <table:table-cell table:style-name="ce20" office:value-type="string">
            <text:p>Pile Corticale</text:p>
          </table:table-cell>
        </table:table-row>
        <table:table-row table:style-name="ro1">
          <table:table-cell table:style-name="ce9" office:value-type="string">
            <text:p>MT_MENTON</text:p>
          </table:table-cell>
          <table:table-cell table:style-name="ce13"/>
          <table:table-cell table:style-name="ce13" office:value-type="string">
            <text:p>MORPH_TYPE</text:p>
          </table:table-cell>
          <table:table-cell table:style-name="ce13" table:number-columns-repeated="3"/>
          <table:table-cell table:style-name="ce13" office:value-type="float" office:value="40">
            <text:p>40</text:p>
          </table:table-cell>
          <table:table-cell table:style-name="ce13" office:value-type="string">
            <text:p>FREEBIE</text:p>
          </table:table-cell>
          <table:table-cell table:style-name="ce21" office:value-type="string">
            <text:p>MT_MENTON</text:p>
          </table:table-cell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ORIGIN</text:p>
          </table:table-cell>
          <table:table-cell table:number-columns-repeated="5"/>
          <table:table-cell table:style-name="ce18" office:value-type="string">
            <text:p>BIO</text:p>
          </table:table-cell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MOVEMENT</text:p>
          </table:table-cell>
          <table:table-cell table:number-columns-repeated="5"/>
          <table:table-cell table:style-name="ce18" office:value-type="string">
            <text:p>4 / 20</text:p>
          </table:table-cell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DURABILITY</text:p>
          </table:table-cell>
          <table:table-cell table:number-columns-repeated="3"/>
          <table:table-cell office:value-type="float" office:value="30">
            <text:p>30</text:p>
          </table:table-cell>
          <table:table-cell/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APT_MAX</text:p>
          </table:table-cell>
          <table:table-cell table:number-columns-repeated="3"/>
          <table:table-cell office:value-type="float" office:value="30">
            <text:p>30</text:p>
          </table:table-cell>
          <table:table-cell/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COO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MORPH_BASE_MAX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REF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MORPH_BASE_MAX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SOM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MORPH_BASE_MAX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SAV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MORPH_BASE_MAX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WIL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MORPH_BASE_MAX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INT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MORPH_BASE_MAX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COG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MORPH_BASE_MAX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COG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MORPH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INT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MORPH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VOL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MORPH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&lt;choix&gt;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MORPH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ENH</text:p>
          </table:table-cell>
          <table:table-cell table:number-columns-repeated="5"/>
          <table:table-cell table:style-name="ce18" office:value-type="string">
            <text:p>Bio-modes Basiques</text:p>
          </table:table-cell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ENH</text:p>
          </table:table-cell>
          <table:table-cell table:number-columns-repeated="5"/>
          <table:table-cell table:style-name="ce18" office:value-type="string">
            <text:p>Implants Réseau de Base</text:p>
          </table:table-cell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ENH</text:p>
          </table:table-cell>
          <table:table-cell table:number-columns-repeated="5"/>
          <table:table-cell table:style-name="ce18" office:value-type="string">
            <text:p>Pile Corticale</text:p>
          </table:table-cell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ENH</text:p>
          </table:table-cell>
          <table:table-cell table:number-columns-repeated="5"/>
          <table:table-cell table:style-name="ce18" office:value-type="string">
            <text:p>Mémoire Eidétique</text:p>
          </table:table-cell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ENH</text:p>
          </table:table-cell>
          <table:table-cell table:number-columns-repeated="5"/>
          <table:table-cell table:style-name="ce18" office:value-type="string">
            <text:p>Hyper-Linguiste</text:p>
          </table:table-cell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ENH</text:p>
          </table:table-cell>
          <table:table-cell table:number-columns-repeated="5"/>
          <table:table-cell table:style-name="ce18" office:value-type="string">
            <text:p>Implant Mathémagique</text:p>
          </table:table-cell>
        </table:table-row>
        <table:table-row table:style-name="ro1">
          <table:table-cell table:style-name="ce11"/>
          <table:table-cell table:style-name="ce14" office:value-type="string">
            <text:p>&lt;Cause&gt;</text:p>
          </table:table-cell>
          <table:table-cell table:style-name="ce14" office:value-type="string">
            <text:p>MORPH_TRAIT</text:p>
          </table:table-cell>
          <table:table-cell table:style-name="ce14" office:value-type="string">
            <text:p>HYPER_LINGUIST</text:p>
          </table:table-cell>
          <table:table-cell table:style-name="ce14" table:number-columns-repeated="4"/>
          <table:table-cell table:style-name="ce20"/>
        </table:table-row>
        <table:table-row table:style-name="ro1">
          <table:table-cell table:style-name="ce9" office:value-type="string">
            <text:p>MT_OLYMPIANS</text:p>
          </table:table-cell>
          <table:table-cell table:style-name="ce13"/>
          <table:table-cell table:style-name="ce13" office:value-type="string">
            <text:p>MORPH_TYPE</text:p>
          </table:table-cell>
          <table:table-cell table:style-name="ce13" table:number-columns-repeated="3"/>
          <table:table-cell table:style-name="ce13" office:value-type="float" office:value="40">
            <text:p>40</text:p>
          </table:table-cell>
          <table:table-cell table:style-name="ce13" office:value-type="string">
            <text:p>FREEBIE</text:p>
          </table:table-cell>
          <table:table-cell table:style-name="ce22" office:value-type="string">
            <text:p>MT_OLYMPIANS</text:p>
          </table:table-cell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ORIGIN</text:p>
          </table:table-cell>
          <table:table-cell table:number-columns-repeated="5"/>
          <table:table-cell table:style-name="ce18" office:value-type="string">
            <text:p>BIO</text:p>
          </table:table-cell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MOVEMENT</text:p>
          </table:table-cell>
          <table:table-cell table:number-columns-repeated="5"/>
          <table:table-cell table:style-name="ce18" office:value-type="string">
            <text:p>4 / 20</text:p>
          </table:table-cell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DURABILITY</text:p>
          </table:table-cell>
          <table:table-cell table:number-columns-repeated="3"/>
          <table:table-cell office:value-type="float" office:value="40">
            <text:p>40</text:p>
          </table:table-cell>
          <table:table-cell/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APT_MAX</text:p>
          </table:table-cell>
          <table:table-cell table:number-columns-repeated="3"/>
          <table:table-cell office:value-type="float" office:value="30">
            <text:p>30</text:p>
          </table:table-cell>
          <table:table-cell/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COO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MORPH_BASE_MAX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REF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MORPH_BASE_MAX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SOM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MORPH_BASE_MAX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SAV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MORPH_BASE_MAX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WIL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MORPH_BASE_MAX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INT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MORPH_BASE_MAX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COG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MORPH_BASE_MAX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COO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MORPH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REF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MORPH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SOM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MORPH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&lt;choix&gt;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MORPH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ENH</text:p>
          </table:table-cell>
          <table:table-cell table:number-columns-repeated="5"/>
          <table:table-cell table:style-name="ce18" office:value-type="string">
            <text:p>Bio-modes Basiques</text:p>
          </table:table-cell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ENH</text:p>
          </table:table-cell>
          <table:table-cell table:number-columns-repeated="5"/>
          <table:table-cell table:style-name="ce18" office:value-type="string">
            <text:p>Implants Réseau de Base</text:p>
          </table:table-cell>
        </table:table-row>
        <table:table-row table:style-name="ro1">
          <table:table-cell table:style-name="ce11"/>
          <table:table-cell table:style-name="ce14" office:value-type="string">
            <text:p>&lt;Cause&gt;</text:p>
          </table:table-cell>
          <table:table-cell table:style-name="ce14" office:value-type="string">
            <text:p>MORPH_ENH</text:p>
          </table:table-cell>
          <table:table-cell table:style-name="ce14" table:number-columns-repeated="5"/>
          <table:table-cell table:style-name="ce20" office:value-type="string">
            <text:p>Pile Corticale</text:p>
          </table:table-cell>
        </table:table-row>
        <table:table-row table:style-name="ro1">
          <table:table-cell table:style-name="ce9" office:value-type="string">
            <text:p>MT_SYLPH</text:p>
          </table:table-cell>
          <table:table-cell table:style-name="ce13"/>
          <table:table-cell table:style-name="ce13" office:value-type="string">
            <text:p>MORPH_TYPE</text:p>
          </table:table-cell>
          <table:table-cell table:style-name="ce13" table:number-columns-repeated="3"/>
          <table:table-cell table:style-name="ce13" office:value-type="float" office:value="40">
            <text:p>40</text:p>
          </table:table-cell>
          <table:table-cell table:style-name="ce13" office:value-type="string">
            <text:p>FREEBIE</text:p>
          </table:table-cell>
          <table:table-cell table:style-name="ce21" office:value-type="string">
            <text:p>MT_SYLPH</text:p>
          </table:table-cell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ORIGIN</text:p>
          </table:table-cell>
          <table:table-cell table:number-columns-repeated="5"/>
          <table:table-cell table:style-name="ce18" office:value-type="string">
            <text:p>BIO</text:p>
          </table:table-cell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MOVEMENT</text:p>
          </table:table-cell>
          <table:table-cell table:number-columns-repeated="5"/>
          <table:table-cell table:style-name="ce18" office:value-type="string">
            <text:p>4 / 20</text:p>
          </table:table-cell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DURABILITY</text:p>
          </table:table-cell>
          <table:table-cell table:number-columns-repeated="3"/>
          <table:table-cell office:value-type="float" office:value="35">
            <text:p>35</text:p>
          </table:table-cell>
          <table:table-cell/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APT_MAX</text:p>
          </table:table-cell>
          <table:table-cell table:number-columns-repeated="3"/>
          <table:table-cell office:value-type="float" office:value="30">
            <text:p>30</text:p>
          </table:table-cell>
          <table:table-cell/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COO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MORPH_BASE_MAX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REF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MORPH_BASE_MAX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SOM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MORPH_BASE_MAX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SAV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MORPH_BASE_MAX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WIL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MORPH_BASE_MAX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INT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MORPH_BASE_MAX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COG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MORPH_BASE_MAX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SAV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MORPH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COO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MORPH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SAV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MORPH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&lt;choix&gt;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MORPH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ENH</text:p>
          </table:table-cell>
          <table:table-cell table:number-columns-repeated="5"/>
          <table:table-cell table:style-name="ce18" office:value-type="string">
            <text:p>Bio-modes Basiques</text:p>
          </table:table-cell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ENH</text:p>
          </table:table-cell>
          <table:table-cell table:number-columns-repeated="5"/>
          <table:table-cell table:style-name="ce18" office:value-type="string">
            <text:p>Implants Réseau de Base</text:p>
          </table:table-cell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ENH</text:p>
          </table:table-cell>
          <table:table-cell table:number-columns-repeated="5"/>
          <table:table-cell table:style-name="ce18" office:value-type="string">
            <text:p>Pile Corticale</text:p>
          </table:table-cell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ENH</text:p>
          </table:table-cell>
          <table:table-cell table:number-columns-repeated="5"/>
          <table:table-cell table:style-name="ce18" office:value-type="string">
            <text:p>Pureté Métabolique</text:p>
          </table:table-cell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ENH</text:p>
          </table:table-cell>
          <table:table-cell table:number-columns-repeated="5"/>
          <table:table-cell table:style-name="ce18" office:value-type="string">
            <text:p>Phéromones Améliorées</text:p>
          </table:table-cell>
        </table:table-row>
        <table:table-row table:style-name="ro1">
          <table:table-cell table:style-name="ce11"/>
          <table:table-cell table:style-name="ce14" office:value-type="string">
            <text:p>&lt;Cause&gt;</text:p>
          </table:table-cell>
          <table:table-cell table:style-name="ce14" office:value-type="string">
            <text:p>MORPH_TRAIT</text:p>
          </table:table-cell>
          <table:table-cell table:style-name="ce14" office:value-type="string">
            <text:p>STRIKING_LOOKS</text:p>
          </table:table-cell>
          <table:table-cell table:style-name="ce14" table:number-columns-repeated="4"/>
          <table:table-cell table:style-name="ce20"/>
        </table:table-row>
        <table:table-row table:style-name="ro1">
          <table:table-cell table:style-name="ce9" office:value-type="string">
            <text:p>MT_BOUNCER</text:p>
          </table:table-cell>
          <table:table-cell table:style-name="ce13"/>
          <table:table-cell table:style-name="ce13" office:value-type="string">
            <text:p>MORPH_TYPE</text:p>
          </table:table-cell>
          <table:table-cell table:style-name="ce13" table:number-columns-repeated="3"/>
          <table:table-cell table:style-name="ce13" office:value-type="float" office:value="40">
            <text:p>40</text:p>
          </table:table-cell>
          <table:table-cell table:style-name="ce13" office:value-type="string">
            <text:p>FREEBIE</text:p>
          </table:table-cell>
          <table:table-cell table:style-name="ce2" office:value-type="string">
            <text:p>MT_BOUNCER</text:p>
          </table:table-cell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ORIGIN</text:p>
          </table:table-cell>
          <table:table-cell table:number-columns-repeated="5"/>
          <table:table-cell table:style-name="ce18" office:value-type="string">
            <text:p>BIO</text:p>
          </table:table-cell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MOVEMENT</text:p>
          </table:table-cell>
          <table:table-cell table:number-columns-repeated="5"/>
          <table:table-cell table:style-name="ce18" office:value-type="string">
            <text:p>4 / 20</text:p>
          </table:table-cell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DURABILITY</text:p>
          </table:table-cell>
          <table:table-cell table:number-columns-repeated="3"/>
          <table:table-cell office:value-type="float" office:value="35">
            <text:p>35</text:p>
          </table:table-cell>
          <table:table-cell/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APT_MAX</text:p>
          </table:table-cell>
          <table:table-cell table:number-columns-repeated="3"/>
          <table:table-cell office:value-type="float" office:value="30">
            <text:p>30</text:p>
          </table:table-cell>
          <table:table-cell/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COO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MORPH_BASE_MAX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REF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MORPH_BASE_MAX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SOM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MORPH_BASE_MAX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SAV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MORPH_BASE_MAX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WIL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MORPH_BASE_MAX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INT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MORPH_BASE_MAX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COG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MORPH_BASE_MAX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COO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MORPH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SOM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MORPH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&lt;choix&gt;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MORPH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ENH</text:p>
          </table:table-cell>
          <table:table-cell table:number-columns-repeated="5"/>
          <table:table-cell table:style-name="ce18" office:value-type="string">
            <text:p>Bio-modes Basiques</text:p>
          </table:table-cell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ENH</text:p>
          </table:table-cell>
          <table:table-cell table:number-columns-repeated="5"/>
          <table:table-cell table:style-name="ce18" office:value-type="string">
            <text:p>Implants Réseau de Base</text:p>
          </table:table-cell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ENH</text:p>
          </table:table-cell>
          <table:table-cell table:number-columns-repeated="5"/>
          <table:table-cell table:style-name="ce18" office:value-type="string">
            <text:p>Pile Corticale</text:p>
          </table:table-cell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ENH</text:p>
          </table:table-cell>
          <table:table-cell table:number-columns-repeated="5"/>
          <table:table-cell table:style-name="ce18" office:value-type="string">
            <text:p>Coussinets Adhésifs</text:p>
          </table:table-cell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ENH</text:p>
          </table:table-cell>
          <table:table-cell table:number-columns-repeated="5"/>
          <table:table-cell table:style-name="ce18" office:value-type="string">
            <text:p>Pieds Préhensiles</text:p>
          </table:table-cell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ENH</text:p>
          </table:table-cell>
          <table:table-cell table:number-columns-repeated="5"/>
          <table:table-cell table:style-name="ce18" office:value-type="string">
            <text:p>Réserves d'Oxygène</text:p>
          </table:table-cell>
        </table:table-row>
        <table:table-row table:style-name="ro1">
          <table:table-cell table:style-name="ce11"/>
          <table:table-cell table:style-name="ce14" office:value-type="string">
            <text:p>&lt;Cause&gt;</text:p>
          </table:table-cell>
          <table:table-cell table:style-name="ce14" office:value-type="string">
            <text:p>MORPH_TRAIT</text:p>
          </table:table-cell>
          <table:table-cell table:style-name="ce14" office:value-type="string">
            <text:p>LIMBER</text:p>
          </table:table-cell>
          <table:table-cell table:style-name="ce14" office:value-type="float" office:value="2">
            <text:p>2</text:p>
          </table:table-cell>
          <table:table-cell table:style-name="ce14" table:number-columns-repeated="3"/>
          <table:table-cell table:style-name="ce20"/>
        </table:table-row>
        <table:table-row table:style-name="ro1">
          <table:table-cell table:style-name="ce9" office:value-type="string">
            <text:p>MT_FUTURA</text:p>
          </table:table-cell>
          <table:table-cell table:style-name="ce13"/>
          <table:table-cell table:style-name="ce13" office:value-type="string">
            <text:p>MORPH_TYPE</text:p>
          </table:table-cell>
          <table:table-cell table:style-name="ce13" table:number-columns-repeated="3"/>
          <table:table-cell table:style-name="ce13" office:value-type="float" office:value="40">
            <text:p>40</text:p>
          </table:table-cell>
          <table:table-cell table:style-name="ce13" office:value-type="string">
            <text:p>FREEBIE</text:p>
          </table:table-cell>
          <table:table-cell table:style-name="ce2" office:value-type="string">
            <text:p>MT_FUTURA</text:p>
          </table:table-cell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ORIGIN</text:p>
          </table:table-cell>
          <table:table-cell table:number-columns-repeated="5"/>
          <table:table-cell table:style-name="ce18" office:value-type="string">
            <text:p>BIO</text:p>
          </table:table-cell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MOVEMENT</text:p>
          </table:table-cell>
          <table:table-cell table:number-columns-repeated="5"/>
          <table:table-cell table:style-name="ce18" office:value-type="string">
            <text:p>4 / 20</text:p>
          </table:table-cell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DURABILITY</text:p>
          </table:table-cell>
          <table:table-cell table:number-columns-repeated="3"/>
          <table:table-cell office:value-type="float" office:value="35">
            <text:p>35</text:p>
          </table:table-cell>
          <table:table-cell/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APT_MAX</text:p>
          </table:table-cell>
          <table:table-cell table:number-columns-repeated="3"/>
          <table:table-cell office:value-type="float" office:value="30">
            <text:p>30</text:p>
          </table:table-cell>
          <table:table-cell/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COO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MORPH_BASE_MAX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REF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MORPH_BASE_MAX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SOM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MORPH_BASE_MAX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SAV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MORPH_BASE_MAX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WIL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MORPH_BASE_MAX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INT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MORPH_BASE_MAX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COG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MORPH_BASE_MAX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COG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MORPH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SAV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MORPH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WIL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MORPH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&lt;choix&gt;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MORPH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ENH</text:p>
          </table:table-cell>
          <table:table-cell table:number-columns-repeated="5"/>
          <table:table-cell table:style-name="ce18" office:value-type="string">
            <text:p>Bio-modes Basiques</text:p>
          </table:table-cell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ENH</text:p>
          </table:table-cell>
          <table:table-cell table:number-columns-repeated="5"/>
          <table:table-cell table:style-name="ce18" office:value-type="string">
            <text:p>Implants Réseau de Base</text:p>
          </table:table-cell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ENH</text:p>
          </table:table-cell>
          <table:table-cell table:number-columns-repeated="5"/>
          <table:table-cell table:style-name="ce18" office:value-type="string">
            <text:p>Pile Corticale</text:p>
          </table:table-cell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ENH</text:p>
          </table:table-cell>
          <table:table-cell table:number-columns-repeated="5"/>
          <table:table-cell table:style-name="ce18" office:value-type="string">
            <text:p>Mémoire Eidétique</text:p>
          </table:table-cell>
        </table:table-row>
        <table:table-row table:style-name="ro1">
          <table:table-cell table:style-name="ce11"/>
          <table:table-cell table:style-name="ce14" office:value-type="string">
            <text:p>&lt;Cause&gt;</text:p>
          </table:table-cell>
          <table:table-cell table:style-name="ce14" office:value-type="string">
            <text:p>MORPH_ENH</text:p>
          </table:table-cell>
          <table:table-cell table:style-name="ce14" table:number-columns-repeated="5"/>
          <table:table-cell table:style-name="ce20" office:value-type="string">
            <text:p>Amortisseurs Émotionnels</text:p>
          </table:table-cell>
        </table:table-row>
        <table:table-row table:style-name="ro1">
          <table:table-cell table:style-name="ce9" office:value-type="string">
            <text:p>MT_GHOST</text:p>
          </table:table-cell>
          <table:table-cell table:style-name="ce13"/>
          <table:table-cell table:style-name="ce13" office:value-type="string">
            <text:p>MORPH_TYPE</text:p>
          </table:table-cell>
          <table:table-cell table:style-name="ce13" table:number-columns-repeated="3"/>
          <table:table-cell table:style-name="ce13" office:value-type="float" office:value="70">
            <text:p>70</text:p>
          </table:table-cell>
          <table:table-cell table:style-name="ce13" office:value-type="string">
            <text:p>FREEBIE</text:p>
          </table:table-cell>
          <table:table-cell table:style-name="ce22" office:value-type="string">
            <text:p>MT_GHOST</text:p>
          </table:table-cell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ORIGIN</text:p>
          </table:table-cell>
          <table:table-cell table:number-columns-repeated="5"/>
          <table:table-cell table:style-name="ce18" office:value-type="string">
            <text:p>BIO</text:p>
          </table:table-cell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MOVEMENT</text:p>
          </table:table-cell>
          <table:table-cell table:number-columns-repeated="5"/>
          <table:table-cell table:style-name="ce18" office:value-type="string">
            <text:p>4 / 20</text:p>
          </table:table-cell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DURABILITY</text:p>
          </table:table-cell>
          <table:table-cell table:number-columns-repeated="3"/>
          <table:table-cell office:value-type="float" office:value="45">
            <text:p>45</text:p>
          </table:table-cell>
          <table:table-cell/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APT_MAX</text:p>
          </table:table-cell>
          <table:table-cell table:number-columns-repeated="3"/>
          <table:table-cell office:value-type="float" office:value="30">
            <text:p>30</text:p>
          </table:table-cell>
          <table:table-cell/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COO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MORPH_BASE_MAX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REF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MORPH_BASE_MAX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SOM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MORPH_BASE_MAX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SAV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MORPH_BASE_MAX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WIL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MORPH_BASE_MAX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INT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MORPH_BASE_MAX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COG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MORPH_BASE_MAX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COO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MORPH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REF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MORPH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SOM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MORPH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WIL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MORPH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&lt;choix&gt;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MORPH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ENH</text:p>
          </table:table-cell>
          <table:table-cell table:number-columns-repeated="5"/>
          <table:table-cell table:style-name="ce18" office:value-type="string">
            <text:p>Bio-modes Basiques</text:p>
          </table:table-cell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ENH</text:p>
          </table:table-cell>
          <table:table-cell table:number-columns-repeated="5"/>
          <table:table-cell table:style-name="ce18" office:value-type="string">
            <text:p>Implants Réseau de Base</text:p>
          </table:table-cell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ENH</text:p>
          </table:table-cell>
          <table:table-cell table:number-columns-repeated="5"/>
          <table:table-cell table:style-name="ce18" office:value-type="string">
            <text:p>Pile Corticale</text:p>
          </table:table-cell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ENH</text:p>
          </table:table-cell>
          <table:table-cell table:number-columns-repeated="5"/>
          <table:table-cell table:style-name="ce18" office:value-type="string">
            <text:p>Peau de Caméléon</text:p>
          </table:table-cell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ENH</text:p>
          </table:table-cell>
          <table:table-cell table:number-columns-repeated="5"/>
          <table:table-cell table:style-name="ce18" office:value-type="string">
            <text:p>Stimulation Surrénale</text:p>
          </table:table-cell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ENH</text:p>
          </table:table-cell>
          <table:table-cell table:number-columns-repeated="5"/>
          <table:table-cell table:style-name="ce18" office:value-type="string">
            <text:p>Vision Améliorée</text:p>
          </table:table-cell>
        </table:table-row>
        <table:table-row table:style-name="ro1">
          <table:table-cell table:style-name="ce11"/>
          <table:table-cell table:style-name="ce14" office:value-type="string">
            <text:p>&lt;Cause&gt;</text:p>
          </table:table-cell>
          <table:table-cell table:style-name="ce14" office:value-type="string">
            <text:p>MORPH_ENH</text:p>
          </table:table-cell>
          <table:table-cell table:style-name="ce14" table:number-columns-repeated="5"/>
          <table:table-cell table:style-name="ce20" office:value-type="string">
            <text:p>Coussinets Adhésifs</text:p>
          </table:table-cell>
        </table:table-row>
        <table:table-row table:style-name="ro1">
          <table:table-cell table:style-name="ce9" office:value-type="string">
            <text:p>MT_HIBERNOID</text:p>
          </table:table-cell>
          <table:table-cell table:style-name="ce13"/>
          <table:table-cell table:style-name="ce13" office:value-type="string">
            <text:p>MORPH_TYPE</text:p>
          </table:table-cell>
          <table:table-cell table:style-name="ce13" table:number-columns-repeated="3"/>
          <table:table-cell table:style-name="ce13" office:value-type="float" office:value="25">
            <text:p>25</text:p>
          </table:table-cell>
          <table:table-cell table:style-name="ce13" office:value-type="string">
            <text:p>FREEBIE</text:p>
          </table:table-cell>
          <table:table-cell table:style-name="ce22" office:value-type="string">
            <text:p>MT_HIBERNOID</text:p>
          </table:table-cell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ORIGIN</text:p>
          </table:table-cell>
          <table:table-cell table:number-columns-repeated="5"/>
          <table:table-cell table:style-name="ce18" office:value-type="string">
            <text:p>BIO</text:p>
          </table:table-cell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MOVEMENT</text:p>
          </table:table-cell>
          <table:table-cell table:number-columns-repeated="5"/>
          <table:table-cell table:style-name="ce18" office:value-type="string">
            <text:p>4 / 20</text:p>
          </table:table-cell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DURABILITY</text:p>
          </table:table-cell>
          <table:table-cell table:number-columns-repeated="3"/>
          <table:table-cell office:value-type="float" office:value="35">
            <text:p>35</text:p>
          </table:table-cell>
          <table:table-cell/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APT_MAX</text:p>
          </table:table-cell>
          <table:table-cell table:number-columns-repeated="3"/>
          <table:table-cell office:value-type="float" office:value="25">
            <text:p>25</text:p>
          </table:table-cell>
          <table:table-cell/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COO</text:p>
          </table:table-cell>
          <table:table-cell table:number-columns-repeated="2"/>
          <table:table-cell office:value-type="float" office:value="25">
            <text:p>25</text:p>
          </table:table-cell>
          <table:table-cell office:value-type="string">
            <text:p>MORPH_BASE_MAX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REF</text:p>
          </table:table-cell>
          <table:table-cell table:number-columns-repeated="2"/>
          <table:table-cell office:value-type="float" office:value="25">
            <text:p>25</text:p>
          </table:table-cell>
          <table:table-cell office:value-type="string">
            <text:p>MORPH_BASE_MAX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SOM</text:p>
          </table:table-cell>
          <table:table-cell table:number-columns-repeated="2"/>
          <table:table-cell office:value-type="float" office:value="25">
            <text:p>25</text:p>
          </table:table-cell>
          <table:table-cell office:value-type="string">
            <text:p>MORPH_BASE_MAX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SAV</text:p>
          </table:table-cell>
          <table:table-cell table:number-columns-repeated="2"/>
          <table:table-cell office:value-type="float" office:value="25">
            <text:p>25</text:p>
          </table:table-cell>
          <table:table-cell office:value-type="string">
            <text:p>MORPH_BASE_MAX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WIL</text:p>
          </table:table-cell>
          <table:table-cell table:number-columns-repeated="2"/>
          <table:table-cell office:value-type="float" office:value="25">
            <text:p>25</text:p>
          </table:table-cell>
          <table:table-cell office:value-type="string">
            <text:p>MORPH_BASE_MAX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INT</text:p>
          </table:table-cell>
          <table:table-cell table:number-columns-repeated="2"/>
          <table:table-cell office:value-type="float" office:value="25">
            <text:p>25</text:p>
          </table:table-cell>
          <table:table-cell office:value-type="string">
            <text:p>MORPH_BASE_MAX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COG</text:p>
          </table:table-cell>
          <table:table-cell table:number-columns-repeated="2"/>
          <table:table-cell office:value-type="float" office:value="25">
            <text:p>25</text:p>
          </table:table-cell>
          <table:table-cell office:value-type="string">
            <text:p>MORPH_BASE_MAX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INT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MORPH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&lt;choix&gt;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MORPH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ENH</text:p>
          </table:table-cell>
          <table:table-cell table:number-columns-repeated="5"/>
          <table:table-cell table:style-name="ce18" office:value-type="string">
            <text:p>Bio-modes Basiques</text:p>
          </table:table-cell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ENH</text:p>
          </table:table-cell>
          <table:table-cell table:number-columns-repeated="5"/>
          <table:table-cell table:style-name="ce18" office:value-type="string">
            <text:p>Implants Réseau de Base</text:p>
          </table:table-cell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ENH</text:p>
          </table:table-cell>
          <table:table-cell table:number-columns-repeated="5"/>
          <table:table-cell table:style-name="ce18" office:value-type="string">
            <text:p>Pile Corticale</text:p>
          </table:table-cell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ENH</text:p>
          </table:table-cell>
          <table:table-cell table:number-columns-repeated="5"/>
          <table:table-cell table:style-name="ce18" office:value-type="string">
            <text:p>Régulation Circadienne</text:p>
          </table:table-cell>
        </table:table-row>
        <table:table-row table:style-name="ro1">
          <table:table-cell table:style-name="ce11"/>
          <table:table-cell table:style-name="ce14" office:value-type="string">
            <text:p>&lt;Cause&gt;</text:p>
          </table:table-cell>
          <table:table-cell table:style-name="ce14" office:value-type="string">
            <text:p>MORPH_ENH</text:p>
          </table:table-cell>
          <table:table-cell table:style-name="ce14" table:number-columns-repeated="5"/>
          <table:table-cell table:style-name="ce20" office:value-type="string">
            <text:p>Hibernation</text:p>
          </table:table-cell>
        </table:table-row>
        <table:table-row table:style-name="ro1">
          <table:table-cell table:style-name="ce9" office:value-type="string">
            <text:p>MT_NEOTENIC</text:p>
          </table:table-cell>
          <table:table-cell table:style-name="ce13"/>
          <table:table-cell table:style-name="ce13" office:value-type="string">
            <text:p>MORPH_TYPE</text:p>
          </table:table-cell>
          <table:table-cell table:style-name="ce13" table:number-columns-repeated="3"/>
          <table:table-cell table:style-name="ce13" office:value-type="float" office:value="25">
            <text:p>25</text:p>
          </table:table-cell>
          <table:table-cell table:style-name="ce13" office:value-type="string">
            <text:p>FREEBIE</text:p>
          </table:table-cell>
          <table:table-cell table:style-name="ce2" office:value-type="string">
            <text:p>MT_NEOTENIC</text:p>
          </table:table-cell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ORIGIN</text:p>
          </table:table-cell>
          <table:table-cell table:number-columns-repeated="5"/>
          <table:table-cell table:style-name="ce18" office:value-type="string">
            <text:p>BIO</text:p>
          </table:table-cell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MOVEMENT</text:p>
          </table:table-cell>
          <table:table-cell table:number-columns-repeated="5"/>
          <table:table-cell table:style-name="ce18" office:value-type="string">
            <text:p>4 / 20</text:p>
          </table:table-cell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DURABILITY</text:p>
          </table:table-cell>
          <table:table-cell table:number-columns-repeated="3"/>
          <table:table-cell office:value-type="float" office:value="30">
            <text:p>30</text:p>
          </table:table-cell>
          <table:table-cell/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APT_MAX</text:p>
          </table:table-cell>
          <table:table-cell table:number-columns-repeated="3"/>
          <table:table-cell office:value-type="float" office:value="30">
            <text:p>30</text:p>
          </table:table-cell>
          <table:table-cell/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COO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MORPH_BASE_MAX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REF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MORPH_BASE_MAX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SOM</text:p>
          </table:table-cell>
          <table:table-cell table:number-columns-repeated="2"/>
          <table:table-cell office:value-type="float" office:value="20">
            <text:p>20</text:p>
          </table:table-cell>
          <table:table-cell office:value-type="string">
            <text:p>MORPH_BASE_MAX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SAV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MORPH_BASE_MAX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WIL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MORPH_BASE_MAX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INT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MORPH_BASE_MAX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COG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MORPH_BASE_MAX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COO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MORPH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INT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MORPH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REF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MORPH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&lt;choix&gt;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MORPH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ENH</text:p>
          </table:table-cell>
          <table:table-cell table:number-columns-repeated="5"/>
          <table:table-cell table:style-name="ce18" office:value-type="string">
            <text:p>Bio-modes Basiques</text:p>
          </table:table-cell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ENH</text:p>
          </table:table-cell>
          <table:table-cell table:number-columns-repeated="5"/>
          <table:table-cell table:style-name="ce18" office:value-type="string">
            <text:p>Implants Réseau de Base</text:p>
          </table:table-cell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ENH</text:p>
          </table:table-cell>
          <table:table-cell table:number-columns-repeated="5"/>
          <table:table-cell table:style-name="ce18" office:value-type="string">
            <text:p>Pile Corticale</text:p>
          </table:table-cell>
        </table:table-row>
        <table:table-row table:style-name="ro1">
          <table:table-cell table:style-name="ce11"/>
          <table:table-cell table:style-name="ce14" office:value-type="string">
            <text:p>&lt;Cause&gt;</text:p>
          </table:table-cell>
          <table:table-cell table:style-name="ce14" office:value-type="string">
            <text:p>MORPH_TRAIT</text:p>
          </table:table-cell>
          <table:table-cell table:style-name="ce14" office:value-type="string">
            <text:p>SOCIAL_STIGMA</text:p>
          </table:table-cell>
          <table:table-cell table:style-name="ce14"/>
          <table:table-cell table:style-name="ce14" office:value-type="string">
            <text:p>Néoténique</text:p>
          </table:table-cell>
          <table:table-cell table:style-name="ce14" table:number-columns-repeated="2"/>
          <table:table-cell table:style-name="ce20"/>
        </table:table-row>
        <table:table-row table:style-name="ro1">
          <table:table-cell table:style-name="ce9" office:value-type="string">
            <text:p>MT_REMADE</text:p>
          </table:table-cell>
          <table:table-cell table:style-name="ce13"/>
          <table:table-cell table:style-name="ce13" office:value-type="string">
            <text:p>MORPH_TYPE</text:p>
          </table:table-cell>
          <table:table-cell table:style-name="ce13" table:number-columns-repeated="3"/>
          <table:table-cell table:style-name="ce13" office:value-type="float" office:value="60">
            <text:p>60</text:p>
          </table:table-cell>
          <table:table-cell table:style-name="ce13" office:value-type="string">
            <text:p>FREEBIE</text:p>
          </table:table-cell>
          <table:table-cell table:style-name="ce21" office:value-type="string">
            <text:p>MT_REMADE</text:p>
          </table:table-cell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ORIGIN</text:p>
          </table:table-cell>
          <table:table-cell table:number-columns-repeated="5"/>
          <table:table-cell table:style-name="ce18" office:value-type="string">
            <text:p>BIO</text:p>
          </table:table-cell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MOVEMENT</text:p>
          </table:table-cell>
          <table:table-cell table:number-columns-repeated="5"/>
          <table:table-cell table:style-name="ce18" office:value-type="string">
            <text:p>4 / 20</text:p>
          </table:table-cell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DURABILITY</text:p>
          </table:table-cell>
          <table:table-cell table:number-columns-repeated="3"/>
          <table:table-cell office:value-type="float" office:value="40">
            <text:p>40</text:p>
          </table:table-cell>
          <table:table-cell/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APT_MAX</text:p>
          </table:table-cell>
          <table:table-cell table:number-columns-repeated="3"/>
          <table:table-cell office:value-type="float" office:value="40">
            <text:p>40</text:p>
          </table:table-cell>
          <table:table-cell/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COO</text:p>
          </table:table-cell>
          <table:table-cell table:number-columns-repeated="2"/>
          <table:table-cell office:value-type="float" office:value="40">
            <text:p>40</text:p>
          </table:table-cell>
          <table:table-cell office:value-type="string">
            <text:p>MORPH_BASE_MAX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REF</text:p>
          </table:table-cell>
          <table:table-cell table:number-columns-repeated="2"/>
          <table:table-cell office:value-type="float" office:value="40">
            <text:p>40</text:p>
          </table:table-cell>
          <table:table-cell office:value-type="string">
            <text:p>MORPH_BASE_MAX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SOM</text:p>
          </table:table-cell>
          <table:table-cell table:number-columns-repeated="2"/>
          <table:table-cell office:value-type="float" office:value="40">
            <text:p>40</text:p>
          </table:table-cell>
          <table:table-cell office:value-type="string">
            <text:p>MORPH_BASE_MAX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SAV</text:p>
          </table:table-cell>
          <table:table-cell table:number-columns-repeated="2"/>
          <table:table-cell office:value-type="float" office:value="40">
            <text:p>40</text:p>
          </table:table-cell>
          <table:table-cell office:value-type="string">
            <text:p>MORPH_BASE_MAX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WIL</text:p>
          </table:table-cell>
          <table:table-cell table:number-columns-repeated="2"/>
          <table:table-cell office:value-type="float" office:value="40">
            <text:p>40</text:p>
          </table:table-cell>
          <table:table-cell office:value-type="string">
            <text:p>MORPH_BASE_MAX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INT</text:p>
          </table:table-cell>
          <table:table-cell table:number-columns-repeated="2"/>
          <table:table-cell office:value-type="float" office:value="40">
            <text:p>40</text:p>
          </table:table-cell>
          <table:table-cell office:value-type="string">
            <text:p>MORPH_BASE_MAX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COG</text:p>
          </table:table-cell>
          <table:table-cell table:number-columns-repeated="2"/>
          <table:table-cell office:value-type="float" office:value="40">
            <text:p>40</text:p>
          </table:table-cell>
          <table:table-cell office:value-type="string">
            <text:p>MORPH_BASE_MAX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COG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MORPH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SAV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MORPH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SOM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MORPH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&lt;choix&gt;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MORPH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&lt;choix&gt;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MORPH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ENH</text:p>
          </table:table-cell>
          <table:table-cell table:number-columns-repeated="5"/>
          <table:table-cell table:style-name="ce18" office:value-type="string">
            <text:p>Bio-modes Basiques</text:p>
          </table:table-cell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ENH</text:p>
          </table:table-cell>
          <table:table-cell table:number-columns-repeated="5"/>
          <table:table-cell table:style-name="ce18" office:value-type="string">
            <text:p>Implants Réseau de Base</text:p>
          </table:table-cell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ENH</text:p>
          </table:table-cell>
          <table:table-cell table:number-columns-repeated="5"/>
          <table:table-cell table:style-name="ce18" office:value-type="string">
            <text:p>Pile Corticale</text:p>
          </table:table-cell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ENH</text:p>
          </table:table-cell>
          <table:table-cell table:number-columns-repeated="5"/>
          <table:table-cell table:style-name="ce18" office:value-type="string">
            <text:p>Régulation Circadienne</text:p>
          </table:table-cell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ENH</text:p>
          </table:table-cell>
          <table:table-cell table:number-columns-repeated="5"/>
          <table:table-cell table:style-name="ce18" office:value-type="string">
            <text:p>Pureté Métabolique</text:p>
          </table:table-cell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ENH</text:p>
          </table:table-cell>
          <table:table-cell table:number-columns-repeated="5"/>
          <table:table-cell table:style-name="ce18" office:value-type="string">
            <text:p>Mémoire Eidétique</text:p>
          </table:table-cell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ENH</text:p>
          </table:table-cell>
          <table:table-cell table:number-columns-repeated="5"/>
          <table:table-cell table:style-name="ce18" office:value-type="string">
            <text:p>Respiration Améliorée</text:p>
          </table:table-cell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ENH</text:p>
          </table:table-cell>
          <table:table-cell table:number-columns-repeated="5"/>
          <table:table-cell table:style-name="ce18" office:value-type="string">
            <text:p>Régulation Thermique</text:p>
          </table:table-cell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ENH</text:p>
          </table:table-cell>
          <table:table-cell table:number-columns-repeated="5"/>
          <table:table-cell table:style-name="ce18" office:value-type="string">
            <text:p>Filtres Toxémiques</text:p>
          </table:table-cell>
        </table:table-row>
        <table:table-row table:style-name="ro1">
          <table:table-cell table:style-name="ce11"/>
          <table:table-cell table:style-name="ce14" office:value-type="string">
            <text:p>&lt;Cause&gt;</text:p>
          </table:table-cell>
          <table:table-cell table:style-name="ce14" office:value-type="string">
            <text:p>MORPH_TRAIT</text:p>
          </table:table-cell>
          <table:table-cell table:style-name="ce14" office:value-type="string">
            <text:p>UNCANNY_VALLEY</text:p>
          </table:table-cell>
          <table:table-cell table:style-name="ce14" table:number-columns-repeated="4"/>
          <table:table-cell table:style-name="ce20"/>
        </table:table-row>
        <table:table-row table:style-name="ro1">
          <table:table-cell table:style-name="ce9" office:value-type="string">
            <text:p>MT_RUSTER</text:p>
          </table:table-cell>
          <table:table-cell table:style-name="ce13"/>
          <table:table-cell table:style-name="ce13" office:value-type="string">
            <text:p>MORPH_TYPE</text:p>
          </table:table-cell>
          <table:table-cell table:style-name="ce13" table:number-columns-repeated="3"/>
          <table:table-cell table:style-name="ce13" office:value-type="float" office:value="25">
            <text:p>25</text:p>
          </table:table-cell>
          <table:table-cell table:style-name="ce13" office:value-type="string">
            <text:p>FREEBIE</text:p>
          </table:table-cell>
          <table:table-cell table:style-name="ce22" office:value-type="string">
            <text:p>MT_RUSTER</text:p>
          </table:table-cell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ORIGIN</text:p>
          </table:table-cell>
          <table:table-cell table:number-columns-repeated="5"/>
          <table:table-cell table:style-name="ce18" office:value-type="string">
            <text:p>BIO</text:p>
          </table:table-cell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MOVEMENT</text:p>
          </table:table-cell>
          <table:table-cell table:number-columns-repeated="5"/>
          <table:table-cell table:style-name="ce18" office:value-type="string">
            <text:p>4 / 20</text:p>
          </table:table-cell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DURABILITY</text:p>
          </table:table-cell>
          <table:table-cell table:number-columns-repeated="3"/>
          <table:table-cell office:value-type="float" office:value="35">
            <text:p>35</text:p>
          </table:table-cell>
          <table:table-cell/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APT_MAX</text:p>
          </table:table-cell>
          <table:table-cell table:number-columns-repeated="3"/>
          <table:table-cell office:value-type="float" office:value="25">
            <text:p>25</text:p>
          </table:table-cell>
          <table:table-cell/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COO</text:p>
          </table:table-cell>
          <table:table-cell table:number-columns-repeated="2"/>
          <table:table-cell office:value-type="float" office:value="25">
            <text:p>25</text:p>
          </table:table-cell>
          <table:table-cell office:value-type="string">
            <text:p>MORPH_BASE_MAX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REF</text:p>
          </table:table-cell>
          <table:table-cell table:number-columns-repeated="2"/>
          <table:table-cell office:value-type="float" office:value="25">
            <text:p>25</text:p>
          </table:table-cell>
          <table:table-cell office:value-type="string">
            <text:p>MORPH_BASE_MAX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SOM</text:p>
          </table:table-cell>
          <table:table-cell table:number-columns-repeated="2"/>
          <table:table-cell office:value-type="float" office:value="25">
            <text:p>25</text:p>
          </table:table-cell>
          <table:table-cell office:value-type="string">
            <text:p>MORPH_BASE_MAX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SAV</text:p>
          </table:table-cell>
          <table:table-cell table:number-columns-repeated="2"/>
          <table:table-cell office:value-type="float" office:value="25">
            <text:p>25</text:p>
          </table:table-cell>
          <table:table-cell office:value-type="string">
            <text:p>MORPH_BASE_MAX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WIL</text:p>
          </table:table-cell>
          <table:table-cell table:number-columns-repeated="2"/>
          <table:table-cell office:value-type="float" office:value="25">
            <text:p>25</text:p>
          </table:table-cell>
          <table:table-cell office:value-type="string">
            <text:p>MORPH_BASE_MAX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INT</text:p>
          </table:table-cell>
          <table:table-cell table:number-columns-repeated="2"/>
          <table:table-cell office:value-type="float" office:value="25">
            <text:p>25</text:p>
          </table:table-cell>
          <table:table-cell office:value-type="string">
            <text:p>MORPH_BASE_MAX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COG</text:p>
          </table:table-cell>
          <table:table-cell table:number-columns-repeated="2"/>
          <table:table-cell office:value-type="float" office:value="25">
            <text:p>25</text:p>
          </table:table-cell>
          <table:table-cell office:value-type="string">
            <text:p>MORPH_BASE_MAX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SOM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MORPH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&lt;choix&gt;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MORPH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ENH</text:p>
          </table:table-cell>
          <table:table-cell table:number-columns-repeated="5"/>
          <table:table-cell table:style-name="ce18" office:value-type="string">
            <text:p>Bio-modes Basiques</text:p>
          </table:table-cell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ENH</text:p>
          </table:table-cell>
          <table:table-cell table:number-columns-repeated="5"/>
          <table:table-cell table:style-name="ce18" office:value-type="string">
            <text:p>Implants Réseau de Base</text:p>
          </table:table-cell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ENH</text:p>
          </table:table-cell>
          <table:table-cell table:number-columns-repeated="5"/>
          <table:table-cell table:style-name="ce18" office:value-type="string">
            <text:p>Pile Corticale</text:p>
          </table:table-cell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ENH</text:p>
          </table:table-cell>
          <table:table-cell table:number-columns-repeated="5"/>
          <table:table-cell table:style-name="ce18" office:value-type="string">
            <text:p>Respiration Améliorée</text:p>
          </table:table-cell>
        </table:table-row>
        <table:table-row table:style-name="ro1">
          <table:table-cell table:style-name="ce11"/>
          <table:table-cell table:style-name="ce14" office:value-type="string">
            <text:p>&lt;Cause&gt;</text:p>
          </table:table-cell>
          <table:table-cell table:style-name="ce14" office:value-type="string">
            <text:p>MORPH_ENH</text:p>
          </table:table-cell>
          <table:table-cell table:style-name="ce14" table:number-columns-repeated="5"/>
          <table:table-cell table:style-name="ce20" office:value-type="string">
            <text:p>Régulation Thermique</text:p>
          </table:table-cell>
        </table:table-row>
        <table:table-row table:style-name="ro1">
          <table:table-cell table:style-name="ce9" office:value-type="string">
            <text:p>MT_NEO_AVIAN</text:p>
          </table:table-cell>
          <table:table-cell table:style-name="ce13"/>
          <table:table-cell table:style-name="ce13" office:value-type="string">
            <text:p>MORPH_TYPE</text:p>
          </table:table-cell>
          <table:table-cell table:style-name="ce13" table:number-columns-repeated="3"/>
          <table:table-cell table:style-name="ce13" office:value-type="float" office:value="25">
            <text:p>25</text:p>
          </table:table-cell>
          <table:table-cell table:style-name="ce13" office:value-type="string">
            <text:p>FREEBIE</text:p>
          </table:table-cell>
          <table:table-cell table:style-name="ce22" office:value-type="string">
            <text:p>MT_NEO_AVIAN</text:p>
          </table:table-cell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ORIGIN</text:p>
          </table:table-cell>
          <table:table-cell table:number-columns-repeated="5"/>
          <table:table-cell table:style-name="ce18" office:value-type="string">
            <text:p>BIO</text:p>
          </table:table-cell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MOVEMENT</text:p>
          </table:table-cell>
          <table:table-cell table:number-columns-repeated="5"/>
          <table:table-cell table:style-name="ce18" office:value-type="string">
            <text:p>4 / 20</text:p>
          </table:table-cell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DURABILITY</text:p>
          </table:table-cell>
          <table:table-cell table:number-columns-repeated="3"/>
          <table:table-cell office:value-type="float" office:value="20">
            <text:p>20</text:p>
          </table:table-cell>
          <table:table-cell/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APT_MAX</text:p>
          </table:table-cell>
          <table:table-cell table:number-columns-repeated="3"/>
          <table:table-cell office:value-type="float" office:value="25">
            <text:p>25</text:p>
          </table:table-cell>
          <table:table-cell/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COO</text:p>
          </table:table-cell>
          <table:table-cell table:number-columns-repeated="2"/>
          <table:table-cell office:value-type="float" office:value="25">
            <text:p>25</text:p>
          </table:table-cell>
          <table:table-cell office:value-type="string">
            <text:p>MORPH_BASE_MAX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REF</text:p>
          </table:table-cell>
          <table:table-cell table:number-columns-repeated="2"/>
          <table:table-cell office:value-type="float" office:value="25">
            <text:p>25</text:p>
          </table:table-cell>
          <table:table-cell office:value-type="string">
            <text:p>MORPH_BASE_MAX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SOM</text:p>
          </table:table-cell>
          <table:table-cell table:number-columns-repeated="2"/>
          <table:table-cell office:value-type="float" office:value="20">
            <text:p>20</text:p>
          </table:table-cell>
          <table:table-cell office:value-type="string">
            <text:p>MORPH_BASE_MAX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SAV</text:p>
          </table:table-cell>
          <table:table-cell table:number-columns-repeated="2"/>
          <table:table-cell office:value-type="float" office:value="25">
            <text:p>25</text:p>
          </table:table-cell>
          <table:table-cell office:value-type="string">
            <text:p>MORPH_BASE_MAX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WIL</text:p>
          </table:table-cell>
          <table:table-cell table:number-columns-repeated="2"/>
          <table:table-cell office:value-type="float" office:value="25">
            <text:p>25</text:p>
          </table:table-cell>
          <table:table-cell office:value-type="string">
            <text:p>MORPH_BASE_MAX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INT</text:p>
          </table:table-cell>
          <table:table-cell table:number-columns-repeated="2"/>
          <table:table-cell office:value-type="float" office:value="25">
            <text:p>25</text:p>
          </table:table-cell>
          <table:table-cell office:value-type="string">
            <text:p>MORPH_BASE_MAX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COG</text:p>
          </table:table-cell>
          <table:table-cell table:number-columns-repeated="2"/>
          <table:table-cell office:value-type="float" office:value="25">
            <text:p>25</text:p>
          </table:table-cell>
          <table:table-cell office:value-type="string">
            <text:p>MORPH_BASE_MAX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INT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MORPH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REF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MORPH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&lt;choix&gt;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MORPH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ENH</text:p>
          </table:table-cell>
          <table:table-cell table:number-columns-repeated="5"/>
          <table:table-cell table:style-name="ce18" office:value-type="string">
            <text:p>Bio-modes Basiques</text:p>
          </table:table-cell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ENH</text:p>
          </table:table-cell>
          <table:table-cell table:number-columns-repeated="5"/>
          <table:table-cell table:style-name="ce18" office:value-type="string">
            <text:p>Implants Réseau de Base</text:p>
          </table:table-cell>
        </table:table-row>
        <table:table-row table:style-name="ro1">
          <table:table-cell table:style-name="ce11"/>
          <table:table-cell table:style-name="ce14" office:value-type="string">
            <text:p>&lt;Cause&gt;</text:p>
          </table:table-cell>
          <table:table-cell table:style-name="ce14" office:value-type="string">
            <text:p>MORPH_ENH</text:p>
          </table:table-cell>
          <table:table-cell table:style-name="ce14" table:number-columns-repeated="5"/>
          <table:table-cell table:style-name="ce20" office:value-type="string">
            <text:p>Pile Corticale</text:p>
          </table:table-cell>
        </table:table-row>
        <table:table-row table:style-name="ro1">
          <table:table-cell table:style-name="ce9" office:value-type="string">
            <text:p>MT_NEO_HOMINID</text:p>
          </table:table-cell>
          <table:table-cell table:style-name="ce13"/>
          <table:table-cell table:style-name="ce13" office:value-type="string">
            <text:p>MORPH_TYPE</text:p>
          </table:table-cell>
          <table:table-cell table:style-name="ce13" table:number-columns-repeated="3"/>
          <table:table-cell table:style-name="ce13" office:value-type="float" office:value="25">
            <text:p>25</text:p>
          </table:table-cell>
          <table:table-cell table:style-name="ce13" office:value-type="string">
            <text:p>FREEBIE</text:p>
          </table:table-cell>
          <table:table-cell table:style-name="ce22" office:value-type="string">
            <text:p>MT_NEO_HOMINID</text:p>
          </table:table-cell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ORIGIN</text:p>
          </table:table-cell>
          <table:table-cell table:number-columns-repeated="5"/>
          <table:table-cell table:style-name="ce18" office:value-type="string">
            <text:p>BIO</text:p>
          </table:table-cell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MOVEMENT</text:p>
          </table:table-cell>
          <table:table-cell table:number-columns-repeated="5"/>
          <table:table-cell table:style-name="ce18" office:value-type="string">
            <text:p>4 / 20</text:p>
          </table:table-cell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DURABILITY</text:p>
          </table:table-cell>
          <table:table-cell table:number-columns-repeated="3"/>
          <table:table-cell office:value-type="float" office:value="30">
            <text:p>30</text:p>
          </table:table-cell>
          <table:table-cell/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APT_MAX</text:p>
          </table:table-cell>
          <table:table-cell table:number-columns-repeated="3"/>
          <table:table-cell office:value-type="float" office:value="25">
            <text:p>25</text:p>
          </table:table-cell>
          <table:table-cell/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COO</text:p>
          </table:table-cell>
          <table:table-cell table:number-columns-repeated="2"/>
          <table:table-cell office:value-type="float" office:value="25">
            <text:p>25</text:p>
          </table:table-cell>
          <table:table-cell office:value-type="string">
            <text:p>MORPH_BASE_MAX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REF</text:p>
          </table:table-cell>
          <table:table-cell table:number-columns-repeated="2"/>
          <table:table-cell office:value-type="float" office:value="25">
            <text:p>25</text:p>
          </table:table-cell>
          <table:table-cell office:value-type="string">
            <text:p>MORPH_BASE_MAX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SOM</text:p>
          </table:table-cell>
          <table:table-cell table:number-columns-repeated="2"/>
          <table:table-cell office:value-type="float" office:value="25">
            <text:p>25</text:p>
          </table:table-cell>
          <table:table-cell office:value-type="string">
            <text:p>MORPH_BASE_MAX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SAV</text:p>
          </table:table-cell>
          <table:table-cell table:number-columns-repeated="2"/>
          <table:table-cell office:value-type="float" office:value="25">
            <text:p>25</text:p>
          </table:table-cell>
          <table:table-cell office:value-type="string">
            <text:p>MORPH_BASE_MAX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WIL</text:p>
          </table:table-cell>
          <table:table-cell table:number-columns-repeated="2"/>
          <table:table-cell office:value-type="float" office:value="25">
            <text:p>25</text:p>
          </table:table-cell>
          <table:table-cell office:value-type="string">
            <text:p>MORPH_BASE_MAX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INT</text:p>
          </table:table-cell>
          <table:table-cell table:number-columns-repeated="2"/>
          <table:table-cell office:value-type="float" office:value="25">
            <text:p>25</text:p>
          </table:table-cell>
          <table:table-cell office:value-type="string">
            <text:p>MORPH_BASE_MAX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COG</text:p>
          </table:table-cell>
          <table:table-cell table:number-columns-repeated="2"/>
          <table:table-cell office:value-type="float" office:value="25">
            <text:p>25</text:p>
          </table:table-cell>
          <table:table-cell office:value-type="string">
            <text:p>MORPH_BASE_MAX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COO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MORPH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INT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MORPH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SOM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MORPH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&lt;choix&gt;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MORPH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SK</text:p>
          </table:table-cell>
          <table:table-cell table:style-name="ce2" office:value-type="string">
            <text:p>CLIMBING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MORPH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ENH</text:p>
          </table:table-cell>
          <table:table-cell table:number-columns-repeated="5"/>
          <table:table-cell table:style-name="ce18" office:value-type="string">
            <text:p>Bio-modes Basiques</text:p>
          </table:table-cell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ENH</text:p>
          </table:table-cell>
          <table:table-cell table:number-columns-repeated="5"/>
          <table:table-cell table:style-name="ce18" office:value-type="string">
            <text:p>Implants Réseau de Base</text:p>
          </table:table-cell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ENH</text:p>
          </table:table-cell>
          <table:table-cell table:number-columns-repeated="5"/>
          <table:table-cell table:style-name="ce18" office:value-type="string">
            <text:p>Pile Corticale</text:p>
          </table:table-cell>
        </table:table-row>
        <table:table-row table:style-name="ro1">
          <table:table-cell table:style-name="ce11"/>
          <table:table-cell table:style-name="ce14" office:value-type="string">
            <text:p>&lt;Cause&gt;</text:p>
          </table:table-cell>
          <table:table-cell table:style-name="ce14" office:value-type="string">
            <text:p>MORPH_ENH</text:p>
          </table:table-cell>
          <table:table-cell table:style-name="ce14" table:number-columns-repeated="5"/>
          <table:table-cell table:style-name="ce20" office:value-type="string">
            <text:p>Pieds Préhensiles</text:p>
          </table:table-cell>
        </table:table-row>
        <table:table-row table:style-name="ro1">
          <table:table-cell table:style-name="ce9" office:value-type="string">
            <text:p>MT_OCTOMORPH</text:p>
          </table:table-cell>
          <table:table-cell table:style-name="ce13"/>
          <table:table-cell table:style-name="ce13" office:value-type="string">
            <text:p>MORPH_TYPE</text:p>
          </table:table-cell>
          <table:table-cell table:style-name="ce13" table:number-columns-repeated="3"/>
          <table:table-cell table:style-name="ce13" office:value-type="float" office:value="50">
            <text:p>50</text:p>
          </table:table-cell>
          <table:table-cell table:style-name="ce13" office:value-type="string">
            <text:p>FREEBIE</text:p>
          </table:table-cell>
          <table:table-cell table:style-name="ce22" office:value-type="string">
            <text:p>MT_OCTOMORPH</text:p>
          </table:table-cell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ORIGIN</text:p>
          </table:table-cell>
          <table:table-cell table:number-columns-repeated="5"/>
          <table:table-cell table:style-name="ce18" office:value-type="string">
            <text:p>BIO</text:p>
          </table:table-cell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MOVEMENT</text:p>
          </table:table-cell>
          <table:table-cell table:number-columns-repeated="5"/>
          <table:table-cell table:style-name="ce18" office:value-type="string">
            <text:p>4 / 20</text:p>
          </table:table-cell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DURABILITY</text:p>
          </table:table-cell>
          <table:table-cell table:number-columns-repeated="3"/>
          <table:table-cell office:value-type="float" office:value="30">
            <text:p>30</text:p>
          </table:table-cell>
          <table:table-cell/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APT_MAX</text:p>
          </table:table-cell>
          <table:table-cell table:number-columns-repeated="3"/>
          <table:table-cell office:value-type="float" office:value="30">
            <text:p>30</text:p>
          </table:table-cell>
          <table:table-cell/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COO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MORPH_BASE_MAX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REF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MORPH_BASE_MAX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SOM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MORPH_BASE_MAX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SAV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MORPH_BASE_MAX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WIL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MORPH_BASE_MAX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INT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MORPH_BASE_MAX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COG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MORPH_BASE_MAX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COO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MORPH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INT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MORPH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&lt;choix&gt;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MORPH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SK</text:p>
          </table:table-cell>
          <table:table-cell table:style-name="ce2" office:value-type="string">
            <text:p>SWIMMING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MORPH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SK</text:p>
          </table:table-cell>
          <table:table-cell table:style-name="ce2" office:value-type="string">
            <text:p>CLIMBING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MORPH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ENH</text:p>
          </table:table-cell>
          <table:table-cell table:number-columns-repeated="5"/>
          <table:table-cell table:style-name="ce18" office:value-type="string">
            <text:p>Bio-modes Basiques</text:p>
          </table:table-cell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ENH</text:p>
          </table:table-cell>
          <table:table-cell table:number-columns-repeated="5"/>
          <table:table-cell table:style-name="ce18" office:value-type="string">
            <text:p>Implants Réseau de Base</text:p>
          </table:table-cell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ENH</text:p>
          </table:table-cell>
          <table:table-cell table:number-columns-repeated="5"/>
          <table:table-cell table:style-name="ce18" office:value-type="string">
            <text:p>Pile Corticale</text:p>
          </table:table-cell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ENH</text:p>
          </table:table-cell>
          <table:table-cell table:number-columns-repeated="5"/>
          <table:table-cell table:style-name="ce18" office:value-type="string">
            <text:p>Peau de Caméléon</text:p>
          </table:table-cell>
        </table:table-row>
        <table:table-row table:style-name="ro1">
          <table:table-cell table:style-name="ce11"/>
          <table:table-cell table:style-name="ce14" office:value-type="string">
            <text:p>&lt;Cause&gt;</text:p>
          </table:table-cell>
          <table:table-cell table:style-name="ce14" office:value-type="string">
            <text:p>MORPH_TRAIT</text:p>
          </table:table-cell>
          <table:table-cell table:style-name="ce14" office:value-type="string">
            <text:p>LIMBER</text:p>
          </table:table-cell>
          <table:table-cell table:style-name="ce14" office:value-type="float" office:value="2">
            <text:p>2</text:p>
          </table:table-cell>
          <table:table-cell table:style-name="ce14" table:number-columns-repeated="3"/>
          <table:table-cell table:style-name="ce20"/>
        </table:table-row>
        <table:table-row table:style-name="ro1">
          <table:table-cell table:style-name="ce9" office:value-type="string">
            <text:p>MT_PLEASURE_POD</text:p>
          </table:table-cell>
          <table:table-cell table:style-name="ce13"/>
          <table:table-cell table:style-name="ce13" office:value-type="string">
            <text:p>MORPH_TYPE</text:p>
          </table:table-cell>
          <table:table-cell table:style-name="ce13" table:number-columns-repeated="3"/>
          <table:table-cell table:style-name="ce13" office:value-type="float" office:value="20">
            <text:p>20</text:p>
          </table:table-cell>
          <table:table-cell table:style-name="ce13" office:value-type="string">
            <text:p>FREEBIE</text:p>
          </table:table-cell>
          <table:table-cell table:style-name="ce22" office:value-type="string">
            <text:p>MT_PLEASURE_POD</text:p>
          </table:table-cell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ORIGIN</text:p>
          </table:table-cell>
          <table:table-cell table:number-columns-repeated="5"/>
          <table:table-cell table:style-name="ce18" office:value-type="string">
            <text:p>POD</text:p>
          </table:table-cell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MOVEMENT</text:p>
          </table:table-cell>
          <table:table-cell table:number-columns-repeated="5"/>
          <table:table-cell table:style-name="ce18" office:value-type="string">
            <text:p>4 / 20</text:p>
          </table:table-cell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DURABILITY</text:p>
          </table:table-cell>
          <table:table-cell table:number-columns-repeated="3"/>
          <table:table-cell office:value-type="float" office:value="30">
            <text:p>30</text:p>
          </table:table-cell>
          <table:table-cell/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APT_MAX</text:p>
          </table:table-cell>
          <table:table-cell table:number-columns-repeated="3"/>
          <table:table-cell office:value-type="float" office:value="30">
            <text:p>30</text:p>
          </table:table-cell>
          <table:table-cell/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COO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MORPH_BASE_MAX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REF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MORPH_BASE_MAX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SOM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MORPH_BASE_MAX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SAV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MORPH_BASE_MAX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WIL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MORPH_BASE_MAX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INT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MORPH_BASE_MAX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COG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MORPH_BASE_MAX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INT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MORPH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SAV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MORPH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&lt;choix&gt;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MORPH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ENH</text:p>
          </table:table-cell>
          <table:table-cell table:number-columns-repeated="5"/>
          <table:table-cell table:style-name="ce18" office:value-type="string">
            <text:p>Bio-modes Basiques</text:p>
          </table:table-cell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ENH</text:p>
          </table:table-cell>
          <table:table-cell table:number-columns-repeated="5"/>
          <table:table-cell table:style-name="ce18" office:value-type="string">
            <text:p>Implants Réseau de Base</text:p>
          </table:table-cell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ENH</text:p>
          </table:table-cell>
          <table:table-cell table:number-columns-repeated="5"/>
          <table:table-cell table:style-name="ce18" office:value-type="string">
            <text:p>Pile Corticale</text:p>
          </table:table-cell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ENH</text:p>
          </table:table-cell>
          <table:table-cell table:number-columns-repeated="5"/>
          <table:table-cell table:style-name="ce18" office:value-type="string">
            <text:p>Pureté Métabolique</text:p>
          </table:table-cell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ENH</text:p>
          </table:table-cell>
          <table:table-cell table:number-columns-repeated="5"/>
          <table:table-cell table:style-name="ce18" office:value-type="string">
            <text:p>Cyber-cerveau</text:p>
          </table:table-cell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ENH</text:p>
          </table:table-cell>
          <table:table-cell table:number-columns-repeated="5"/>
          <table:table-cell table:style-name="ce18" office:value-type="string">
            <text:p>Phéromones Améliorées</text:p>
          </table:table-cell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ENH</text:p>
          </table:table-cell>
          <table:table-cell table:number-columns-repeated="5"/>
          <table:table-cell table:style-name="ce18" office:value-type="string">
            <text:p>Augmentation Mnémonique</text:p>
          </table:table-cell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ENH</text:p>
          </table:table-cell>
          <table:table-cell table:number-columns-repeated="5"/>
          <table:table-cell table:style-name="ce18" office:value-type="string">
            <text:p>Lien Marionnette</text:p>
          </table:table-cell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ENH</text:p>
          </table:table-cell>
          <table:table-cell table:number-columns-repeated="5"/>
          <table:table-cell table:style-name="ce18" office:value-type="string">
            <text:p>Intersexué</text:p>
          </table:table-cell>
        </table:table-row>
        <table:table-row table:style-name="ro1">
          <table:table-cell table:style-name="ce11"/>
          <table:table-cell table:style-name="ce14" office:value-type="string">
            <text:p>&lt;Cause&gt;</text:p>
          </table:table-cell>
          <table:table-cell table:style-name="ce14" office:value-type="string">
            <text:p>MORPH_TRAIT</text:p>
          </table:table-cell>
          <table:table-cell table:style-name="ce14" office:value-type="string">
            <text:p>SOCIAL_STIGMA</text:p>
          </table:table-cell>
          <table:table-cell table:style-name="ce14"/>
          <table:table-cell table:style-name="ce14" office:value-type="string">
            <text:p>Cosse de Plaisir</text:p>
          </table:table-cell>
          <table:table-cell table:style-name="ce14" table:number-columns-repeated="2"/>
          <table:table-cell table:style-name="ce20"/>
        </table:table-row>
        <table:table-row table:style-name="ro1">
          <table:table-cell table:style-name="ce9" office:value-type="string">
            <text:p>MT_WORKER_POD</text:p>
          </table:table-cell>
          <table:table-cell table:style-name="ce13"/>
          <table:table-cell table:style-name="ce13" office:value-type="string">
            <text:p>MORPH_TYPE</text:p>
          </table:table-cell>
          <table:table-cell table:style-name="ce13" table:number-columns-repeated="3"/>
          <table:table-cell table:style-name="ce13" office:value-type="float" office:value="20">
            <text:p>20</text:p>
          </table:table-cell>
          <table:table-cell table:style-name="ce13" office:value-type="string">
            <text:p>FREEBIE</text:p>
          </table:table-cell>
          <table:table-cell table:style-name="ce22" office:value-type="string">
            <text:p>MT_WORKER_POD</text:p>
          </table:table-cell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ORIGIN</text:p>
          </table:table-cell>
          <table:table-cell table:number-columns-repeated="5"/>
          <table:table-cell table:style-name="ce18" office:value-type="string">
            <text:p>POD</text:p>
          </table:table-cell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MOVEMENT</text:p>
          </table:table-cell>
          <table:table-cell table:number-columns-repeated="5"/>
          <table:table-cell table:style-name="ce18" office:value-type="string">
            <text:p>4 / 20</text:p>
          </table:table-cell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DURABILITY</text:p>
          </table:table-cell>
          <table:table-cell table:number-columns-repeated="3"/>
          <table:table-cell office:value-type="float" office:value="35">
            <text:p>35</text:p>
          </table:table-cell>
          <table:table-cell/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APT_MAX</text:p>
          </table:table-cell>
          <table:table-cell table:number-columns-repeated="3"/>
          <table:table-cell office:value-type="float" office:value="30">
            <text:p>30</text:p>
          </table:table-cell>
          <table:table-cell/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COO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MORPH_BASE_MAX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REF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MORPH_BASE_MAX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SOM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MORPH_BASE_MAX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SAV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MORPH_BASE_MAX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WIL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MORPH_BASE_MAX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INT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MORPH_BASE_MAX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COG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MORPH_BASE_MAX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SOM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MORPH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&lt;choix&gt;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MORPH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ENH</text:p>
          </table:table-cell>
          <table:table-cell table:number-columns-repeated="5"/>
          <table:table-cell table:style-name="ce18" office:value-type="string">
            <text:p>Bio-modes Basiques</text:p>
          </table:table-cell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ENH</text:p>
          </table:table-cell>
          <table:table-cell table:number-columns-repeated="5"/>
          <table:table-cell table:style-name="ce18" office:value-type="string">
            <text:p>Implants Réseau de Base</text:p>
          </table:table-cell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ENH</text:p>
          </table:table-cell>
          <table:table-cell table:number-columns-repeated="5"/>
          <table:table-cell table:style-name="ce18" office:value-type="string">
            <text:p>Pile Corticale</text:p>
          </table:table-cell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ENH</text:p>
          </table:table-cell>
          <table:table-cell table:number-columns-repeated="5"/>
          <table:table-cell table:style-name="ce18" office:value-type="string">
            <text:p>Cyber-cerveau</text:p>
          </table:table-cell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ENH</text:p>
          </table:table-cell>
          <table:table-cell table:number-columns-repeated="5"/>
          <table:table-cell table:style-name="ce18" office:value-type="string">
            <text:p>Augmentation Mnémonique</text:p>
          </table:table-cell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ENH</text:p>
          </table:table-cell>
          <table:table-cell table:number-columns-repeated="5"/>
          <table:table-cell table:style-name="ce18" office:value-type="string">
            <text:p>Lien Marionnette</text:p>
          </table:table-cell>
        </table:table-row>
        <table:table-row table:style-name="ro1">
          <table:table-cell table:style-name="ce11"/>
          <table:table-cell table:style-name="ce14" office:value-type="string">
            <text:p>&lt;Cause&gt;</text:p>
          </table:table-cell>
          <table:table-cell table:style-name="ce14" office:value-type="string">
            <text:p>MORPH_TRAIT</text:p>
          </table:table-cell>
          <table:table-cell table:style-name="ce14" office:value-type="string">
            <text:p>SOCIAL_STIGMA</text:p>
          </table:table-cell>
          <table:table-cell table:style-name="ce14"/>
          <table:table-cell table:style-name="ce14" office:value-type="string">
            <text:p>Cosse</text:p>
          </table:table-cell>
          <table:table-cell table:style-name="ce14" table:number-columns-repeated="2"/>
          <table:table-cell table:style-name="ce20"/>
        </table:table-row>
        <table:table-row table:style-name="ro1">
          <table:table-cell table:style-name="ce9" office:value-type="string">
            <text:p>MT_NOVACRAB</text:p>
          </table:table-cell>
          <table:table-cell table:style-name="ce13"/>
          <table:table-cell table:style-name="ce13" office:value-type="string">
            <text:p>MORPH_TYPE</text:p>
          </table:table-cell>
          <table:table-cell table:style-name="ce13" table:number-columns-repeated="3"/>
          <table:table-cell table:style-name="ce13" office:value-type="float" office:value="60">
            <text:p>60</text:p>
          </table:table-cell>
          <table:table-cell table:style-name="ce13" office:value-type="string">
            <text:p>FREEBIE</text:p>
          </table:table-cell>
          <table:table-cell table:style-name="ce22" office:value-type="string">
            <text:p>MT_NOVACRAB</text:p>
          </table:table-cell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ORIGIN</text:p>
          </table:table-cell>
          <table:table-cell table:number-columns-repeated="5"/>
          <table:table-cell table:style-name="ce18" office:value-type="string">
            <text:p>POD</text:p>
          </table:table-cell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MOVEMENT</text:p>
          </table:table-cell>
          <table:table-cell table:number-columns-repeated="5"/>
          <table:table-cell table:style-name="ce18" office:value-type="string">
            <text:p>4 / 20</text:p>
          </table:table-cell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DURABILITY</text:p>
          </table:table-cell>
          <table:table-cell table:number-columns-repeated="3"/>
          <table:table-cell office:value-type="float" office:value="40">
            <text:p>40</text:p>
          </table:table-cell>
          <table:table-cell/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APT_MAX</text:p>
          </table:table-cell>
          <table:table-cell table:number-columns-repeated="3"/>
          <table:table-cell office:value-type="float" office:value="30">
            <text:p>30</text:p>
          </table:table-cell>
          <table:table-cell/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COO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MORPH_BASE_MAX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REF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MORPH_BASE_MAX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SOM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MORPH_BASE_MAX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SAV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MORPH_BASE_MAX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WIL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MORPH_BASE_MAX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INT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MORPH_BASE_MAX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COG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MORPH_BASE_MAX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SOM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MORPH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&lt;choix&gt;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MORPH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&lt;choix&gt;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MORPH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ENH</text:p>
          </table:table-cell>
          <table:table-cell table:number-columns-repeated="5"/>
          <table:table-cell table:style-name="ce18" office:value-type="string">
            <text:p>Bio-modes Basiques</text:p>
          </table:table-cell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ENH</text:p>
          </table:table-cell>
          <table:table-cell table:number-columns-repeated="5"/>
          <table:table-cell table:style-name="ce18" office:value-type="string">
            <text:p>Implants Réseau de Base</text:p>
          </table:table-cell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ENH</text:p>
          </table:table-cell>
          <table:table-cell table:number-columns-repeated="5"/>
          <table:table-cell table:style-name="ce18" office:value-type="string">
            <text:p>Pile Corticale</text:p>
          </table:table-cell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ENH</text:p>
          </table:table-cell>
          <table:table-cell table:number-columns-repeated="5"/>
          <table:table-cell table:style-name="ce18" office:value-type="string">
            <text:p>Armure Carapace</text:p>
          </table:table-cell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ENH</text:p>
          </table:table-cell>
          <table:table-cell table:number-columns-repeated="5"/>
          <table:table-cell table:style-name="ce18" office:value-type="string">
            <text:p>Cyber-cerveau</text:p>
          </table:table-cell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ENH</text:p>
          </table:table-cell>
          <table:table-cell table:number-columns-repeated="5"/>
          <table:table-cell table:style-name="ce18" office:value-type="string">
            <text:p>Respiration Améliorée</text:p>
          </table:table-cell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ENH</text:p>
          </table:table-cell>
          <table:table-cell table:number-columns-repeated="5"/>
          <table:table-cell table:style-name="ce18" office:value-type="string">
            <text:p>Augmentation Mnémonique</text:p>
          </table:table-cell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ENH</text:p>
          </table:table-cell>
          <table:table-cell table:number-columns-repeated="5"/>
          <table:table-cell table:style-name="ce18" office:value-type="string">
            <text:p>Lien Marionnette</text:p>
          </table:table-cell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ENH</text:p>
          </table:table-cell>
          <table:table-cell table:number-columns-repeated="5"/>
          <table:table-cell table:style-name="ce18" office:value-type="string">
            <text:p>Branchies</text:p>
          </table:table-cell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ENH</text:p>
          </table:table-cell>
          <table:table-cell table:number-columns-repeated="5"/>
          <table:table-cell table:style-name="ce18" office:value-type="string">
            <text:p>Réserves d'Oxygène</text:p>
          </table:table-cell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ENH</text:p>
          </table:table-cell>
          <table:table-cell table:number-columns-repeated="5"/>
          <table:table-cell table:style-name="ce18" office:value-type="string">
            <text:p>Régulation Thermique</text:p>
          </table:table-cell>
        </table:table-row>
        <table:table-row table:style-name="ro1">
          <table:table-cell table:style-name="ce11"/>
          <table:table-cell table:style-name="ce14" office:value-type="string">
            <text:p>&lt;Cause&gt;</text:p>
          </table:table-cell>
          <table:table-cell table:style-name="ce14" office:value-type="string">
            <text:p>MORPH_ENH</text:p>
          </table:table-cell>
          <table:table-cell table:style-name="ce14" table:number-columns-repeated="5"/>
          <table:table-cell table:style-name="ce20" office:value-type="string">
            <text:p>Étanchéité au Vide</text:p>
          </table:table-cell>
        </table:table-row>
        <table:table-row table:style-name="ro1">
          <table:table-cell table:style-name="ce9" office:value-type="string">
            <text:p>MT_CASE</text:p>
          </table:table-cell>
          <table:table-cell table:style-name="ce13"/>
          <table:table-cell table:style-name="ce13" office:value-type="string">
            <text:p>MORPH_TYPE</text:p>
          </table:table-cell>
          <table:table-cell table:style-name="ce13" table:number-columns-repeated="3"/>
          <table:table-cell table:style-name="ce13" office:value-type="float" office:value="5">
            <text:p>5</text:p>
          </table:table-cell>
          <table:table-cell table:style-name="ce13" office:value-type="string">
            <text:p>FREEBIE</text:p>
          </table:table-cell>
          <table:table-cell table:style-name="ce22" office:value-type="string">
            <text:p>MT_CASE</text:p>
          </table:table-cell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ORIGIN</text:p>
          </table:table-cell>
          <table:table-cell table:number-columns-repeated="5"/>
          <table:table-cell table:style-name="ce18" office:value-type="string">
            <text:p>SYNTH</text:p>
          </table:table-cell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MOVEMENT</text:p>
          </table:table-cell>
          <table:table-cell table:number-columns-repeated="5"/>
          <table:table-cell table:style-name="ce18" office:value-type="string">
            <text:p>4 / 16</text:p>
          </table:table-cell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DURABILITY</text:p>
          </table:table-cell>
          <table:table-cell table:number-columns-repeated="3"/>
          <table:table-cell office:value-type="float" office:value="20">
            <text:p>20</text:p>
          </table:table-cell>
          <table:table-cell/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APT_MAX</text:p>
          </table:table-cell>
          <table:table-cell table:number-columns-repeated="3"/>
          <table:table-cell office:value-type="float" office:value="20">
            <text:p>20</text:p>
          </table:table-cell>
          <table:table-cell/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COO</text:p>
          </table:table-cell>
          <table:table-cell table:number-columns-repeated="2"/>
          <table:table-cell office:value-type="float" office:value="20">
            <text:p>20</text:p>
          </table:table-cell>
          <table:table-cell office:value-type="string">
            <text:p>MORPH_BASE_MAX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REF</text:p>
          </table:table-cell>
          <table:table-cell table:number-columns-repeated="2"/>
          <table:table-cell office:value-type="float" office:value="20">
            <text:p>20</text:p>
          </table:table-cell>
          <table:table-cell office:value-type="string">
            <text:p>MORPH_BASE_MAX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SOM</text:p>
          </table:table-cell>
          <table:table-cell table:number-columns-repeated="2"/>
          <table:table-cell office:value-type="float" office:value="20">
            <text:p>20</text:p>
          </table:table-cell>
          <table:table-cell office:value-type="string">
            <text:p>MORPH_BASE_MAX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SAV</text:p>
          </table:table-cell>
          <table:table-cell table:number-columns-repeated="2"/>
          <table:table-cell office:value-type="float" office:value="20">
            <text:p>20</text:p>
          </table:table-cell>
          <table:table-cell office:value-type="string">
            <text:p>MORPH_BASE_MAX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WIL</text:p>
          </table:table-cell>
          <table:table-cell table:number-columns-repeated="2"/>
          <table:table-cell office:value-type="float" office:value="20">
            <text:p>20</text:p>
          </table:table-cell>
          <table:table-cell office:value-type="string">
            <text:p>MORPH_BASE_MAX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INT</text:p>
          </table:table-cell>
          <table:table-cell table:number-columns-repeated="2"/>
          <table:table-cell office:value-type="float" office:value="20">
            <text:p>20</text:p>
          </table:table-cell>
          <table:table-cell office:value-type="string">
            <text:p>MORPH_BASE_MAX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COG</text:p>
          </table:table-cell>
          <table:table-cell table:number-columns-repeated="2"/>
          <table:table-cell office:value-type="float" office:value="20">
            <text:p>20</text:p>
          </table:table-cell>
          <table:table-cell office:value-type="string">
            <text:p>MORPH_BASE_MAX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&lt;choix&gt;</text:p>
          </table:table-cell>
          <table:table-cell table:number-columns-repeated="2"/>
          <table:table-cell office:value-type="float" office:value="-5">
            <text:p>-5</text:p>
          </table:table-cell>
          <table:table-cell office:value-type="string">
            <text:p>MORPH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ENH</text:p>
          </table:table-cell>
          <table:table-cell table:number-columns-repeated="5"/>
          <table:table-cell table:style-name="ce18" office:value-type="string">
            <text:p>Prises Jack</text:p>
          </table:table-cell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ENH</text:p>
          </table:table-cell>
          <table:table-cell table:number-columns-repeated="5"/>
          <table:table-cell table:style-name="ce18" office:value-type="string">
            <text:p>Implants Réseau de Base</text:p>
          </table:table-cell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ENH</text:p>
          </table:table-cell>
          <table:table-cell table:number-columns-repeated="5"/>
          <table:table-cell table:style-name="ce18" office:value-type="string">
            <text:p>Pile Corticale</text:p>
          </table:table-cell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ENH</text:p>
          </table:table-cell>
          <table:table-cell table:number-columns-repeated="5"/>
          <table:table-cell table:style-name="ce18" office:value-type="string">
            <text:p>Cyber-cerveau</text:p>
          </table:table-cell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ENH</text:p>
          </table:table-cell>
          <table:table-cell table:number-columns-repeated="5"/>
          <table:table-cell table:style-name="ce18" office:value-type="string">
            <text:p>Augmentation Mnémonique</text:p>
          </table:table-cell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TRAIT</text:p>
          </table:table-cell>
          <table:table-cell office:value-type="string">
            <text:p>LEMON</text:p>
          </table:table-cell>
          <table:table-cell table:number-columns-repeated="4"/>
          <table:table-cell table:style-name="ce18"/>
        </table:table-row>
        <table:table-row table:style-name="ro1">
          <table:table-cell table:style-name="ce11"/>
          <table:table-cell table:style-name="ce14" office:value-type="string">
            <text:p>&lt;Cause&gt;</text:p>
          </table:table-cell>
          <table:table-cell table:style-name="ce14" office:value-type="string">
            <text:p>MORPH_TRAIT</text:p>
          </table:table-cell>
          <table:table-cell table:style-name="ce14" office:value-type="string">
            <text:p>SOCIAL_STIGMA</text:p>
          </table:table-cell>
          <table:table-cell table:style-name="ce14"/>
          <table:table-cell table:style-name="ce14" office:value-type="string">
            <text:p>Masses Métalliques</text:p>
          </table:table-cell>
          <table:table-cell table:style-name="ce14" table:number-columns-repeated="2"/>
          <table:table-cell table:style-name="ce20"/>
        </table:table-row>
        <table:table-row table:style-name="ro1">
          <table:table-cell table:style-name="ce9" office:value-type="string">
            <text:p>MT_SYNTH</text:p>
          </table:table-cell>
          <table:table-cell table:style-name="ce13"/>
          <table:table-cell table:style-name="ce13" office:value-type="string">
            <text:p>MORPH_TYPE</text:p>
          </table:table-cell>
          <table:table-cell table:style-name="ce13" table:number-columns-repeated="3"/>
          <table:table-cell table:style-name="ce13" office:value-type="float" office:value="30">
            <text:p>30</text:p>
          </table:table-cell>
          <table:table-cell table:style-name="ce13" office:value-type="string">
            <text:p>FREEBIE</text:p>
          </table:table-cell>
          <table:table-cell table:style-name="ce22" office:value-type="string">
            <text:p>MT_SYNTH</text:p>
          </table:table-cell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ORIGIN</text:p>
          </table:table-cell>
          <table:table-cell table:number-columns-repeated="5"/>
          <table:table-cell table:style-name="ce18" office:value-type="string">
            <text:p>SYNTH</text:p>
          </table:table-cell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MOVEMENT</text:p>
          </table:table-cell>
          <table:table-cell table:number-columns-repeated="5"/>
          <table:table-cell table:style-name="ce18" office:value-type="string">
            <text:p>4 / 20</text:p>
          </table:table-cell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DURABILITY</text:p>
          </table:table-cell>
          <table:table-cell table:number-columns-repeated="3"/>
          <table:table-cell office:value-type="float" office:value="40">
            <text:p>40</text:p>
          </table:table-cell>
          <table:table-cell/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APT_MAX</text:p>
          </table:table-cell>
          <table:table-cell table:number-columns-repeated="3"/>
          <table:table-cell office:value-type="float" office:value="30">
            <text:p>30</text:p>
          </table:table-cell>
          <table:table-cell/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COO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MORPH_BASE_MAX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REF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MORPH_BASE_MAX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SOM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MORPH_BASE_MAX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SAV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MORPH_BASE_MAX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WIL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MORPH_BASE_MAX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INT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MORPH_BASE_MAX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COG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MORPH_BASE_MAX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SOM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MORPH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&lt;choix&gt;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MORPH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ENH</text:p>
          </table:table-cell>
          <table:table-cell table:number-columns-repeated="5"/>
          <table:table-cell table:style-name="ce18" office:value-type="string">
            <text:p>Prises Jack</text:p>
          </table:table-cell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ENH</text:p>
          </table:table-cell>
          <table:table-cell table:number-columns-repeated="5"/>
          <table:table-cell table:style-name="ce18" office:value-type="string">
            <text:p>Implants Réseau de Base</text:p>
          </table:table-cell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ENH</text:p>
          </table:table-cell>
          <table:table-cell table:number-columns-repeated="5"/>
          <table:table-cell table:style-name="ce18" office:value-type="string">
            <text:p>Pile Corticale</text:p>
          </table:table-cell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ENH</text:p>
          </table:table-cell>
          <table:table-cell table:number-columns-repeated="5"/>
          <table:table-cell table:style-name="ce18" office:value-type="string">
            <text:p>Cyber-cerveau</text:p>
          </table:table-cell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ENH</text:p>
          </table:table-cell>
          <table:table-cell table:number-columns-repeated="5"/>
          <table:table-cell table:style-name="ce18" office:value-type="string">
            <text:p>Augmentation Mnémonique</text:p>
          </table:table-cell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TRAIT</text:p>
          </table:table-cell>
          <table:table-cell office:value-type="string">
            <text:p>UNCANNY_VALLEY</text:p>
          </table:table-cell>
          <table:table-cell table:number-columns-repeated="4"/>
          <table:table-cell table:style-name="ce18"/>
        </table:table-row>
        <table:table-row table:style-name="ro1">
          <table:table-cell table:style-name="ce11"/>
          <table:table-cell table:style-name="ce14" office:value-type="string">
            <text:p>&lt;Cause&gt;</text:p>
          </table:table-cell>
          <table:table-cell table:style-name="ce14" office:value-type="string">
            <text:p>MORPH_TRAIT</text:p>
          </table:table-cell>
          <table:table-cell table:style-name="ce14" office:value-type="string">
            <text:p>SOCIAL_STIGMA</text:p>
          </table:table-cell>
          <table:table-cell table:style-name="ce14"/>
          <table:table-cell table:style-name="ce14" office:value-type="string">
            <text:p>Masses Métalliques</text:p>
          </table:table-cell>
          <table:table-cell table:style-name="ce14" table:number-columns-repeated="2"/>
          <table:table-cell table:style-name="ce20"/>
        </table:table-row>
        <table:table-row table:style-name="ro1">
          <table:table-cell table:style-name="ce9" office:value-type="string">
            <text:p>MT_ARACHNOID</text:p>
          </table:table-cell>
          <table:table-cell table:style-name="ce13"/>
          <table:table-cell table:style-name="ce13" office:value-type="string">
            <text:p>MORPH_TYPE</text:p>
          </table:table-cell>
          <table:table-cell table:style-name="ce13" table:number-columns-repeated="3"/>
          <table:table-cell table:style-name="ce13" office:value-type="float" office:value="45">
            <text:p>45</text:p>
          </table:table-cell>
          <table:table-cell table:style-name="ce13" office:value-type="string">
            <text:p>FREEBIE</text:p>
          </table:table-cell>
          <table:table-cell table:style-name="ce22" office:value-type="string">
            <text:p>MT_ARACHNOID</text:p>
          </table:table-cell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ORIGIN</text:p>
          </table:table-cell>
          <table:table-cell table:number-columns-repeated="5"/>
          <table:table-cell table:style-name="ce18" office:value-type="string">
            <text:p>SYNTH</text:p>
          </table:table-cell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MOVEMENT</text:p>
          </table:table-cell>
          <table:table-cell table:number-columns-repeated="5"/>
          <table:table-cell table:style-name="ce18" office:value-type="string">
            <text:p>4 / 20 (M), 8/40 (P), 8/40(R)</text:p>
          </table:table-cell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DURABILITY</text:p>
          </table:table-cell>
          <table:table-cell table:number-columns-repeated="3"/>
          <table:table-cell office:value-type="float" office:value="40">
            <text:p>40</text:p>
          </table:table-cell>
          <table:table-cell/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APT_MAX</text:p>
          </table:table-cell>
          <table:table-cell table:number-columns-repeated="3"/>
          <table:table-cell office:value-type="float" office:value="30">
            <text:p>30</text:p>
          </table:table-cell>
          <table:table-cell/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COO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MORPH_BASE_MAX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REF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MORPH_BASE_MAX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SOM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MORPH_BASE_MAX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SAV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MORPH_BASE_MAX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WIL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MORPH_BASE_MAX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INT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MORPH_BASE_MAX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COG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MORPH_BASE_MAX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SOM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MORPH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COO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MORPH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ENH</text:p>
          </table:table-cell>
          <table:table-cell table:number-columns-repeated="5"/>
          <table:table-cell table:style-name="ce18" office:value-type="string">
            <text:p>Prises Jack</text:p>
          </table:table-cell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ENH</text:p>
          </table:table-cell>
          <table:table-cell table:number-columns-repeated="5"/>
          <table:table-cell table:style-name="ce18" office:value-type="string">
            <text:p>Implants Réseau de Base</text:p>
          </table:table-cell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ENH</text:p>
          </table:table-cell>
          <table:table-cell table:number-columns-repeated="5"/>
          <table:table-cell table:style-name="ce18" office:value-type="string">
            <text:p>Pile Corticale</text:p>
          </table:table-cell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ENH</text:p>
          </table:table-cell>
          <table:table-cell table:number-columns-repeated="5"/>
          <table:table-cell table:style-name="ce18" office:value-type="string">
            <text:p>Cyber-cerveau</text:p>
          </table:table-cell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ENH</text:p>
          </table:table-cell>
          <table:table-cell table:number-columns-repeated="5"/>
          <table:table-cell table:style-name="ce18" office:value-type="string">
            <text:p>Vision Améliorée</text:p>
          </table:table-cell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ENH</text:p>
          </table:table-cell>
          <table:table-cell table:number-columns-repeated="5"/>
          <table:table-cell table:style-name="ce18" office:value-type="string">
            <text:p>Membres Supplémentaires (10)</text:p>
          </table:table-cell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ENH</text:p>
          </table:table-cell>
          <table:table-cell table:number-columns-repeated="5"/>
          <table:table-cell table:style-name="ce18" office:value-type="string">
            <text:p>Lidar</text:p>
          </table:table-cell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ENH</text:p>
          </table:table-cell>
          <table:table-cell table:number-columns-repeated="5"/>
          <table:table-cell table:style-name="ce18" office:value-type="string">
            <text:p>Membres Pneumatiques</text:p>
          </table:table-cell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ENH</text:p>
          </table:table-cell>
          <table:table-cell table:number-columns-repeated="5"/>
          <table:table-cell table:style-name="ce18" office:value-type="string">
            <text:p>Radar</text:p>
          </table:table-cell>
        </table:table-row>
        <table:table-row table:style-name="ro1">
          <table:table-cell table:style-name="ce11"/>
          <table:table-cell table:style-name="ce14" office:value-type="string">
            <text:p>&lt;Cause&gt;</text:p>
          </table:table-cell>
          <table:table-cell table:style-name="ce14" office:value-type="string">
            <text:p>MORPH_ENH</text:p>
          </table:table-cell>
          <table:table-cell table:style-name="ce14" table:number-columns-repeated="5"/>
          <table:table-cell table:style-name="ce20" office:value-type="string">
            <text:p>Augmentation Mnémonique</text:p>
          </table:table-cell>
        </table:table-row>
        <table:table-row table:style-name="ro1">
          <table:table-cell table:style-name="ce9" office:value-type="string">
            <text:p>MT_DRAGONFLY</text:p>
          </table:table-cell>
          <table:table-cell table:style-name="ce13"/>
          <table:table-cell table:style-name="ce13" office:value-type="string">
            <text:p>MORPH_TYPE</text:p>
          </table:table-cell>
          <table:table-cell table:style-name="ce13" table:number-columns-repeated="3"/>
          <table:table-cell table:style-name="ce13" office:value-type="float" office:value="20">
            <text:p>20</text:p>
          </table:table-cell>
          <table:table-cell table:style-name="ce13" office:value-type="string">
            <text:p>FREEBIE</text:p>
          </table:table-cell>
          <table:table-cell table:style-name="ce22" office:value-type="string">
            <text:p>MT_DRAGONFLY</text:p>
          </table:table-cell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ORIGIN</text:p>
          </table:table-cell>
          <table:table-cell table:number-columns-repeated="5"/>
          <table:table-cell table:style-name="ce18" office:value-type="string">
            <text:p>SYNTH</text:p>
          </table:table-cell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MOVEMENT</text:p>
          </table:table-cell>
          <table:table-cell table:number-columns-repeated="5"/>
          <table:table-cell table:style-name="ce18" office:value-type="string">
            <text:p>8/32 (A)</text:p>
          </table:table-cell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DURABILITY</text:p>
          </table:table-cell>
          <table:table-cell table:number-columns-repeated="3"/>
          <table:table-cell office:value-type="float" office:value="25">
            <text:p>25</text:p>
          </table:table-cell>
          <table:table-cell/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APT_MAX</text:p>
          </table:table-cell>
          <table:table-cell table:number-columns-repeated="3"/>
          <table:table-cell office:value-type="float" office:value="30">
            <text:p>30</text:p>
          </table:table-cell>
          <table:table-cell/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COO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MORPH_BASE_MAX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REF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MORPH_BASE_MAX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SOM</text:p>
          </table:table-cell>
          <table:table-cell table:number-columns-repeated="2"/>
          <table:table-cell office:value-type="float" office:value="20">
            <text:p>20</text:p>
          </table:table-cell>
          <table:table-cell office:value-type="string">
            <text:p>MORPH_BASE_MAX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SAV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MORPH_BASE_MAX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WIL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MORPH_BASE_MAX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INT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MORPH_BASE_MAX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COG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MORPH_BASE_MAX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REF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MORPH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ENH</text:p>
          </table:table-cell>
          <table:table-cell table:number-columns-repeated="5"/>
          <table:table-cell table:style-name="ce18" office:value-type="string">
            <text:p>Prises Jack</text:p>
          </table:table-cell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ENH</text:p>
          </table:table-cell>
          <table:table-cell table:number-columns-repeated="5"/>
          <table:table-cell table:style-name="ce18" office:value-type="string">
            <text:p>Implants Réseau de Base</text:p>
          </table:table-cell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ENH</text:p>
          </table:table-cell>
          <table:table-cell table:number-columns-repeated="5"/>
          <table:table-cell table:style-name="ce18" office:value-type="string">
            <text:p>Pile Corticale</text:p>
          </table:table-cell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ENH</text:p>
          </table:table-cell>
          <table:table-cell table:number-columns-repeated="5"/>
          <table:table-cell table:style-name="ce18" office:value-type="string">
            <text:p>Cyber-cerveau</text:p>
          </table:table-cell>
        </table:table-row>
        <table:table-row table:style-name="ro1">
          <table:table-cell table:style-name="ce11"/>
          <table:table-cell table:style-name="ce14" office:value-type="string">
            <text:p>&lt;Cause&gt;</text:p>
          </table:table-cell>
          <table:table-cell table:style-name="ce14" office:value-type="string">
            <text:p>MORPH_ENH</text:p>
          </table:table-cell>
          <table:table-cell table:style-name="ce14" table:number-columns-repeated="5"/>
          <table:table-cell table:style-name="ce20" office:value-type="string">
            <text:p>Augmentation Mnémonique</text:p>
          </table:table-cell>
        </table:table-row>
        <table:table-row table:style-name="ro1">
          <table:table-cell table:style-name="ce9" office:value-type="string">
            <text:p>MT_FLEXBOT</text:p>
          </table:table-cell>
          <table:table-cell table:style-name="ce13"/>
          <table:table-cell table:style-name="ce13" office:value-type="string">
            <text:p>MORPH_TYPE</text:p>
          </table:table-cell>
          <table:table-cell table:style-name="ce13" table:number-columns-repeated="3"/>
          <table:table-cell table:style-name="ce13" office:value-type="float" office:value="20">
            <text:p>20</text:p>
          </table:table-cell>
          <table:table-cell table:style-name="ce13" office:value-type="string">
            <text:p>FREEBIE</text:p>
          </table:table-cell>
          <table:table-cell table:style-name="ce22" office:value-type="string">
            <text:p>MT_FLEXBOT</text:p>
          </table:table-cell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ORIGIN</text:p>
          </table:table-cell>
          <table:table-cell table:number-columns-repeated="5"/>
          <table:table-cell table:style-name="ce18" office:value-type="string">
            <text:p>SYNTH</text:p>
          </table:table-cell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MOVEMENT</text:p>
          </table:table-cell>
          <table:table-cell table:number-columns-repeated="5"/>
          <table:table-cell table:style-name="ce18" office:value-type="string">
            <text:p>4 / 20 (M), 8/40 (G)</text:p>
          </table:table-cell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DURABILITY</text:p>
          </table:table-cell>
          <table:table-cell table:number-columns-repeated="3"/>
          <table:table-cell office:value-type="float" office:value="25">
            <text:p>25</text:p>
          </table:table-cell>
          <table:table-cell/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APT_MAX</text:p>
          </table:table-cell>
          <table:table-cell table:number-columns-repeated="3"/>
          <table:table-cell office:value-type="float" office:value="30">
            <text:p>30</text:p>
          </table:table-cell>
          <table:table-cell/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COO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MORPH_BASE_MAX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REF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MORPH_BASE_MAX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SOM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MORPH_BASE_MAX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SAV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MORPH_BASE_MAX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WIL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MORPH_BASE_MAX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INT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MORPH_BASE_MAX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COG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MORPH_BASE_MAX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ENH</text:p>
          </table:table-cell>
          <table:table-cell table:number-columns-repeated="5"/>
          <table:table-cell table:style-name="ce18" office:value-type="string">
            <text:p>Prises Jack</text:p>
          </table:table-cell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ENH</text:p>
          </table:table-cell>
          <table:table-cell table:number-columns-repeated="5"/>
          <table:table-cell table:style-name="ce18" office:value-type="string">
            <text:p>Implants Réseau de Base</text:p>
          </table:table-cell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ENH</text:p>
          </table:table-cell>
          <table:table-cell table:number-columns-repeated="5"/>
          <table:table-cell table:style-name="ce18" office:value-type="string">
            <text:p>Pile Corticale</text:p>
          </table:table-cell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ENH</text:p>
          </table:table-cell>
          <table:table-cell table:number-columns-repeated="5"/>
          <table:table-cell table:style-name="ce18" office:value-type="string">
            <text:p>Cyber-cerveau</text:p>
          </table:table-cell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ENH</text:p>
          </table:table-cell>
          <table:table-cell table:number-columns-repeated="5"/>
          <table:table-cell table:style-name="ce18" office:value-type="string">
            <text:p>Doigts Fractals</text:p>
          </table:table-cell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ENH</text:p>
          </table:table-cell>
          <table:table-cell table:number-columns-repeated="5"/>
          <table:table-cell table:style-name="ce18" office:value-type="string">
            <text:p>Conception Modulaire</text:p>
          </table:table-cell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ENH</text:p>
          </table:table-cell>
          <table:table-cell table:number-columns-repeated="5"/>
          <table:table-cell table:style-name="ce18" office:value-type="string">
            <text:p>Vision Nanoscopique</text:p>
          </table:table-cell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ENH</text:p>
          </table:table-cell>
          <table:table-cell table:number-columns-repeated="5"/>
          <table:table-cell table:style-name="ce18" office:value-type="string">
            <text:p>Ajustement de Forme</text:p>
          </table:table-cell>
        </table:table-row>
        <table:table-row table:style-name="ro1">
          <table:table-cell table:style-name="ce11"/>
          <table:table-cell table:style-name="ce14" office:value-type="string">
            <text:p>&lt;Cause&gt;</text:p>
          </table:table-cell>
          <table:table-cell table:style-name="ce14" office:value-type="string">
            <text:p>MORPH_ENH</text:p>
          </table:table-cell>
          <table:table-cell table:style-name="ce14" table:number-columns-repeated="5"/>
          <table:table-cell table:style-name="ce20" office:value-type="string">
            <text:p>Augmentation Mnémonique</text:p>
          </table:table-cell>
        </table:table-row>
        <table:table-row table:style-name="ro1">
          <table:table-cell table:style-name="ce9" office:value-type="string">
            <text:p>MT_REAPER</text:p>
          </table:table-cell>
          <table:table-cell table:style-name="ce13"/>
          <table:table-cell table:style-name="ce13" office:value-type="string">
            <text:p>MORPH_TYPE</text:p>
          </table:table-cell>
          <table:table-cell table:style-name="ce13" table:number-columns-repeated="3"/>
          <table:table-cell table:style-name="ce13" office:value-type="float" office:value="100">
            <text:p>100</text:p>
          </table:table-cell>
          <table:table-cell table:style-name="ce13" office:value-type="string">
            <text:p>FREEBIE</text:p>
          </table:table-cell>
          <table:table-cell table:style-name="ce22" office:value-type="string">
            <text:p>MT_REAPER</text:p>
          </table:table-cell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ORIGIN</text:p>
          </table:table-cell>
          <table:table-cell table:number-columns-repeated="5"/>
          <table:table-cell table:style-name="ce18" office:value-type="string">
            <text:p>SYNTH</text:p>
          </table:table-cell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MOVEMENT</text:p>
          </table:table-cell>
          <table:table-cell table:number-columns-repeated="5"/>
          <table:table-cell table:style-name="ce18" office:value-type="string">
            <text:p>4/20(M),4/20(S),12/40(I),4/20(P)</text:p>
          </table:table-cell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DURABILITY</text:p>
          </table:table-cell>
          <table:table-cell table:number-columns-repeated="3"/>
          <table:table-cell office:value-type="float" office:value="50">
            <text:p>50</text:p>
          </table:table-cell>
          <table:table-cell/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APT_MAX</text:p>
          </table:table-cell>
          <table:table-cell table:number-columns-repeated="3"/>
          <table:table-cell office:value-type="float" office:value="40">
            <text:p>40</text:p>
          </table:table-cell>
          <table:table-cell/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SPEED_MOD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style-name="ce19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COO</text:p>
          </table:table-cell>
          <table:table-cell table:number-columns-repeated="2"/>
          <table:table-cell office:value-type="float" office:value="40">
            <text:p>40</text:p>
          </table:table-cell>
          <table:table-cell office:value-type="string">
            <text:p>MORPH_BASE_MAX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REF</text:p>
          </table:table-cell>
          <table:table-cell table:number-columns-repeated="2"/>
          <table:table-cell office:value-type="float" office:value="40">
            <text:p>40</text:p>
          </table:table-cell>
          <table:table-cell office:value-type="string">
            <text:p>MORPH_BASE_MAX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SOM</text:p>
          </table:table-cell>
          <table:table-cell table:number-columns-repeated="2"/>
          <table:table-cell office:value-type="float" office:value="40">
            <text:p>40</text:p>
          </table:table-cell>
          <table:table-cell office:value-type="string">
            <text:p>MORPH_BASE_MAX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SAV</text:p>
          </table:table-cell>
          <table:table-cell table:number-columns-repeated="2"/>
          <table:table-cell office:value-type="float" office:value="40">
            <text:p>40</text:p>
          </table:table-cell>
          <table:table-cell office:value-type="string">
            <text:p>MORPH_BASE_MAX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WIL</text:p>
          </table:table-cell>
          <table:table-cell table:number-columns-repeated="2"/>
          <table:table-cell office:value-type="float" office:value="40">
            <text:p>40</text:p>
          </table:table-cell>
          <table:table-cell office:value-type="string">
            <text:p>MORPH_BASE_MAX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INT</text:p>
          </table:table-cell>
          <table:table-cell table:number-columns-repeated="2"/>
          <table:table-cell office:value-type="float" office:value="40">
            <text:p>40</text:p>
          </table:table-cell>
          <table:table-cell office:value-type="string">
            <text:p>MORPH_BASE_MAX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COG</text:p>
          </table:table-cell>
          <table:table-cell table:number-columns-repeated="2"/>
          <table:table-cell office:value-type="float" office:value="40">
            <text:p>40</text:p>
          </table:table-cell>
          <table:table-cell office:value-type="string">
            <text:p>MORPH_BASE_MAX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COO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MORPH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REF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MORPH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REF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MORPH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SOM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MORPH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DURABILITY</text:p>
          </table:table-cell>
          <table:table-cell table:style-name="ce2"/>
          <table:table-cell table:number-columns-repeated="2"/>
          <table:table-cell office:value-type="float" office:value="10">
            <text:p>10</text:p>
          </table:table-cell>
          <table:table-cell office:value-type="string">
            <text:p>MORPH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ENH</text:p>
          </table:table-cell>
          <table:table-cell table:number-columns-repeated="5"/>
          <table:table-cell table:style-name="ce18" office:value-type="string">
            <text:p>Implants Réseau de Base</text:p>
          </table:table-cell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ENH</text:p>
          </table:table-cell>
          <table:table-cell table:number-columns-repeated="5"/>
          <table:table-cell table:style-name="ce18" office:value-type="string">
            <text:p>Prises Jack</text:p>
          </table:table-cell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ENH</text:p>
          </table:table-cell>
          <table:table-cell table:number-columns-repeated="5"/>
          <table:table-cell table:style-name="ce18" office:value-type="string">
            <text:p>Pile Corticale</text:p>
          </table:table-cell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ENH</text:p>
          </table:table-cell>
          <table:table-cell table:number-columns-repeated="5"/>
          <table:table-cell table:style-name="ce18" office:value-type="string">
            <text:p>Cyber-cerveau</text:p>
          </table:table-cell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ENH</text:p>
          </table:table-cell>
          <table:table-cell table:number-columns-repeated="5"/>
          <table:table-cell table:style-name="ce18" office:value-type="string">
            <text:p>Vision à 360°</text:p>
          </table:table-cell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ENH</text:p>
          </table:table-cell>
          <table:table-cell table:number-columns-repeated="5"/>
          <table:table-cell table:style-name="ce18" office:value-type="string">
            <text:p>Antireflet</text:p>
          </table:table-cell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ENH</text:p>
          </table:table-cell>
          <table:table-cell table:number-columns-repeated="5"/>
          <table:table-cell table:style-name="ce18" office:value-type="string">
            <text:p>Cyber-griffes</text:p>
          </table:table-cell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ENH</text:p>
          </table:table-cell>
          <table:table-cell table:number-columns-repeated="5"/>
          <table:table-cell table:style-name="ce18" office:value-type="string">
            <text:p>Membres Supplémentaires (4)</text:p>
          </table:table-cell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ENH</text:p>
          </table:table-cell>
          <table:table-cell table:number-columns-repeated="5"/>
          <table:table-cell table:style-name="ce18" office:value-type="string">
            <text:p>Armure de Combat Lourde</text:p>
          </table:table-cell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ENH</text:p>
          </table:table-cell>
          <table:table-cell table:number-columns-repeated="5"/>
          <table:table-cell table:style-name="ce18" office:value-type="string">
            <text:p>Système Magnétique</text:p>
          </table:table-cell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ENH</text:p>
          </table:table-cell>
          <table:table-cell table:number-columns-repeated="5"/>
          <table:table-cell table:style-name="ce18" office:value-type="string">
            <text:p>Membres Pneumatiques</text:p>
          </table:table-cell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ENH</text:p>
          </table:table-cell>
          <table:table-cell table:number-columns-repeated="5"/>
          <table:table-cell table:style-name="ce18" office:value-type="string">
            <text:p>Lien Marionnette</text:p>
          </table:table-cell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ENH</text:p>
          </table:table-cell>
          <table:table-cell table:number-columns-repeated="5"/>
          <table:table-cell table:style-name="ce18" office:value-type="string">
            <text:p>Radar</text:p>
          </table:table-cell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ENH</text:p>
          </table:table-cell>
          <table:table-cell table:number-columns-repeated="5"/>
          <table:table-cell table:style-name="ce18" office:value-type="string">
            <text:p>Stimulateur de Réflexes</text:p>
          </table:table-cell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ENH</text:p>
          </table:table-cell>
          <table:table-cell table:number-columns-repeated="5"/>
          <table:table-cell table:style-name="ce18" office:value-type="string">
            <text:p>Ajustement de Forme</text:p>
          </table:table-cell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ENH</text:p>
          </table:table-cell>
          <table:table-cell table:number-columns-repeated="5"/>
          <table:table-cell table:style-name="ce18" office:value-type="string">
            <text:p>Amélioration Structurelle</text:p>
          </table:table-cell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ENH</text:p>
          </table:table-cell>
          <table:table-cell table:number-columns-repeated="5"/>
          <table:table-cell table:style-name="ce18" office:value-type="string">
            <text:p>Émetteur Térahertz</text:p>
          </table:table-cell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ENH</text:p>
          </table:table-cell>
          <table:table-cell table:number-columns-repeated="5"/>
          <table:table-cell table:style-name="ce18" office:value-type="string">
            <text:p>Arme Intégrée (Articulée, 4)</text:p>
          </table:table-cell>
        </table:table-row>
        <table:table-row table:style-name="ro1">
          <table:table-cell table:style-name="ce11"/>
          <table:table-cell table:style-name="ce14" office:value-type="string">
            <text:p>&lt;Cause&gt;</text:p>
          </table:table-cell>
          <table:table-cell table:style-name="ce14" office:value-type="string">
            <text:p>MORPH_ENH</text:p>
          </table:table-cell>
          <table:table-cell table:style-name="ce14" table:number-columns-repeated="5"/>
          <table:table-cell table:style-name="ce20" office:value-type="string">
            <text:p>Augmentation Mnémonique</text:p>
          </table:table-cell>
        </table:table-row>
        <table:table-row table:style-name="ro1">
          <table:table-cell table:style-name="ce9" office:value-type="string">
            <text:p>MT_SLITHEROID</text:p>
          </table:table-cell>
          <table:table-cell table:style-name="ce13"/>
          <table:table-cell table:style-name="ce13" office:value-type="string">
            <text:p>MORPH_TYPE</text:p>
          </table:table-cell>
          <table:table-cell table:style-name="ce13" table:number-columns-repeated="3"/>
          <table:table-cell table:style-name="ce13" office:value-type="float" office:value="40">
            <text:p>40</text:p>
          </table:table-cell>
          <table:table-cell table:style-name="ce13" office:value-type="string">
            <text:p>FREEBIE</text:p>
          </table:table-cell>
          <table:table-cell table:style-name="ce22" office:value-type="string">
            <text:p>MT_SLITHEROID</text:p>
          </table:table-cell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ORIGIN</text:p>
          </table:table-cell>
          <table:table-cell table:number-columns-repeated="5"/>
          <table:table-cell table:style-name="ce18" office:value-type="string">
            <text:p>SYNTH</text:p>
          </table:table-cell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MOVEMENT</text:p>
          </table:table-cell>
          <table:table-cell table:number-columns-repeated="5"/>
          <table:table-cell table:style-name="ce18" office:value-type="string">
            <text:p>4/16 (Se), 8/32 (Rl)</text:p>
          </table:table-cell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DURABILITY</text:p>
          </table:table-cell>
          <table:table-cell table:number-columns-repeated="3"/>
          <table:table-cell office:value-type="float" office:value="45">
            <text:p>45</text:p>
          </table:table-cell>
          <table:table-cell/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APT_MAX</text:p>
          </table:table-cell>
          <table:table-cell table:number-columns-repeated="3"/>
          <table:table-cell office:value-type="float" office:value="30">
            <text:p>30</text:p>
          </table:table-cell>
          <table:table-cell/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COO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MORPH_BASE_MAX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REF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MORPH_BASE_MAX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SOM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MORPH_BASE_MAX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SAV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MORPH_BASE_MAX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WIL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MORPH_BASE_MAX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INT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MORPH_BASE_MAX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COG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MORPH_BASE_MAX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SOM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MORPH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COO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MORPH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&lt;choix&gt;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MORPH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ENH</text:p>
          </table:table-cell>
          <table:table-cell table:number-columns-repeated="5"/>
          <table:table-cell table:style-name="ce18" office:value-type="string">
            <text:p>Prises Jack</text:p>
          </table:table-cell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ENH</text:p>
          </table:table-cell>
          <table:table-cell table:number-columns-repeated="5"/>
          <table:table-cell table:style-name="ce18" office:value-type="string">
            <text:p>Implants Réseau de Base</text:p>
          </table:table-cell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ENH</text:p>
          </table:table-cell>
          <table:table-cell table:number-columns-repeated="5"/>
          <table:table-cell table:style-name="ce18" office:value-type="string">
            <text:p>Pile Corticale</text:p>
          </table:table-cell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ENH</text:p>
          </table:table-cell>
          <table:table-cell table:number-columns-repeated="5"/>
          <table:table-cell table:style-name="ce18" office:value-type="string">
            <text:p>Cyber-cerveau</text:p>
          </table:table-cell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ENH</text:p>
          </table:table-cell>
          <table:table-cell table:number-columns-repeated="5"/>
          <table:table-cell table:style-name="ce18" office:value-type="string">
            <text:p>Vision Améliorée</text:p>
          </table:table-cell>
        </table:table-row>
        <table:table-row table:style-name="ro1">
          <table:table-cell table:style-name="ce11"/>
          <table:table-cell table:style-name="ce14" office:value-type="string">
            <text:p>&lt;Cause&gt;</text:p>
          </table:table-cell>
          <table:table-cell table:style-name="ce14" office:value-type="string">
            <text:p>MORPH_ENH</text:p>
          </table:table-cell>
          <table:table-cell table:style-name="ce14" table:number-columns-repeated="5"/>
          <table:table-cell table:style-name="ce20" office:value-type="string">
            <text:p>Augmentation Mnémonique</text:p>
          </table:table-cell>
        </table:table-row>
        <table:table-row table:style-name="ro1">
          <table:table-cell table:style-name="ce9" office:value-type="string">
            <text:p>MT_SWARMANOID</text:p>
          </table:table-cell>
          <table:table-cell table:style-name="ce13"/>
          <table:table-cell table:style-name="ce13" office:value-type="string">
            <text:p>MORPH_TYPE</text:p>
          </table:table-cell>
          <table:table-cell table:style-name="ce13" table:number-columns-repeated="3"/>
          <table:table-cell table:style-name="ce13" office:value-type="float" office:value="25">
            <text:p>25</text:p>
          </table:table-cell>
          <table:table-cell table:style-name="ce13" office:value-type="string">
            <text:p>FREEBIE</text:p>
          </table:table-cell>
          <table:table-cell table:style-name="ce22" office:value-type="string">
            <text:p>MT_SWARMANOID</text:p>
          </table:table-cell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ORIGIN</text:p>
          </table:table-cell>
          <table:table-cell table:number-columns-repeated="5"/>
          <table:table-cell table:style-name="ce18" office:value-type="string">
            <text:p>SYNTH</text:p>
          </table:table-cell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MOVEMENT</text:p>
          </table:table-cell>
          <table:table-cell table:number-columns-repeated="5"/>
          <table:table-cell table:style-name="ce18" office:value-type="string">
            <text:p>2/8(M),4/20(S),4/32(Rt)</text:p>
          </table:table-cell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DURABILITY</text:p>
          </table:table-cell>
          <table:table-cell table:number-columns-repeated="3"/>
          <table:table-cell office:value-type="float" office:value="30">
            <text:p>30</text:p>
          </table:table-cell>
          <table:table-cell/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APT_MAX</text:p>
          </table:table-cell>
          <table:table-cell table:number-columns-repeated="3"/>
          <table:table-cell office:value-type="float" office:value="30">
            <text:p>30</text:p>
          </table:table-cell>
          <table:table-cell/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COO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MORPH_BASE_MAX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REF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MORPH_BASE_MAX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SOM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MORPH_BASE_MAX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SAV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MORPH_BASE_MAX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WIL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MORPH_BASE_MAX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INT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MORPH_BASE_MAX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COG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MORPH_BASE_MAX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ENH</text:p>
          </table:table-cell>
          <table:table-cell table:number-columns-repeated="5"/>
          <table:table-cell table:style-name="ce18" office:value-type="string">
            <text:p>Prises Jack</text:p>
          </table:table-cell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ENH</text:p>
          </table:table-cell>
          <table:table-cell table:number-columns-repeated="5"/>
          <table:table-cell table:style-name="ce18" office:value-type="string">
            <text:p>Implants Réseau de Base</text:p>
          </table:table-cell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ENH</text:p>
          </table:table-cell>
          <table:table-cell table:number-columns-repeated="5"/>
          <table:table-cell table:style-name="ce18" office:value-type="string">
            <text:p>Pile Corticale</text:p>
          </table:table-cell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ENH</text:p>
          </table:table-cell>
          <table:table-cell table:number-columns-repeated="5"/>
          <table:table-cell table:style-name="ce18" office:value-type="string">
            <text:p>Cyber-cerveau</text:p>
          </table:table-cell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ENH</text:p>
          </table:table-cell>
          <table:table-cell table:number-columns-repeated="5"/>
          <table:table-cell table:style-name="ce18" office:value-type="string">
            <text:p>Structure en Essaim</text:p>
          </table:table-cell>
        </table:table-row>
        <table:table-row table:style-name="ro1">
          <table:table-cell table:style-name="ce11"/>
          <table:table-cell table:style-name="ce14" office:value-type="string">
            <text:p>&lt;Cause&gt;</text:p>
          </table:table-cell>
          <table:table-cell table:style-name="ce14" office:value-type="string">
            <text:p>MORPH_ENH</text:p>
          </table:table-cell>
          <table:table-cell table:style-name="ce14" table:number-columns-repeated="5"/>
          <table:table-cell table:style-name="ce20" office:value-type="string">
            <text:p>Augmentation Mnémonique</text:p>
          </table:table-cell>
        </table:table-row>
        <table:table-row table:style-name="ro1">
          <table:table-cell table:style-name="ce9" office:value-type="string">
            <text:p>MT_INFOMORPH</text:p>
          </table:table-cell>
          <table:table-cell table:style-name="ce13"/>
          <table:table-cell table:style-name="ce13" office:value-type="string">
            <text:p>MORPH_TYPE</text:p>
          </table:table-cell>
          <table:table-cell table:style-name="ce13" table:number-columns-repeated="3"/>
          <table:table-cell table:style-name="ce13" office:value-type="float" office:value="0">
            <text:p>0</text:p>
          </table:table-cell>
          <table:table-cell table:style-name="ce13" office:value-type="string">
            <text:p>FREEBIE</text:p>
          </table:table-cell>
          <table:table-cell table:style-name="ce22" office:value-type="string">
            <text:p>MT_INFOMORPH</text:p>
          </table:table-cell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ORIGIN</text:p>
          </table:table-cell>
          <table:table-cell table:number-columns-repeated="5"/>
          <table:table-cell table:style-name="ce18" office:value-type="string">
            <text:p>INFO</text:p>
          </table:table-cell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MOVEMENT</text:p>
          </table:table-cell>
          <table:table-cell table:number-columns-repeated="5"/>
          <table:table-cell table:style-name="ce18" office:value-type="string">
            <text:p>N/A</text:p>
          </table:table-cell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DURABILITY</text:p>
          </table:table-cell>
          <table:table-cell table:number-columns-repeated="3"/>
          <table:table-cell office:value-type="float" office:value="0">
            <text:p>0</text:p>
          </table:table-cell>
          <table:table-cell/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APT_MAX</text:p>
          </table:table-cell>
          <table:table-cell table:number-columns-repeated="3"/>
          <table:table-cell office:value-type="float" office:value="40">
            <text:p>40</text:p>
          </table:table-cell>
          <table:table-cell/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MORPH_SPEED_MOD</text:p>
          </table:table-cell>
          <table:table-cell table:number-columns-repeated="3"/>
          <table:table-cell office:value-type="float" office:value="2">
            <text:p>2</text:p>
          </table:table-cell>
          <table:table-cell/>
          <table:table-cell table:style-name="ce19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COO</text:p>
          </table:table-cell>
          <table:table-cell table:number-columns-repeated="2"/>
          <table:table-cell office:value-type="float" office:value="40">
            <text:p>40</text:p>
          </table:table-cell>
          <table:table-cell office:value-type="string">
            <text:p>MORPH_BASE_MAX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REF</text:p>
          </table:table-cell>
          <table:table-cell table:number-columns-repeated="2"/>
          <table:table-cell office:value-type="float" office:value="40">
            <text:p>40</text:p>
          </table:table-cell>
          <table:table-cell office:value-type="string">
            <text:p>MORPH_BASE_MAX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SOM</text:p>
          </table:table-cell>
          <table:table-cell table:number-columns-repeated="2"/>
          <table:table-cell office:value-type="float" office:value="40">
            <text:p>40</text:p>
          </table:table-cell>
          <table:table-cell office:value-type="string">
            <text:p>MORPH_BASE_MAX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SAV</text:p>
          </table:table-cell>
          <table:table-cell table:number-columns-repeated="2"/>
          <table:table-cell office:value-type="float" office:value="40">
            <text:p>40</text:p>
          </table:table-cell>
          <table:table-cell office:value-type="string">
            <text:p>MORPH_BASE_MAX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WIL</text:p>
          </table:table-cell>
          <table:table-cell table:number-columns-repeated="2"/>
          <table:table-cell office:value-type="float" office:value="40">
            <text:p>40</text:p>
          </table:table-cell>
          <table:table-cell office:value-type="string">
            <text:p>MORPH_BASE_MAX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INT</text:p>
          </table:table-cell>
          <table:table-cell table:number-columns-repeated="2"/>
          <table:table-cell office:value-type="float" office:value="40">
            <text:p>40</text:p>
          </table:table-cell>
          <table:table-cell office:value-type="string">
            <text:p>MORPH_BASE_MAX</text:p>
          </table:table-cell>
          <table:table-cell table:style-name="ce18"/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2" office:value-type="string">
            <text:p>COG</text:p>
          </table:table-cell>
          <table:table-cell table:number-columns-repeated="2"/>
          <table:table-cell office:value-type="float" office:value="40">
            <text:p>40</text:p>
          </table:table-cell>
          <table:table-cell office:value-type="string">
            <text:p>MORPH_BASE_MAX</text:p>
          </table:table-cell>
          <table:table-cell table:style-name="ce18"/>
        </table:table-row>
        <table:table-row table:style-name="ro1">
          <table:table-cell table:style-name="ce11"/>
          <table:table-cell table:style-name="ce14" office:value-type="string">
            <text:p>&lt;Cause&gt;</text:p>
          </table:table-cell>
          <table:table-cell table:style-name="ce14" office:value-type="string">
            <text:p>MORPH_ENH</text:p>
          </table:table-cell>
          <table:table-cell table:style-name="ce14" table:number-columns-repeated="5"/>
          <table:table-cell table:style-name="ce20" office:value-type="string">
            <text:p>Augmentation Mnémonique</text:p>
          </table:table-cell>
        </table:table-row>
        <table:table-row table:style-name="ro1" table:number-rows-repeated="1047958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Segments (Traits)" table:style-name="ta1">
        <table:table-column table:style-name="co24" table:default-cell-style-name="ce27"/>
        <table:table-column table:style-name="co5" table:default-cell-style-name="ce29"/>
        <table:table-column table:style-name="co25" table:default-cell-style-name="ce29"/>
        <table:table-column table:style-name="co26" table:default-cell-style-name="ce29"/>
        <table:table-column table:style-name="co27" table:default-cell-style-name="ce29"/>
        <table:table-column table:style-name="co28" table:default-cell-style-name="ce29"/>
        <table:table-column table:style-name="co29" table:default-cell-style-name="ce29"/>
        <table:table-column table:style-name="co30" table:default-cell-style-name="ce29"/>
        <table:table-column table:style-name="co31" table:default-cell-style-name="ce35"/>
        <table:table-column table:style-name="co5" table:number-columns-repeated="2" table:default-cell-style-name="Default"/>
        <table:table-row table:style-name="ro1">
          <table:table-cell table:style-name="ce8" office:value-type="string">
            <text:p>Trait positif</text:p>
          </table:table-cell>
          <table:table-cell table:style-name="ce12" office:value-type="string">
            <text:p>Cause</text:p>
          </table:table-cell>
          <table:table-cell table:style-name="ce15" office:value-type="string">
            <text:p>Clé générale</text:p>
          </table:table-cell>
          <table:table-cell table:style-name="ce15" office:value-type="string">
            <text:p>Sous-clé 1</text:p>
          </table:table-cell>
          <table:table-cell table:style-name="ce15" office:value-type="string">
            <text:p>Sous-clé 2</text:p>
          </table:table-cell>
          <table:table-cell table:style-name="ce15" office:value-type="string">
            <text:p>Sous-clé 3</text:p>
          </table:table-cell>
          <table:table-cell table:style-name="ce12" office:value-type="string">
            <text:p>Amount</text:p>
          </table:table-cell>
          <table:table-cell table:style-name="ce15" office:value-type="string">
            <text:p>AmountType</text:p>
          </table:table-cell>
          <table:table-cell table:style-name="ce16" office:value-type="string">
            <text:p>Valeur chaîne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ADAPTABILITY</text:p>
          </table:table-cell>
          <table:table-cell/>
          <table:table-cell table:style-name="ce30" office:value-type="string">
            <text:p>TRAIT</text:p>
          </table:table-cell>
          <table:table-cell table:formula="of:=[.A2]" office:value-type="string" office:string-value="ADAPTABILITY">
            <text:p>ADAPTABILITY</text:p>
          </table:table-cell>
          <table:table-cell table:style-name="ce30" office:value-type="string">
            <text:p>&lt;1 ou 2&gt;</text:p>
          </table:table-cell>
          <table:table-cell table:style-name="ce30"/>
          <table:table-cell office:value-type="string">
            <text:p>&lt;Level*10&gt;</text:p>
          </table:table-cell>
          <table:table-cell table:style-name="ce30" office:value-type="string">
            <text:p>FREEBIE</text:p>
          </table:table-cell>
          <table:table-cell table:style-name="ce33"/>
          <table:table-cell table:number-columns-repeated="2"/>
        </table:table-row>
        <table:table-row table:style-name="ro1">
          <table:table-cell table:style-name="ce23" office:value-type="string">
            <text:p>ALLIES</text:p>
          </table:table-cell>
          <table:table-cell/>
          <table:table-cell table:style-name="ce30" office:value-type="string">
            <text:p>TRAIT</text:p>
          </table:table-cell>
          <table:table-cell table:formula="of:=[.A3]" office:value-type="string" office:string-value="ALLIES">
            <text:p>ALLIES</text:p>
          </table:table-cell>
          <table:table-cell table:style-name="ce30"/>
          <table:table-cell table:style-name="ce30" office:value-type="string">
            <text:p>&lt;description&gt;</text:p>
          </table:table-cell>
          <table:table-cell office:value-type="float" office:value="30">
            <text:p>30</text:p>
          </table:table-cell>
          <table:table-cell table:style-name="ce30" office:value-type="string">
            <text:p>FREEBIE</text:p>
          </table:table-cell>
          <table:table-cell table:style-name="ce33"/>
          <table:table-cell table:number-columns-repeated="2"/>
        </table:table-row>
        <table:table-row table:style-name="ro1">
          <table:table-cell table:style-name="ce24" office:value-type="string">
            <text:p>AMBIDEXTROUS</text:p>
          </table:table-cell>
          <table:table-cell/>
          <table:table-cell table:style-name="ce30" office:value-type="string">
            <text:p>TRAIT</text:p>
          </table:table-cell>
          <table:table-cell table:formula="of:=[.A4]" office:value-type="string" office:string-value="AMBIDEXTROUS">
            <text:p>AMBIDEXTROUS</text:p>
          </table:table-cell>
          <table:table-cell table:style-name="ce30"/>
          <table:table-cell table:style-name="ce30" office:value-type="string">
            <text:p>&lt;membre?&gt;</text:p>
          </table:table-cell>
          <table:table-cell office:value-type="float" office:value="10">
            <text:p>10</text:p>
          </table:table-cell>
          <table:table-cell table:style-name="ce30" office:value-type="string">
            <text:p>FREEBIE</text:p>
          </table:table-cell>
          <table:table-cell table:style-name="ce33"/>
          <table:table-cell table:number-columns-repeated="2"/>
        </table:table-row>
        <table:table-row table:style-name="ro1">
          <table:table-cell table:style-name="ce25" office:value-type="string">
            <text:p>ANIMAL_EMPATHY</text:p>
          </table:table-cell>
          <table:table-cell table:style-name="ce13"/>
          <table:table-cell table:style-name="ce31" office:value-type="string">
            <text:p>TRAIT</text:p>
          </table:table-cell>
          <table:table-cell table:style-name="ce13" table:formula="of:=[.A5]" office:value-type="string" office:string-value="ANIMAL_EMPATHY">
            <text:p>ANIMAL_EMPATHY</text:p>
          </table:table-cell>
          <table:table-cell table:style-name="ce13" table:number-columns-repeated="2"/>
          <table:table-cell table:style-name="ce13" office:value-type="float" office:value="5">
            <text:p>5</text:p>
          </table:table-cell>
          <table:table-cell table:style-name="ce31" office:value-type="string">
            <text:p>FREEBIE</text:p>
          </table:table-cell>
          <table:table-cell table:style-name="ce22"/>
          <table:table-cell table:number-columns-repeated="2"/>
        </table:table-row>
        <table:table-row table:style-name="ro1">
          <table:table-cell table:style-name="ce26"/>
          <table:table-cell table:style-name="ce14" office:value-type="string">
            <text:p>&lt;Cause&gt;</text:p>
          </table:table-cell>
          <table:table-cell table:style-name="ce32" office:value-type="string">
            <text:p>ASK</text:p>
          </table:table-cell>
          <table:table-cell table:style-name="ce14" office:value-type="string">
            <text:p>ANIMALHANDLING</text:p>
          </table:table-cell>
          <table:table-cell table:style-name="ce14" table:number-columns-repeated="2"/>
          <table:table-cell table:style-name="ce14" office:value-type="float" office:value="10">
            <text:p>10</text:p>
          </table:table-cell>
          <table:table-cell table:style-name="ce32" office:value-type="string">
            <text:p>MODIFIER</text:p>
          </table:table-cell>
          <table:table-cell table:style-name="ce34" office:value-type="string">
            <text:p>&lt;trad. ANIMAL_EMPATHY&gt;</text:p>
          </table:table-cell>
          <table:table-cell table:number-columns-repeated="2"/>
        </table:table-row>
        <table:table-row table:style-name="ro1">
          <table:table-cell office:value-type="string">
            <text:p>BRAVE</text:p>
          </table:table-cell>
          <table:table-cell/>
          <table:table-cell table:style-name="ce30" office:value-type="string">
            <text:p>TRAIT</text:p>
          </table:table-cell>
          <table:table-cell table:formula="of:=[.A7]" office:value-type="string" office:string-value="BRAVE">
            <text:p>BRAVE</text:p>
          </table:table-cell>
          <table:table-cell table:number-columns-repeated="2"/>
          <table:table-cell office:value-type="float" office:value="10">
            <text:p>10</text:p>
          </table:table-cell>
          <table:table-cell table:style-name="ce30" office:value-type="string">
            <text:p>FREEBIE</text:p>
          </table:table-cell>
          <table:table-cell table:number-columns-repeated="3"/>
        </table:table-row>
        <table:table-row table:style-name="ro1">
          <table:table-cell office:value-type="string">
            <text:p>COMMON_SENSE</text:p>
          </table:table-cell>
          <table:table-cell/>
          <table:table-cell table:style-name="ce30" office:value-type="string">
            <text:p>TRAIT</text:p>
          </table:table-cell>
          <table:table-cell table:formula="of:=[.A8]" office:value-type="string" office:string-value="COMMON_SENSE">
            <text:p>COMMON_SENSE</text:p>
          </table:table-cell>
          <table:table-cell table:number-columns-repeated="2"/>
          <table:table-cell office:value-type="float" office:value="10">
            <text:p>10</text:p>
          </table:table-cell>
          <table:table-cell table:style-name="ce30" office:value-type="string">
            <text:p>FREEBIE</text:p>
          </table:table-cell>
          <table:table-cell table:number-columns-repeated="3"/>
        </table:table-row>
        <table:table-row table:style-name="ro1">
          <table:table-cell office:value-type="string">
            <text:p>DANGER_SENSE</text:p>
          </table:table-cell>
          <table:table-cell/>
          <table:table-cell table:style-name="ce30" office:value-type="string">
            <text:p>TRAIT</text:p>
          </table:table-cell>
          <table:table-cell table:formula="of:=[.A9]" office:value-type="string" office:string-value="DANGER_SENSE">
            <text:p>DANGER_SENSE</text:p>
          </table:table-cell>
          <table:table-cell table:number-columns-repeated="2"/>
          <table:table-cell office:value-type="float" office:value="10">
            <text:p>10</text:p>
          </table:table-cell>
          <table:table-cell table:style-name="ce30" office:value-type="string">
            <text:p>FREEBIE</text:p>
          </table:table-cell>
          <table:table-cell table:number-columns-repeated="3"/>
        </table:table-row>
        <table:table-row table:style-name="ro1">
          <table:table-cell office:value-type="string">
            <text:p>DIRECTION_SENSE</text:p>
          </table:table-cell>
          <table:table-cell/>
          <table:table-cell table:style-name="ce30" office:value-type="string">
            <text:p>TRAIT</text:p>
          </table:table-cell>
          <table:table-cell table:formula="of:=[.A10]" office:value-type="string" office:string-value="DIRECTION_SENSE">
            <text:p>DIRECTION_SENSE</text:p>
          </table:table-cell>
          <table:table-cell table:number-columns-repeated="2"/>
          <table:table-cell office:value-type="float" office:value="5">
            <text:p>5</text:p>
          </table:table-cell>
          <table:table-cell table:style-name="ce30" office:value-type="string">
            <text:p>FREEBIE</text:p>
          </table:table-cell>
          <table:table-cell table:number-columns-repeated="3"/>
        </table:table-row>
        <table:table-row table:style-name="ro1">
          <table:table-cell office:value-type="string">
            <text:p>EIDETIC_MEMORY</text:p>
          </table:table-cell>
          <table:table-cell/>
          <table:table-cell table:style-name="ce30" office:value-type="string">
            <text:p>&lt;TRAIT/MORPH_TRAIT&gt;</text:p>
          </table:table-cell>
          <table:table-cell table:formula="of:=[.A11]" office:value-type="string" office:string-value="EIDETIC_MEMORY">
            <text:p>EIDETIC_MEMORY</text:p>
          </table:table-cell>
          <table:table-cell table:number-columns-repeated="2"/>
          <table:table-cell office:value-type="float" office:value="10">
            <text:p>10</text:p>
          </table:table-cell>
          <table:table-cell table:style-name="ce30" office:value-type="string">
            <text:p>FREEBIE</text:p>
          </table:table-cell>
          <table:table-cell table:number-columns-repeated="3"/>
        </table:table-row>
        <table:table-row table:style-name="ro1">
          <table:table-cell table:style-name="ce25" office:value-type="string">
            <text:p>EXCEPTIONAL_APT (EGO)</text:p>
          </table:table-cell>
          <table:table-cell table:style-name="ce13"/>
          <table:table-cell table:style-name="ce31" office:value-type="string">
            <text:p>TRAIT</text:p>
          </table:table-cell>
          <table:table-cell table:style-name="ce13" office:value-type="string">
            <text:p>EXCEPTIONAL_APT</text:p>
          </table:table-cell>
          <table:table-cell table:style-name="ce13" table:number-columns-repeated="2"/>
          <table:table-cell table:style-name="ce13" office:value-type="float" office:value="20">
            <text:p>20</text:p>
          </table:table-cell>
          <table:table-cell table:style-name="ce31" office:value-type="string">
            <text:p>FREEBIE</text:p>
          </table:table-cell>
          <table:table-cell table:style-name="ce22"/>
          <table:table-cell table:number-columns-repeated="2"/>
        </table:table-row>
        <table:table-row table:style-name="ro1">
          <table:table-cell table:style-name="ce26"/>
          <table:table-cell table:style-name="ce14" office:value-type="string">
            <text:p>&lt;Cause&gt;</text:p>
          </table:table-cell>
          <table:table-cell table:style-name="ce14" office:value-type="string">
            <text:p>APT</text:p>
          </table:table-cell>
          <table:table-cell table:style-name="ce14" table:formula="of:=[.A13]" office:value-type="float" office:value="0">
            <text:p>0</text:p>
          </table:table-cell>
          <table:table-cell table:style-name="ce14" table:number-columns-repeated="2"/>
          <table:table-cell table:style-name="ce14" office:value-type="float" office:value="40">
            <text:p>40</text:p>
          </table:table-cell>
          <table:table-cell table:style-name="ce32" office:value-type="string">
            <text:p>EGO_MAX</text:p>
          </table:table-cell>
          <table:table-cell table:style-name="ce34"/>
          <table:table-cell table:number-columns-repeated="2"/>
        </table:table-row>
        <table:table-row table:style-name="ro1">
          <table:table-cell table:style-name="ce25" office:value-type="string">
            <text:p>EXCEPTIONAL_APT (MORPH)</text:p>
          </table:table-cell>
          <table:table-cell table:style-name="ce13"/>
          <table:table-cell table:style-name="ce31" office:value-type="string">
            <text:p>MORPH_TRAIT</text:p>
          </table:table-cell>
          <table:table-cell table:style-name="ce13" office:value-type="string">
            <text:p>EXCEPTIONAL_APT</text:p>
          </table:table-cell>
          <table:table-cell table:style-name="ce13" table:number-columns-repeated="2"/>
          <table:table-cell table:style-name="ce13" office:value-type="float" office:value="20">
            <text:p>20</text:p>
          </table:table-cell>
          <table:table-cell table:style-name="ce31" office:value-type="string">
            <text:p>FREEBIE</text:p>
          </table:table-cell>
          <table:table-cell table:style-name="ce22"/>
          <table:table-cell table:number-columns-repeated="2"/>
        </table:table-row>
        <table:table-row table:style-name="ro1">
          <table:table-cell table:style-name="ce26"/>
          <table:table-cell table:style-name="ce14" office:value-type="string">
            <text:p>&lt;Cause&gt;</text:p>
          </table:table-cell>
          <table:table-cell table:style-name="ce14" office:value-type="string">
            <text:p>APT</text:p>
          </table:table-cell>
          <table:table-cell table:style-name="ce14" table:formula="of:=[.A15]" office:value-type="float" office:value="0">
            <text:p>0</text:p>
          </table:table-cell>
          <table:table-cell table:style-name="ce14" table:number-columns-repeated="2"/>
          <table:table-cell table:style-name="ce14" office:value-type="string">
            <text:p>&lt;30, 35 ou 40&gt;</text:p>
          </table:table-cell>
          <table:table-cell table:style-name="ce32" office:value-type="string">
            <text:p>MORPH_MAX</text:p>
          </table:table-cell>
          <table:table-cell table:style-name="ce34"/>
          <table:table-cell table:number-columns-repeated="2"/>
        </table:table-row>
        <table:table-row table:style-name="ro1">
          <table:table-cell office:value-type="string">
            <text:p>EXPERT</text:p>
          </table:table-cell>
          <table:table-cell/>
          <table:table-cell table:style-name="ce30" office:value-type="string">
            <text:p>TRAIT</text:p>
          </table:table-cell>
          <table:table-cell table:formula="of:=[.A16]" office:value-type="string" office:string-value="EXPERT">
            <text:p>EXPERT</text:p>
          </table:table-cell>
          <table:table-cell/>
          <table:table-cell office:value-type="string">
            <text:p>&lt;skill&gt;</text:p>
          </table:table-cell>
          <table:table-cell office:value-type="float" office:value="10">
            <text:p>10</text:p>
          </table:table-cell>
          <table:table-cell table:style-name="ce30" office:value-type="string">
            <text:p>FREEBIE</text:p>
          </table:table-cell>
          <table:table-cell table:number-columns-repeated="3"/>
        </table:table-row>
        <table:table-row table:style-name="ro1">
          <table:table-cell table:style-name="ce24" office:value-type="string">
            <text:p>FAST_LEARNER</text:p>
          </table:table-cell>
          <table:table-cell/>
          <table:table-cell table:style-name="ce30" office:value-type="string">
            <text:p>TRAIT</text:p>
          </table:table-cell>
          <table:table-cell table:formula="of:=[.A17]" office:value-type="string" office:string-value="FAST_LEARNER">
            <text:p>FAST_LEARNER</text:p>
          </table:table-cell>
          <table:table-cell table:number-columns-repeated="2"/>
          <table:table-cell office:value-type="float" office:value="10">
            <text:p>10</text:p>
          </table:table-cell>
          <table:table-cell table:style-name="ce30" office:value-type="string">
            <text:p>FREEBIE</text:p>
          </table:table-cell>
          <table:table-cell table:number-columns-repeated="3"/>
        </table:table-row>
        <table:table-row table:style-name="ro1">
          <table:table-cell office:value-type="string">
            <text:p>FIRST_IMPRESSION</text:p>
          </table:table-cell>
          <table:table-cell/>
          <table:table-cell table:style-name="ce30" office:value-type="string">
            <text:p>TRAIT</text:p>
          </table:table-cell>
          <table:table-cell table:formula="of:=[.A18]" office:value-type="string" office:string-value="FIRST_IMPRESSION">
            <text:p>FIRST_IMPRESSION</text:p>
          </table:table-cell>
          <table:table-cell table:number-columns-repeated="2"/>
          <table:table-cell office:value-type="float" office:value="10">
            <text:p>10</text:p>
          </table:table-cell>
          <table:table-cell table:style-name="ce30" office:value-type="string">
            <text:p>FREEBIE</text:p>
          </table:table-cell>
          <table:table-cell table:number-columns-repeated="3"/>
        </table:table-row>
        <table:table-row table:style-name="ro1">
          <table:table-cell office:value-type="string">
            <text:p>HYPER_LINGUIST</text:p>
          </table:table-cell>
          <table:table-cell/>
          <table:table-cell table:style-name="ce30" office:value-type="string">
            <text:p>TRAIT</text:p>
          </table:table-cell>
          <table:table-cell table:formula="of:=[.A19]" office:value-type="string" office:string-value="HYPER_LINGUIST">
            <text:p>HYPER_LINGUIST</text:p>
          </table:table-cell>
          <table:table-cell table:number-columns-repeated="2"/>
          <table:table-cell office:value-type="float" office:value="10">
            <text:p>10</text:p>
          </table:table-cell>
          <table:table-cell table:style-name="ce30" office:value-type="string">
            <text:p>FREEBIE</text:p>
          </table:table-cell>
          <table:table-cell table:number-columns-repeated="2"/>
          <table:table-cell office:value-type="string">
            <text:p>Passer les points en Discount</text:p>
          </table:table-cell>
        </table:table-row>
        <table:table-row table:style-name="ro1">
          <table:table-cell office:value-type="string">
            <text:p>IMPROVED_IMMUNE_SYSTEM</text:p>
          </table:table-cell>
          <table:table-cell/>
          <table:table-cell table:style-name="ce30" office:value-type="string">
            <text:p>MORPH_TRAIT</text:p>
          </table:table-cell>
          <table:table-cell table:formula="of:=[.A20]" office:value-type="string" office:string-value="IMPROVED_IMMUNE_SYSTEM">
            <text:p>IMPROVED_IMMUNE_SYSTEM</text:p>
          </table:table-cell>
          <table:table-cell table:style-name="ce30" office:value-type="string">
            <text:p>&lt;1 ou 2&gt;</text:p>
          </table:table-cell>
          <table:table-cell/>
          <table:table-cell office:value-type="string">
            <text:p>&lt;Level*10&gt;</text:p>
          </table:table-cell>
          <table:table-cell table:style-name="ce30" office:value-type="string">
            <text:p>FREEBIE</text:p>
          </table:table-cell>
          <table:table-cell table:number-columns-repeated="3"/>
        </table:table-row>
        <table:table-row table:style-name="ro1">
          <table:table-cell office:value-type="string">
            <text:p>INNOCUOUS</text:p>
          </table:table-cell>
          <table:table-cell/>
          <table:table-cell table:style-name="ce30" office:value-type="string">
            <text:p>MORPH_TRAIT</text:p>
          </table:table-cell>
          <table:table-cell table:formula="of:=[.A21]" office:value-type="string" office:string-value="INNOCUOUS">
            <text:p>INNOCUOUS</text:p>
          </table:table-cell>
          <table:table-cell table:number-columns-repeated="2"/>
          <table:table-cell office:value-type="float" office:value="10">
            <text:p>10</text:p>
          </table:table-cell>
          <table:table-cell table:style-name="ce30" office:value-type="string">
            <text:p>FREEBIE</text:p>
          </table:table-cell>
          <table:table-cell table:number-columns-repeated="3"/>
        </table:table-row>
        <table:table-row table:style-name="ro1">
          <table:table-cell office:value-type="string">
            <text:p>LIMBER</text:p>
          </table:table-cell>
          <table:table-cell/>
          <table:table-cell table:style-name="ce30" office:value-type="string">
            <text:p>MORPH_TRAIT</text:p>
          </table:table-cell>
          <table:table-cell table:formula="of:=[.A22]" office:value-type="string" office:string-value="LIMBER">
            <text:p>LIMBER</text:p>
          </table:table-cell>
          <table:table-cell office:value-type="string">
            <text:p>&lt;1 ou 2&gt;</text:p>
          </table:table-cell>
          <table:table-cell/>
          <table:table-cell office:value-type="string">
            <text:p>&lt;Level*10&gt;</text:p>
          </table:table-cell>
          <table:table-cell table:style-name="ce30" office:value-type="string">
            <text:p>FREEBIE</text:p>
          </table:table-cell>
          <table:table-cell table:number-columns-repeated="3"/>
        </table:table-row>
        <table:table-row table:style-name="ro1">
          <table:table-cell office:value-type="string">
            <text:p>MATH_WIZ</text:p>
          </table:table-cell>
          <table:table-cell/>
          <table:table-cell table:style-name="ce30" office:value-type="string">
            <text:p>TRAIT</text:p>
          </table:table-cell>
          <table:table-cell table:formula="of:=[.A23]" office:value-type="string" office:string-value="MATH_WIZ">
            <text:p>MATH_WIZ</text:p>
          </table:table-cell>
          <table:table-cell table:number-columns-repeated="2"/>
          <table:table-cell office:value-type="float" office:value="10">
            <text:p>10</text:p>
          </table:table-cell>
          <table:table-cell table:style-name="ce30" office:value-type="string">
            <text:p>FREEBIE</text:p>
          </table:table-cell>
          <table:table-cell table:number-columns-repeated="3"/>
        </table:table-row>
        <table:table-row table:style-name="ro1">
          <table:table-cell office:value-type="string">
            <text:p>NATURAL_IMMUNITY</text:p>
          </table:table-cell>
          <table:table-cell/>
          <table:table-cell table:style-name="ce30" office:value-type="string">
            <text:p>MORPH_TRAIT</text:p>
          </table:table-cell>
          <table:table-cell table:formula="of:=[.A24]" office:value-type="string" office:string-value="NATURAL_IMMUNITY">
            <text:p>NATURAL_IMMUNITY</text:p>
          </table:table-cell>
          <table:table-cell table:number-columns-repeated="2"/>
          <table:table-cell office:value-type="float" office:value="10">
            <text:p>10</text:p>
          </table:table-cell>
          <table:table-cell table:style-name="ce30" office:value-type="string">
            <text:p>FREEBIE</text:p>
          </table:table-cell>
          <table:table-cell table:number-columns-repeated="3"/>
        </table:table-row>
        <table:table-row table:style-name="ro1">
          <table:table-cell office:value-type="string">
            <text:p>PAIN_TOLERANCE</text:p>
          </table:table-cell>
          <table:table-cell/>
          <table:table-cell table:style-name="ce30" office:value-type="string">
            <text:p>&lt;TRAIT/MORPH_TRAIT&gt;</text:p>
          </table:table-cell>
          <table:table-cell table:formula="of:=[.A25]" office:value-type="string" office:string-value="PAIN_TOLERANCE">
            <text:p>PAIN_TOLERANCE</text:p>
          </table:table-cell>
          <table:table-cell office:value-type="string">
            <text:p>&lt;1 ou 2&gt;</text:p>
          </table:table-cell>
          <table:table-cell/>
          <table:table-cell office:value-type="string">
            <text:p>&lt;Level*10&gt;</text:p>
          </table:table-cell>
          <table:table-cell table:style-name="ce30" office:value-type="string">
            <text:p>FREEBIE</text:p>
          </table:table-cell>
          <table:table-cell table:number-columns-repeated="3"/>
        </table:table-row>
        <table:table-row table:style-name="ro1">
          <table:table-cell office:value-type="string">
            <text:p>PATRON</text:p>
          </table:table-cell>
          <table:table-cell/>
          <table:table-cell table:style-name="ce30" office:value-type="string">
            <text:p>TRAIT</text:p>
          </table:table-cell>
          <table:table-cell table:formula="of:=[.A26]" office:value-type="string" office:string-value="PATRON">
            <text:p>PATRON</text:p>
          </table:table-cell>
          <table:table-cell/>
          <table:table-cell office:value-type="string">
            <text:p>&lt;description&gt;</text:p>
          </table:table-cell>
          <table:table-cell office:value-type="float" office:value="30">
            <text:p>30</text:p>
          </table:table-cell>
          <table:table-cell table:style-name="ce30" office:value-type="string">
            <text:p>FREEBIE</text:p>
          </table:table-cell>
          <table:table-cell table:number-columns-repeated="3"/>
        </table:table-row>
        <table:table-row table:style-name="ro1">
          <table:table-cell table:style-name="ce25" office:value-type="string">
            <text:p>PSI</text:p>
          </table:table-cell>
          <table:table-cell table:style-name="ce13"/>
          <table:table-cell table:style-name="ce31" office:value-type="string">
            <text:p>TRAIT</text:p>
          </table:table-cell>
          <table:table-cell table:style-name="ce13" table:formula="of:=[.A27]" office:value-type="string" office:string-value="PSI">
            <text:p>PSI</text:p>
          </table:table-cell>
          <table:table-cell table:style-name="ce13" office:value-type="string">
            <text:p>&lt;1 ou 2&gt;</text:p>
          </table:table-cell>
          <table:table-cell table:style-name="ce13"/>
          <table:table-cell table:style-name="ce13" office:value-type="string">
            <text:p>&lt;Level*20&gt;</text:p>
          </table:table-cell>
          <table:table-cell table:style-name="ce31" office:value-type="string">
            <text:p>FREEBIE</text:p>
          </table:table-cell>
          <table:table-cell table:style-name="ce22"/>
          <table:table-cell table:number-columns-repeated="2"/>
        </table:table-row>
        <table:table-row table:style-name="ro1">
          <table:table-cell table:style-name="ce26"/>
          <table:table-cell table:style-name="ce14"/>
          <table:table-cell table:style-name="ce32" office:value-type="string">
            <text:p>TRAUMA_THRESHOLD</text:p>
          </table:table-cell>
          <table:table-cell table:style-name="ce14" table:number-columns-repeated="3"/>
          <table:table-cell table:style-name="ce14" office:value-type="float" office:value="-1">
            <text:p>-1</text:p>
          </table:table-cell>
          <table:table-cell table:style-name="ce32" office:value-type="string">
            <text:p>MODIFIER</text:p>
          </table:table-cell>
          <table:table-cell table:style-name="ce34"/>
          <table:table-cell table:number-columns-repeated="2"/>
        </table:table-row>
        <table:table-row table:style-name="ro1">
          <table:table-cell office:value-type="string">
            <text:p>PSI_CHAMELEON</text:p>
          </table:table-cell>
          <table:table-cell/>
          <table:table-cell table:style-name="ce30" office:value-type="string">
            <text:p>&lt;TRAIT/MORPH_TRAIT&gt;</text:p>
          </table:table-cell>
          <table:table-cell table:formula="of:=[.A29]" office:value-type="string" office:string-value="PSI_CHAMELEON">
            <text:p>PSI_CHAMELEON</text:p>
          </table:table-cell>
          <table:table-cell table:number-columns-repeated="2"/>
          <table:table-cell office:value-type="float" office:value="10">
            <text:p>10</text:p>
          </table:table-cell>
          <table:table-cell table:style-name="ce30" office:value-type="string">
            <text:p>FREEBIE</text:p>
          </table:table-cell>
          <table:table-cell table:number-columns-repeated="3"/>
        </table:table-row>
        <table:table-row table:style-name="ro1">
          <table:table-cell office:value-type="string">
            <text:p>PSI_DEFENSE</text:p>
          </table:table-cell>
          <table:table-cell/>
          <table:table-cell table:style-name="ce30" office:value-type="string">
            <text:p>&lt;TRAIT/MORPH_TRAIT&gt;</text:p>
          </table:table-cell>
          <table:table-cell table:formula="of:=[.A30]" office:value-type="string" office:string-value="PSI_DEFENSE">
            <text:p>PSI_DEFENSE</text:p>
          </table:table-cell>
          <table:table-cell office:value-type="string">
            <text:p>&lt;1 ou 2&gt;</text:p>
          </table:table-cell>
          <table:table-cell/>
          <table:table-cell office:value-type="string">
            <text:p>&lt;Level*10&gt;</text:p>
          </table:table-cell>
          <table:table-cell table:style-name="ce30" office:value-type="string">
            <text:p>FREEBIE</text:p>
          </table:table-cell>
          <table:table-cell table:number-columns-repeated="3"/>
        </table:table-row>
        <table:table-row table:style-name="ro1">
          <table:table-cell office:value-type="string">
            <text:p>RAPID_HEALER</text:p>
          </table:table-cell>
          <table:table-cell/>
          <table:table-cell table:style-name="ce30" office:value-type="string">
            <text:p>MORPH_TRAIT</text:p>
          </table:table-cell>
          <table:table-cell table:formula="of:=[.A31]" office:value-type="string" office:string-value="RAPID_HEALER">
            <text:p>RAPID_HEALER</text:p>
          </table:table-cell>
          <table:table-cell table:number-columns-repeated="2"/>
          <table:table-cell office:value-type="float" office:value="10">
            <text:p>10</text:p>
          </table:table-cell>
          <table:table-cell table:style-name="ce30" office:value-type="string">
            <text:p>FREEBIE</text:p>
          </table:table-cell>
          <table:table-cell table:number-columns-repeated="3"/>
        </table:table-row>
        <table:table-row table:style-name="ro1">
          <table:table-cell office:value-type="string">
            <text:p>RIGHT_AT_HOME</text:p>
          </table:table-cell>
          <table:table-cell/>
          <table:table-cell table:style-name="ce30" office:value-type="string">
            <text:p>TRAIT</text:p>
          </table:table-cell>
          <table:table-cell table:formula="of:=[.A32]" office:value-type="string" office:string-value="RIGHT_AT_HOME">
            <text:p>RIGHT_AT_HOME</text:p>
          </table:table-cell>
          <table:table-cell/>
          <table:table-cell office:value-type="string">
            <text:p>&lt;type morphe&gt;</text:p>
          </table:table-cell>
          <table:table-cell office:value-type="float" office:value="10">
            <text:p>10</text:p>
          </table:table-cell>
          <table:table-cell table:style-name="ce30" office:value-type="string">
            <text:p>FREEBIE</text:p>
          </table:table-cell>
          <table:table-cell table:number-columns-repeated="3"/>
        </table:table-row>
        <table:table-row table:style-name="ro1">
          <table:table-cell office:value-type="string">
            <text:p>SECOND_SKIN</text:p>
          </table:table-cell>
          <table:table-cell/>
          <table:table-cell table:style-name="ce30" office:value-type="string">
            <text:p>TRAIT</text:p>
          </table:table-cell>
          <table:table-cell table:formula="of:=[.A33]" office:value-type="string" office:string-value="SECOND_SKIN">
            <text:p>SECOND_SKIN</text:p>
          </table:table-cell>
          <table:table-cell table:number-columns-repeated="2"/>
          <table:table-cell office:value-type="float" office:value="15">
            <text:p>15</text:p>
          </table:table-cell>
          <table:table-cell table:style-name="ce30" office:value-type="string">
            <text:p>FREEBIE</text:p>
          </table:table-cell>
          <table:table-cell table:number-columns-repeated="3"/>
        </table:table-row>
        <table:table-row table:style-name="ro1">
          <table:table-cell table:style-name="ce25" office:value-type="string">
            <text:p>SITUATIONAL_AWARENESS</text:p>
          </table:table-cell>
          <table:table-cell table:style-name="ce13"/>
          <table:table-cell table:style-name="ce31" office:value-type="string">
            <text:p>TRAIT</text:p>
          </table:table-cell>
          <table:table-cell table:style-name="ce13" table:formula="of:=[.A34]" office:value-type="string" office:string-value="SITUATIONAL_AWARENESS">
            <text:p>SITUATIONAL_AWARENESS</text:p>
          </table:table-cell>
          <table:table-cell table:style-name="ce13" table:number-columns-repeated="2"/>
          <table:table-cell table:style-name="ce13" office:value-type="float" office:value="10">
            <text:p>10</text:p>
          </table:table-cell>
          <table:table-cell table:style-name="ce31" office:value-type="string">
            <text:p>FREEBIE</text:p>
          </table:table-cell>
          <table:table-cell table:style-name="ce22"/>
          <table:table-cell table:number-columns-repeated="2"/>
        </table:table-row>
        <table:table-row table:style-name="ro1">
          <table:table-cell table:style-name="ce26"/>
          <table:table-cell table:style-name="ce14" office:value-type="string">
            <text:p>&lt;Cause&gt;</text:p>
          </table:table-cell>
          <table:table-cell table:style-name="ce32" office:value-type="string">
            <text:p>ASK</text:p>
          </table:table-cell>
          <table:table-cell table:style-name="ce14" office:value-type="string">
            <text:p>PERCEPTION</text:p>
          </table:table-cell>
          <table:table-cell table:style-name="ce14" table:number-columns-repeated="2"/>
          <table:table-cell table:style-name="ce14" office:value-type="float" office:value="0">
            <text:p>0</text:p>
          </table:table-cell>
          <table:table-cell table:style-name="ce32" office:value-type="string">
            <text:p>MODIFIER</text:p>
          </table:table-cell>
          <table:table-cell table:style-name="ce36" office:value-type="string">
            <text:p>&lt;trad. SITUATIONAL_AWARENESS&gt;</text:p>
          </table:table-cell>
          <table:table-cell table:number-columns-repeated="2"/>
        </table:table-row>
        <table:table-row table:style-name="ro1">
          <table:table-cell table:style-name="ce24" office:value-type="string">
            <text:p>STRIKING_LOOKS</text:p>
          </table:table-cell>
          <table:table-cell/>
          <table:table-cell table:style-name="ce30" office:value-type="string">
            <text:p>MORPH_TRAIT</text:p>
          </table:table-cell>
          <table:table-cell table:formula="of:=[.A36]" office:value-type="string" office:string-value="STRIKING_LOOKS">
            <text:p>STRIKING_LOOKS</text:p>
          </table:table-cell>
          <table:table-cell office:value-type="string">
            <text:p>&lt;1 ou 2&gt;</text:p>
          </table:table-cell>
          <table:table-cell/>
          <table:table-cell office:value-type="string">
            <text:p>&lt;Level*10&gt;</text:p>
          </table:table-cell>
          <table:table-cell table:style-name="ce30" office:value-type="string">
            <text:p>FREEBIE</text:p>
          </table:table-cell>
          <table:table-cell table:number-columns-repeated="3"/>
        </table:table-row>
        <table:table-row table:style-name="ro1">
          <table:table-cell table:style-name="ce25" office:value-type="string">
            <text:p>TOUGH</text:p>
          </table:table-cell>
          <table:table-cell table:style-name="ce13"/>
          <table:table-cell table:style-name="ce31" office:value-type="string">
            <text:p>MORPH_TRAIT</text:p>
          </table:table-cell>
          <table:table-cell table:style-name="ce13" table:formula="of:=[.A37]" office:value-type="string" office:string-value="TOUGH">
            <text:p>TOUGH</text:p>
          </table:table-cell>
          <table:table-cell table:style-name="ce13" office:value-type="string">
            <text:p>&lt;1, 2 ou 3&gt;</text:p>
          </table:table-cell>
          <table:table-cell table:style-name="ce13"/>
          <table:table-cell table:style-name="ce13" office:value-type="string">
            <text:p>&lt;Level*10&gt;</text:p>
          </table:table-cell>
          <table:table-cell table:style-name="ce31" office:value-type="string">
            <text:p>FREEBIE</text:p>
          </table:table-cell>
          <table:table-cell table:style-name="ce22"/>
          <table:table-cell table:number-columns-repeated="2"/>
        </table:table-row>
        <table:table-row table:style-name="ro1">
          <table:table-cell table:style-name="ce26"/>
          <table:table-cell table:style-name="ce14" office:value-type="string">
            <text:p>&lt;Cause&gt;</text:p>
          </table:table-cell>
          <table:table-cell table:style-name="ce32" office:value-type="string">
            <text:p>MORPH_DURABILITY</text:p>
          </table:table-cell>
          <table:table-cell table:style-name="ce14" table:number-columns-repeated="3"/>
          <table:table-cell table:style-name="ce14" office:value-type="string">
            <text:p>&lt;Level*5&gt;</text:p>
          </table:table-cell>
          <table:table-cell table:style-name="ce32" office:value-type="string">
            <text:p>MODIFIER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>
            <text:p>ZOOSEMIOTICS</text:p>
          </table:table-cell>
          <table:table-cell/>
          <table:table-cell table:style-name="ce30" office:value-type="string">
            <text:p>TRAIT</text:p>
          </table:table-cell>
          <table:table-cell table:formula="of:=[.A39]" office:value-type="string" office:string-value="ZOOSEMIOTICS">
            <text:p>ZOOSEMIOTICS</text:p>
          </table:table-cell>
          <table:table-cell table:number-columns-repeated="2"/>
          <table:table-cell office:value-type="float" office:value="5">
            <text:p>5</text:p>
          </table:table-cell>
          <table:table-cell table:style-name="ce30" office:value-type="string">
            <text:p>FREEBIE</text:p>
          </table:table-cell>
          <table:table-cell table:number-columns-repeated="3"/>
        </table:table-row>
        <table:table-row table:style-name="ro1">
          <table:table-cell table:style-name="Default" table:number-columns-repeated="9"/>
          <table:table-cell table:number-columns-repeated="2"/>
        </table:table-row>
        <table:table-row table:style-name="ro1">
          <table:table-cell table:style-name="ce8" office:value-type="string">
            <text:p>Trait négatif</text:p>
          </table:table-cell>
          <table:table-cell table:style-name="ce12" office:value-type="string">
            <text:p>Cause</text:p>
          </table:table-cell>
          <table:table-cell table:style-name="ce15" office:value-type="string">
            <text:p>Clé générale</text:p>
          </table:table-cell>
          <table:table-cell table:style-name="ce15" office:value-type="string">
            <text:p>Sous-clé 1</text:p>
          </table:table-cell>
          <table:table-cell table:style-name="ce15" office:value-type="string">
            <text:p>Sous-clé 2</text:p>
          </table:table-cell>
          <table:table-cell table:style-name="ce15" office:value-type="string">
            <text:p>Sous-clé 3</text:p>
          </table:table-cell>
          <table:table-cell table:style-name="ce12" office:value-type="string">
            <text:p>Amount</text:p>
          </table:table-cell>
          <table:table-cell table:style-name="ce15" office:value-type="string">
            <text:p>AmountType</text:p>
          </table:table-cell>
          <table:table-cell table:style-name="ce16" office:value-type="string">
            <text:p>Valeur chaîne</text:p>
          </table:table-cell>
          <table:table-cell table:number-columns-repeated="2"/>
        </table:table-row>
        <table:table-row table:style-name="ro1">
          <table:table-cell office:value-type="string">
            <text:p>ADDICTION</text:p>
          </table:table-cell>
          <table:table-cell/>
          <table:table-cell office:value-type="string">
            <text:p>TRAIT</text:p>
          </table:table-cell>
          <table:table-cell table:formula="of:=[.A42]" office:value-type="string" office:string-value="ADDICTION">
            <text:p>ADDICTION</text:p>
          </table:table-cell>
          <table:table-cell office:value-type="string">
            <text:p>&lt;min,moy,maj&gt;</text:p>
          </table:table-cell>
          <table:table-cell/>
          <table:table-cell office:value-type="string">
            <text:p>&lt;5, 10 ou 20&gt;</text:p>
          </table:table-cell>
          <table:table-cell office:value-type="string">
            <text:p>FREEBIE</text:p>
          </table:table-cell>
          <table:table-cell table:number-columns-repeated="3"/>
        </table:table-row>
        <table:table-row table:style-name="ro1">
          <table:table-cell table:style-name="ce25" office:value-type="string">
            <text:p>AGED</text:p>
          </table:table-cell>
          <table:table-cell table:style-name="ce13"/>
          <table:table-cell table:style-name="ce13" office:value-type="string">
            <text:p>MORPH_TRAIT</text:p>
          </table:table-cell>
          <table:table-cell table:style-name="ce13" table:formula="of:=[.A43]" office:value-type="string" office:string-value="AGED">
            <text:p>AGED</text:p>
          </table:table-cell>
          <table:table-cell table:style-name="ce13" table:number-columns-repeated="2"/>
          <table:table-cell table:style-name="ce13" office:value-type="float" office:value="10">
            <text:p>10</text:p>
          </table:table-cell>
          <table:table-cell table:style-name="ce13" office:value-type="string">
            <text:p>FREEBIE</text:p>
          </table:table-cell>
          <table:table-cell table:style-name="ce22"/>
          <table:table-cell table:number-columns-repeated="2"/>
        </table:table-row>
        <table:table-row table:style-name="ro1">
          <table:table-cell table:style-name="ce28"/>
          <table:table-cell table:style-name="ce2" office:value-type="string">
            <text:p>&lt;Cause&gt;</text:p>
          </table:table-cell>
          <table:table-cell table:style-name="ce2" office:value-type="string">
            <text:p>APT</text:p>
          </table:table-cell>
          <table:table-cell table:style-name="ce2" office:value-type="string">
            <text:p>COO</text:p>
          </table:table-cell>
          <table:table-cell table:style-name="Default" table:number-columns-repeated="2"/>
          <table:table-cell table:style-name="Default" office:value-type="float" office:value="-5">
            <text:p>-5</text:p>
          </table:table-cell>
          <table:table-cell table:style-name="Default" office:value-type="string">
            <text:p>MORPH_MAX_MOD</text:p>
          </table:table-cell>
          <table:table-cell table:style-name="ce19"/>
          <table:table-cell table:number-columns-repeated="2"/>
        </table:table-row>
        <table:table-row table:style-name="ro1">
          <table:table-cell table:style-name="ce28"/>
          <table:table-cell table:style-name="ce2" office:value-type="string">
            <text:p>&lt;Cause&gt;</text:p>
          </table:table-cell>
          <table:table-cell table:style-name="ce2" office:value-type="string">
            <text:p>APT</text:p>
          </table:table-cell>
          <table:table-cell table:style-name="ce2" office:value-type="string">
            <text:p>REF</text:p>
          </table:table-cell>
          <table:table-cell table:style-name="Default" table:number-columns-repeated="2"/>
          <table:table-cell table:style-name="Default" office:value-type="float" office:value="-5">
            <text:p>-5</text:p>
          </table:table-cell>
          <table:table-cell table:style-name="Default" office:value-type="string">
            <text:p>MORPH_MAX_MOD</text:p>
          </table:table-cell>
          <table:table-cell table:style-name="ce19"/>
          <table:table-cell table:number-columns-repeated="2"/>
        </table:table-row>
        <table:table-row table:style-name="ro1">
          <table:table-cell table:style-name="ce28"/>
          <table:table-cell table:style-name="ce2" office:value-type="string">
            <text:p>&lt;Cause&gt;</text:p>
          </table:table-cell>
          <table:table-cell table:style-name="ce2" office:value-type="string">
            <text:p>APT</text:p>
          </table:table-cell>
          <table:table-cell table:style-name="ce2" office:value-type="string">
            <text:p>SOM</text:p>
          </table:table-cell>
          <table:table-cell table:style-name="ce2" table:number-columns-repeated="2"/>
          <table:table-cell table:style-name="Default" office:value-type="float" office:value="-5">
            <text:p>-5</text:p>
          </table:table-cell>
          <table:table-cell table:style-name="ce2" office:value-type="string">
            <text:p>MORPH_MAX_MOD</text:p>
          </table:table-cell>
          <table:table-cell table:style-name="ce19"/>
          <table:table-cell table:number-columns-repeated="2"/>
        </table:table-row>
        <table:table-row table:style-name="ro1">
          <table:table-cell table:style-name="ce28"/>
          <table:table-cell table:style-name="ce2" office:value-type="string">
            <text:p>&lt;Cause&gt;</text:p>
          </table:table-cell>
          <table:table-cell table:style-name="ce2" office:value-type="string">
            <text:p>APT</text:p>
          </table:table-cell>
          <table:table-cell table:style-name="ce2" office:value-type="string">
            <text:p>SAV</text:p>
          </table:table-cell>
          <table:table-cell table:style-name="ce2" table:number-columns-repeated="2"/>
          <table:table-cell table:style-name="Default" office:value-type="float" office:value="-5">
            <text:p>-5</text:p>
          </table:table-cell>
          <table:table-cell table:style-name="ce2" office:value-type="string">
            <text:p>MORPH_MAX_MOD</text:p>
          </table:table-cell>
          <table:table-cell table:style-name="ce19"/>
          <table:table-cell table:number-columns-repeated="2"/>
        </table:table-row>
        <table:table-row table:style-name="ro1">
          <table:table-cell table:style-name="ce28"/>
          <table:table-cell table:style-name="ce2" office:value-type="string">
            <text:p>&lt;Cause&gt;</text:p>
          </table:table-cell>
          <table:table-cell table:style-name="ce2" office:value-type="string">
            <text:p>APT</text:p>
          </table:table-cell>
          <table:table-cell table:style-name="ce2" office:value-type="string">
            <text:p>WIL</text:p>
          </table:table-cell>
          <table:table-cell table:style-name="ce2" table:number-columns-repeated="2"/>
          <table:table-cell table:style-name="Default" office:value-type="float" office:value="-5">
            <text:p>-5</text:p>
          </table:table-cell>
          <table:table-cell table:style-name="ce2" office:value-type="string">
            <text:p>MORPH_MAX_MOD</text:p>
          </table:table-cell>
          <table:table-cell table:style-name="ce19"/>
          <table:table-cell table:number-columns-repeated="2"/>
        </table:table-row>
        <table:table-row table:style-name="ro1">
          <table:table-cell table:style-name="ce28"/>
          <table:table-cell table:style-name="ce2" office:value-type="string">
            <text:p>&lt;Cause&gt;</text:p>
          </table:table-cell>
          <table:table-cell table:style-name="ce2" office:value-type="string">
            <text:p>APT</text:p>
          </table:table-cell>
          <table:table-cell table:style-name="ce2" office:value-type="string">
            <text:p>INT</text:p>
          </table:table-cell>
          <table:table-cell table:style-name="ce2" table:number-columns-repeated="2"/>
          <table:table-cell table:style-name="Default" office:value-type="float" office:value="-5">
            <text:p>-5</text:p>
          </table:table-cell>
          <table:table-cell table:style-name="ce2" office:value-type="string">
            <text:p>MORPH_MAX_MOD</text:p>
          </table:table-cell>
          <table:table-cell table:style-name="ce19"/>
          <table:table-cell table:number-columns-repeated="2"/>
        </table:table-row>
        <table:table-row table:style-name="ro1">
          <table:table-cell table:style-name="ce26"/>
          <table:table-cell table:style-name="ce14" office:value-type="string">
            <text:p>&lt;Cause&gt;</text:p>
          </table:table-cell>
          <table:table-cell table:style-name="ce14" office:value-type="string">
            <text:p>APT</text:p>
          </table:table-cell>
          <table:table-cell table:style-name="ce14" office:value-type="string">
            <text:p>COG</text:p>
          </table:table-cell>
          <table:table-cell table:style-name="ce14" table:number-columns-repeated="2"/>
          <table:table-cell table:style-name="ce14" office:value-type="float" office:value="-5">
            <text:p>-5</text:p>
          </table:table-cell>
          <table:table-cell table:style-name="ce14" office:value-type="string">
            <text:p>MORPH_MAX_MOD</text:p>
          </table:table-cell>
          <table:table-cell table:style-name="ce34"/>
          <table:table-cell table:number-columns-repeated="2"/>
        </table:table-row>
        <table:table-row table:style-name="ro1">
          <table:table-cell office:value-type="string">
            <text:p>BAD_LUCK</text:p>
          </table:table-cell>
          <table:table-cell/>
          <table:table-cell office:value-type="string">
            <text:p>TRAIT</text:p>
          </table:table-cell>
          <table:table-cell table:formula="of:=[.A51]" office:value-type="string" office:string-value="BAD_LUCK">
            <text:p>BAD_LUCK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FREEBIE</text:p>
          </table:table-cell>
          <table:table-cell table:number-columns-repeated="3"/>
        </table:table-row>
        <table:table-row table:style-name="ro1">
          <table:table-cell table:style-name="ce25" office:value-type="string">
            <text:p>BLACKLISTED</text:p>
          </table:table-cell>
          <table:table-cell table:style-name="ce13"/>
          <table:table-cell table:style-name="ce13" office:value-type="string">
            <text:p>TRAIT</text:p>
          </table:table-cell>
          <table:table-cell table:style-name="ce13" table:formula="of:=[.A52]" office:value-type="string" office:string-value="BLACKLISTED">
            <text:p>BLACKLISTED</text:p>
          </table:table-cell>
          <table:table-cell table:style-name="ce13" office:value-type="string">
            <text:p>&lt;min,maj&gt;</text:p>
          </table:table-cell>
          <table:table-cell table:style-name="ce13" office:value-type="string">
            <text:p>&lt;Reputation&gt;</text:p>
          </table:table-cell>
          <table:table-cell table:style-name="ce13" office:value-type="string">
            <text:p>&lt;5 ou 20&gt;</text:p>
          </table:table-cell>
          <table:table-cell table:style-name="ce13" office:value-type="string">
            <text:p>FREEBIE</text:p>
          </table:table-cell>
          <table:table-cell table:style-name="ce22"/>
          <table:table-cell table:number-columns-repeated="2"/>
        </table:table-row>
        <table:table-row table:style-name="ro1">
          <table:table-cell table:style-name="ce26"/>
          <table:table-cell table:style-name="ce14"/>
          <table:table-cell table:style-name="ce14" office:value-type="string">
            <text:p>ID</text:p>
          </table:table-cell>
          <table:table-cell table:style-name="ce14" office:value-type="string">
            <text:p>&lt;Pour chaque ID&gt;</text:p>
          </table:table-cell>
          <table:table-cell table:style-name="ce14" office:value-type="string">
            <text:p>REPUTATION</text:p>
          </table:table-cell>
          <table:table-cell table:style-name="ce14" office:value-type="string">
            <text:p>&lt;Reputation&gt;</text:p>
          </table:table-cell>
          <table:table-cell table:style-name="ce14"/>
          <table:table-cell table:style-name="ce14" office:value-type="string">
            <text:p>MODIFIER</text:p>
          </table:table-cell>
          <table:table-cell table:style-name="ce34" office:value-type="string">
            <text:p>&lt;trad. BLACKLISTED&gt;</text:p>
          </table:table-cell>
          <table:table-cell table:number-columns-repeated="2"/>
        </table:table-row>
        <table:table-row table:style-name="ro1">
          <table:table-cell table:style-name="ce25" office:value-type="string">
            <text:p>BLACK_MARK</text:p>
          </table:table-cell>
          <table:table-cell table:style-name="ce13"/>
          <table:table-cell table:style-name="ce13" office:value-type="string">
            <text:p>TRAIT</text:p>
          </table:table-cell>
          <table:table-cell table:style-name="ce13" table:formula="of:=[.A54]" office:value-type="string" office:string-value="BLACK_MARK">
            <text:p>BLACK_MARK</text:p>
          </table:table-cell>
          <table:table-cell table:style-name="ce13" office:value-type="string">
            <text:p>&lt;1, 2 ou 3&gt;</text:p>
          </table:table-cell>
          <table:table-cell table:style-name="ce13" office:value-type="string">
            <text:p>&lt;Reputation&gt;</text:p>
          </table:table-cell>
          <table:table-cell table:style-name="ce13" office:value-type="string">
            <text:p>&lt;Level*10&gt;</text:p>
          </table:table-cell>
          <table:table-cell table:style-name="ce13" office:value-type="string">
            <text:p>FREEBIE</text:p>
          </table:table-cell>
          <table:table-cell table:style-name="ce22"/>
          <table:table-cell table:number-columns-repeated="2"/>
        </table:table-row>
        <table:table-row table:style-name="ro1">
          <table:table-cell table:style-name="ce26"/>
          <table:table-cell table:style-name="ce14"/>
          <table:table-cell table:style-name="ce14" office:value-type="string">
            <text:p>ASK</text:p>
          </table:table-cell>
          <table:table-cell table:style-name="ce14" office:value-type="string">
            <text:p>NW : &lt;Reputation&gt;</text:p>
          </table:table-cell>
          <table:table-cell table:style-name="ce14" table:number-columns-repeated="2"/>
          <table:table-cell table:style-name="ce14" office:value-type="string">
            <text:p>&lt;Level*-10&gt;</text:p>
          </table:table-cell>
          <table:table-cell table:style-name="ce14" office:value-type="string">
            <text:p>MODIFIER</text:p>
          </table:table-cell>
          <table:table-cell table:style-name="ce34" office:value-type="string">
            <text:p>&lt;trad. BLACK_MARK&gt;</text:p>
          </table:table-cell>
          <table:table-cell table:number-columns-repeated="2"/>
        </table:table-row>
        <table:table-row table:style-name="ro1">
          <table:table-cell office:value-type="string">
            <text:p>COMBAT_PARALYSIS</text:p>
          </table:table-cell>
          <table:table-cell/>
          <table:table-cell office:value-type="string">
            <text:p>TRAIT</text:p>
          </table:table-cell>
          <table:table-cell table:formula="of:=[.A56]" office:value-type="string" office:string-value="COMBAT_PARALYSIS">
            <text:p>COMBAT_PARALYSIS</text:p>
          </table:table-cell>
          <table:table-cell table:number-columns-repeated="2"/>
          <table:table-cell office:value-type="float" office:value="20">
            <text:p>20</text:p>
          </table:table-cell>
          <table:table-cell office:value-type="string">
            <text:p>FREEBIE</text:p>
          </table:table-cell>
          <table:table-cell table:number-columns-repeated="3"/>
        </table:table-row>
        <table:table-row table:style-name="ro1">
          <table:table-cell office:value-type="string">
            <text:p>EDITED_MEMORIES</text:p>
          </table:table-cell>
          <table:table-cell/>
          <table:table-cell office:value-type="string">
            <text:p>TRAIT</text:p>
          </table:table-cell>
          <table:table-cell table:formula="of:=[.A57]" office:value-type="string" office:string-value="EDITED_MEMORIES">
            <text:p>EDITED_MEMORIES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FREEBIE</text:p>
          </table:table-cell>
          <table:table-cell table:number-columns-repeated="3"/>
        </table:table-row>
        <table:table-row table:style-name="ro1">
          <table:table-cell office:value-type="string">
            <text:p>ENEMY</text:p>
          </table:table-cell>
          <table:table-cell/>
          <table:table-cell office:value-type="string">
            <text:p>TRAIT</text:p>
          </table:table-cell>
          <table:table-cell table:formula="of:=[.A58]" office:value-type="string" office:string-value="ENEMY">
            <text:p>ENEMY</text:p>
          </table:table-cell>
          <table:table-cell/>
          <table:table-cell office:value-type="string">
            <text:p>&lt;description&gt;</text:p>
          </table:table-cell>
          <table:table-cell office:value-type="float" office:value="10">
            <text:p>10</text:p>
          </table:table-cell>
          <table:table-cell office:value-type="string">
            <text:p>FREEBIE</text:p>
          </table:table-cell>
          <table:table-cell table:number-columns-repeated="3"/>
        </table:table-row>
        <table:table-row table:style-name="ro1">
          <table:table-cell table:style-name="ce25" office:value-type="string">
            <text:p>FEEBLE</text:p>
          </table:table-cell>
          <table:table-cell table:style-name="ce13"/>
          <table:table-cell table:style-name="ce13" office:value-type="string">
            <text:p>TRAIT</text:p>
          </table:table-cell>
          <table:table-cell table:style-name="ce13" table:formula="of:=[.A59]" office:value-type="string" office:string-value="FEEBLE">
            <text:p>FEEBLE</text:p>
          </table:table-cell>
          <table:table-cell table:style-name="ce13"/>
          <table:table-cell table:style-name="ce13" office:value-type="string">
            <text:p>&lt;aptitude&gt;</text:p>
          </table:table-cell>
          <table:table-cell table:style-name="ce13" office:value-type="float" office:value="20">
            <text:p>20</text:p>
          </table:table-cell>
          <table:table-cell table:style-name="ce13" office:value-type="string">
            <text:p>FREEBIE</text:p>
          </table:table-cell>
          <table:table-cell table:style-name="ce22"/>
          <table:table-cell table:number-columns-repeated="2"/>
        </table:table-row>
        <table:table-row table:style-name="ro1">
          <table:table-cell table:style-name="ce28"/>
          <table:table-cell table:style-name="Default" office:value-type="string">
            <text:p>&lt;Cause&gt;</text:p>
          </table:table-cell>
          <table:table-cell table:style-name="Default" office:value-type="string">
            <text:p>APT</text:p>
          </table:table-cell>
          <table:table-cell table:style-name="Default" office:value-type="string">
            <text:p>&lt;aptitude&gt;</text:p>
          </table:table-cell>
          <table:table-cell table:style-name="Default" table:number-columns-repeated="2"/>
          <table:table-cell table:style-name="Default" office:value-type="float" office:value="5">
            <text:p>5</text:p>
          </table:table-cell>
          <table:table-cell table:style-name="Default" office:value-type="string">
            <text:p>EGO_MAX</text:p>
          </table:table-cell>
          <table:table-cell table:style-name="ce19"/>
          <table:table-cell table:number-columns-repeated="2"/>
        </table:table-row>
        <table:table-row table:style-name="ro1">
          <table:table-cell table:style-name="ce26"/>
          <table:table-cell table:style-name="ce14" office:value-type="string">
            <text:p>&lt;Cause&gt;</text:p>
          </table:table-cell>
          <table:table-cell table:style-name="ce14" office:value-type="string">
            <text:p>APT</text:p>
          </table:table-cell>
          <table:table-cell table:style-name="ce14" office:value-type="string">
            <text:p>&lt;aptitude&gt;</text:p>
          </table:table-cell>
          <table:table-cell table:style-name="ce14" table:number-columns-repeated="2"/>
          <table:table-cell table:style-name="ce14" office:value-type="float" office:value="10">
            <text:p>10</text:p>
          </table:table-cell>
          <table:table-cell table:style-name="ce14" office:value-type="string">
            <text:p>MORPH_MAX</text:p>
          </table:table-cell>
          <table:table-cell table:style-name="ce34"/>
          <table:table-cell table:number-columns-repeated="2"/>
        </table:table-row>
        <table:table-row table:style-name="ro1">
          <table:table-cell table:style-name="ce25" office:value-type="string">
            <text:p>FRAIL</text:p>
          </table:table-cell>
          <table:table-cell table:style-name="ce13"/>
          <table:table-cell table:style-name="ce13" office:value-type="string">
            <text:p>MORPH_TRAIT</text:p>
          </table:table-cell>
          <table:table-cell table:style-name="ce13" table:formula="of:=[.A62]" office:value-type="string" office:string-value="FRAIL">
            <text:p>FRAIL</text:p>
          </table:table-cell>
          <table:table-cell table:style-name="ce13" table:number-columns-repeated="3"/>
          <table:table-cell table:style-name="ce13" office:value-type="string">
            <text:p>FREEBIE</text:p>
          </table:table-cell>
          <table:table-cell table:style-name="ce22"/>
          <table:table-cell table:number-columns-repeated="2"/>
        </table:table-row>
        <table:table-row table:style-name="ro1">
          <table:table-cell table:style-name="ce26"/>
          <table:table-cell table:style-name="ce14" office:value-type="string">
            <text:p>&lt;Cause&gt;</text:p>
          </table:table-cell>
          <table:table-cell table:style-name="ce32" office:value-type="string">
            <text:p>MORPH_DURABILITY</text:p>
          </table:table-cell>
          <table:table-cell table:style-name="ce14" table:number-columns-repeated="3"/>
          <table:table-cell table:style-name="ce14" office:value-type="string">
            <text:p>&lt;Level*-5&gt;</text:p>
          </table:table-cell>
          <table:table-cell table:style-name="ce32" office:value-type="string">
            <text:p>MODIFIER</text:p>
          </table:table-cell>
          <table:table-cell table:style-name="ce34"/>
          <table:table-cell table:number-columns-repeated="2"/>
        </table:table-row>
        <table:table-row table:style-name="ro1">
          <table:table-cell office:value-type="string">
            <text:p>GENETIC_DEFECT</text:p>
          </table:table-cell>
          <table:table-cell/>
          <table:table-cell office:value-type="string">
            <text:p>MORPH_TRAIT</text:p>
          </table:table-cell>
          <table:table-cell table:formula="of:=[.A64]" office:value-type="string" office:string-value="GENETIC_DEFECT">
            <text:p>GENETIC_DEFECT</text:p>
          </table:table-cell>
          <table:table-cell office:value-type="string">
            <text:p>&lt;1 ou 2&gt;</text:p>
          </table:table-cell>
          <table:table-cell office:value-type="string">
            <text:p>&lt;description&gt;</text:p>
          </table:table-cell>
          <table:table-cell office:value-type="string">
            <text:p>&lt;Level*10&gt;</text:p>
          </table:table-cell>
          <table:table-cell office:value-type="string">
            <text:p>FREEBIE</text:p>
          </table:table-cell>
          <table:table-cell table:number-columns-repeated="3"/>
        </table:table-row>
        <table:table-row table:style-name="ro1">
          <table:table-cell office:value-type="string">
            <text:p>IDENTITY_CRISIS</text:p>
          </table:table-cell>
          <table:table-cell/>
          <table:table-cell office:value-type="string">
            <text:p>TRAIT</text:p>
          </table:table-cell>
          <table:table-cell table:formula="of:=[.A65]" office:value-type="string" office:string-value="IDENTITY_CRISIS">
            <text:p>IDENTITY_CRISIS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FREEBIE</text:p>
          </table:table-cell>
          <table:table-cell table:number-columns-repeated="3"/>
        </table:table-row>
        <table:table-row table:style-name="ro1">
          <table:table-cell office:value-type="string">
            <text:p>ILLITERATE</text:p>
          </table:table-cell>
          <table:table-cell/>
          <table:table-cell office:value-type="string">
            <text:p>TRAIT</text:p>
          </table:table-cell>
          <table:table-cell table:formula="of:=[.A66]" office:value-type="string" office:string-value="ILLITERATE">
            <text:p>ILLITERATE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FREEBIE</text:p>
          </table:table-cell>
          <table:table-cell table:number-columns-repeated="3"/>
        </table:table-row>
        <table:table-row table:style-name="ro1">
          <table:table-cell office:value-type="string">
            <text:p>IMMORTALITY_BLUES</text:p>
          </table:table-cell>
          <table:table-cell/>
          <table:table-cell office:value-type="string">
            <text:p>TRAIT</text:p>
          </table:table-cell>
          <table:table-cell table:formula="of:=[.A67]" office:value-type="string" office:string-value="IMMORTALITY_BLUES">
            <text:p>IMMORTALITY_BLUES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FREEBIE</text:p>
          </table:table-cell>
          <table:table-cell table:number-columns-repeated="3"/>
        </table:table-row>
        <table:table-row table:style-name="ro1">
          <table:table-cell office:value-type="string">
            <text:p>IMPLANT_REJECTION</text:p>
          </table:table-cell>
          <table:table-cell/>
          <table:table-cell office:value-type="string">
            <text:p>MORPH_TRAIT</text:p>
          </table:table-cell>
          <table:table-cell table:formula="of:=[.A68]" office:value-type="string" office:string-value="IMPLANT_REJECTION">
            <text:p>IMPLANT_REJECTION</text:p>
          </table:table-cell>
          <table:table-cell office:value-type="string">
            <text:p>&lt;1 ou 2&gt;</text:p>
          </table:table-cell>
          <table:table-cell/>
          <table:table-cell office:value-type="string">
            <text:p>&lt;5 ou 15&gt;</text:p>
          </table:table-cell>
          <table:table-cell office:value-type="string">
            <text:p>FREEBIE</text:p>
          </table:table-cell>
          <table:table-cell table:number-columns-repeated="3"/>
        </table:table-row>
        <table:table-row table:style-name="ro1">
          <table:table-cell table:style-name="ce25" office:value-type="string">
            <text:p>INCOMPETENT</text:p>
          </table:table-cell>
          <table:table-cell table:style-name="ce13"/>
          <table:table-cell table:style-name="ce13" office:value-type="string">
            <text:p>TRAIT</text:p>
          </table:table-cell>
          <table:table-cell table:formula="of:=[.A69]" office:value-type="string" office:string-value="INCOMPETENT">
            <text:p>INCOMPETENT</text:p>
          </table:table-cell>
          <table:table-cell table:style-name="ce13"/>
          <table:table-cell table:style-name="ce13" office:value-type="string">
            <text:p>&lt;skill&gt;</text:p>
          </table:table-cell>
          <table:table-cell table:style-name="ce13" office:value-type="float" office:value="10">
            <text:p>10</text:p>
          </table:table-cell>
          <table:table-cell table:style-name="ce13" office:value-type="string">
            <text:p>FREEBIE</text:p>
          </table:table-cell>
          <table:table-cell table:style-name="ce22"/>
          <table:table-cell table:number-columns-repeated="2"/>
        </table:table-row>
        <table:table-row table:style-name="ro1">
          <table:table-cell table:style-name="ce26"/>
          <table:table-cell table:style-name="ce14" office:value-type="string">
            <text:p>&lt;Cause&gt;</text:p>
          </table:table-cell>
          <table:table-cell table:style-name="ce14" office:value-type="string">
            <text:p>ASK</text:p>
          </table:table-cell>
          <table:table-cell office:value-type="string">
            <text:p>&lt;skill&gt;</text:p>
          </table:table-cell>
          <table:table-cell table:style-name="ce14" table:number-columns-repeated="2"/>
          <table:table-cell table:style-name="ce14" office:value-type="float" office:value="-1000">
            <text:p>-1000</text:p>
          </table:table-cell>
          <table:table-cell table:style-name="ce14" office:value-type="string">
            <text:p>MODIFIER</text:p>
          </table:table-cell>
          <table:table-cell table:style-name="ce34" office:value-type="string">
            <text:p>&lt;trad. INCOMPETENT&gt;</text:p>
          </table:table-cell>
          <table:table-cell table:number-columns-repeated="2"/>
        </table:table-row>
        <table:table-row table:style-name="ro1">
          <table:table-cell office:value-type="string">
            <text:p>LEMON</text:p>
          </table:table-cell>
          <table:table-cell/>
          <table:table-cell office:value-type="string">
            <text:p>MORPH_TRAIT</text:p>
          </table:table-cell>
          <table:table-cell table:formula="of:=[.A71]" office:value-type="string" office:string-value="LEMON">
            <text:p>LEMON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FREEBIE</text:p>
          </table:table-cell>
          <table:table-cell table:number-columns-repeated="3"/>
        </table:table-row>
        <table:table-row table:style-name="ro1">
          <table:table-cell office:value-type="string">
            <text:p>LOW_PAIN_TOLERANCE</text:p>
          </table:table-cell>
          <table:table-cell/>
          <table:table-cell office:value-type="string">
            <text:p>&lt;TRAIT/MORPH_TRAIT&gt;</text:p>
          </table:table-cell>
          <table:table-cell table:formula="of:=[.A72]" office:value-type="string" office:string-value="LOW_PAIN_TOLERANCE">
            <text:p>LOW_PAIN_TOLERANCE</text:p>
          </table:table-cell>
          <table:table-cell table:number-columns-repeated="2"/>
          <table:table-cell office:value-type="float" office:value="20">
            <text:p>20</text:p>
          </table:table-cell>
          <table:table-cell office:value-type="string">
            <text:p>FREEBIE</text:p>
          </table:table-cell>
          <table:table-cell table:number-columns-repeated="3"/>
        </table:table-row>
        <table:table-row table:style-name="ro1">
          <table:table-cell office:value-type="string">
            <text:p>MENTAL_DISORDER</text:p>
          </table:table-cell>
          <table:table-cell/>
          <table:table-cell office:value-type="string">
            <text:p>TRAIT</text:p>
          </table:table-cell>
          <table:table-cell table:formula="of:=[.A73]" office:value-type="string" office:string-value="MENTAL_DISORDER">
            <text:p>MENTAL_DISORDER</text:p>
          </table:table-cell>
          <table:table-cell/>
          <table:table-cell office:value-type="string">
            <text:p>&lt;description&gt;</text:p>
          </table:table-cell>
          <table:table-cell office:value-type="float" office:value="10">
            <text:p>10</text:p>
          </table:table-cell>
          <table:table-cell office:value-type="string">
            <text:p>FREEBIE</text:p>
          </table:table-cell>
          <table:table-cell table:number-columns-repeated="3"/>
        </table:table-row>
        <table:table-row table:style-name="ro1">
          <table:table-cell office:value-type="string">
            <text:p>MILD_ALLERGY</text:p>
          </table:table-cell>
          <table:table-cell/>
          <table:table-cell office:value-type="string">
            <text:p>MORPH_TRAIT</text:p>
          </table:table-cell>
          <table:table-cell table:formula="of:=[.A74]" office:value-type="string" office:string-value="MILD_ALLERGY">
            <text:p>MILD_ALLERGY</text:p>
          </table:table-cell>
          <table:table-cell/>
          <table:table-cell office:value-type="string">
            <text:p>&lt;description&gt;</text:p>
          </table:table-cell>
          <table:table-cell office:value-type="float" office:value="5">
            <text:p>5</text:p>
          </table:table-cell>
          <table:table-cell office:value-type="string">
            <text:p>FREEBIE</text:p>
          </table:table-cell>
          <table:table-cell table:number-columns-repeated="3"/>
        </table:table-row>
        <table:table-row table:style-name="ro1">
          <table:table-cell office:value-type="string">
            <text:p>MODIFIED_BEHAVIOR</text:p>
          </table:table-cell>
          <table:table-cell/>
          <table:table-cell office:value-type="string">
            <text:p>TRAIT</text:p>
          </table:table-cell>
          <table:table-cell table:formula="of:=[.A75]" office:value-type="string" office:string-value="MODIFIED_BEHAVIOR">
            <text:p>MODIFIED_BEHAVIOR</text:p>
          </table:table-cell>
          <table:table-cell office:value-type="string">
            <text:p>&lt;1, 2 ou 3&gt;</text:p>
          </table:table-cell>
          <table:table-cell office:value-type="string">
            <text:p>&lt;description&gt;</text:p>
          </table:table-cell>
          <table:table-cell office:value-type="string">
            <text:p>&lt;5, 10 ou 20&gt;</text:p>
          </table:table-cell>
          <table:table-cell office:value-type="string">
            <text:p>FREEBIE</text:p>
          </table:table-cell>
          <table:table-cell table:number-columns-repeated="3"/>
        </table:table-row>
        <table:table-row table:style-name="ro1">
          <table:table-cell office:value-type="string">
            <text:p>MORPHING_DISORDER</text:p>
          </table:table-cell>
          <table:table-cell/>
          <table:table-cell office:value-type="string">
            <text:p>TRAIT</text:p>
          </table:table-cell>
          <table:table-cell table:formula="of:=[.A76]" office:value-type="string" office:string-value="MORPHING_DISORDER">
            <text:p>MORPHING_DISORDER</text:p>
          </table:table-cell>
          <table:table-cell office:value-type="string">
            <text:p>&lt;1, 2 ou 3&gt;</text:p>
          </table:table-cell>
          <table:table-cell/>
          <table:table-cell office:value-type="string">
            <text:p>&lt;Level*10&gt;</text:p>
          </table:table-cell>
          <table:table-cell office:value-type="string">
            <text:p>FREEBIE</text:p>
          </table:table-cell>
          <table:table-cell table:number-columns-repeated="3"/>
        </table:table-row>
        <table:table-row table:style-name="ro1">
          <table:table-cell office:value-type="string">
            <text:p>NEURAL_DAMAGE</text:p>
          </table:table-cell>
          <table:table-cell/>
          <table:table-cell office:value-type="string">
            <text:p>TRAIT</text:p>
          </table:table-cell>
          <table:table-cell table:formula="of:=[.A77]" office:value-type="string" office:string-value="NEURAL_DAMAGE">
            <text:p>NEURAL_DAMAGE</text:p>
          </table:table-cell>
          <table:table-cell/>
          <table:table-cell office:value-type="string">
            <text:p>&lt;description&gt;</text:p>
          </table:table-cell>
          <table:table-cell office:value-type="float" office:value="10">
            <text:p>10</text:p>
          </table:table-cell>
          <table:table-cell office:value-type="string">
            <text:p>FREEBIE</text:p>
          </table:table-cell>
          <table:table-cell table:number-columns-repeated="3"/>
        </table:table-row>
        <table:table-row table:style-name="ro1">
          <table:table-cell office:value-type="string">
            <text:p>NO_CORTICAL_STACK</text:p>
          </table:table-cell>
          <table:table-cell/>
          <table:table-cell office:value-type="string">
            <text:p>MORPH_TRAIT</text:p>
          </table:table-cell>
          <table:table-cell table:formula="of:=[.A78]" office:value-type="string" office:string-value="NO_CORTICAL_STACK">
            <text:p>NO_CORTICAL_STACK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FREEBIE</text:p>
          </table:table-cell>
          <table:table-cell table:number-columns-repeated="3"/>
        </table:table-row>
        <table:table-row table:style-name="ro1">
          <table:table-cell office:value-type="string">
            <text:p>OBLIVIOUS</text:p>
          </table:table-cell>
          <table:table-cell/>
          <table:table-cell office:value-type="string">
            <text:p>TRAIT</text:p>
          </table:table-cell>
          <table:table-cell table:formula="of:=[.A79]" office:value-type="string" office:string-value="OBLIVIOUS">
            <text:p>OBLIVIOUS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FREEBIE</text:p>
          </table:table-cell>
          <table:table-cell table:number-columns-repeated="3"/>
        </table:table-row>
        <table:table-row table:style-name="ro1">
          <table:table-cell office:value-type="string">
            <text:p>ON_THE_RUN</text:p>
          </table:table-cell>
          <table:table-cell/>
          <table:table-cell office:value-type="string">
            <text:p>TRAIT</text:p>
          </table:table-cell>
          <table:table-cell table:formula="of:=[.A80]" office:value-type="string" office:string-value="ON_THE_RUN">
            <text:p>ON_THE_RUN</text:p>
          </table:table-cell>
          <table:table-cell/>
          <table:table-cell office:value-type="string">
            <text:p>&lt;description&gt;</text:p>
          </table:table-cell>
          <table:table-cell office:value-type="float" office:value="10">
            <text:p>10</text:p>
          </table:table-cell>
          <table:table-cell office:value-type="string">
            <text:p>FREEBIE</text:p>
          </table:table-cell>
          <table:table-cell table:number-columns-repeated="3"/>
        </table:table-row>
        <table:table-row table:style-name="ro1">
          <table:table-cell office:value-type="string">
            <text:p>PSI_VULNERABILITY</text:p>
          </table:table-cell>
          <table:table-cell/>
          <table:table-cell office:value-type="string">
            <text:p>&lt;TRAIT/MORPH_TRAIT&gt;</text:p>
          </table:table-cell>
          <table:table-cell table:formula="of:=[.A81]" office:value-type="string" office:string-value="PSI_VULNERABILITY">
            <text:p>PSI_VULNERABILITY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FREEBIE</text:p>
          </table:table-cell>
          <table:table-cell table:number-columns-repeated="3"/>
        </table:table-row>
        <table:table-row table:style-name="ro1">
          <table:table-cell office:value-type="string">
            <text:p>REAL_WORLD_NAIVETE</text:p>
          </table:table-cell>
          <table:table-cell/>
          <table:table-cell office:value-type="string">
            <text:p>TRAIT</text:p>
          </table:table-cell>
          <table:table-cell table:formula="of:=[.A82]" office:value-type="string" office:string-value="REAL_WORLD_NAIVETE">
            <text:p>REAL_WORLD_NAIVETE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FREEBIE</text:p>
          </table:table-cell>
          <table:table-cell table:number-columns-repeated="3"/>
        </table:table-row>
        <table:table-row table:style-name="ro1">
          <table:table-cell office:value-type="string">
            <text:p>SEVERE_ALLERGY</text:p>
          </table:table-cell>
          <table:table-cell/>
          <table:table-cell office:value-type="string">
            <text:p>MORPH_TRAIT</text:p>
          </table:table-cell>
          <table:table-cell table:formula="of:=[.A83]" office:value-type="string" office:string-value="SEVERE_ALLERGY">
            <text:p>SEVERE_ALLERGY</text:p>
          </table:table-cell>
          <table:table-cell office:value-type="string">
            <text:p>&lt;rare ou com.&gt;</text:p>
          </table:table-cell>
          <table:table-cell office:value-type="string">
            <text:p>&lt;description&gt;</text:p>
          </table:table-cell>
          <table:table-cell office:value-type="string">
            <text:p>&lt;10 ou 20&gt;</text:p>
          </table:table-cell>
          <table:table-cell office:value-type="string">
            <text:p>FREEBIE</text:p>
          </table:table-cell>
          <table:table-cell table:number-columns-repeated="3"/>
        </table:table-row>
        <table:table-row table:style-name="ro1">
          <table:table-cell office:value-type="string">
            <text:p>SLOW_LEARNER</text:p>
          </table:table-cell>
          <table:table-cell/>
          <table:table-cell office:value-type="string">
            <text:p>TRAIT</text:p>
          </table:table-cell>
          <table:table-cell table:formula="of:=[.A84]" office:value-type="string" office:string-value="SLOW_LEARNER">
            <text:p>SLOW_LEARNER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FREEBIE</text:p>
          </table:table-cell>
          <table:table-cell table:number-columns-repeated="3"/>
        </table:table-row>
        <table:table-row table:style-name="ro1">
          <table:table-cell office:value-type="string">
            <text:p>SOCIAL_STIGMA</text:p>
          </table:table-cell>
          <table:table-cell/>
          <table:table-cell office:value-type="string">
            <text:p>&lt;TRAIT/MORPH_TRAIT&gt;</text:p>
          </table:table-cell>
          <table:table-cell table:formula="of:=[.A85]" office:value-type="string" office:string-value="SOCIAL_STIGMA">
            <text:p>SOCIAL_STIGMA</text:p>
          </table:table-cell>
          <table:table-cell/>
          <table:table-cell office:value-type="string">
            <text:p>&lt;description&gt;</text:p>
          </table:table-cell>
          <table:table-cell office:value-type="float" office:value="10">
            <text:p>10</text:p>
          </table:table-cell>
          <table:table-cell office:value-type="string">
            <text:p>FREEBIE</text:p>
          </table:table-cell>
          <table:table-cell table:number-columns-repeated="3"/>
        </table:table-row>
        <table:table-row table:style-name="ro1">
          <table:table-cell office:value-type="string">
            <text:p>TIMID</text:p>
          </table:table-cell>
          <table:table-cell/>
          <table:table-cell office:value-type="string">
            <text:p>TRAIT</text:p>
          </table:table-cell>
          <table:table-cell table:formula="of:=[.A86]" office:value-type="string" office:string-value="TIMID">
            <text:p>TIMID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FREEBIE</text:p>
          </table:table-cell>
          <table:table-cell table:number-columns-repeated="3"/>
        </table:table-row>
        <table:table-row table:style-name="ro1">
          <table:table-cell office:value-type="string">
            <text:p>UNATTRACTIVE</text:p>
          </table:table-cell>
          <table:table-cell/>
          <table:table-cell office:value-type="string">
            <text:p>MORPH_TRAIT</text:p>
          </table:table-cell>
          <table:table-cell table:formula="of:=[.A87]" office:value-type="string" office:string-value="UNATTRACTIVE">
            <text:p>UNATTRACTIVE</text:p>
          </table:table-cell>
          <table:table-cell office:value-type="string">
            <text:p>&lt;1, 2 ou 3&gt;</text:p>
          </table:table-cell>
          <table:table-cell/>
          <table:table-cell office:value-type="string">
            <text:p>&lt;Level*10&gt;</text:p>
          </table:table-cell>
          <table:table-cell office:value-type="string">
            <text:p>FREEBIE</text:p>
          </table:table-cell>
          <table:table-cell table:number-columns-repeated="3"/>
        </table:table-row>
        <table:table-row table:style-name="ro1">
          <table:table-cell office:value-type="string">
            <text:p>UNCANNY_VALLEY</text:p>
          </table:table-cell>
          <table:table-cell/>
          <table:table-cell office:value-type="string">
            <text:p>MORPH_TRAIT</text:p>
          </table:table-cell>
          <table:table-cell table:formula="of:=[.A88]" office:value-type="string" office:string-value="UNCANNY_VALLEY">
            <text:p>UNCANNY_VALLEY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FREEBIE</text:p>
          </table:table-cell>
          <table:table-cell table:number-columns-repeated="3"/>
        </table:table-row>
        <table:table-row table:style-name="ro1">
          <table:table-cell table:style-name="ce25" office:value-type="string">
            <text:p>UNFIT</text:p>
          </table:table-cell>
          <table:table-cell table:style-name="ce13"/>
          <table:table-cell table:style-name="ce13" office:value-type="string">
            <text:p>MORPH_TRAIT</text:p>
          </table:table-cell>
          <table:table-cell table:style-name="ce13" table:formula="of:=[.A89]" office:value-type="string" office:string-value="UNFIT">
            <text:p>UNFIT</text:p>
          </table:table-cell>
          <table:table-cell table:style-name="ce13" office:value-type="string">
            <text:p>&lt;1 ou 2&gt;</text:p>
          </table:table-cell>
          <table:table-cell table:style-name="ce13"/>
          <table:table-cell table:style-name="ce13" office:value-type="string">
            <text:p>&lt;Level*10&gt;</text:p>
          </table:table-cell>
          <table:table-cell table:style-name="ce13" office:value-type="string">
            <text:p>FREEBIE</text:p>
          </table:table-cell>
          <table:table-cell table:style-name="ce22"/>
          <table:table-cell table:number-columns-repeated="2"/>
        </table:table-row>
        <table:table-row table:style-name="ro1">
          <table:table-cell table:style-name="ce28"/>
          <table:table-cell table:style-name="ce2" office:value-type="string">
            <text:p>&lt;Cause&gt;</text:p>
          </table:table-cell>
          <table:table-cell table:style-name="ce2" office:value-type="string">
            <text:p>APT</text:p>
          </table:table-cell>
          <table:table-cell table:style-name="ce2" office:value-type="string">
            <text:p>COO</text:p>
          </table:table-cell>
          <table:table-cell table:style-name="Default" table:number-columns-repeated="2"/>
          <table:table-cell table:style-name="Default" office:value-type="string">
            <text:p>&lt;Level*-5&gt;</text:p>
          </table:table-cell>
          <table:table-cell table:style-name="Default" office:value-type="string">
            <text:p>MORPH_MAX_MOD</text:p>
          </table:table-cell>
          <table:table-cell table:style-name="ce19"/>
          <table:table-cell table:number-columns-repeated="2"/>
        </table:table-row>
        <table:table-row table:style-name="ro1">
          <table:table-cell table:style-name="ce28"/>
          <table:table-cell table:style-name="ce2" office:value-type="string">
            <text:p>&lt;Cause&gt;</text:p>
          </table:table-cell>
          <table:table-cell table:style-name="ce2" office:value-type="string">
            <text:p>APT</text:p>
          </table:table-cell>
          <table:table-cell table:style-name="ce2" office:value-type="string">
            <text:p>REF</text:p>
          </table:table-cell>
          <table:table-cell table:style-name="Default" table:number-columns-repeated="2"/>
          <table:table-cell table:style-name="Default" office:value-type="string">
            <text:p>&lt;Level*-5&gt;</text:p>
          </table:table-cell>
          <table:table-cell table:style-name="Default" office:value-type="string">
            <text:p>MORPH_MAX_MOD</text:p>
          </table:table-cell>
          <table:table-cell table:style-name="ce19"/>
          <table:table-cell table:number-columns-repeated="2"/>
        </table:table-row>
        <table:table-row table:style-name="ro1">
          <table:table-cell table:style-name="ce26"/>
          <table:table-cell table:style-name="ce14" office:value-type="string">
            <text:p>&lt;Cause&gt;</text:p>
          </table:table-cell>
          <table:table-cell table:style-name="ce14" office:value-type="string">
            <text:p>APT</text:p>
          </table:table-cell>
          <table:table-cell table:style-name="ce14" office:value-type="string">
            <text:p>SOM</text:p>
          </table:table-cell>
          <table:table-cell table:style-name="ce14" table:number-columns-repeated="2"/>
          <table:table-cell table:style-name="ce14" office:value-type="string">
            <text:p>&lt;Level*-5&gt;</text:p>
          </table:table-cell>
          <table:table-cell table:style-name="ce14" office:value-type="string">
            <text:p>MORPH_MAX_MOD</text:p>
          </table:table-cell>
          <table:table-cell table:style-name="ce34"/>
          <table:table-cell table:number-columns-repeated="2"/>
        </table:table-row>
        <table:table-row table:style-name="ro1">
          <table:table-cell office:value-type="string">
            <text:p>VR_VERTIGO</text:p>
          </table:table-cell>
          <table:table-cell/>
          <table:table-cell office:value-type="string">
            <text:p>TRAIT</text:p>
          </table:table-cell>
          <table:table-cell table:formula="of:=[.A93]" office:value-type="string" office:string-value="VR_VERTIGO">
            <text:p>VR_VERTIGO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FREEBIE</text:p>
          </table:table-cell>
          <table:table-cell table:number-columns-repeated="3"/>
        </table:table-row>
        <table:table-row table:style-name="ro1">
          <table:table-cell office:value-type="string">
            <text:p>WEAK_IMMUNE_SYSTEM</text:p>
          </table:table-cell>
          <table:table-cell/>
          <table:table-cell office:value-type="string">
            <text:p>MORPH_TRAIT</text:p>
          </table:table-cell>
          <table:table-cell table:formula="of:=[.A94]" office:value-type="string" office:string-value="WEAK_IMMUNE_SYSTEM">
            <text:p>WEAK_IMMUNE_SYSTEM</text:p>
          </table:table-cell>
          <table:table-cell office:value-type="string">
            <text:p>&lt;1 ou 2&gt;</text:p>
          </table:table-cell>
          <table:table-cell/>
          <table:table-cell office:value-type="string">
            <text:p>&lt;Level*10&gt;</text:p>
          </table:table-cell>
          <table:table-cell office:value-type="string">
            <text:p>FREEBIE</text:p>
          </table:table-cell>
          <table:table-cell table:number-columns-repeated="3"/>
        </table:table-row>
        <table:table-row table:style-name="ro1">
          <table:table-cell table:style-name="ce24" office:value-type="string">
            <text:p>ZEROG_NAUSEA</text:p>
          </table:table-cell>
          <table:table-cell/>
          <table:table-cell office:value-type="string">
            <text:p>MORPH_TRAIT</text:p>
          </table:table-cell>
          <table:table-cell table:formula="of:=[.A95]" office:value-type="string" office:string-value="ZEROG_NAUSEA">
            <text:p>ZEROG_NAUSEA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FREEBIE</text:p>
          </table:table-cell>
          <table:table-cell table:number-columns-repeated="3"/>
        </table:table-row>
      </table:table>
      <table:table table:name="Segments(BG)" table:style-name="ta1">
        <table:table-column table:style-name="co32" table:default-cell-style-name="ce10"/>
        <table:table-column table:style-name="co5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5" table:default-cell-style-name="Default"/>
        <table:table-column table:style-name="co38" table:default-cell-style-name="ce19"/>
        <table:table-row table:style-name="ro1">
          <table:table-cell table:style-name="ce8" office:value-type="string">
            <text:p>Background</text:p>
          </table:table-cell>
          <table:table-cell table:style-name="ce12" office:value-type="string">
            <text:p>Cause</text:p>
          </table:table-cell>
          <table:table-cell table:style-name="ce15" office:value-type="string">
            <text:p>Clé générale</text:p>
          </table:table-cell>
          <table:table-cell table:style-name="ce15" office:value-type="string">
            <text:p>Sous-clé 1</text:p>
          </table:table-cell>
          <table:table-cell table:style-name="ce15" office:value-type="string">
            <text:p>Sous-clé 2</text:p>
          </table:table-cell>
          <table:table-cell table:style-name="ce15" office:value-type="string">
            <text:p>Sous-clé 3</text:p>
          </table:table-cell>
          <table:table-cell table:style-name="ce12" office:value-type="string">
            <text:p>Amount</text:p>
          </table:table-cell>
          <table:table-cell table:style-name="ce15" office:value-type="string">
            <text:p>AmountType</text:p>
          </table:table-cell>
          <table:table-cell table:style-name="ce16" office:value-type="string">
            <text:p>Valeur chaîne</text:p>
          </table:table-cell>
        </table:table-row>
        <table:table-row table:style-name="ro1">
          <table:table-cell table:style-name="ce37" office:value-type="string">
            <text:p>BG_DRIFTER</text:p>
          </table:table-cell>
          <table:table-cell table:style-name="ce13"/>
          <table:table-cell table:style-name="ce13" office:value-type="string">
            <text:p>BACKGROUND</text:p>
          </table:table-cell>
          <table:table-cell table:style-name="ce13" table:number-columns-repeated="5"/>
          <table:table-cell table:style-name="ce22" office:value-type="string">
            <text:p>BG_DRIFTER</text:p>
          </table:table-cell>
        </table:table-row>
        <table:table-row table:style-name="ro1">
          <table:table-cell table:style-name="ce38"/>
          <table:table-cell office:value-type="string">
            <text:p>&lt;Cause&gt;</text:p>
          </table:table-cell>
          <table:table-cell office:value-type="string">
            <text:p>ASK</text:p>
          </table:table-cell>
          <table:table-cell office:value-type="string">
            <text:p>NAVIGATION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FREE</text:p>
          </table:table-cell>
          <table:table-cell/>
        </table:table-row>
        <table:table-row table:style-name="ro1">
          <table:table-cell table:style-name="ce38"/>
          <table:table-cell office:value-type="string">
            <text:p>&lt;Cause&gt;</text:p>
          </table:table-cell>
          <table:table-cell office:value-type="string">
            <text:p>ASK</text:p>
          </table:table-cell>
          <table:table-cell office:value-type="string">
            <text:p>PL:Spacecraft</text:p>
          </table:table-cell>
          <table:table-cell table:number-columns-repeated="2"/>
          <table:table-cell office:value-type="float" office:value="20">
            <text:p>20</text:p>
          </table:table-cell>
          <table:table-cell office:value-type="string">
            <text:p>FREE</text:p>
          </table:table-cell>
          <table:table-cell/>
        </table:table-row>
        <table:table-row table:style-name="ro1">
          <table:table-cell table:style-name="ce39"/>
          <table:table-cell table:style-name="ce14" office:value-type="string">
            <text:p>&lt;Cause&gt;</text:p>
          </table:table-cell>
          <table:table-cell table:style-name="ce14" office:value-type="string">
            <text:p>ASK</text:p>
          </table:table-cell>
          <table:table-cell table:style-name="ce14" office:value-type="string">
            <text:p>NW:&lt;rep&gt;</text:p>
          </table:table-cell>
          <table:table-cell table:style-name="ce14" table:number-columns-repeated="2"/>
          <table:table-cell table:style-name="ce14" office:value-type="float" office:value="20">
            <text:p>20</text:p>
          </table:table-cell>
          <table:table-cell table:style-name="ce14" office:value-type="string">
            <text:p>FREE</text:p>
          </table:table-cell>
          <table:table-cell table:style-name="ce34"/>
        </table:table-row>
        <table:table-row table:style-name="ro1">
          <table:table-cell table:style-name="ce37" office:value-type="string">
            <text:p>BG_FALL_EVACUEE</text:p>
          </table:table-cell>
          <table:table-cell table:style-name="ce13"/>
          <table:table-cell table:style-name="ce13" office:value-type="string">
            <text:p>BACKGROUND</text:p>
          </table:table-cell>
          <table:table-cell table:style-name="ce13" table:number-columns-repeated="5"/>
          <table:table-cell table:style-name="ce22" office:value-type="string">
            <text:p>BG_FALL_EVACUEE</text:p>
          </table:table-cell>
        </table:table-row>
        <table:table-row table:style-name="ro1">
          <table:table-cell/>
          <table:table-cell office:value-type="string">
            <text:p>&lt;Cause&gt;</text:p>
          </table:table-cell>
          <table:table-cell office:value-type="string">
            <text:p>ASK</text:p>
          </table:table-cell>
          <table:table-cell office:value-type="string">
            <text:p>PL:Groundcraft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FREE</text:p>
          </table:table-cell>
          <table:table-cell/>
        </table:table-row>
        <table:table-row table:style-name="ro1">
          <table:table-cell/>
          <table:table-cell office:value-type="string">
            <text:p>&lt;Cause&gt;</text:p>
          </table:table-cell>
          <table:table-cell office:value-type="string">
            <text:p>ASK</text:p>
          </table:table-cell>
          <table:table-cell office:value-type="string">
            <text:p>NW:&lt;rep&gt;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FREE</text:p>
          </table:table-cell>
          <table:table-cell/>
        </table:table-row>
        <table:table-row table:style-name="ro1">
          <table:table-cell/>
          <table:table-cell office:value-type="string">
            <text:p>&lt;Cause&gt;</text:p>
          </table:table-cell>
          <table:table-cell office:value-type="string">
            <text:p>MOXIE</text:p>
          </table:table-cell>
          <table:table-cell table:number-columns-repeated="3"/>
          <table:table-cell office:value-type="float" office:value="15">
            <text:p>15</text:p>
          </table:table-cell>
          <table:table-cell office:value-type="string">
            <text:p>FREE</text:p>
          </table:table-cell>
          <table:table-cell/>
        </table:table-row>
        <table:table-row table:style-name="ro1">
          <table:table-cell table:style-name="ce11"/>
          <table:table-cell table:style-name="ce14" office:value-type="string">
            <text:p>&lt;Cause&gt;</text:p>
          </table:table-cell>
          <table:table-cell table:style-name="ce14" office:value-type="string">
            <text:p>CREDITS</text:p>
          </table:table-cell>
          <table:table-cell table:style-name="ce14" table:number-columns-repeated="3"/>
          <table:table-cell table:style-name="ce14" office:value-type="float" office:value="-2500">
            <text:p>-2500</text:p>
          </table:table-cell>
          <table:table-cell table:style-name="ce14" office:value-type="string">
            <text:p>FREE</text:p>
          </table:table-cell>
          <table:table-cell table:style-name="ce34"/>
        </table:table-row>
        <table:table-row table:style-name="ro1">
          <table:table-cell table:style-name="ce37" office:value-type="string">
            <text:p>BG_HYPERELITE</text:p>
          </table:table-cell>
          <table:table-cell table:style-name="ce13"/>
          <table:table-cell table:style-name="ce13" office:value-type="string">
            <text:p>BACKGROUND</text:p>
          </table:table-cell>
          <table:table-cell table:style-name="ce13" table:number-columns-repeated="5"/>
          <table:table-cell table:style-name="ce22" office:value-type="string">
            <text:p>BG_HYPERELITE</text:p>
          </table:table-cell>
        </table:table-row>
        <table:table-row table:style-name="ro1">
          <table:table-cell/>
          <table:table-cell office:value-type="string">
            <text:p>&lt;Cause&gt;</text:p>
          </table:table-cell>
          <table:table-cell office:value-type="string">
            <text:p>ASK</text:p>
          </table:table-cell>
          <table:table-cell office:value-type="string">
            <text:p>PROTOCOL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FREE</text:p>
          </table:table-cell>
          <table:table-cell/>
        </table:table-row>
        <table:table-row table:style-name="ro1">
          <table:table-cell/>
          <table:table-cell office:value-type="string">
            <text:p>&lt;Cause&gt;</text:p>
          </table:table-cell>
          <table:table-cell office:value-type="string">
            <text:p>CREDITS</text:p>
          </table:table-cell>
          <table:table-cell table:number-columns-repeated="3"/>
          <table:table-cell office:value-type="float" office:value="10000">
            <text:p>10000</text:p>
          </table:table-cell>
          <table:table-cell office:value-type="string">
            <text:p>FREE</text:p>
          </table:table-cell>
          <table:table-cell/>
        </table:table-row>
        <table:table-row table:style-name="ro1">
          <table:table-cell table:style-name="ce11"/>
          <table:table-cell table:style-name="ce14" office:value-type="string">
            <text:p>&lt;Cause&gt;</text:p>
          </table:table-cell>
          <table:table-cell table:style-name="ce14" office:value-type="string">
            <text:p>ASK</text:p>
          </table:table-cell>
          <table:table-cell table:style-name="ce14" office:value-type="string">
            <text:p>NW:C-rep</text:p>
          </table:table-cell>
          <table:table-cell table:style-name="ce14" table:number-columns-repeated="2"/>
          <table:table-cell table:style-name="ce14" office:value-type="float" office:value="20">
            <text:p>20</text:p>
          </table:table-cell>
          <table:table-cell table:style-name="ce14" office:value-type="string">
            <text:p>FREE</text:p>
          </table:table-cell>
          <table:table-cell table:style-name="ce34"/>
        </table:table-row>
        <table:table-row table:style-name="ro1">
          <table:table-cell table:style-name="ce37" office:value-type="string">
            <text:p>BG_INFOLIFE</text:p>
          </table:table-cell>
          <table:table-cell table:style-name="ce13"/>
          <table:table-cell table:style-name="ce13" office:value-type="string">
            <text:p>BACKGROUND</text:p>
          </table:table-cell>
          <table:table-cell table:style-name="ce13" table:number-columns-repeated="5"/>
          <table:table-cell table:style-name="ce22" office:value-type="string">
            <text:p>BG_INFOLIFE</text:p>
          </table:table-cell>
        </table:table-row>
        <table:table-row table:style-name="ro1">
          <table:table-cell table:style-name="ce38"/>
          <table:table-cell office:value-type="string">
            <text:p>&lt;Cause&gt;</text:p>
          </table:table-cell>
          <table:table-cell office:value-type="string">
            <text:p>ASK</text:p>
          </table:table-cell>
          <table:table-cell office:value-type="string">
            <text:p>INTERFACING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FREE</text:p>
          </table:table-cell>
          <table:table-cell/>
        </table:table-row>
        <table:table-row table:style-name="ro1">
          <table:table-cell/>
          <table:table-cell office:value-type="string">
            <text:p>&lt;Cause&gt;</text:p>
          </table:table-cell>
          <table:table-cell office:value-type="string">
            <text:p>ASK</text:p>
          </table:table-cell>
          <table:table-cell office:value-type="string">
            <text:p>INTERFACING</text:p>
          </table:table-cell>
          <table:table-cell table:number-columns-repeated="2"/>
          <table:table-cell office:value-type="string">
            <text:p>&lt;Doubler pts création&gt;</text:p>
          </table:table-cell>
          <table:table-cell office:value-type="string">
            <text:p>FREE</text:p>
          </table:table-cell>
          <table:table-cell/>
        </table:table-row>
        <table:table-row table:style-name="ro1">
          <table:table-cell/>
          <table:table-cell office:value-type="string">
            <text:p>&lt;Cause&gt;</text:p>
          </table:table-cell>
          <table:table-cell office:value-type="string">
            <text:p>ASK</text:p>
          </table:table-cell>
          <table:table-cell office:value-type="string">
            <text:p>INFOSEC</text:p>
          </table:table-cell>
          <table:table-cell table:number-columns-repeated="2"/>
          <table:table-cell office:value-type="string">
            <text:p>&lt;Doubler pts création&gt;</text:p>
          </table:table-cell>
          <table:table-cell office:value-type="string">
            <text:p>FREE</text:p>
          </table:table-cell>
          <table:table-cell/>
        </table:table-row>
        <table:table-row table:style-name="ro1">
          <table:table-cell/>
          <table:table-cell office:value-type="string">
            <text:p>&lt;Cause&gt;</text:p>
          </table:table-cell>
          <table:table-cell office:value-type="string">
            <text:p>ASK</text:p>
          </table:table-cell>
          <table:table-cell office:value-type="string">
            <text:p>PROGRAMMING</text:p>
          </table:table-cell>
          <table:table-cell table:number-columns-repeated="2"/>
          <table:table-cell office:value-type="string">
            <text:p>&lt;Doubler pts création&gt;</text:p>
          </table:table-cell>
          <table:table-cell office:value-type="string">
            <text:p>FREE</text:p>
          </table:table-cell>
          <table:table-cell/>
        </table:table-row>
        <table:table-row table:style-name="ro1">
          <table:table-cell/>
          <table:table-cell office:value-type="string">
            <text:p>&lt;Cause&gt;</text:p>
          </table:table-cell>
          <table:table-cell office:value-type="string">
            <text:p>ASK</text:p>
          </table:table-cell>
          <table:table-cell office:value-type="string">
            <text:p>RESEARCH</text:p>
          </table:table-cell>
          <table:table-cell table:number-columns-repeated="2"/>
          <table:table-cell office:value-type="string">
            <text:p>&lt;Doubler pts création&gt;</text:p>
          </table:table-cell>
          <table:table-cell office:value-type="string">
            <text:p>FREE</text:p>
          </table:table-cell>
          <table:table-cell/>
        </table:table-row>
        <table:table-row table:style-name="ro1">
          <table:table-cell/>
          <table:table-cell office:value-type="string">
            <text:p>&lt;Cause&gt;</text:p>
          </table:table-cell>
          <table:table-cell office:value-type="string">
            <text:p>TRAIT</text:p>
          </table:table-cell>
          <table:table-cell office:value-type="string">
            <text:p>REAL_WORLD_NAIVETE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FREE</text:p>
          </table:table-cell>
          <table:table-cell/>
        </table:table-row>
        <table:table-row table:style-name="ro1">
          <table:table-cell/>
          <table:table-cell office:value-type="string">
            <text:p>&lt;Cause&gt;</text:p>
          </table:table-cell>
          <table:table-cell office:value-type="string">
            <text:p>TRAIT</text:p>
          </table:table-cell>
          <table:table-cell office:value-type="string">
            <text:p>SOCIAL_STIGMA</text:p>
          </table:table-cell>
          <table:table-cell/>
          <table:table-cell office:value-type="string">
            <text:p>AGI</text:p>
          </table:table-cell>
          <table:table-cell office:value-type="float" office:value="0">
            <text:p>0</text:p>
          </table:table-cell>
          <table:table-cell office:value-type="string">
            <text:p>FREE</text:p>
          </table:table-cell>
          <table:table-cell/>
        </table:table-row>
        <table:table-row table:style-name="ro1">
          <table:table-cell table:style-name="ce11"/>
          <table:table-cell table:style-name="ce14" office:value-type="string">
            <text:p>&lt;Cause&gt;</text:p>
          </table:table-cell>
          <table:table-cell table:style-name="ce14" office:value-type="string">
            <text:p>ASK</text:p>
          </table:table-cell>
          <table:table-cell table:style-name="ce14" office:value-type="string">
            <text:p>&lt;skills sociaux&gt;</text:p>
          </table:table-cell>
          <table:table-cell table:style-name="ce14" table:number-columns-repeated="2"/>
          <table:table-cell table:style-name="ce14" office:value-type="string">
            <text:p>&lt;div / 2 pts création&gt;</text:p>
          </table:table-cell>
          <table:table-cell table:style-name="ce14" office:value-type="string">
            <text:p>FREE</text:p>
          </table:table-cell>
          <table:table-cell table:style-name="ce34"/>
        </table:table-row>
        <table:table-row table:style-name="ro1">
          <table:table-cell table:style-name="ce37" office:value-type="string">
            <text:p>BG_ISOLATE</text:p>
          </table:table-cell>
          <table:table-cell table:style-name="ce13"/>
          <table:table-cell table:style-name="ce13" office:value-type="string">
            <text:p>BACKGROUND</text:p>
          </table:table-cell>
          <table:table-cell table:style-name="ce13" table:number-columns-repeated="5"/>
          <table:table-cell table:style-name="ce22" office:value-type="string">
            <text:p>BG_ISOLATE</text:p>
          </table:table-cell>
        </table:table-row>
        <table:table-row table:style-name="ro1">
          <table:table-cell/>
          <table:table-cell office:value-type="string">
            <text:p>&lt;Cause&gt;</text:p>
          </table:table-cell>
          <table:table-cell office:value-type="string">
            <text:p>ASK</text:p>
          </table:table-cell>
          <table:table-cell office:value-type="string">
            <text:p>&lt;skill&gt;</text:p>
          </table:table-cell>
          <table:table-cell table:number-columns-repeated="2"/>
          <table:table-cell office:value-type="float" office:value="20">
            <text:p>20</text:p>
          </table:table-cell>
          <table:table-cell office:value-type="string">
            <text:p>FREE</text:p>
          </table:table-cell>
          <table:table-cell/>
        </table:table-row>
        <table:table-row table:style-name="ro1">
          <table:table-cell/>
          <table:table-cell office:value-type="string">
            <text:p>&lt;Cause&gt;</text:p>
          </table:table-cell>
          <table:table-cell office:value-type="string">
            <text:p>ASK</text:p>
          </table:table-cell>
          <table:table-cell office:value-type="string">
            <text:p>&lt;skill&gt;</text:p>
          </table:table-cell>
          <table:table-cell table:number-columns-repeated="2"/>
          <table:table-cell office:value-type="float" office:value="20">
            <text:p>20</text:p>
          </table:table-cell>
          <table:table-cell office:value-type="string">
            <text:p>FREE</text:p>
          </table:table-cell>
          <table:table-cell/>
        </table:table-row>
        <table:table-row table:style-name="ro1">
          <table:table-cell table:style-name="ce11"/>
          <table:table-cell table:style-name="ce14" office:value-type="string">
            <text:p>&lt;Cause&gt;</text:p>
          </table:table-cell>
          <table:table-cell table:style-name="ce14" office:value-type="string">
            <text:p>ID</text:p>
          </table:table-cell>
          <table:table-cell table:style-name="ce14" office:value-type="string">
            <text:p>&lt;une ID&gt;</text:p>
          </table:table-cell>
          <table:table-cell table:style-name="ce14" office:value-type="string">
            <text:p>REPUTATION </text:p>
          </table:table-cell>
          <table:table-cell table:style-name="ce14" office:value-type="string">
            <text:p>&lt;rep&gt;</text:p>
          </table:table-cell>
          <table:table-cell table:style-name="ce14" office:value-type="float" office:value="-10">
            <text:p>-10</text:p>
          </table:table-cell>
          <table:table-cell table:style-name="ce14" office:value-type="string">
            <text:p>FREE</text:p>
          </table:table-cell>
          <table:table-cell table:style-name="ce34"/>
        </table:table-row>
        <table:table-row table:style-name="ro1">
          <table:table-cell table:style-name="ce37" office:value-type="string">
            <text:p>BG_LOST</text:p>
          </table:table-cell>
          <table:table-cell table:style-name="ce13"/>
          <table:table-cell table:style-name="ce13" office:value-type="string">
            <text:p>BACKGROUND</text:p>
          </table:table-cell>
          <table:table-cell table:style-name="ce13" table:number-columns-repeated="5"/>
          <table:table-cell table:style-name="ce22" office:value-type="string">
            <text:p>BG_LOST</text:p>
          </table:table-cell>
        </table:table-row>
        <table:table-row table:style-name="ro1">
          <table:table-cell/>
          <table:table-cell office:value-type="string">
            <text:p>&lt;Cause&gt;</text:p>
          </table:table-cell>
          <table:table-cell office:value-type="string">
            <text:p>KSK</text:p>
          </table:table-cell>
          <table:table-cell office:value-type="string">
            <text:p>&lt;knowledge skill&gt;</text:p>
          </table:table-cell>
          <table:table-cell table:number-columns-repeated="2"/>
          <table:table-cell office:value-type="float" office:value="20">
            <text:p>20</text:p>
          </table:table-cell>
          <table:table-cell office:value-type="string">
            <text:p>FREE</text:p>
          </table:table-cell>
          <table:table-cell/>
        </table:table-row>
        <table:table-row table:style-name="ro1">
          <table:table-cell/>
          <table:table-cell office:value-type="string">
            <text:p>&lt;Cause&gt;</text:p>
          </table:table-cell>
          <table:table-cell office:value-type="string">
            <text:p>KSK</text:p>
          </table:table-cell>
          <table:table-cell office:value-type="string">
            <text:p>&lt;knowledge skill&gt;</text:p>
          </table:table-cell>
          <table:table-cell table:number-columns-repeated="2"/>
          <table:table-cell office:value-type="float" office:value="20">
            <text:p>20</text:p>
          </table:table-cell>
          <table:table-cell office:value-type="string">
            <text:p>FREE</text:p>
          </table:table-cell>
          <table:table-cell/>
        </table:table-row>
        <table:table-row table:style-name="ro1">
          <table:table-cell/>
          <table:table-cell office:value-type="string">
            <text:p>&lt;Cause&gt;</text:p>
          </table:table-cell>
          <table:table-cell office:value-type="string">
            <text:p>TRAIT</text:p>
          </table:table-cell>
          <table:table-cell office:value-type="string">
            <text:p>PSI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 office:value-type="string">
            <text:p>FREE</text:p>
          </table:table-cell>
          <table:table-cell/>
        </table:table-row>
        <table:table-row table:style-name="ro1">
          <table:table-cell/>
          <table:table-cell office:value-type="string">
            <text:p>&lt;Cause&gt;</text:p>
          </table:table-cell>
          <table:table-cell office:value-type="string">
            <text:p>TRAIT</text:p>
          </table:table-cell>
          <table:table-cell office:value-type="string">
            <text:p>MENTAL_DISORDER</text:p>
          </table:table-cell>
          <table:table-cell/>
          <table:table-cell office:value-type="string">
            <text:p>&lt;description&gt;</text:p>
          </table:table-cell>
          <table:table-cell office:value-type="float" office:value="0">
            <text:p>0</text:p>
          </table:table-cell>
          <table:table-cell office:value-type="string">
            <text:p>FREE</text:p>
          </table:table-cell>
          <table:table-cell/>
        </table:table-row>
        <table:table-row table:style-name="ro1">
          <table:table-cell/>
          <table:table-cell office:value-type="string">
            <text:p>&lt;Cause&gt;</text:p>
          </table:table-cell>
          <table:table-cell office:value-type="string">
            <text:p>TRAIT</text:p>
          </table:table-cell>
          <table:table-cell office:value-type="string">
            <text:p>MENTAL_DISORDER</text:p>
          </table:table-cell>
          <table:table-cell/>
          <table:table-cell office:value-type="string">
            <text:p>&lt;description&gt;</text:p>
          </table:table-cell>
          <table:table-cell office:value-type="float" office:value="0">
            <text:p>0</text:p>
          </table:table-cell>
          <table:table-cell office:value-type="string">
            <text:p>FREE</text:p>
          </table:table-cell>
          <table:table-cell/>
        </table:table-row>
        <table:table-row table:style-name="ro1">
          <table:table-cell table:style-name="ce11"/>
          <table:table-cell table:style-name="ce14" office:value-type="string">
            <text:p>&lt;Cause&gt;</text:p>
          </table:table-cell>
          <table:table-cell table:style-name="ce14" office:value-type="string">
            <text:p>TRAIT</text:p>
          </table:table-cell>
          <table:table-cell table:style-name="ce14" office:value-type="string">
            <text:p>SOCIAL_STIGMA</text:p>
          </table:table-cell>
          <table:table-cell table:style-name="ce14"/>
          <table:table-cell table:style-name="ce14" office:value-type="string">
            <text:p>Gén. Perdue</text:p>
          </table:table-cell>
          <table:table-cell table:style-name="ce14" office:value-type="float" office:value="0">
            <text:p>0</text:p>
          </table:table-cell>
          <table:table-cell table:style-name="ce14" office:value-type="string">
            <text:p>FREE</text:p>
          </table:table-cell>
          <table:table-cell table:style-name="ce34"/>
        </table:table-row>
        <table:table-row table:style-name="ro1">
          <table:table-cell table:style-name="ce37" office:value-type="string">
            <text:p>BG_LUNAR_COLONIST</text:p>
          </table:table-cell>
          <table:table-cell table:style-name="ce13"/>
          <table:table-cell table:style-name="ce13" office:value-type="string">
            <text:p>BACKGROUND</text:p>
          </table:table-cell>
          <table:table-cell table:style-name="ce13" table:number-columns-repeated="5"/>
          <table:table-cell table:style-name="ce22" office:value-type="string">
            <text:p>BG_LUNAR_COLONIST</text:p>
          </table:table-cell>
        </table:table-row>
        <table:table-row table:style-name="ro1">
          <table:table-cell/>
          <table:table-cell office:value-type="string">
            <text:p>&lt;Cause&gt;</text:p>
          </table:table-cell>
          <table:table-cell office:value-type="string">
            <text:p>&lt;ASK ou KSK&gt;</text:p>
          </table:table-cell>
          <table:table-cell office:value-type="string">
            <text:p>&lt;skill tech, acad,prof&gt;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FREE</text:p>
          </table:table-cell>
          <table:table-cell/>
        </table:table-row>
        <table:table-row table:style-name="ro1">
          <table:table-cell/>
          <table:table-cell office:value-type="string">
            <text:p>&lt;Cause&gt;</text:p>
          </table:table-cell>
          <table:table-cell office:value-type="string">
            <text:p>ASK</text:p>
          </table:table-cell>
          <table:table-cell office:value-type="string">
            <text:p>PL:Groundcraft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FREE</text:p>
          </table:table-cell>
          <table:table-cell/>
        </table:table-row>
        <table:table-row table:style-name="ro1">
          <table:table-cell table:style-name="ce11"/>
          <table:table-cell table:style-name="ce14" office:value-type="string">
            <text:p>&lt;Cause&gt;</text:p>
          </table:table-cell>
          <table:table-cell table:style-name="ce14" office:value-type="string">
            <text:p>ASK</text:p>
          </table:table-cell>
          <table:table-cell table:style-name="ce14" office:value-type="string">
            <text:p>NW:C-rep</text:p>
          </table:table-cell>
          <table:table-cell table:style-name="ce14" table:number-columns-repeated="2"/>
          <table:table-cell table:style-name="ce14" office:value-type="float" office:value="20">
            <text:p>20</text:p>
          </table:table-cell>
          <table:table-cell table:style-name="ce14" office:value-type="string">
            <text:p>FREE</text:p>
          </table:table-cell>
          <table:table-cell table:style-name="ce34"/>
        </table:table-row>
        <table:table-row table:style-name="ro1">
          <table:table-cell table:style-name="ce37" office:value-type="string">
            <text:p>BG_MARTIAN</text:p>
          </table:table-cell>
          <table:table-cell table:style-name="ce13"/>
          <table:table-cell table:style-name="ce13" office:value-type="string">
            <text:p>BACKGROUND</text:p>
          </table:table-cell>
          <table:table-cell table:style-name="ce13" table:number-columns-repeated="5"/>
          <table:table-cell table:style-name="ce22" office:value-type="string">
            <text:p>BG_MARTIAN</text:p>
          </table:table-cell>
        </table:table-row>
        <table:table-row table:style-name="ro1">
          <table:table-cell/>
          <table:table-cell office:value-type="string">
            <text:p>&lt;Cause&gt;</text:p>
          </table:table-cell>
          <table:table-cell office:value-type="string">
            <text:p>&lt;ASK ou KSK&gt;</text:p>
          </table:table-cell>
          <table:table-cell office:value-type="string">
            <text:p>&lt;skill tech, acad,prof&gt;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FREE</text:p>
          </table:table-cell>
          <table:table-cell/>
        </table:table-row>
        <table:table-row table:style-name="ro1">
          <table:table-cell/>
          <table:table-cell office:value-type="string">
            <text:p>&lt;Cause&gt;</text:p>
          </table:table-cell>
          <table:table-cell office:value-type="string">
            <text:p>ASK</text:p>
          </table:table-cell>
          <table:table-cell office:value-type="string">
            <text:p>PL:Groundcraft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FREE</text:p>
          </table:table-cell>
          <table:table-cell/>
        </table:table-row>
        <table:table-row table:style-name="ro1">
          <table:table-cell table:style-name="ce11"/>
          <table:table-cell table:style-name="ce14" office:value-type="string">
            <text:p>&lt;Cause&gt;</text:p>
          </table:table-cell>
          <table:table-cell table:style-name="ce14" office:value-type="string">
            <text:p>ASK</text:p>
          </table:table-cell>
          <table:table-cell table:style-name="ce14" office:value-type="string">
            <text:p>NW:C-rep</text:p>
          </table:table-cell>
          <table:table-cell table:style-name="ce14" table:number-columns-repeated="2"/>
          <table:table-cell table:style-name="ce14" office:value-type="float" office:value="20">
            <text:p>20</text:p>
          </table:table-cell>
          <table:table-cell table:style-name="ce14" office:value-type="string">
            <text:p>FREE</text:p>
          </table:table-cell>
          <table:table-cell table:style-name="ce34"/>
        </table:table-row>
        <table:table-row table:style-name="ro1">
          <table:table-cell table:style-name="ce37" office:value-type="string">
            <text:p>BG_ORIGINAL_SPACE_COLONIST</text:p>
          </table:table-cell>
          <table:table-cell table:style-name="ce13"/>
          <table:table-cell table:style-name="ce13" office:value-type="string">
            <text:p>BACKGROUND</text:p>
          </table:table-cell>
          <table:table-cell table:style-name="ce13" table:number-columns-repeated="5"/>
          <table:table-cell table:style-name="ce22" office:value-type="string">
            <text:p>BG_ORIGINAL_SPACE_COLONIST</text:p>
          </table:table-cell>
        </table:table-row>
        <table:table-row table:style-name="ro1">
          <table:table-cell/>
          <table:table-cell office:value-type="string">
            <text:p>&lt;Cause&gt;</text:p>
          </table:table-cell>
          <table:table-cell office:value-type="string">
            <text:p>&lt;ASK ou KSK&gt;</text:p>
          </table:table-cell>
          <table:table-cell office:value-type="string">
            <text:p>&lt;skill tech, acad,prof&gt;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FREE</text:p>
          </table:table-cell>
          <table:table-cell/>
        </table:table-row>
        <table:table-row table:style-name="ro1">
          <table:table-cell/>
          <table:table-cell office:value-type="string">
            <text:p>&lt;Cause&gt;</text:p>
          </table:table-cell>
          <table:table-cell office:value-type="string">
            <text:p>ASK</text:p>
          </table:table-cell>
          <table:table-cell office:value-type="string">
            <text:p>&lt;PL:Spacecraft ou Freefall&gt;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FREE</text:p>
          </table:table-cell>
          <table:table-cell/>
        </table:table-row>
        <table:table-row table:style-name="ro1">
          <table:table-cell table:style-name="ce11"/>
          <table:table-cell table:style-name="ce14" office:value-type="string">
            <text:p>&lt;Cause&gt;</text:p>
          </table:table-cell>
          <table:table-cell table:style-name="ce14" office:value-type="string">
            <text:p>ASK</text:p>
          </table:table-cell>
          <table:table-cell table:style-name="ce14" office:value-type="string">
            <text:p>NW:&lt;rep&gt;</text:p>
          </table:table-cell>
          <table:table-cell table:style-name="ce14" table:number-columns-repeated="2"/>
          <table:table-cell table:style-name="ce14" office:value-type="float" office:value="20">
            <text:p>20</text:p>
          </table:table-cell>
          <table:table-cell table:style-name="ce14" office:value-type="string">
            <text:p>FREE</text:p>
          </table:table-cell>
          <table:table-cell table:style-name="ce34"/>
        </table:table-row>
        <table:table-row table:style-name="ro1">
          <table:table-cell table:style-name="ce37" office:value-type="string">
            <text:p>BG_REINSTANTIATED</text:p>
          </table:table-cell>
          <table:table-cell table:style-name="ce13"/>
          <table:table-cell table:style-name="ce13" office:value-type="string">
            <text:p>BACKGROUND</text:p>
          </table:table-cell>
          <table:table-cell table:style-name="ce13" table:number-columns-repeated="5"/>
          <table:table-cell table:style-name="ce22" office:value-type="string">
            <text:p>BG_REINSTANTIATED</text:p>
          </table:table-cell>
        </table:table-row>
        <table:table-row table:style-name="ro1">
          <table:table-cell/>
          <table:table-cell office:value-type="string">
            <text:p>&lt;Cause&gt;</text:p>
          </table:table-cell>
          <table:table-cell office:value-type="string">
            <text:p>ASK</text:p>
          </table:table-cell>
          <table:table-cell office:value-type="string">
            <text:p>PL:Groundcraft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FREE</text:p>
          </table:table-cell>
          <table:table-cell/>
        </table:table-row>
        <table:table-row table:style-name="ro1">
          <table:table-cell/>
          <table:table-cell office:value-type="string">
            <text:p>&lt;Cause&gt;</text:p>
          </table:table-cell>
          <table:table-cell office:value-type="string">
            <text:p>ASK</text:p>
          </table:table-cell>
          <table:table-cell office:value-type="string">
            <text:p>NW:&lt;rep&gt;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FREE</text:p>
          </table:table-cell>
          <table:table-cell/>
        </table:table-row>
        <table:table-row table:style-name="ro1">
          <table:table-cell/>
          <table:table-cell office:value-type="string">
            <text:p>&lt;Cause&gt;</text:p>
          </table:table-cell>
          <table:table-cell office:value-type="string">
            <text:p>MOXIE</text:p>
          </table:table-cell>
          <table:table-cell table:number-columns-repeated="3"/>
          <table:table-cell office:value-type="float" office:value="30">
            <text:p>30</text:p>
          </table:table-cell>
          <table:table-cell office:value-type="string">
            <text:p>FREE</text:p>
          </table:table-cell>
          <table:table-cell/>
        </table:table-row>
        <table:table-row table:style-name="ro1">
          <table:table-cell/>
          <table:table-cell office:value-type="string">
            <text:p>&lt;Cause&gt;</text:p>
          </table:table-cell>
          <table:table-cell office:value-type="string">
            <text:p>CREDITS</text:p>
          </table:table-cell>
          <table:table-cell table:number-columns-repeated="3"/>
          <table:table-cell office:value-type="float" office:value="-5000">
            <text:p>-5000</text:p>
          </table:table-cell>
          <table:table-cell office:value-type="string">
            <text:p>FREE</text:p>
          </table:table-cell>
          <table:table-cell/>
        </table:table-row>
        <table:table-row table:style-name="ro1">
          <table:table-cell table:style-name="ce11"/>
          <table:table-cell table:style-name="ce14" office:value-type="string">
            <text:p>&lt;Cause&gt;</text:p>
          </table:table-cell>
          <table:table-cell table:style-name="ce14" office:value-type="string">
            <text:p>TRAIT</text:p>
          </table:table-cell>
          <table:table-cell table:style-name="ce14" office:value-type="string">
            <text:p>EDITED_MEMORIES</text:p>
          </table:table-cell>
          <table:table-cell table:style-name="ce14" table:number-columns-repeated="2"/>
          <table:table-cell table:style-name="ce14" office:value-type="float" office:value="0">
            <text:p>0</text:p>
          </table:table-cell>
          <table:table-cell table:style-name="ce14" office:value-type="string">
            <text:p>FREE</text:p>
          </table:table-cell>
          <table:table-cell table:style-name="ce34"/>
        </table:table-row>
        <table:table-row table:style-name="ro1">
          <table:table-cell table:style-name="ce37" office:value-type="string">
            <text:p>BG_SCUMBORN</text:p>
          </table:table-cell>
          <table:table-cell table:style-name="ce13"/>
          <table:table-cell table:style-name="ce13" office:value-type="string">
            <text:p>BACKGROUND</text:p>
          </table:table-cell>
          <table:table-cell table:style-name="ce13" table:number-columns-repeated="5"/>
          <table:table-cell table:style-name="ce22" office:value-type="string">
            <text:p>BG_SCUMBORN</text:p>
          </table:table-cell>
        </table:table-row>
        <table:table-row table:style-name="ro1">
          <table:table-cell/>
          <table:table-cell office:value-type="string">
            <text:p>&lt;Cause&gt;</text:p>
          </table:table-cell>
          <table:table-cell office:value-type="string">
            <text:p>ASK</text:p>
          </table:table-cell>
          <table:table-cell office:value-type="string">
            <text:p>&lt;Persuasion ou Deception&gt;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FREE</text:p>
          </table:table-cell>
          <table:table-cell/>
        </table:table-row>
        <table:table-row table:style-name="ro1">
          <table:table-cell/>
          <table:table-cell office:value-type="string">
            <text:p>&lt;Cause&gt;</text:p>
          </table:table-cell>
          <table:table-cell office:value-type="string">
            <text:p>ASK</text:p>
          </table:table-cell>
          <table:table-cell office:value-type="string">
            <text:p>SCROUNGING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FREE</text:p>
          </table:table-cell>
          <table:table-cell/>
        </table:table-row>
        <table:table-row table:style-name="ro1">
          <table:table-cell table:style-name="ce11"/>
          <table:table-cell table:style-name="ce14" office:value-type="string">
            <text:p>&lt;Cause&gt;</text:p>
          </table:table-cell>
          <table:table-cell table:style-name="ce14" office:value-type="string">
            <text:p>ASK</text:p>
          </table:table-cell>
          <table:table-cell table:style-name="ce14" office:value-type="string">
            <text:p>NW:A-rep</text:p>
          </table:table-cell>
          <table:table-cell table:style-name="ce14" table:number-columns-repeated="2"/>
          <table:table-cell table:style-name="ce14" office:value-type="float" office:value="20">
            <text:p>20</text:p>
          </table:table-cell>
          <table:table-cell table:style-name="ce14" office:value-type="string">
            <text:p>FREE</text:p>
          </table:table-cell>
          <table:table-cell table:style-name="ce34"/>
        </table:table-row>
        <table:table-row table:style-name="ro1">
          <table:table-cell table:style-name="ce40" office:value-type="string">
            <text:p>BG_UPLIFT</text:p>
          </table:table-cell>
          <table:table-cell table:style-name="ce13"/>
          <table:table-cell table:style-name="ce13" office:value-type="string">
            <text:p>BACKGROUND</text:p>
          </table:table-cell>
          <table:table-cell table:style-name="ce13" table:number-columns-repeated="5"/>
          <table:table-cell table:style-name="ce22" office:value-type="string">
            <text:p>BG_UPLIFT</text:p>
          </table:table-cell>
        </table:table-row>
        <table:table-row table:style-name="ro1">
          <table:table-cell/>
          <table:table-cell office:value-type="string">
            <text:p>&lt;Cause&gt;</text:p>
          </table:table-cell>
          <table:table-cell office:value-type="string">
            <text:p>ASK</text:p>
          </table:table-cell>
          <table:table-cell office:value-type="string">
            <text:p>FRAY</text:p>
          </table:table-cell>
          <table:table-cell table:number-columns-repeated="2"/>
          <table:table-cell table:style-name="ce2" office:value-type="float" office:value="10">
            <text:p>10</text:p>
          </table:table-cell>
          <table:table-cell table:style-name="ce2" office:value-type="string">
            <text:p>FREE</text:p>
          </table:table-cell>
          <table:table-cell/>
        </table:table-row>
        <table:table-row table:style-name="ro1">
          <table:table-cell/>
          <table:table-cell office:value-type="string">
            <text:p>&lt;Cause&gt;</text:p>
          </table:table-cell>
          <table:table-cell office:value-type="string">
            <text:p>ASK</text:p>
          </table:table-cell>
          <table:table-cell office:value-type="string">
            <text:p>PERCEPTION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FREE</text:p>
          </table:table-cell>
          <table:table-cell/>
        </table:table-row>
        <table:table-row table:style-name="ro1">
          <table:table-cell/>
          <table:table-cell office:value-type="string">
            <text:p>&lt;Cause&gt;</text:p>
          </table:table-cell>
          <table:table-cell office:value-type="string">
            <text:p>KSK</text:p>
          </table:table-cell>
          <table:table-cell office:value-type="string">
            <text:p>&lt;Knowledge skill&gt;</text:p>
          </table:table-cell>
          <table:table-cell table:number-columns-repeated="2"/>
          <table:table-cell office:value-type="float" office:value="20">
            <text:p>20</text:p>
          </table:table-cell>
          <table:table-cell office:value-type="string">
            <text:p>FREE</text:p>
          </table:table-cell>
          <table:table-cell/>
        </table:table-row>
        <table:table-row table:style-name="ro1">
          <table:table-cell table:style-name="ce11"/>
          <table:table-cell table:style-name="ce14" office:value-type="string">
            <text:p>&lt;Cause&gt;</text:p>
          </table:table-cell>
          <table:table-cell table:style-name="ce14" office:value-type="string">
            <text:p>KSK</text:p>
          </table:table-cell>
          <table:table-cell table:style-name="ce14" office:value-type="string">
            <text:p>&lt;Knowledge skill&gt;</text:p>
          </table:table-cell>
          <table:table-cell table:style-name="ce14" table:number-columns-repeated="2"/>
          <table:table-cell table:style-name="ce14" office:value-type="float" office:value="20">
            <text:p>20</text:p>
          </table:table-cell>
          <table:table-cell table:style-name="ce14" office:value-type="string">
            <text:p>FREE</text:p>
          </table:table-cell>
          <table:table-cell table:style-name="ce34"/>
        </table:table-row>
      </table:table>
      <table:table table:name="Segments(Faction)" table:style-name="ta1">
        <table:table-column table:style-name="co39" table:default-cell-style-name="ce10"/>
        <table:table-column table:style-name="co40" table:default-cell-style-name="Default"/>
        <table:table-column table:style-name="co33" table:default-cell-style-name="Default"/>
        <table:table-column table:style-name="co41" table:default-cell-style-name="Default"/>
        <table:table-column table:style-name="co42" table:number-columns-repeated="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ce19"/>
        <table:table-row table:style-name="ro1">
          <table:table-cell table:style-name="ce8" office:value-type="string">
            <text:p>Faction</text:p>
          </table:table-cell>
          <table:table-cell table:style-name="ce12" office:value-type="string">
            <text:p>Cause</text:p>
          </table:table-cell>
          <table:table-cell table:style-name="ce15" office:value-type="string">
            <text:p>Clé générale</text:p>
          </table:table-cell>
          <table:table-cell table:style-name="ce15" office:value-type="string">
            <text:p>Sous-clé 1</text:p>
          </table:table-cell>
          <table:table-cell table:style-name="ce15" office:value-type="string">
            <text:p>Sous-clé 2</text:p>
          </table:table-cell>
          <table:table-cell table:style-name="ce15" office:value-type="string">
            <text:p>Sous-clé 3</text:p>
          </table:table-cell>
          <table:table-cell table:style-name="ce12" office:value-type="string">
            <text:p>Amount</text:p>
          </table:table-cell>
          <table:table-cell table:style-name="ce15" office:value-type="string">
            <text:p>AmountType</text:p>
          </table:table-cell>
          <table:table-cell table:style-name="ce16" office:value-type="string">
            <text:p>Valeur chaîne</text:p>
          </table:table-cell>
        </table:table-row>
        <table:table-row table:style-name="ro1">
          <table:table-cell table:style-name="ce37" office:value-type="string">
            <text:p>FC_ANARCHIST</text:p>
          </table:table-cell>
          <table:table-cell table:style-name="ce13"/>
          <table:table-cell table:style-name="ce13" office:value-type="string">
            <text:p>FACTION</text:p>
          </table:table-cell>
          <table:table-cell table:style-name="ce13" table:number-columns-repeated="5"/>
          <table:table-cell table:style-name="ce37" office:value-type="string">
            <text:p>FC_ANARCHIST</text:p>
          </table:table-cell>
        </table:table-row>
        <table:table-row table:style-name="ro1">
          <table:table-cell/>
          <table:table-cell office:value-type="string">
            <text:p>&lt;Cause&gt;</text:p>
          </table:table-cell>
          <table:table-cell office:value-type="string">
            <text:p>ASK</text:p>
          </table:table-cell>
          <table:table-cell office:value-type="string">
            <text:p>&lt;skill&gt;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FREE</text:p>
          </table:table-cell>
          <table:table-cell/>
        </table:table-row>
        <table:table-row table:style-name="ro1">
          <table:table-cell table:style-name="ce11"/>
          <table:table-cell table:style-name="ce14" office:value-type="string">
            <text:p>&lt;Cause&gt;</text:p>
          </table:table-cell>
          <table:table-cell table:style-name="ce14" office:value-type="string">
            <text:p>ASK</text:p>
          </table:table-cell>
          <table:table-cell table:style-name="ce14" office:value-type="string">
            <text:p>NW:A-rep</text:p>
          </table:table-cell>
          <table:table-cell table:style-name="ce14" table:number-columns-repeated="2"/>
          <table:table-cell table:style-name="ce14" office:value-type="float" office:value="30">
            <text:p>30</text:p>
          </table:table-cell>
          <table:table-cell table:style-name="ce14" office:value-type="string">
            <text:p>FREE</text:p>
          </table:table-cell>
          <table:table-cell table:style-name="ce34"/>
        </table:table-row>
        <table:table-row table:style-name="ro1">
          <table:table-cell table:style-name="ce37" office:value-type="string">
            <text:p>FC_ARGONAUT</text:p>
          </table:table-cell>
          <table:table-cell table:style-name="ce13"/>
          <table:table-cell table:style-name="ce13" office:value-type="string">
            <text:p>FACTION</text:p>
          </table:table-cell>
          <table:table-cell table:style-name="ce13" table:number-columns-repeated="5"/>
          <table:table-cell table:style-name="ce37" office:value-type="string">
            <text:p>FC_ARGONAUT</text:p>
          </table:table-cell>
        </table:table-row>
        <table:table-row table:style-name="ro1">
          <table:table-cell/>
          <table:table-cell office:value-type="string">
            <text:p>&lt;Cause&gt;</text:p>
          </table:table-cell>
          <table:table-cell office:value-type="string">
            <text:p>&lt;ASK ou KSK&gt;</text:p>
          </table:table-cell>
          <table:table-cell office:value-type="string">
            <text:p>&lt;skill tech, acad,prof&gt;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FREE</text:p>
          </table:table-cell>
          <table:table-cell/>
        </table:table-row>
        <table:table-row table:style-name="ro1">
          <table:table-cell/>
          <table:table-cell office:value-type="string">
            <text:p>&lt;Cause&gt;</text:p>
          </table:table-cell>
          <table:table-cell office:value-type="string">
            <text:p>&lt;ASK ou KSK&gt;</text:p>
          </table:table-cell>
          <table:table-cell office:value-type="string">
            <text:p>&lt;skill tech, acad,prof&gt;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FREE</text:p>
          </table:table-cell>
          <table:table-cell/>
        </table:table-row>
        <table:table-row table:style-name="ro1">
          <table:table-cell table:style-name="ce11"/>
          <table:table-cell table:style-name="ce14" office:value-type="string">
            <text:p>&lt;Cause&gt;</text:p>
          </table:table-cell>
          <table:table-cell table:style-name="ce14" office:value-type="string">
            <text:p>ASK</text:p>
          </table:table-cell>
          <table:table-cell table:style-name="ce14" office:value-type="string">
            <text:p>NW:R-rep</text:p>
          </table:table-cell>
          <table:table-cell table:style-name="ce14" table:number-columns-repeated="2"/>
          <table:table-cell table:style-name="ce14" office:value-type="float" office:value="20">
            <text:p>20</text:p>
          </table:table-cell>
          <table:table-cell table:style-name="ce14" office:value-type="string">
            <text:p>FREE</text:p>
          </table:table-cell>
          <table:table-cell table:style-name="ce34"/>
        </table:table-row>
        <table:table-row table:style-name="ro1">
          <table:table-cell table:style-name="ce37" office:value-type="string">
            <text:p>FC_BARSOOMIAN</text:p>
          </table:table-cell>
          <table:table-cell table:style-name="ce13"/>
          <table:table-cell table:style-name="ce13" office:value-type="string">
            <text:p>FACTION</text:p>
          </table:table-cell>
          <table:table-cell table:style-name="ce13" table:number-columns-repeated="5"/>
          <table:table-cell table:style-name="ce37" office:value-type="string">
            <text:p>FC_BARSOOMIAN</text:p>
          </table:table-cell>
        </table:table-row>
        <table:table-row table:style-name="ro1">
          <table:table-cell/>
          <table:table-cell office:value-type="string">
            <text:p>&lt;Cause&gt;</text:p>
          </table:table-cell>
          <table:table-cell office:value-type="string">
            <text:p>ASK</text:p>
          </table:table-cell>
          <table:table-cell office:value-type="string">
            <text:p>FREERUNNING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FREE</text:p>
          </table:table-cell>
          <table:table-cell/>
        </table:table-row>
        <table:table-row table:style-name="ro1">
          <table:table-cell/>
          <table:table-cell office:value-type="string">
            <text:p>&lt;Cause&gt;</text:p>
          </table:table-cell>
          <table:table-cell office:value-type="string">
            <text:p>ASK</text:p>
          </table:table-cell>
          <table:table-cell office:value-type="string">
            <text:p>&lt;skill&gt;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FREE</text:p>
          </table:table-cell>
          <table:table-cell/>
        </table:table-row>
        <table:table-row table:style-name="ro1">
          <table:table-cell table:style-name="ce11"/>
          <table:table-cell table:style-name="ce14" office:value-type="string">
            <text:p>&lt;Cause&gt;</text:p>
          </table:table-cell>
          <table:table-cell table:style-name="ce14" office:value-type="string">
            <text:p>ASK</text:p>
          </table:table-cell>
          <table:table-cell table:style-name="ce14" office:value-type="string">
            <text:p>NW:A-rep</text:p>
          </table:table-cell>
          <table:table-cell table:style-name="ce14" table:number-columns-repeated="2"/>
          <table:table-cell table:style-name="ce14" office:value-type="float" office:value="20">
            <text:p>20</text:p>
          </table:table-cell>
          <table:table-cell table:style-name="ce14" office:value-type="string">
            <text:p>FREE</text:p>
          </table:table-cell>
          <table:table-cell table:style-name="ce34"/>
        </table:table-row>
        <table:table-row table:style-name="ro1">
          <table:table-cell table:style-name="ce37" office:value-type="string">
            <text:p>FC_BRINKER</text:p>
          </table:table-cell>
          <table:table-cell table:style-name="ce13"/>
          <table:table-cell table:style-name="ce13" office:value-type="string">
            <text:p>FACTION</text:p>
          </table:table-cell>
          <table:table-cell table:style-name="ce13" table:number-columns-repeated="5"/>
          <table:table-cell table:style-name="ce37" office:value-type="string">
            <text:p>FC_BRINKER</text:p>
          </table:table-cell>
        </table:table-row>
        <table:table-row table:style-name="ro1">
          <table:table-cell/>
          <table:table-cell office:value-type="string">
            <text:p>&lt;Cause&gt;</text:p>
          </table:table-cell>
          <table:table-cell office:value-type="string">
            <text:p>ASK</text:p>
          </table:table-cell>
          <table:table-cell office:value-type="string">
            <text:p>PL:Spacecraft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FREE</text:p>
          </table:table-cell>
          <table:table-cell/>
        </table:table-row>
        <table:table-row table:style-name="ro1">
          <table:table-cell/>
          <table:table-cell office:value-type="string">
            <text:p>&lt;Cause&gt;</text:p>
          </table:table-cell>
          <table:table-cell office:value-type="string">
            <text:p>ASK</text:p>
          </table:table-cell>
          <table:table-cell office:value-type="string">
            <text:p>&lt;skill&gt;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FREE</text:p>
          </table:table-cell>
          <table:table-cell/>
        </table:table-row>
        <table:table-row table:style-name="ro1">
          <table:table-cell table:style-name="ce11"/>
          <table:table-cell table:style-name="ce14" office:value-type="string">
            <text:p>&lt;Cause&gt;</text:p>
          </table:table-cell>
          <table:table-cell table:style-name="ce14" office:value-type="string">
            <text:p>ASK</text:p>
          </table:table-cell>
          <table:table-cell table:style-name="ce14" office:value-type="string">
            <text:p>NW:&lt;rep&gt;</text:p>
          </table:table-cell>
          <table:table-cell table:style-name="ce14" table:number-columns-repeated="2"/>
          <table:table-cell table:style-name="ce14" office:value-type="float" office:value="20">
            <text:p>20</text:p>
          </table:table-cell>
          <table:table-cell table:style-name="ce14" office:value-type="string">
            <text:p>FREE</text:p>
          </table:table-cell>
          <table:table-cell table:style-name="ce34"/>
        </table:table-row>
        <table:table-row table:style-name="ro1">
          <table:table-cell table:style-name="ce37" office:value-type="string">
            <text:p>FC_CRIMINAL</text:p>
          </table:table-cell>
          <table:table-cell table:style-name="ce13"/>
          <table:table-cell table:style-name="ce13" office:value-type="string">
            <text:p>FACTION</text:p>
          </table:table-cell>
          <table:table-cell table:style-name="ce13" table:number-columns-repeated="5"/>
          <table:table-cell table:style-name="ce37" office:value-type="string">
            <text:p>FC_CRIMINAL</text:p>
          </table:table-cell>
        </table:table-row>
        <table:table-row table:style-name="ro1">
          <table:table-cell/>
          <table:table-cell office:value-type="string">
            <text:p>&lt;Cause&gt;</text:p>
          </table:table-cell>
          <table:table-cell office:value-type="string">
            <text:p>ASK</text:p>
          </table:table-cell>
          <table:table-cell office:value-type="string">
            <text:p>INTIMIDATION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FREE</text:p>
          </table:table-cell>
          <table:table-cell/>
        </table:table-row>
        <table:table-row table:style-name="ro1">
          <table:table-cell table:style-name="ce11"/>
          <table:table-cell table:style-name="ce14" office:value-type="string">
            <text:p>&lt;Cause&gt;</text:p>
          </table:table-cell>
          <table:table-cell table:style-name="ce14" office:value-type="string">
            <text:p>ASK</text:p>
          </table:table-cell>
          <table:table-cell table:style-name="ce14" office:value-type="string">
            <text:p>NW:G-rep</text:p>
          </table:table-cell>
          <table:table-cell table:style-name="ce14" table:number-columns-repeated="2"/>
          <table:table-cell table:style-name="ce14" office:value-type="float" office:value="30">
            <text:p>30</text:p>
          </table:table-cell>
          <table:table-cell table:style-name="ce14" office:value-type="string">
            <text:p>FREE</text:p>
          </table:table-cell>
          <table:table-cell table:style-name="ce34"/>
        </table:table-row>
        <table:table-row table:style-name="ro1">
          <table:table-cell table:style-name="ce37" office:value-type="string">
            <text:p>FC_EXTROPIAN</text:p>
          </table:table-cell>
          <table:table-cell table:style-name="ce13"/>
          <table:table-cell table:style-name="ce13" office:value-type="string">
            <text:p>FACTION</text:p>
          </table:table-cell>
          <table:table-cell table:style-name="ce13" table:number-columns-repeated="5"/>
          <table:table-cell table:style-name="ce37" office:value-type="string">
            <text:p>FC_EXTROPIAN</text:p>
          </table:table-cell>
        </table:table-row>
        <table:table-row table:style-name="ro1">
          <table:table-cell/>
          <table:table-cell office:value-type="string">
            <text:p>&lt;Cause&gt;</text:p>
          </table:table-cell>
          <table:table-cell office:value-type="string">
            <text:p>ASK</text:p>
          </table:table-cell>
          <table:table-cell office:value-type="string">
            <text:p>PERSUASION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FREE</text:p>
          </table:table-cell>
          <table:table-cell/>
        </table:table-row>
        <table:table-row table:style-name="ro1">
          <table:table-cell/>
          <table:table-cell table:style-name="ce2" office:value-type="string">
            <text:p>&lt;Cause&gt;</text:p>
          </table:table-cell>
          <table:table-cell table:style-name="ce2" office:value-type="string">
            <text:p>ASK</text:p>
          </table:table-cell>
          <table:table-cell table:style-name="ce2" office:value-type="string">
            <text:p>NW:A-rep</text:p>
          </table:table-cell>
          <table:table-cell table:style-name="ce2" table:number-columns-repeated="2"/>
          <table:table-cell table:style-name="ce2" office:value-type="float" office:value="20">
            <text:p>20</text:p>
          </table:table-cell>
          <table:table-cell table:style-name="ce2" office:value-type="string">
            <text:p>FREE</text:p>
          </table:table-cell>
          <table:table-cell/>
        </table:table-row>
        <table:table-row table:style-name="ro1">
          <table:table-cell table:style-name="ce11"/>
          <table:table-cell table:style-name="ce14" office:value-type="string">
            <text:p>&lt;Cause&gt;</text:p>
          </table:table-cell>
          <table:table-cell table:style-name="ce14" office:value-type="string">
            <text:p>ASK</text:p>
          </table:table-cell>
          <table:table-cell table:style-name="ce14" office:value-type="string">
            <text:p>NW:C-rep</text:p>
          </table:table-cell>
          <table:table-cell table:style-name="ce14" table:number-columns-repeated="2"/>
          <table:table-cell table:style-name="ce14" office:value-type="float" office:value="10">
            <text:p>10</text:p>
          </table:table-cell>
          <table:table-cell table:style-name="ce14" office:value-type="string">
            <text:p>FREE</text:p>
          </table:table-cell>
          <table:table-cell table:style-name="ce34"/>
        </table:table-row>
        <table:table-row table:style-name="ro1">
          <table:table-cell table:style-name="ce37" office:value-type="string">
            <text:p>FC_HYPERCORP</text:p>
          </table:table-cell>
          <table:table-cell table:style-name="ce13"/>
          <table:table-cell table:style-name="ce13" office:value-type="string">
            <text:p>FACTION</text:p>
          </table:table-cell>
          <table:table-cell table:style-name="ce13" table:number-columns-repeated="5"/>
          <table:table-cell table:style-name="ce22" office:value-type="string">
            <text:p>FC_HYPERCORP</text:p>
          </table:table-cell>
        </table:table-row>
        <table:table-row table:style-name="ro1">
          <table:table-cell/>
          <table:table-cell office:value-type="string">
            <text:p>&lt;Cause&gt;</text:p>
          </table:table-cell>
          <table:table-cell office:value-type="string">
            <text:p>ASK</text:p>
          </table:table-cell>
          <table:table-cell office:value-type="string">
            <text:p>PROTOCOL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FREE</text:p>
          </table:table-cell>
          <table:table-cell/>
        </table:table-row>
        <table:table-row table:style-name="ro1">
          <table:table-cell/>
          <table:table-cell table:style-name="ce2" office:value-type="string">
            <text:p>&lt;Cause&gt;</text:p>
          </table:table-cell>
          <table:table-cell table:style-name="ce2" office:value-type="string">
            <text:p>ASK</text:p>
          </table:table-cell>
          <table:table-cell table:style-name="ce2" office:value-type="string">
            <text:p>NW:C-rep</text:p>
          </table:table-cell>
          <table:table-cell table:style-name="ce2" table:number-columns-repeated="2"/>
          <table:table-cell table:style-name="ce2" office:value-type="float" office:value="20">
            <text:p>20</text:p>
          </table:table-cell>
          <table:table-cell table:style-name="ce2" office:value-type="string">
            <text:p>FREE</text:p>
          </table:table-cell>
          <table:table-cell/>
        </table:table-row>
        <table:table-row table:style-name="ro1">
          <table:table-cell table:style-name="ce11"/>
          <table:table-cell table:style-name="ce14" office:value-type="string">
            <text:p>&lt;Cause&gt;</text:p>
          </table:table-cell>
          <table:table-cell table:style-name="ce14" office:value-type="string">
            <text:p>ASK</text:p>
          </table:table-cell>
          <table:table-cell table:style-name="ce14" office:value-type="string">
            <text:p>NW:&lt;rep&gt;</text:p>
          </table:table-cell>
          <table:table-cell table:style-name="ce14" table:number-columns-repeated="2"/>
          <table:table-cell table:style-name="ce14" office:value-type="float" office:value="10">
            <text:p>10</text:p>
          </table:table-cell>
          <table:table-cell table:style-name="ce14" office:value-type="string">
            <text:p>FREE</text:p>
          </table:table-cell>
          <table:table-cell table:style-name="ce34"/>
        </table:table-row>
        <table:table-row table:style-name="ro1">
          <table:table-cell table:style-name="ce37" office:value-type="string">
            <text:p>FC_JOVIAN</text:p>
          </table:table-cell>
          <table:table-cell table:style-name="ce13"/>
          <table:table-cell table:style-name="ce13" office:value-type="string">
            <text:p>FACTION</text:p>
          </table:table-cell>
          <table:table-cell table:style-name="ce13" table:number-columns-repeated="5"/>
          <table:table-cell table:style-name="ce22" office:value-type="string">
            <text:p>FC_JOVIAN</text:p>
          </table:table-cell>
        </table:table-row>
        <table:table-row table:style-name="ro1">
          <table:table-cell/>
          <table:table-cell office:value-type="string">
            <text:p>&lt;Cause&gt;</text:p>
          </table:table-cell>
          <table:table-cell office:value-type="string">
            <text:p>ASK</text:p>
          </table:table-cell>
          <table:table-cell office:value-type="string">
            <text:p>&lt;weapon skill&gt;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FREE</text:p>
          </table:table-cell>
          <table:table-cell/>
        </table:table-row>
        <table:table-row table:style-name="ro1">
          <table:table-cell/>
          <table:table-cell office:value-type="string">
            <text:p>&lt;Cause&gt;</text:p>
          </table:table-cell>
          <table:table-cell office:value-type="string">
            <text:p>ASK</text:p>
          </table:table-cell>
          <table:table-cell office:value-type="string">
            <text:p>&lt;weapon skill&gt;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FREE</text:p>
          </table:table-cell>
          <table:table-cell/>
        </table:table-row>
        <table:table-row table:style-name="ro1">
          <table:table-cell/>
          <table:table-cell office:value-type="string">
            <text:p>&lt;Cause&gt;</text:p>
          </table:table-cell>
          <table:table-cell office:value-type="string">
            <text:p>ASK</text:p>
          </table:table-cell>
          <table:table-cell office:value-type="string">
            <text:p>FRAY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FREE</text:p>
          </table:table-cell>
          <table:table-cell/>
        </table:table-row>
        <table:table-row table:style-name="ro1">
          <table:table-cell table:style-name="ce11"/>
          <table:table-cell table:style-name="ce14" office:value-type="string">
            <text:p>&lt;Cause&gt;</text:p>
          </table:table-cell>
          <table:table-cell table:style-name="ce14" office:value-type="string">
            <text:p>ASK</text:p>
          </table:table-cell>
          <table:table-cell table:style-name="ce14" office:value-type="string">
            <text:p>NW:C-rep</text:p>
          </table:table-cell>
          <table:table-cell table:style-name="ce14" table:number-columns-repeated="2"/>
          <table:table-cell table:style-name="ce14" office:value-type="float" office:value="20">
            <text:p>20</text:p>
          </table:table-cell>
          <table:table-cell table:style-name="ce14" office:value-type="string">
            <text:p>FREE</text:p>
          </table:table-cell>
          <table:table-cell table:style-name="ce34"/>
        </table:table-row>
        <table:table-row table:style-name="ro1">
          <table:table-cell table:style-name="ce37" office:value-type="string">
            <text:p>FC_LUNAR</text:p>
          </table:table-cell>
          <table:table-cell table:style-name="ce13"/>
          <table:table-cell table:style-name="ce13" office:value-type="string">
            <text:p>FACTION</text:p>
          </table:table-cell>
          <table:table-cell table:style-name="ce13" table:number-columns-repeated="5"/>
          <table:table-cell table:style-name="ce22" office:value-type="string">
            <text:p>FC_LUNAR</text:p>
          </table:table-cell>
        </table:table-row>
        <table:table-row table:style-name="ro1">
          <table:table-cell/>
          <table:table-cell office:value-type="string">
            <text:p>&lt;Cause&gt;</text:p>
          </table:table-cell>
          <table:table-cell office:value-type="string">
            <text:p>KSK</text:p>
          </table:table-cell>
          <table:table-cell office:value-type="string">
            <text:p>&lt;langue&gt;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FREE</text:p>
          </table:table-cell>
          <table:table-cell/>
        </table:table-row>
        <table:table-row table:style-name="ro1">
          <table:table-cell/>
          <table:table-cell table:style-name="ce2" office:value-type="string">
            <text:p>&lt;Cause&gt;</text:p>
          </table:table-cell>
          <table:table-cell table:style-name="ce2" office:value-type="string">
            <text:p>ASK</text:p>
          </table:table-cell>
          <table:table-cell table:style-name="ce2" office:value-type="string">
            <text:p>NW:C-rep</text:p>
          </table:table-cell>
          <table:table-cell table:style-name="ce2" table:number-columns-repeated="2"/>
          <table:table-cell table:style-name="ce2" office:value-type="float" office:value="20">
            <text:p>20</text:p>
          </table:table-cell>
          <table:table-cell table:style-name="ce2" office:value-type="string">
            <text:p>FREE</text:p>
          </table:table-cell>
          <table:table-cell/>
        </table:table-row>
        <table:table-row table:style-name="ro1">
          <table:table-cell table:style-name="ce11"/>
          <table:table-cell table:style-name="ce14" office:value-type="string">
            <text:p>&lt;Cause&gt;</text:p>
          </table:table-cell>
          <table:table-cell table:style-name="ce14" office:value-type="string">
            <text:p>ASK</text:p>
          </table:table-cell>
          <table:table-cell table:style-name="ce14" office:value-type="string">
            <text:p>NW:E-rep</text:p>
          </table:table-cell>
          <table:table-cell table:style-name="ce14" table:number-columns-repeated="2"/>
          <table:table-cell table:style-name="ce14" office:value-type="float" office:value="10">
            <text:p>10</text:p>
          </table:table-cell>
          <table:table-cell table:style-name="ce14" office:value-type="string">
            <text:p>FREE</text:p>
          </table:table-cell>
          <table:table-cell table:style-name="ce34"/>
        </table:table-row>
        <table:table-row table:style-name="ro1">
          <table:table-cell table:style-name="ce37" office:value-type="string">
            <text:p>FC_MERCURIAL</text:p>
          </table:table-cell>
          <table:table-cell table:style-name="ce13"/>
          <table:table-cell table:style-name="ce13" office:value-type="string">
            <text:p>FACTION</text:p>
          </table:table-cell>
          <table:table-cell table:style-name="ce13" table:number-columns-repeated="5"/>
          <table:table-cell table:style-name="ce22" office:value-type="string">
            <text:p>FC_MERCURIAL</text:p>
          </table:table-cell>
        </table:table-row>
        <table:table-row table:style-name="ro1">
          <table:table-cell/>
          <table:table-cell office:value-type="string">
            <text:p>&lt;Cause&gt;</text:p>
          </table:table-cell>
          <table:table-cell office:value-type="string">
            <text:p>ASK</text:p>
          </table:table-cell>
          <table:table-cell office:value-type="string">
            <text:p>&lt;skill&gt;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FREE</text:p>
          </table:table-cell>
          <table:table-cell/>
        </table:table-row>
        <table:table-row table:style-name="ro1">
          <table:table-cell/>
          <table:table-cell office:value-type="string">
            <text:p>&lt;Cause&gt;</text:p>
          </table:table-cell>
          <table:table-cell office:value-type="string">
            <text:p>ASK</text:p>
          </table:table-cell>
          <table:table-cell office:value-type="string">
            <text:p>&lt;skill&gt;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FREE</text:p>
          </table:table-cell>
          <table:table-cell/>
        </table:table-row>
        <table:table-row table:style-name="ro1">
          <table:table-cell table:style-name="ce11"/>
          <table:table-cell table:style-name="ce14" office:value-type="string">
            <text:p>&lt;Cause&gt;</text:p>
          </table:table-cell>
          <table:table-cell table:style-name="ce14" office:value-type="string">
            <text:p>ASK</text:p>
          </table:table-cell>
          <table:table-cell table:style-name="ce14" office:value-type="string">
            <text:p>NW:&lt;rep&gt;</text:p>
          </table:table-cell>
          <table:table-cell table:style-name="ce14" table:number-columns-repeated="2"/>
          <table:table-cell table:style-name="ce14" office:value-type="float" office:value="20">
            <text:p>20</text:p>
          </table:table-cell>
          <table:table-cell table:style-name="ce14" office:value-type="string">
            <text:p>FREE</text:p>
          </table:table-cell>
          <table:table-cell table:style-name="ce34"/>
        </table:table-row>
        <table:table-row table:style-name="ro1">
          <table:table-cell table:style-name="ce37" office:value-type="string">
            <text:p>FC_SCUM</text:p>
          </table:table-cell>
          <table:table-cell table:style-name="ce13"/>
          <table:table-cell table:style-name="ce13" office:value-type="string">
            <text:p>FACTION</text:p>
          </table:table-cell>
          <table:table-cell table:style-name="ce13" table:number-columns-repeated="5"/>
          <table:table-cell table:style-name="ce22" office:value-type="string">
            <text:p>FC_SCUM</text:p>
          </table:table-cell>
        </table:table-row>
        <table:table-row table:style-name="ro1">
          <table:table-cell/>
          <table:table-cell office:value-type="string">
            <text:p>&lt;Cause&gt;</text:p>
          </table:table-cell>
          <table:table-cell office:value-type="string">
            <text:p>ASK</text:p>
          </table:table-cell>
          <table:table-cell office:value-type="string">
            <text:p>FREEFALL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FREE</text:p>
          </table:table-cell>
          <table:table-cell/>
        </table:table-row>
        <table:table-row table:style-name="ro1">
          <table:table-cell/>
          <table:table-cell office:value-type="string">
            <text:p>&lt;Cause&gt;</text:p>
          </table:table-cell>
          <table:table-cell office:value-type="string">
            <text:p>ASK</text:p>
          </table:table-cell>
          <table:table-cell office:value-type="string">
            <text:p>&lt;skill&gt;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FREE</text:p>
          </table:table-cell>
          <table:table-cell/>
        </table:table-row>
        <table:table-row table:style-name="ro1">
          <table:table-cell table:style-name="ce11"/>
          <table:table-cell table:style-name="ce14" office:value-type="string">
            <text:p>&lt;Cause&gt;</text:p>
          </table:table-cell>
          <table:table-cell table:style-name="ce14" office:value-type="string">
            <text:p>ASK</text:p>
          </table:table-cell>
          <table:table-cell table:style-name="ce14" office:value-type="string">
            <text:p>NW:A-rep</text:p>
          </table:table-cell>
          <table:table-cell table:style-name="ce14" table:number-columns-repeated="2"/>
          <table:table-cell table:style-name="ce14" office:value-type="float" office:value="20">
            <text:p>20</text:p>
          </table:table-cell>
          <table:table-cell table:style-name="ce14" office:value-type="string">
            <text:p>FREE</text:p>
          </table:table-cell>
          <table:table-cell table:style-name="ce34"/>
        </table:table-row>
        <table:table-row table:style-name="ro1">
          <table:table-cell table:style-name="ce37" office:value-type="string">
            <text:p>FC_SOCIALITE</text:p>
          </table:table-cell>
          <table:table-cell table:style-name="ce13"/>
          <table:table-cell table:style-name="ce13" office:value-type="string">
            <text:p>FACTION</text:p>
          </table:table-cell>
          <table:table-cell table:style-name="ce13" table:number-columns-repeated="5"/>
          <table:table-cell table:style-name="ce22" office:value-type="string">
            <text:p>FC_SOCIALITE</text:p>
          </table:table-cell>
        </table:table-row>
        <table:table-row table:style-name="ro1">
          <table:table-cell/>
          <table:table-cell office:value-type="string">
            <text:p>&lt;Cause&gt;</text:p>
          </table:table-cell>
          <table:table-cell office:value-type="string">
            <text:p>ASK</text:p>
          </table:table-cell>
          <table:table-cell office:value-type="string">
            <text:p>PERSUASION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FREE</text:p>
          </table:table-cell>
          <table:table-cell/>
        </table:table-row>
        <table:table-row table:style-name="ro1">
          <table:table-cell/>
          <table:table-cell office:value-type="string">
            <text:p>&lt;Cause&gt;</text:p>
          </table:table-cell>
          <table:table-cell office:value-type="string">
            <text:p>ASK</text:p>
          </table:table-cell>
          <table:table-cell office:value-type="string">
            <text:p>PROTOCOL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FREE</text:p>
          </table:table-cell>
          <table:table-cell/>
        </table:table-row>
        <table:table-row table:style-name="ro1">
          <table:table-cell table:style-name="ce11"/>
          <table:table-cell table:style-name="ce14" office:value-type="string">
            <text:p>&lt;Cause&gt;</text:p>
          </table:table-cell>
          <table:table-cell table:style-name="ce14" office:value-type="string">
            <text:p>ASK</text:p>
          </table:table-cell>
          <table:table-cell table:style-name="ce14" office:value-type="string">
            <text:p>NW:F-rep</text:p>
          </table:table-cell>
          <table:table-cell table:style-name="ce14" table:number-columns-repeated="2"/>
          <table:table-cell table:style-name="ce14" office:value-type="float" office:value="20">
            <text:p>20</text:p>
          </table:table-cell>
          <table:table-cell table:style-name="ce14" office:value-type="string">
            <text:p>FREE</text:p>
          </table:table-cell>
          <table:table-cell table:style-name="ce34"/>
        </table:table-row>
        <table:table-row table:style-name="ro1">
          <table:table-cell table:style-name="ce37" office:value-type="string">
            <text:p>FC_TITANIAN</text:p>
          </table:table-cell>
          <table:table-cell table:style-name="ce13"/>
          <table:table-cell table:style-name="ce13" office:value-type="string">
            <text:p>FACTION</text:p>
          </table:table-cell>
          <table:table-cell table:style-name="ce13" table:number-columns-repeated="5"/>
          <table:table-cell table:style-name="ce22" office:value-type="string">
            <text:p>FC_TITANIAN</text:p>
          </table:table-cell>
        </table:table-row>
        <table:table-row table:style-name="ro1">
          <table:table-cell/>
          <table:table-cell office:value-type="string">
            <text:p>&lt;Cause&gt;</text:p>
          </table:table-cell>
          <table:table-cell office:value-type="string">
            <text:p>&lt;ASK ou KSK&gt;</text:p>
          </table:table-cell>
          <table:table-cell office:value-type="string">
            <text:p>&lt;skill tech, acad&gt;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FREE</text:p>
          </table:table-cell>
          <table:table-cell/>
        </table:table-row>
        <table:table-row table:style-name="ro1">
          <table:table-cell/>
          <table:table-cell office:value-type="string">
            <text:p>&lt;Cause&gt;</text:p>
          </table:table-cell>
          <table:table-cell office:value-type="string">
            <text:p>&lt;ASK ou KSK&gt;</text:p>
          </table:table-cell>
          <table:table-cell office:value-type="string">
            <text:p>&lt;skill tech, acad&gt;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FREE</text:p>
          </table:table-cell>
          <table:table-cell/>
        </table:table-row>
        <table:table-row table:style-name="ro1">
          <table:table-cell table:style-name="ce11"/>
          <table:table-cell table:style-name="ce14" office:value-type="string">
            <text:p>&lt;Cause&gt;</text:p>
          </table:table-cell>
          <table:table-cell table:style-name="ce14" office:value-type="string">
            <text:p>ASK</text:p>
          </table:table-cell>
          <table:table-cell table:style-name="ce14" office:value-type="string">
            <text:p>NW:F-rep</text:p>
          </table:table-cell>
          <table:table-cell table:style-name="ce14" table:number-columns-repeated="2"/>
          <table:table-cell table:style-name="ce14" office:value-type="float" office:value="20">
            <text:p>20</text:p>
          </table:table-cell>
          <table:table-cell table:style-name="ce14" office:value-type="string">
            <text:p>FREE</text:p>
          </table:table-cell>
          <table:table-cell table:style-name="ce34"/>
        </table:table-row>
        <table:table-row table:style-name="ro1">
          <table:table-cell table:style-name="ce37" office:value-type="string">
            <text:p>FC_ULTIMATE</text:p>
          </table:table-cell>
          <table:table-cell table:style-name="ce13"/>
          <table:table-cell table:style-name="ce13" office:value-type="string">
            <text:p>FACTION</text:p>
          </table:table-cell>
          <table:table-cell table:style-name="ce13" table:number-columns-repeated="5"/>
          <table:table-cell table:style-name="ce22" office:value-type="string">
            <text:p>FC_ULTIMATE</text:p>
          </table:table-cell>
        </table:table-row>
        <table:table-row table:style-name="ro1">
          <table:table-cell/>
          <table:table-cell office:value-type="string">
            <text:p>&lt;Cause&gt;</text:p>
          </table:table-cell>
          <table:table-cell office:value-type="string">
            <text:p>ASK</text:p>
          </table:table-cell>
          <table:table-cell office:value-type="string">
            <text:p>&lt;skill&gt;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FREE</text:p>
          </table:table-cell>
          <table:table-cell/>
        </table:table-row>
        <table:table-row table:style-name="ro1">
          <table:table-cell/>
          <table:table-cell office:value-type="string">
            <text:p>&lt;Cause&gt;</text:p>
          </table:table-cell>
          <table:table-cell office:value-type="string">
            <text:p>ASK</text:p>
          </table:table-cell>
          <table:table-cell office:value-type="string">
            <text:p>&lt;skill&gt;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FREE</text:p>
          </table:table-cell>
          <table:table-cell/>
        </table:table-row>
        <table:table-row table:style-name="ro1">
          <table:table-cell table:style-name="ce11"/>
          <table:table-cell table:style-name="ce14" office:value-type="string">
            <text:p>&lt;Cause&gt;</text:p>
          </table:table-cell>
          <table:table-cell table:style-name="ce14" office:value-type="string">
            <text:p>ASK</text:p>
          </table:table-cell>
          <table:table-cell table:style-name="ce14" office:value-type="string">
            <text:p>NW:&lt;rep&gt;</text:p>
          </table:table-cell>
          <table:table-cell table:style-name="ce14" table:number-columns-repeated="2"/>
          <table:table-cell table:style-name="ce14" office:value-type="float" office:value="20">
            <text:p>20</text:p>
          </table:table-cell>
          <table:table-cell table:style-name="ce14" office:value-type="string">
            <text:p>FREE</text:p>
          </table:table-cell>
          <table:table-cell table:style-name="ce34"/>
        </table:table-row>
        <table:table-row table:style-name="ro1">
          <table:table-cell table:style-name="ce37" office:value-type="string">
            <text:p>FC_VENUSIAN</text:p>
          </table:table-cell>
          <table:table-cell table:style-name="ce13"/>
          <table:table-cell table:style-name="ce13" office:value-type="string">
            <text:p>FACTION</text:p>
          </table:table-cell>
          <table:table-cell table:style-name="ce13" table:number-columns-repeated="5"/>
          <table:table-cell table:style-name="ce22" office:value-type="string">
            <text:p>FC_VENUSIAN</text:p>
          </table:table-cell>
        </table:table-row>
        <table:table-row table:style-name="ro1">
          <table:table-cell/>
          <table:table-cell office:value-type="string">
            <text:p>&lt;Cause&gt;</text:p>
          </table:table-cell>
          <table:table-cell office:value-type="string">
            <text:p>ASK</text:p>
          </table:table-cell>
          <table:table-cell office:value-type="string">
            <text:p>PL:Aircraft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FREE</text:p>
          </table:table-cell>
          <table:table-cell/>
        </table:table-row>
        <table:table-row table:style-name="ro1">
          <table:table-cell/>
          <table:table-cell office:value-type="string">
            <text:p>&lt;Cause&gt;</text:p>
          </table:table-cell>
          <table:table-cell office:value-type="string">
            <text:p>ASK</text:p>
          </table:table-cell>
          <table:table-cell office:value-type="string">
            <text:p>&lt;skill&gt;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FREE</text:p>
          </table:table-cell>
          <table:table-cell/>
        </table:table-row>
        <table:table-row table:style-name="ro1">
          <table:table-cell table:style-name="ce11"/>
          <table:table-cell table:style-name="ce14" office:value-type="string">
            <text:p>&lt;Cause&gt;</text:p>
          </table:table-cell>
          <table:table-cell table:style-name="ce14" office:value-type="string">
            <text:p>ASK</text:p>
          </table:table-cell>
          <table:table-cell table:style-name="ce14" office:value-type="string">
            <text:p>NW:C-rep</text:p>
          </table:table-cell>
          <table:table-cell table:style-name="ce14" table:number-columns-repeated="2"/>
          <table:table-cell table:style-name="ce14" office:value-type="float" office:value="20">
            <text:p>20</text:p>
          </table:table-cell>
          <table:table-cell table:style-name="ce14" office:value-type="string">
            <text:p>FREE</text:p>
          </table:table-cell>
          <table:table-cell table:style-name="ce34"/>
        </table:table-row>
      </table:table>
      <table:table table:name="Segments(Implants)" table:style-name="ta1">
        <table:table-column table:style-name="co17" table:default-cell-style-name="Default"/>
        <table:table-column table:style-name="co40" table:default-cell-style-name="ce14"/>
        <table:table-column table:style-name="co33" table:default-cell-style-name="Default"/>
        <table:table-column table:style-name="co46" table:default-cell-style-name="Default"/>
        <table:table-column table:style-name="co42" table:number-columns-repeated="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7" table:default-cell-style-name="Default"/>
        <table:table-row table:style-name="ro1">
          <table:table-cell table:style-name="ce8" office:value-type="string">
            <text:p>Implant</text:p>
          </table:table-cell>
          <table:table-cell table:style-name="ce12" office:value-type="string">
            <text:p>Cause</text:p>
          </table:table-cell>
          <table:table-cell table:style-name="ce15" office:value-type="string">
            <text:p>Clé générale</text:p>
          </table:table-cell>
          <table:table-cell table:style-name="ce15" office:value-type="string">
            <text:p>Sous-clé 1</text:p>
          </table:table-cell>
          <table:table-cell table:style-name="ce15" office:value-type="string">
            <text:p>Sous-clé 2</text:p>
          </table:table-cell>
          <table:table-cell table:style-name="ce15" office:value-type="string">
            <text:p>Sous-clé 3</text:p>
          </table:table-cell>
          <table:table-cell table:style-name="ce12" office:value-type="string">
            <text:p>Amount</text:p>
          </table:table-cell>
          <table:table-cell table:style-name="ce15" office:value-type="string">
            <text:p>AmountType</text:p>
          </table:table-cell>
          <table:table-cell table:style-name="ce16" office:value-type="string">
            <text:p>Valeur chaîne</text:p>
          </table:table-cell>
        </table:table-row>
        <table:table-row table:style-name="ro1">
          <table:table-cell table:style-name="ce37" office:value-type="string">
            <text:p>Hyper-Linguiste</text:p>
          </table:table-cell>
          <table:table-cell table:style-name="ce13"/>
          <table:table-cell table:style-name="ce13" office:value-type="string">
            <text:p>MORPH_ENH</text:p>
          </table:table-cell>
          <table:table-cell table:style-name="ce13" table:number-columns-repeated="5"/>
          <table:table-cell table:style-name="ce22" office:value-type="string">
            <text:p>Hyper-linguiste</text:p>
          </table:table-cell>
        </table:table-row>
        <table:table-row table:style-name="ro1">
          <table:table-cell table:style-name="ce39"/>
          <table:table-cell office:value-type="string">
            <text:p>&lt;Cause&gt;</text:p>
          </table:table-cell>
          <table:table-cell table:style-name="ce14" office:value-type="string">
            <text:p>MORPH_TRAIT</text:p>
          </table:table-cell>
          <table:table-cell table:style-name="ce14" office:value-type="string">
            <text:p>HYPER_LINGUIST</text:p>
          </table:table-cell>
          <table:table-cell table:style-name="ce14" table:number-columns-repeated="4"/>
          <table:table-cell table:style-name="ce34"/>
        </table:table-row>
        <table:table-row table:style-name="ro1">
          <table:table-cell table:style-name="ce41" office:value-type="string">
            <text:p><text:span text:style-name="T5">Implant Mathémagique</text:span></text:p>
          </table:table-cell>
          <table:table-cell table:style-name="ce13"/>
          <table:table-cell table:style-name="ce13" office:value-type="string">
            <text:p>MORPH_ENH</text:p>
          </table:table-cell>
          <table:table-cell table:style-name="ce13" table:number-columns-repeated="5"/>
          <table:table-cell table:style-name="ce22" office:value-type="string">
            <text:p>Implant Mathémagique</text:p>
          </table:table-cell>
        </table:table-row>
        <table:table-row table:style-name="ro1">
          <table:table-cell table:style-name="ce10"/>
          <table:table-cell office:value-type="string">
            <text:p>&lt;Cause&gt;</text:p>
          </table:table-cell>
          <table:table-cell table:style-name="ce14" office:value-type="string">
            <text:p>MORPH_TRAIT</text:p>
          </table:table-cell>
          <table:table-cell table:style-name="ce14" office:value-type="string">
            <text:p>MATH_WIZ</text:p>
          </table:table-cell>
          <table:table-cell table:number-columns-repeated="4"/>
          <table:table-cell table:style-name="ce19"/>
        </table:table-row>
        <table:table-row table:style-name="ro1">
          <table:table-cell office:value-type="string">
            <text:p>Augmentation Musculaire</text:p>
          </table:table-cell>
          <table:table-cell table:style-name="Default"/>
          <table:table-cell office:value-type="string">
            <text:p>MORPH_ENH</text:p>
          </table:table-cell>
          <table:table-cell table:number-columns-repeated="5"/>
          <table:table-cell office:value-type="string">
            <text:p>Augmentation Musculaire</text:p>
          </table:table-cell>
        </table:table-row>
        <table:table-row table:style-name="ro1">
          <table:table-cell/>
          <table:table-cell office:value-type="string">
            <text:p>&lt;Cause&gt;</text:p>
          </table:table-cell>
          <table:table-cell office:value-type="string">
            <text:p>APT</text:p>
          </table:table-cell>
          <table:table-cell office:value-type="string">
            <text:p>SOM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MORPH</text:p>
          </table:table-cell>
          <table:table-cell/>
        </table:table-row>
        <table:table-row table:style-name="ro1">
          <table:table-cell office:value-type="string">
            <text:p>Neurachem (Niveau 1)</text:p>
          </table:table-cell>
          <table:table-cell table:style-name="Default"/>
          <table:table-cell office:value-type="string">
            <text:p>MORPH_ENH</text:p>
          </table:table-cell>
          <table:table-cell table:number-columns-repeated="5"/>
          <table:table-cell office:value-type="string">
            <text:p>Neurachem (Niveau 1)</text:p>
          </table:table-cell>
        </table:table-row>
        <table:table-row table:style-name="ro1">
          <table:table-cell/>
          <table:table-cell table:style-name="Default"/>
          <table:table-cell office:value-type="string">
            <text:p>MORPH_SPEED_MOD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Monospace" svg:font-family="Monospace" style:font-pitch="fixed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18">00/00/0000</text:date>, <text:time style:data-style-name="N2" text:time-value="0000-00-00T00:40:30.6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ic Demorsy</meta:initial-creator>
    <meta:creation-date>2013-02-08T17:05:47</meta:creation-date>
    <dc:date>2013-02-18T01:06:08.64</dc:date>
    <meta:editing-duration>PT13H1M12S</meta:editing-duration>
    <meta:editing-cycles>116</meta:editing-cycles>
    <meta:generator>LibreOffice/3.6$Windows_x86 LibreOffice_project/5b93205-6e6b3fc-7830f6d-c08ad66-1d9bf4</meta:generator>
    <meta:document-statistic meta:table-count="8" meta:cell-count="10697" meta:object-count="0"/>
  </office:meta>
</office:document-meta>
</file>